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office:font-face-decls>
  <office:automatic-styles>
    <style:style style:name="表格1" style:family="table">
      <style:table-properties style:width="26.09cm" table:align="margins"/>
    </style:style>
    <style:style style:name="表格1.A" style:family="table-column">
      <style:table-column-properties style:column-width="13.037cm" style:rel-column-width="32747*"/>
    </style:style>
    <style:style style:name="表格1.B" style:family="table-column">
      <style:table-column-properties style:column-width="13.053cm" style:rel-column-width="32788*"/>
    </style:style>
    <style:style style:name="表格1.A1" style:family="table-cell">
      <style:table-cell-properties fo:padding="0.097cm" fo:border-left="0.035cm solid #000000" fo:border-right="0.035cm solid #000000" fo:border-top="0.035cm solid #000000" fo:border-bottom="0.002cm solid #000000"/>
    </style:style>
    <style:style style:name="表格1.A2" style:family="table-cell">
      <style:table-cell-properties fo:padding="0.097cm" fo:border-left="0.035cm solid #000000" fo:border-right="none" fo:border-top="0.035cm solid #000000" fo:border-bottom="0.002cm solid #000000"/>
    </style:style>
    <style:style style:name="表格1.A3" style:family="table-cell">
      <style:table-cell-properties fo:padding="0.097cm" fo:border-left="0.035cm solid #000000" fo:border-right="none" fo:border-top="0.035cm solid #000000" fo:border-bottom="0.035cm solid #000000"/>
    </style:style>
    <style:style style:name="表格1.B3" style:family="table-cell">
      <style:table-cell-properties fo:padding="0.097cm" fo:border="0.035cm solid #000000"/>
    </style:style>
    <style:style style:name="表格1.A4"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表格1.B4" style:family="table-cell">
      <style:table-cell-properties fo:background-color="transparent" fo:padding="0.097cm" fo:border="0.035cm solid #000000">
        <style:background-image/>
      </style:table-cell-properties>
    </style:style>
    <style:style style:name="表格1.A5" style:family="table-cell">
      <style:table-cell-properties fo:padding="0.097cm" fo:border-left="0.035cm solid #000000" fo:border-right="none" fo:border-top="none" fo:border-bottom="0.035cm solid #000000"/>
    </style:style>
    <style:style style:name="表格1.B5" style:family="table-cell">
      <style:table-cell-properties fo:padding="0.097cm" fo:border-left="0.035cm solid #000000" fo:border-right="0.035cm solid #000000" fo:border-top="none" fo:border-bottom="0.035cm solid #000000"/>
    </style:style>
    <style:style style:name="表格1.A12" style:family="table-cell">
      <style:table-cell-properties fo:padding="0.097cm" fo:border-left="0.035cm solid #000000" fo:border-right="none" fo:border-top="none" fo:border-bottom="0.002cm solid #000000"/>
    </style:style>
    <style:style style:name="表格1.B12" style:family="table-cell">
      <style:table-cell-properties fo:padding="0.097cm" fo:border-left="0.035cm solid #000000" fo:border-right="0.035cm solid #000000" fo:border-top="none" fo:border-bottom="0.002cm solid #000000"/>
    </style:style>
    <style:style style:name="Table1" style:family="table">
      <style:table-properties style:width="12.841cm" table:align="margins"/>
    </style:style>
    <style:style style:name="Table1.A" style:family="table-column">
      <style:table-column-properties style:column-width="12.841cm" style:rel-column-width="65535*"/>
    </style:style>
    <style:style style:name="Table1.A1" style:family="table-cell">
      <style:table-cell-properties fo:padding="0.097cm" fo:border="0.002cm solid #000000"/>
    </style:style>
    <style:style style:name="Table2" style:family="table">
      <style:table-properties style:width="12.647cm" table:align="margins"/>
    </style:style>
    <style:style style:name="Table2.A" style:family="table-column">
      <style:table-column-properties style:column-width="12.647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2.861cm" table:align="margins"/>
    </style:style>
    <style:style style:name="Table3.A" style:family="table-column">
      <style:table-column-properties style:column-width="12.861cm" style:rel-column-width="65535*"/>
    </style:style>
    <style:style style:name="Table3.A1" style:family="table-cell">
      <style:table-cell-properties fo:padding="0.097cm" fo:border="0.002cm solid #000000"/>
    </style:style>
    <style:style style:name="Table4" style:family="table">
      <style:table-properties style:width="12.666cm" table:align="margins"/>
    </style:style>
    <style:style style:name="Table4.A" style:family="table-column">
      <style:table-column-properties style:column-width="12.666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2.841cm" table:align="margins"/>
    </style:style>
    <style:style style:name="Table5.A" style:family="table-column">
      <style:table-column-properties style:column-width="12.84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7" style:family="table">
      <style:table-properties style:width="12.647cm" table:align="margins"/>
    </style:style>
    <style:style style:name="Table7.A" style:family="table-column">
      <style:table-column-properties style:column-width="12.647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2.647cm" table:align="margins"/>
    </style:style>
    <style:style style:name="Table9.A" style:family="table-column">
      <style:table-column-properties style:column-width="12.647cm" style:rel-column-width="65535*"/>
    </style:style>
    <style:style style:name="Table9.A1" style:family="table-cell">
      <style:table-cell-properties fo:padding="0.097cm" fo:border="0.002cm solid #000000"/>
    </style:style>
    <style:style style:name="Table6" style:family="table">
      <style:table-properties style:width="12.861cm" table:align="margins"/>
    </style:style>
    <style:style style:name="Table6.A" style:family="table-column">
      <style:table-column-properties style:column-width="12.86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8" style:family="table">
      <style:table-properties style:width="12.666cm" table:align="margins"/>
    </style:style>
    <style:style style:name="Table8.A" style:family="table-column">
      <style:table-column-properties style:column-width="12.66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2.666cm" table:align="margins"/>
    </style:style>
    <style:style style:name="Table10.A" style:family="table-column">
      <style:table-column-properties style:column-width="12.666cm" style:rel-column-width="65535*"/>
    </style:style>
    <style:style style:name="Table10.A1" style:family="table-cell">
      <style:table-cell-properties fo:padding="0.097cm" fo:border="0.002cm solid #000000"/>
    </style:style>
    <style:style style:name="Table19" style:family="table">
      <style:table-properties style:width="12.841cm" table:align="margins"/>
    </style:style>
    <style:style style:name="Table19.A" style:family="table-column">
      <style:table-column-properties style:column-width="12.841cm" style:rel-column-width="65535*"/>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2.647cm" table:align="margins"/>
    </style:style>
    <style:style style:name="Table20.A" style:family="table-column">
      <style:table-column-properties style:column-width="12.647cm" style:rel-column-width="65535*"/>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0.002cm solid #000000" fo:border-top="none" fo:border-bottom="0.002cm solid #000000"/>
    </style:style>
    <style:style style:name="Table21" style:family="table">
      <style:table-properties style:width="12.647cm" table:align="margins"/>
    </style:style>
    <style:style style:name="Table21.A" style:family="table-column">
      <style:table-column-properties style:column-width="12.647cm" style:rel-column-width="65535*"/>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0.002cm solid #000000" fo:border-top="none" fo:border-bottom="0.002cm solid #000000"/>
    </style:style>
    <style:style style:name="Table22" style:family="table">
      <style:table-properties style:width="12.647cm" table:align="margins"/>
    </style:style>
    <style:style style:name="Table22.A" style:family="table-column">
      <style:table-column-properties style:column-width="12.647cm" style:rel-column-width="65535*"/>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0.002cm solid #000000" fo:border-top="none" fo:border-bottom="0.002cm solid #000000"/>
    </style:style>
    <style:style style:name="Table23" style:family="table">
      <style:table-properties style:width="12.861cm" table:align="margins"/>
    </style:style>
    <style:style style:name="Table23.A" style:family="table-column">
      <style:table-column-properties style:column-width="12.861cm" style:rel-column-width="65535*"/>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0.002cm solid #000000" fo:border-top="none" fo:border-bottom="0.002cm solid #000000"/>
    </style:style>
    <style:style style:name="Table24" style:family="table">
      <style:table-properties style:width="12.666cm" table:align="margins"/>
    </style:style>
    <style:style style:name="Table24.A" style:family="table-column">
      <style:table-column-properties style:column-width="12.666cm" style:rel-column-width="65535*"/>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0.002cm solid #000000" fo:border-top="none" fo:border-bottom="0.002cm solid #000000"/>
    </style:style>
    <style:style style:name="Table25" style:family="table">
      <style:table-properties style:width="12.666cm" table:align="margins"/>
    </style:style>
    <style:style style:name="Table25.A" style:family="table-column">
      <style:table-column-properties style:column-width="12.666cm" style:rel-column-width="65535*"/>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0.002cm solid #000000" fo:border-top="none" fo:border-bottom="0.002cm solid #000000"/>
    </style:style>
    <style:style style:name="Table26" style:family="table">
      <style:table-properties style:width="12.666cm" table:align="margins"/>
    </style:style>
    <style:style style:name="Table26.A" style:family="table-column">
      <style:table-column-properties style:column-width="12.66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841cm" table:align="margins"/>
    </style:style>
    <style:style style:name="Table27.A" style:family="table-column">
      <style:table-column-properties style:column-width="12.841cm" style:rel-column-width="65535*"/>
    </style:style>
    <style:style style:name="Table27.A1" style:family="table-cell">
      <style:table-cell-properties fo:padding="0.097cm" fo:border="0.002cm solid #000000"/>
    </style:style>
    <style:style style:name="Table29" style:family="table">
      <style:table-properties style:width="12.647cm" table:align="margins"/>
    </style:style>
    <style:style style:name="Table29.A" style:family="table-column">
      <style:table-column-properties style:column-width="12.647cm" style:rel-column-width="65535*"/>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0.002cm solid #000000" fo:border-top="none" fo:border-bottom="0.002cm solid #000000"/>
    </style:style>
    <style:style style:name="Table28" style:family="table">
      <style:table-properties style:width="12.861cm" table:align="margins"/>
    </style:style>
    <style:style style:name="Table28.A" style:family="table-column">
      <style:table-column-properties style:column-width="12.861cm" style:rel-column-width="65535*"/>
    </style:style>
    <style:style style:name="Table28.A1" style:family="table-cell">
      <style:table-cell-properties fo:padding="0.097cm" fo:border="0.002cm solid #000000"/>
    </style:style>
    <style:style style:name="Table30" style:family="table">
      <style:table-properties style:width="12.666cm" table:align="margins"/>
    </style:style>
    <style:style style:name="Table30.A" style:family="table-column">
      <style:table-column-properties style:column-width="12.66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11" style:family="table">
      <style:table-properties style:width="12.841cm" table:align="margins"/>
    </style:style>
    <style:style style:name="Table11.A" style:family="table-column">
      <style:table-column-properties style:column-width="12.84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2.647cm" table:align="margins"/>
    </style:style>
    <style:style style:name="Table12.A" style:family="table-column">
      <style:table-column-properties style:column-width="12.647cm" style:rel-column-width="65535*"/>
    </style:style>
    <style:style style:name="Table12.A1" style:family="table-cell">
      <style:table-cell-properties fo:padding="0.097cm" fo:border="0.002cm solid #000000"/>
    </style:style>
    <style:style style:name="Table13" style:family="table">
      <style:table-properties style:width="12.861cm" table:align="margins"/>
    </style:style>
    <style:style style:name="Table13.A" style:family="table-column">
      <style:table-column-properties style:column-width="12.86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2.666cm" table:align="margins"/>
    </style:style>
    <style:style style:name="Table14.A" style:family="table-column">
      <style:table-column-properties style:column-width="12.666cm" style:rel-column-width="65535*"/>
    </style:style>
    <style:style style:name="Table14.A1" style:family="table-cell">
      <style:table-cell-properties fo:padding="0.097cm" fo:border="0.002cm solid #000000"/>
    </style:style>
    <style:style style:name="Table15" style:family="table">
      <style:table-properties style:width="12.841cm" table:align="margins"/>
    </style:style>
    <style:style style:name="Table15.A" style:family="table-column">
      <style:table-column-properties style:column-width="12.841cm" style:rel-column-width="65535*"/>
    </style:style>
    <style:style style:name="Table15.A1" style:family="table-cell">
      <style:table-cell-properties fo:padding="0.097cm" fo:border="0.002cm solid #000000"/>
    </style:style>
    <style:style style:name="Table16" style:family="table">
      <style:table-properties style:width="12.647cm" table:align="margins"/>
    </style:style>
    <style:style style:name="Table16.A" style:family="table-column">
      <style:table-column-properties style:column-width="12.647cm" style:rel-column-width="65535*"/>
    </style:style>
    <style:style style:name="Table16.A1" style:family="table-cell">
      <style:table-cell-properties fo:padding="0.097cm" fo:border="0.002cm solid #000000"/>
    </style:style>
    <style:style style:name="Table17" style:family="table">
      <style:table-properties style:width="12.861cm" table:align="margins"/>
    </style:style>
    <style:style style:name="Table17.A" style:family="table-column">
      <style:table-column-properties style:column-width="12.861cm" style:rel-column-width="65535*"/>
    </style:style>
    <style:style style:name="Table17.A1" style:family="table-cell">
      <style:table-cell-properties fo:padding="0.097cm" fo:border="0.002cm solid #000000"/>
    </style:style>
    <style:style style:name="Table18" style:family="table">
      <style:table-properties style:width="12.666cm" table:align="margins"/>
    </style:style>
    <style:style style:name="Table18.A" style:family="table-column">
      <style:table-column-properties style:column-width="12.666cm" style:rel-column-width="65535*"/>
    </style:style>
    <style:style style:name="Table18.A1" style:family="table-cell">
      <style:table-cell-properties fo:padding="0.097cm" fo:border="0.002cm solid #000000"/>
    </style:style>
    <style:style style:name="Table171" style:family="table">
      <style:table-properties style:width="12.841cm" table:align="margins"/>
    </style:style>
    <style:style style:name="Table171.A" style:family="table-column">
      <style:table-column-properties style:column-width="12.841cm" style:rel-column-width="65535*"/>
    </style:style>
    <style:style style:name="Table171.A1" style:family="table-cell">
      <style:table-cell-properties fo:padding="0.097cm" fo:border="0.002cm solid #000000"/>
    </style:style>
    <style:style style:name="Table171.A2" style:family="table-cell">
      <style:table-cell-properties fo:padding="0.097cm" fo:border-left="0.002cm solid #000000" fo:border-right="0.002cm solid #000000" fo:border-top="none" fo:border-bottom="0.002cm solid #000000"/>
    </style:style>
    <style:style style:name="Table172" style:family="table">
      <style:table-properties style:width="12.647cm" table:align="margins"/>
    </style:style>
    <style:style style:name="Table172.A" style:family="table-column">
      <style:table-column-properties style:column-width="12.647cm" style:rel-column-width="65535*"/>
    </style:style>
    <style:style style:name="Table172.A1" style:family="table-cell">
      <style:table-cell-properties fo:padding="0.097cm" fo:border="0.002cm solid #000000"/>
    </style:style>
    <style:style style:name="Table172.A2" style:family="table-cell">
      <style:table-cell-properties fo:padding="0.097cm" fo:border-left="0.002cm solid #000000" fo:border-right="0.002cm solid #000000" fo:border-top="none" fo:border-bottom="0.002cm solid #000000"/>
    </style:style>
    <style:style style:name="Table173" style:family="table">
      <style:table-properties style:width="12.647cm" table:align="margins"/>
    </style:style>
    <style:style style:name="Table173.A" style:family="table-column">
      <style:table-column-properties style:column-width="12.647cm" style:rel-column-width="65535*"/>
    </style:style>
    <style:style style:name="Table173.A1" style:family="table-cell">
      <style:table-cell-properties fo:padding="0.097cm" fo:border="0.002cm solid #000000"/>
    </style:style>
    <style:style style:name="Table173.A2" style:family="table-cell">
      <style:table-cell-properties fo:padding="0.097cm" fo:border-left="0.002cm solid #000000" fo:border-right="0.002cm solid #000000" fo:border-top="none" fo:border-bottom="0.002cm solid #000000"/>
    </style:style>
    <style:style style:name="Table174" style:family="table">
      <style:table-properties style:width="12.861cm" table:align="margins"/>
    </style:style>
    <style:style style:name="Table174.A" style:family="table-column">
      <style:table-column-properties style:column-width="12.861cm" style:rel-column-width="65535*"/>
    </style:style>
    <style:style style:name="Table174.A1" style:family="table-cell">
      <style:table-cell-properties fo:padding="0.097cm" fo:border="0.002cm solid #000000"/>
    </style:style>
    <style:style style:name="Table174.A2" style:family="table-cell">
      <style:table-cell-properties fo:padding="0.097cm" fo:border-left="0.002cm solid #000000" fo:border-right="0.002cm solid #000000" fo:border-top="none" fo:border-bottom="0.002cm solid #000000"/>
    </style:style>
    <style:style style:name="Table175" style:family="table">
      <style:table-properties style:width="12.666cm" table:align="margins"/>
    </style:style>
    <style:style style:name="Table175.A" style:family="table-column">
      <style:table-column-properties style:column-width="12.666cm" style:rel-column-width="65535*"/>
    </style:style>
    <style:style style:name="Table175.A1" style:family="table-cell">
      <style:table-cell-properties fo:padding="0.097cm" fo:border="0.002cm solid #000000"/>
    </style:style>
    <style:style style:name="Table175.A2" style:family="table-cell">
      <style:table-cell-properties fo:padding="0.097cm" fo:border-left="0.002cm solid #000000" fo:border-right="0.002cm solid #000000" fo:border-top="none" fo:border-bottom="0.002cm solid #000000"/>
    </style:style>
    <style:style style:name="Table176" style:family="table">
      <style:table-properties style:width="12.666cm" table:align="margins"/>
    </style:style>
    <style:style style:name="Table176.A" style:family="table-column">
      <style:table-column-properties style:column-width="12.666cm" style:rel-column-width="65535*"/>
    </style:style>
    <style:style style:name="Table176.A1" style:family="table-cell">
      <style:table-cell-properties fo:padding="0.097cm" fo:border="0.002cm solid #000000"/>
    </style:style>
    <style:style style:name="Table176.A2" style:family="table-cell">
      <style:table-cell-properties fo:padding="0.097cm" fo:border-left="0.002cm solid #000000" fo:border-right="0.002cm solid #000000" fo:border-top="none" fo:border-bottom="0.002cm solid #000000"/>
    </style:style>
    <style:style style:name="Table177" style:family="table">
      <style:table-properties style:width="12.841cm" table:align="margins"/>
    </style:style>
    <style:style style:name="Table177.A" style:family="table-column">
      <style:table-column-properties style:column-width="12.841cm" style:rel-column-width="65535*"/>
    </style:style>
    <style:style style:name="Table177.A1" style:family="table-cell">
      <style:table-cell-properties fo:padding="0.097cm" fo:border="0.002cm solid #000000"/>
    </style:style>
    <style:style style:name="Table177.A2" style:family="table-cell">
      <style:table-cell-properties fo:padding="0.097cm" fo:border-left="0.002cm solid #000000" fo:border-right="0.002cm solid #000000" fo:border-top="none" fo:border-bottom="0.002cm solid #000000"/>
    </style:style>
    <style:style style:name="Table178" style:family="table">
      <style:table-properties style:width="12.647cm" table:align="margins"/>
    </style:style>
    <style:style style:name="Table178.A" style:family="table-column">
      <style:table-column-properties style:column-width="12.647cm" style:rel-column-width="65535*"/>
    </style:style>
    <style:style style:name="Table178.A1" style:family="table-cell">
      <style:table-cell-properties fo:padding="0.097cm" fo:border="0.002cm solid #000000"/>
    </style:style>
    <style:style style:name="Table178.A2" style:family="table-cell">
      <style:table-cell-properties fo:padding="0.097cm" fo:border-left="0.002cm solid #000000" fo:border-right="0.002cm solid #000000" fo:border-top="none" fo:border-bottom="0.002cm solid #000000"/>
    </style:style>
    <style:style style:name="Table179" style:family="table">
      <style:table-properties style:width="12.647cm" table:align="margins"/>
    </style:style>
    <style:style style:name="Table179.A" style:family="table-column">
      <style:table-column-properties style:column-width="12.647cm" style:rel-column-width="65535*"/>
    </style:style>
    <style:style style:name="Table179.A1" style:family="table-cell">
      <style:table-cell-properties fo:padding="0.097cm" fo:border="0.002cm solid #000000"/>
    </style:style>
    <style:style style:name="Table180" style:family="table">
      <style:table-properties style:width="12.647cm" table:align="margins"/>
    </style:style>
    <style:style style:name="Table180.A" style:family="table-column">
      <style:table-column-properties style:column-width="12.647cm" style:rel-column-width="65535*"/>
    </style:style>
    <style:style style:name="Table180.A1" style:family="table-cell">
      <style:table-cell-properties fo:padding="0.097cm" fo:border="0.002cm solid #000000"/>
    </style:style>
    <style:style style:name="Table181" style:family="table">
      <style:table-properties style:width="12.647cm" table:align="margins"/>
    </style:style>
    <style:style style:name="Table181.A" style:family="table-column">
      <style:table-column-properties style:column-width="12.647cm" style:rel-column-width="65535*"/>
    </style:style>
    <style:style style:name="Table181.A1" style:family="table-cell">
      <style:table-cell-properties fo:padding="0.097cm" fo:border="0.002cm solid #000000"/>
    </style:style>
    <style:style style:name="Table181.A2" style:family="table-cell">
      <style:table-cell-properties fo:padding="0.097cm" fo:border-left="0.002cm solid #000000" fo:border-right="0.002cm solid #000000" fo:border-top="none" fo:border-bottom="0.002cm solid #000000"/>
    </style:style>
    <style:style style:name="Table182" style:family="table">
      <style:table-properties style:width="12.861cm" table:align="margins"/>
    </style:style>
    <style:style style:name="Table182.A" style:family="table-column">
      <style:table-column-properties style:column-width="12.861cm" style:rel-column-width="65535*"/>
    </style:style>
    <style:style style:name="Table182.A1" style:family="table-cell">
      <style:table-cell-properties fo:padding="0.097cm" fo:border="0.002cm solid #000000"/>
    </style:style>
    <style:style style:name="Table182.A2" style:family="table-cell">
      <style:table-cell-properties fo:padding="0.097cm" fo:border-left="0.002cm solid #000000" fo:border-right="0.002cm solid #000000" fo:border-top="none" fo:border-bottom="0.002cm solid #000000"/>
    </style:style>
    <style:style style:name="Table183" style:family="table">
      <style:table-properties style:width="12.666cm" table:align="margins"/>
    </style:style>
    <style:style style:name="Table183.A" style:family="table-column">
      <style:table-column-properties style:column-width="12.666cm" style:rel-column-width="65535*"/>
    </style:style>
    <style:style style:name="Table183.A1" style:family="table-cell">
      <style:table-cell-properties fo:padding="0.097cm" fo:border="0.002cm solid #000000"/>
    </style:style>
    <style:style style:name="Table183.A2" style:family="table-cell">
      <style:table-cell-properties fo:padding="0.097cm" fo:border-left="0.002cm solid #000000" fo:border-right="0.002cm solid #000000" fo:border-top="none" fo:border-bottom="0.002cm solid #000000"/>
    </style:style>
    <style:style style:name="Table184" style:family="table">
      <style:table-properties style:width="12.666cm" table:align="margins"/>
    </style:style>
    <style:style style:name="Table184.A" style:family="table-column">
      <style:table-column-properties style:column-width="12.666cm" style:rel-column-width="65535*"/>
    </style:style>
    <style:style style:name="Table184.A1" style:family="table-cell">
      <style:table-cell-properties fo:padding="0.097cm" fo:border="0.002cm solid #000000"/>
    </style:style>
    <style:style style:name="Table185" style:family="table">
      <style:table-properties style:width="12.666cm" table:align="margins"/>
    </style:style>
    <style:style style:name="Table185.A" style:family="table-column">
      <style:table-column-properties style:column-width="12.666cm" style:rel-column-width="65535*"/>
    </style:style>
    <style:style style:name="Table185.A1" style:family="table-cell">
      <style:table-cell-properties fo:padding="0.097cm" fo:border="0.002cm solid #000000"/>
    </style:style>
    <style:style style:name="Table186" style:family="table">
      <style:table-properties style:width="12.666cm" table:align="margins"/>
    </style:style>
    <style:style style:name="Table186.A" style:family="table-column">
      <style:table-column-properties style:column-width="12.666cm" style:rel-column-width="65535*"/>
    </style:style>
    <style:style style:name="Table186.A1" style:family="table-cell">
      <style:table-cell-properties fo:padding="0.097cm" fo:border="0.002cm solid #000000"/>
    </style:style>
    <style:style style:name="Table186.A2" style:family="table-cell">
      <style:table-cell-properties fo:padding="0.097cm" fo:border-left="0.002cm solid #000000" fo:border-right="0.002cm solid #000000" fo:border-top="none" fo:border-bottom="0.002cm solid #000000"/>
    </style:style>
    <style:style style:name="Table31" style:family="table">
      <style:table-properties style:width="12.841cm" table:align="margins"/>
    </style:style>
    <style:style style:name="Table31.A" style:family="table-column">
      <style:table-column-properties style:column-width="12.841cm" style:rel-column-width="65535*"/>
    </style:style>
    <style:style style:name="Table31.A1" style:family="table-cell">
      <style:table-cell-properties fo:padding="0.097cm" fo:border="0.002cm solid #000000"/>
    </style:style>
    <style:style style:name="Table31.A2" style:family="table-cell">
      <style:table-cell-properties fo:padding="0.097cm" fo:border-left="0.002cm solid #000000" fo:border-right="0.002cm solid #000000" fo:border-top="none" fo:border-bottom="0.002cm solid #000000"/>
    </style:style>
    <style:style style:name="Table32" style:family="table">
      <style:table-properties style:width="12.647cm" table:align="margins"/>
    </style:style>
    <style:style style:name="Table32.A" style:family="table-column">
      <style:table-column-properties style:column-width="12.647cm" style:rel-column-width="65535*"/>
    </style:style>
    <style:style style:name="Table32.A1" style:family="table-cell">
      <style:table-cell-properties fo:padding="0.097cm" fo:border="0.002cm solid #000000"/>
    </style:style>
    <style:style style:name="Table33" style:family="table">
      <style:table-properties style:width="12.647cm" table:align="margins"/>
    </style:style>
    <style:style style:name="Table33.A" style:family="table-column">
      <style:table-column-properties style:column-width="12.647cm" style:rel-column-width="65535*"/>
    </style:style>
    <style:style style:name="Table33.A1" style:family="table-cell">
      <style:table-cell-properties fo:padding="0.097cm" fo:border="0.002cm solid #000000"/>
    </style:style>
    <style:style style:name="Table34" style:family="table">
      <style:table-properties style:width="12.647cm" table:align="margins"/>
    </style:style>
    <style:style style:name="Table34.A" style:family="table-column">
      <style:table-column-properties style:column-width="12.647cm" style:rel-column-width="65535*"/>
    </style:style>
    <style:style style:name="Table34.A1" style:family="table-cell">
      <style:table-cell-properties fo:padding="0.097cm" fo:border="0.002cm solid #000000"/>
    </style:style>
    <style:style style:name="Table35" style:family="table">
      <style:table-properties style:width="12.647cm" table:align="margins"/>
    </style:style>
    <style:style style:name="Table35.A" style:family="table-column">
      <style:table-column-properties style:column-width="12.647cm" style:rel-column-width="65535*"/>
    </style:style>
    <style:style style:name="Table35.A1" style:family="table-cell">
      <style:table-cell-properties fo:padding="0.097cm" fo:border="0.002cm solid #000000"/>
    </style:style>
    <style:style style:name="Table36" style:family="table">
      <style:table-properties style:width="12.861cm" table:align="margins"/>
    </style:style>
    <style:style style:name="Table36.A" style:family="table-column">
      <style:table-column-properties style:column-width="12.861cm" style:rel-column-width="65535*"/>
    </style:style>
    <style:style style:name="Table36.A1" style:family="table-cell">
      <style:table-cell-properties fo:padding="0.097cm" fo:border="0.002cm solid #000000"/>
    </style:style>
    <style:style style:name="Table36.A2" style:family="table-cell">
      <style:table-cell-properties fo:padding="0.097cm" fo:border-left="0.002cm solid #000000" fo:border-right="0.002cm solid #000000" fo:border-top="none" fo:border-bottom="0.002cm solid #000000"/>
    </style:style>
    <style:style style:name="Table37" style:family="table">
      <style:table-properties style:width="12.666cm" table:align="margins"/>
    </style:style>
    <style:style style:name="Table37.A" style:family="table-column">
      <style:table-column-properties style:column-width="12.666cm" style:rel-column-width="65535*"/>
    </style:style>
    <style:style style:name="Table37.A1" style:family="table-cell">
      <style:table-cell-properties fo:padding="0.097cm" fo:border="0.002cm solid #000000"/>
    </style:style>
    <style:style style:name="Table38" style:family="table">
      <style:table-properties style:width="12.666cm" table:align="margins"/>
    </style:style>
    <style:style style:name="Table38.A" style:family="table-column">
      <style:table-column-properties style:column-width="12.666cm" style:rel-column-width="65535*"/>
    </style:style>
    <style:style style:name="Table38.A1" style:family="table-cell">
      <style:table-cell-properties fo:padding="0.097cm" fo:border="0.002cm solid #000000"/>
    </style:style>
    <style:style style:name="Table39" style:family="table">
      <style:table-properties style:width="12.666cm" table:align="margins"/>
    </style:style>
    <style:style style:name="Table39.A" style:family="table-column">
      <style:table-column-properties style:column-width="12.666cm" style:rel-column-width="65535*"/>
    </style:style>
    <style:style style:name="Table39.A1" style:family="table-cell">
      <style:table-cell-properties fo:padding="0.097cm" fo:border="0.002cm solid #000000"/>
    </style:style>
    <style:style style:name="Table40" style:family="table">
      <style:table-properties style:width="12.666cm" table:align="margins"/>
    </style:style>
    <style:style style:name="Table40.A" style:family="table-column">
      <style:table-column-properties style:column-width="12.666cm" style:rel-column-width="65535*"/>
    </style:style>
    <style:style style:name="Table40.A1" style:family="table-cell">
      <style:table-cell-properties fo:padding="0.097cm" fo:border="0.002cm solid #000000"/>
    </style:style>
    <style:style style:name="Table41" style:family="table">
      <style:table-properties style:width="12.841cm" table:align="margins"/>
    </style:style>
    <style:style style:name="Table41.A" style:family="table-column">
      <style:table-column-properties style:column-width="12.841cm" style:rel-column-width="65535*"/>
    </style:style>
    <style:style style:name="Table41.A1" style:family="table-cell">
      <style:table-cell-properties fo:padding="0.097cm" fo:border="0.002cm solid #000000"/>
    </style:style>
    <style:style style:name="Table42" style:family="table">
      <style:table-properties style:width="12.647cm" table:align="margins"/>
    </style:style>
    <style:style style:name="Table42.A" style:family="table-column">
      <style:table-column-properties style:column-width="12.647cm" style:rel-column-width="65535*"/>
    </style:style>
    <style:style style:name="Table42.A1" style:family="table-cell">
      <style:table-cell-properties fo:padding="0.097cm" fo:border="0.002cm solid #000000"/>
    </style:style>
    <style:style style:name="Table42.A2" style:family="table-cell">
      <style:table-cell-properties fo:padding="0.097cm" fo:border-left="0.002cm solid #000000" fo:border-right="0.002cm solid #000000" fo:border-top="none" fo:border-bottom="0.002cm solid #000000"/>
    </style:style>
    <style:style style:name="Table43" style:family="table">
      <style:table-properties style:width="12.861cm" table:align="margins"/>
    </style:style>
    <style:style style:name="Table43.A" style:family="table-column">
      <style:table-column-properties style:column-width="12.861cm" style:rel-column-width="65535*"/>
    </style:style>
    <style:style style:name="Table43.A1" style:family="table-cell">
      <style:table-cell-properties fo:padding="0.097cm" fo:border="0.002cm solid #000000"/>
    </style:style>
    <style:style style:name="Table44" style:family="table">
      <style:table-properties style:width="12.666cm" table:align="margins"/>
    </style:style>
    <style:style style:name="Table44.A" style:family="table-column">
      <style:table-column-properties style:column-width="12.666cm" style:rel-column-width="65535*"/>
    </style:style>
    <style:style style:name="Table44.A1" style:family="table-cell">
      <style:table-cell-properties fo:padding="0.097cm" fo:border="0.002cm solid #000000"/>
    </style:style>
    <style:style style:name="Table44.A2" style:family="table-cell">
      <style:table-cell-properties fo:padding="0.097cm" fo:border-left="0.002cm solid #000000" fo:border-right="0.002cm solid #000000" fo:border-top="none" fo:border-bottom="0.002cm solid #000000"/>
    </style:style>
    <style:style style:name="Table45" style:family="table">
      <style:table-properties style:width="12.841cm" table:align="margins"/>
    </style:style>
    <style:style style:name="Table45.A" style:family="table-column">
      <style:table-column-properties style:column-width="12.841cm" style:rel-column-width="65535*"/>
    </style:style>
    <style:style style:name="Table45.A1" style:family="table-cell">
      <style:table-cell-properties fo:padding="0.097cm" fo:border="0.002cm solid #000000"/>
    </style:style>
    <style:style style:name="Table46" style:family="table">
      <style:table-properties style:width="12.647cm" table:align="margins"/>
    </style:style>
    <style:style style:name="Table46.A" style:family="table-column">
      <style:table-column-properties style:column-width="12.647cm" style:rel-column-width="65535*"/>
    </style:style>
    <style:style style:name="Table46.A1" style:family="table-cell">
      <style:table-cell-properties fo:padding="0.097cm" fo:border="0.002cm solid #000000"/>
    </style:style>
    <style:style style:name="Table52" style:family="table">
      <style:table-properties style:width="12.861cm" table:align="margins"/>
    </style:style>
    <style:style style:name="Table52.A" style:family="table-column">
      <style:table-column-properties style:column-width="12.861cm" style:rel-column-width="65535*"/>
    </style:style>
    <style:style style:name="Table52.A1" style:family="table-cell">
      <style:table-cell-properties fo:padding="0.097cm" fo:border="0.002cm solid #000000"/>
    </style:style>
    <style:style style:name="Table53" style:family="table">
      <style:table-properties style:width="12.666cm" table:align="margins"/>
    </style:style>
    <style:style style:name="Table53.A" style:family="table-column">
      <style:table-column-properties style:column-width="12.666cm" style:rel-column-width="65535*"/>
    </style:style>
    <style:style style:name="Table53.A1" style:family="table-cell">
      <style:table-cell-properties fo:padding="0.097cm" fo:border="0.002cm solid #000000"/>
    </style:style>
    <style:style style:name="Table47" style:family="table">
      <style:table-properties style:width="12.841cm" table:align="margins"/>
    </style:style>
    <style:style style:name="Table47.A" style:family="table-column">
      <style:table-column-properties style:column-width="12.841cm" style:rel-column-width="65535*"/>
    </style:style>
    <style:style style:name="Table47.A1" style:family="table-cell">
      <style:table-cell-properties fo:padding="0.097cm" fo:border="0.002cm solid #000000"/>
    </style:style>
    <style:style style:name="Table47.A2" style:family="table-cell">
      <style:table-cell-properties fo:padding="0.097cm" fo:border-left="0.002cm solid #000000" fo:border-right="0.002cm solid #000000" fo:border-top="none" fo:border-bottom="0.002cm solid #000000"/>
    </style:style>
    <style:style style:name="Table48" style:family="table">
      <style:table-properties style:width="12.647cm" table:align="margins"/>
    </style:style>
    <style:style style:name="Table48.A" style:family="table-column">
      <style:table-column-properties style:column-width="12.647cm" style:rel-column-width="65535*"/>
    </style:style>
    <style:style style:name="Table48.A1" style:family="table-cell">
      <style:table-cell-properties fo:padding="0.097cm" fo:border="0.002cm solid #000000"/>
    </style:style>
    <style:style style:name="Table49" style:family="table">
      <style:table-properties style:width="12.647cm" table:align="margins"/>
    </style:style>
    <style:style style:name="Table49.A" style:family="table-column">
      <style:table-column-properties style:column-width="12.647cm" style:rel-column-width="65535*"/>
    </style:style>
    <style:style style:name="Table49.A1" style:family="table-cell">
      <style:table-cell-properties fo:padding="0.097cm" fo:border="0.002cm solid #000000"/>
    </style:style>
    <style:style style:name="Table50" style:family="table">
      <style:table-properties style:width="12.647cm" table:align="margins"/>
    </style:style>
    <style:style style:name="Table50.A" style:family="table-column">
      <style:table-column-properties style:column-width="12.647cm" style:rel-column-width="65535*"/>
    </style:style>
    <style:style style:name="Table50.A1" style:family="table-cell">
      <style:table-cell-properties fo:padding="0.097cm" fo:border="0.002cm solid #000000"/>
    </style:style>
    <style:style style:name="Table51" style:family="table">
      <style:table-properties style:width="12.647cm" table:align="margins"/>
    </style:style>
    <style:style style:name="Table51.A" style:family="table-column">
      <style:table-column-properties style:column-width="12.647cm" style:rel-column-width="65535*"/>
    </style:style>
    <style:style style:name="Table51.A1" style:family="table-cell">
      <style:table-cell-properties fo:padding="0.097cm" fo:border="0.002cm solid #000000"/>
    </style:style>
    <style:style style:name="Table205" style:family="table">
      <style:table-properties style:width="12.861cm" table:align="margins"/>
    </style:style>
    <style:style style:name="Table205.A" style:family="table-column">
      <style:table-column-properties style:column-width="12.861cm" style:rel-column-width="65535*"/>
    </style:style>
    <style:style style:name="Table205.A1" style:family="table-cell">
      <style:table-cell-properties fo:padding="0.097cm" fo:border="0.002cm solid #000000"/>
    </style:style>
    <style:style style:name="Table205.A2" style:family="table-cell">
      <style:table-cell-properties fo:padding="0.097cm" fo:border-left="0.002cm solid #000000" fo:border-right="0.002cm solid #000000" fo:border-top="none" fo:border-bottom="0.002cm solid #000000"/>
    </style:style>
    <style:style style:name="Table206" style:family="table">
      <style:table-properties style:width="12.666cm" table:align="margins"/>
    </style:style>
    <style:style style:name="Table206.A" style:family="table-column">
      <style:table-column-properties style:column-width="12.666cm" style:rel-column-width="65535*"/>
    </style:style>
    <style:style style:name="Table206.A1" style:family="table-cell">
      <style:table-cell-properties fo:padding="0.097cm" fo:border="0.002cm solid #000000"/>
    </style:style>
    <style:style style:name="Table207" style:family="table">
      <style:table-properties style:width="12.666cm" table:align="margins"/>
    </style:style>
    <style:style style:name="Table207.A" style:family="table-column">
      <style:table-column-properties style:column-width="12.666cm" style:rel-column-width="65535*"/>
    </style:style>
    <style:style style:name="Table207.A1" style:family="table-cell">
      <style:table-cell-properties fo:padding="0.097cm" fo:border="0.002cm solid #000000"/>
    </style:style>
    <style:style style:name="Table208" style:family="table">
      <style:table-properties style:width="12.666cm" table:align="margins"/>
    </style:style>
    <style:style style:name="Table208.A" style:family="table-column">
      <style:table-column-properties style:column-width="12.666cm" style:rel-column-width="65535*"/>
    </style:style>
    <style:style style:name="Table208.A1" style:family="table-cell">
      <style:table-cell-properties fo:padding="0.097cm" fo:border="0.002cm solid #000000"/>
    </style:style>
    <style:style style:name="Table209" style:family="table">
      <style:table-properties style:width="12.666cm" table:align="margins"/>
    </style:style>
    <style:style style:name="Table209.A" style:family="table-column">
      <style:table-column-properties style:column-width="12.666cm" style:rel-column-width="65535*"/>
    </style:style>
    <style:style style:name="Table209.A1" style:family="table-cell">
      <style:table-cell-properties fo:padding="0.097cm" fo:border="0.002cm solid #000000"/>
    </style:style>
    <style:style style:name="Table54" style:family="table">
      <style:table-properties style:width="12.841cm" table:align="margins"/>
    </style:style>
    <style:style style:name="Table54.A" style:family="table-column">
      <style:table-column-properties style:column-width="12.841cm" style:rel-column-width="65535*"/>
    </style:style>
    <style:style style:name="Table54.A1" style:family="table-cell">
      <style:table-cell-properties fo:padding="0.097cm" fo:border="0.002cm solid #000000"/>
    </style:style>
    <style:style style:name="Table54.A2" style:family="table-cell">
      <style:table-cell-properties fo:padding="0.097cm" fo:border-left="0.002cm solid #000000" fo:border-right="0.002cm solid #000000" fo:border-top="none" fo:border-bottom="0.002cm solid #000000"/>
    </style:style>
    <style:style style:name="Table55" style:family="table">
      <style:table-properties style:width="12.647cm" table:align="margins"/>
    </style:style>
    <style:style style:name="Table55.A" style:family="table-column">
      <style:table-column-properties style:column-width="12.647cm" style:rel-column-width="65535*"/>
    </style:style>
    <style:style style:name="Table55.A1" style:family="table-cell">
      <style:table-cell-properties fo:padding="0.097cm" fo:border="0.002cm solid #000000"/>
    </style:style>
    <style:style style:name="Table56" style:family="table">
      <style:table-properties style:width="12.647cm" table:align="margins"/>
    </style:style>
    <style:style style:name="Table56.A" style:family="table-column">
      <style:table-column-properties style:column-width="12.647cm" style:rel-column-width="65535*"/>
    </style:style>
    <style:style style:name="Table56.A1" style:family="table-cell">
      <style:table-cell-properties fo:padding="0.097cm" fo:border="0.002cm solid #000000"/>
    </style:style>
    <style:style style:name="Table58" style:family="table">
      <style:table-properties style:width="12.647cm" table:align="margins"/>
    </style:style>
    <style:style style:name="Table58.A" style:family="table-column">
      <style:table-column-properties style:column-width="12.647cm" style:rel-column-width="65535*"/>
    </style:style>
    <style:style style:name="Table58.A1" style:family="table-cell">
      <style:table-cell-properties fo:padding="0.097cm" fo:border="0.002cm solid #000000"/>
    </style:style>
    <style:style style:name="Table58.A2" style:family="table-cell">
      <style:table-cell-properties fo:padding="0.097cm" fo:border-left="0.002cm solid #000000" fo:border-right="0.002cm solid #000000" fo:border-top="none" fo:border-bottom="0.002cm solid #000000"/>
    </style:style>
    <style:style style:name="Table57" style:family="table">
      <style:table-properties style:width="12.647cm" table:align="margins"/>
    </style:style>
    <style:style style:name="Table57.A" style:family="table-column">
      <style:table-column-properties style:column-width="12.647cm" style:rel-column-width="65535*"/>
    </style:style>
    <style:style style:name="Table57.A1" style:family="table-cell">
      <style:table-cell-properties fo:padding="0.097cm" fo:border="0.002cm solid #000000"/>
    </style:style>
    <style:style style:name="Table65" style:family="table">
      <style:table-properties style:width="12.861cm" table:align="margins"/>
    </style:style>
    <style:style style:name="Table65.A" style:family="table-column">
      <style:table-column-properties style:column-width="12.861cm" style:rel-column-width="65535*"/>
    </style:style>
    <style:style style:name="Table65.A1" style:family="table-cell">
      <style:table-cell-properties fo:padding="0.097cm" fo:border="0.002cm solid #000000"/>
    </style:style>
    <style:style style:name="Table65.A2" style:family="table-cell">
      <style:table-cell-properties fo:padding="0.097cm" fo:border-left="0.002cm solid #000000" fo:border-right="0.002cm solid #000000" fo:border-top="none" fo:border-bottom="0.002cm solid #000000"/>
    </style:style>
    <style:style style:name="Table66" style:family="table">
      <style:table-properties style:width="12.666cm" table:align="margins"/>
    </style:style>
    <style:style style:name="Table66.A" style:family="table-column">
      <style:table-column-properties style:column-width="12.666cm" style:rel-column-width="65535*"/>
    </style:style>
    <style:style style:name="Table66.A1" style:family="table-cell">
      <style:table-cell-properties fo:padding="0.097cm" fo:border="0.002cm solid #000000"/>
    </style:style>
    <style:style style:name="Table67" style:family="table">
      <style:table-properties style:width="12.666cm" table:align="margins"/>
    </style:style>
    <style:style style:name="Table67.A" style:family="table-column">
      <style:table-column-properties style:column-width="12.666cm" style:rel-column-width="65535*"/>
    </style:style>
    <style:style style:name="Table67.A1" style:family="table-cell">
      <style:table-cell-properties fo:padding="0.097cm" fo:border="0.002cm solid #000000"/>
    </style:style>
    <style:style style:name="Table68" style:family="table">
      <style:table-properties style:width="12.666cm" table:align="margins"/>
    </style:style>
    <style:style style:name="Table68.A" style:family="table-column">
      <style:table-column-properties style:column-width="12.666cm" style:rel-column-width="65535*"/>
    </style:style>
    <style:style style:name="Table68.A1" style:family="table-cell">
      <style:table-cell-properties fo:padding="0.097cm" fo:border="0.002cm solid #000000"/>
    </style:style>
    <style:style style:name="Table68.A2" style:family="table-cell">
      <style:table-cell-properties fo:padding="0.097cm" fo:border-left="0.002cm solid #000000" fo:border-right="0.002cm solid #000000" fo:border-top="none" fo:border-bottom="0.002cm solid #000000"/>
    </style:style>
    <style:style style:name="Table69" style:family="table">
      <style:table-properties style:width="12.666cm" table:align="margins"/>
    </style:style>
    <style:style style:name="Table69.A" style:family="table-column">
      <style:table-column-properties style:column-width="12.666cm" style:rel-column-width="65535*"/>
    </style:style>
    <style:style style:name="Table69.A1" style:family="table-cell">
      <style:table-cell-properties fo:padding="0.097cm" fo:border="0.002cm solid #000000"/>
    </style:style>
    <style:style style:name="Table59" style:family="table">
      <style:table-properties style:width="12.841cm" table:align="margins"/>
    </style:style>
    <style:style style:name="Table59.A" style:family="table-column">
      <style:table-column-properties style:column-width="12.841cm" style:rel-column-width="65535*"/>
    </style:style>
    <style:style style:name="Table59.A1" style:family="table-cell">
      <style:table-cell-properties fo:padding="0.097cm" fo:border="0.002cm solid #000000"/>
    </style:style>
    <style:style style:name="Table59.A2" style:family="table-cell">
      <style:table-cell-properties fo:padding="0.097cm" fo:border-left="0.002cm solid #000000" fo:border-right="0.002cm solid #000000" fo:border-top="none" fo:border-bottom="0.002cm solid #000000"/>
    </style:style>
    <style:style style:name="Table60" style:family="table">
      <style:table-properties style:width="12.647cm" table:align="margins"/>
    </style:style>
    <style:style style:name="Table60.A" style:family="table-column">
      <style:table-column-properties style:column-width="12.647cm" style:rel-column-width="65535*"/>
    </style:style>
    <style:style style:name="Table60.A1" style:family="table-cell">
      <style:table-cell-properties fo:padding="0.097cm" fo:border="0.002cm solid #000000"/>
    </style:style>
    <style:style style:name="Table61" style:family="table">
      <style:table-properties style:width="12.647cm" table:align="margins"/>
    </style:style>
    <style:style style:name="Table61.A" style:family="table-column">
      <style:table-column-properties style:column-width="12.647cm" style:rel-column-width="65535*"/>
    </style:style>
    <style:style style:name="Table61.A1" style:family="table-cell">
      <style:table-cell-properties fo:padding="0.097cm" fo:border="0.002cm solid #000000"/>
    </style:style>
    <style:style style:name="Table73" style:family="table">
      <style:table-properties style:width="12.861cm" table:align="margins"/>
    </style:style>
    <style:style style:name="Table73.A" style:family="table-column">
      <style:table-column-properties style:column-width="12.861cm" style:rel-column-width="65535*"/>
    </style:style>
    <style:style style:name="Table73.A1" style:family="table-cell">
      <style:table-cell-properties fo:padding="0.097cm" fo:border="0.002cm solid #000000"/>
    </style:style>
    <style:style style:name="Table73.A2" style:family="table-cell">
      <style:table-cell-properties fo:padding="0.097cm" fo:border-left="0.002cm solid #000000" fo:border-right="0.002cm solid #000000" fo:border-top="none" fo:border-bottom="0.002cm solid #000000"/>
    </style:style>
    <style:style style:name="Table74" style:family="table">
      <style:table-properties style:width="12.666cm" table:align="margins"/>
    </style:style>
    <style:style style:name="Table74.A" style:family="table-column">
      <style:table-column-properties style:column-width="12.666cm" style:rel-column-width="65535*"/>
    </style:style>
    <style:style style:name="Table74.A1" style:family="table-cell">
      <style:table-cell-properties fo:padding="0.097cm" fo:border="0.002cm solid #000000"/>
    </style:style>
    <style:style style:name="Table75" style:family="table">
      <style:table-properties style:width="12.666cm" table:align="margins"/>
    </style:style>
    <style:style style:name="Table75.A" style:family="table-column">
      <style:table-column-properties style:column-width="12.666cm" style:rel-column-width="65535*"/>
    </style:style>
    <style:style style:name="Table75.A1" style:family="table-cell">
      <style:table-cell-properties fo:padding="0.097cm" fo:border="0.002cm solid #000000"/>
    </style:style>
    <style:style style:name="Table62" style:family="table">
      <style:table-properties style:width="12.841cm" table:align="margins"/>
    </style:style>
    <style:style style:name="Table62.A" style:family="table-column">
      <style:table-column-properties style:column-width="12.841cm" style:rel-column-width="65535*"/>
    </style:style>
    <style:style style:name="Table62.A1" style:family="table-cell">
      <style:table-cell-properties fo:padding="0.097cm" fo:border="0.002cm solid #000000"/>
    </style:style>
    <style:style style:name="Table62.A2" style:family="table-cell">
      <style:table-cell-properties fo:padding="0.097cm" fo:border-left="0.002cm solid #000000" fo:border-right="0.002cm solid #000000" fo:border-top="none" fo:border-bottom="0.002cm solid #000000"/>
    </style:style>
    <style:style style:name="Table63" style:family="table">
      <style:table-properties style:width="12.647cm" table:align="margins"/>
    </style:style>
    <style:style style:name="Table63.A" style:family="table-column">
      <style:table-column-properties style:column-width="12.647cm" style:rel-column-width="65535*"/>
    </style:style>
    <style:style style:name="Table63.A1" style:family="table-cell">
      <style:table-cell-properties fo:padding="0.097cm" fo:border="0.002cm solid #000000"/>
    </style:style>
    <style:style style:name="Table64" style:family="table">
      <style:table-properties style:width="12.647cm" table:align="margins"/>
    </style:style>
    <style:style style:name="Table64.A" style:family="table-column">
      <style:table-column-properties style:column-width="12.647cm" style:rel-column-width="65535*"/>
    </style:style>
    <style:style style:name="Table64.A1" style:family="table-cell">
      <style:table-cell-properties fo:padding="0.097cm" fo:border="0.002cm solid #000000"/>
    </style:style>
    <style:style style:name="Table70" style:family="table">
      <style:table-properties style:width="12.861cm" table:align="margins"/>
    </style:style>
    <style:style style:name="Table70.A" style:family="table-column">
      <style:table-column-properties style:column-width="12.861cm" style:rel-column-width="65535*"/>
    </style:style>
    <style:style style:name="Table70.A1" style:family="table-cell">
      <style:table-cell-properties fo:padding="0.097cm" fo:border="0.002cm solid #000000"/>
    </style:style>
    <style:style style:name="Table70.A2" style:family="table-cell">
      <style:table-cell-properties fo:padding="0.097cm" fo:border-left="0.002cm solid #000000" fo:border-right="0.002cm solid #000000" fo:border-top="none" fo:border-bottom="0.002cm solid #000000"/>
    </style:style>
    <style:style style:name="Table71" style:family="table">
      <style:table-properties style:width="12.666cm" table:align="margins"/>
    </style:style>
    <style:style style:name="Table71.A" style:family="table-column">
      <style:table-column-properties style:column-width="12.666cm" style:rel-column-width="65535*"/>
    </style:style>
    <style:style style:name="Table71.A1" style:family="table-cell">
      <style:table-cell-properties fo:padding="0.097cm" fo:border="0.002cm solid #000000"/>
    </style:style>
    <style:style style:name="Table72" style:family="table">
      <style:table-properties style:width="12.666cm" table:align="margins"/>
    </style:style>
    <style:style style:name="Table72.A" style:family="table-column">
      <style:table-column-properties style:column-width="12.666cm" style:rel-column-width="65535*"/>
    </style:style>
    <style:style style:name="Table72.A1" style:family="table-cell">
      <style:table-cell-properties fo:padding="0.097cm" fo:border="0.002cm solid #000000"/>
    </style:style>
    <style:style style:name="Table76" style:family="table">
      <style:table-properties style:width="12.841cm" table:align="margins"/>
    </style:style>
    <style:style style:name="Table76.A" style:family="table-column">
      <style:table-column-properties style:column-width="12.841cm" style:rel-column-width="65535*"/>
    </style:style>
    <style:style style:name="Table76.A1" style:family="table-cell">
      <style:table-cell-properties fo:padding="0.097cm" fo:border="0.002cm solid #000000"/>
    </style:style>
    <style:style style:name="Table77" style:family="table">
      <style:table-properties style:width="12.647cm" table:align="margins"/>
    </style:style>
    <style:style style:name="Table77.A" style:family="table-column">
      <style:table-column-properties style:column-width="12.647cm" style:rel-column-width="65535*"/>
    </style:style>
    <style:style style:name="Table77.A1" style:family="table-cell">
      <style:table-cell-properties fo:padding="0.097cm" fo:border="0.002cm solid #000000"/>
    </style:style>
    <style:style style:name="Table78" style:family="table">
      <style:table-properties style:width="12.861cm" table:align="margins"/>
    </style:style>
    <style:style style:name="Table78.A" style:family="table-column">
      <style:table-column-properties style:column-width="12.861cm" style:rel-column-width="65535*"/>
    </style:style>
    <style:style style:name="Table78.A1" style:family="table-cell">
      <style:table-cell-properties fo:padding="0.097cm" fo:border="0.002cm solid #000000"/>
    </style:style>
    <style:style style:name="Table79" style:family="table">
      <style:table-properties style:width="12.666cm" table:align="margins"/>
    </style:style>
    <style:style style:name="Table79.A" style:family="table-column">
      <style:table-column-properties style:column-width="12.666cm" style:rel-column-width="65535*"/>
    </style:style>
    <style:style style:name="Table79.A1" style:family="table-cell">
      <style:table-cell-properties fo:padding="0.097cm" fo:border="0.002cm solid #000000"/>
    </style:style>
    <style:style style:name="Table80" style:family="table">
      <style:table-properties style:width="12.841cm" table:align="margins"/>
    </style:style>
    <style:style style:name="Table80.A" style:family="table-column">
      <style:table-column-properties style:column-width="12.841cm" style:rel-column-width="65535*"/>
    </style:style>
    <style:style style:name="Table80.A1" style:family="table-cell">
      <style:table-cell-properties fo:padding="0.097cm" fo:border="0.002cm solid #000000"/>
    </style:style>
    <style:style style:name="Table81" style:family="table">
      <style:table-properties style:width="12.647cm" table:align="margins"/>
    </style:style>
    <style:style style:name="Table81.A" style:family="table-column">
      <style:table-column-properties style:column-width="12.647cm" style:rel-column-width="65535*"/>
    </style:style>
    <style:style style:name="Table81.A1" style:family="table-cell">
      <style:table-cell-properties fo:padding="0.097cm" fo:border="0.002cm solid #000000"/>
    </style:style>
    <style:style style:name="Table210" style:family="table">
      <style:table-properties style:width="12.861cm" table:align="margins"/>
    </style:style>
    <style:style style:name="Table210.A" style:family="table-column">
      <style:table-column-properties style:column-width="12.861cm" style:rel-column-width="65535*"/>
    </style:style>
    <style:style style:name="Table210.A1" style:family="table-cell">
      <style:table-cell-properties fo:padding="0.097cm" fo:border="0.002cm solid #000000"/>
    </style:style>
    <style:style style:name="Table211" style:family="table">
      <style:table-properties style:width="12.666cm" table:align="margins"/>
    </style:style>
    <style:style style:name="Table211.A" style:family="table-column">
      <style:table-column-properties style:column-width="12.666cm" style:rel-column-width="65535*"/>
    </style:style>
    <style:style style:name="Table211.A1" style:family="table-cell">
      <style:table-cell-properties fo:padding="0.097cm" fo:border="0.002cm solid #000000"/>
    </style:style>
    <style:style style:name="Table82" style:family="table">
      <style:table-properties style:width="12.841cm" table:align="margins"/>
    </style:style>
    <style:style style:name="Table82.A" style:family="table-column">
      <style:table-column-properties style:column-width="12.841cm" style:rel-column-width="65535*"/>
    </style:style>
    <style:style style:name="Table82.A1" style:family="table-cell">
      <style:table-cell-properties fo:padding="0.097cm" fo:border="0.002cm solid #000000"/>
    </style:style>
    <style:style style:name="Table83" style:family="table">
      <style:table-properties style:width="12.647cm" table:align="margins"/>
    </style:style>
    <style:style style:name="Table83.A" style:family="table-column">
      <style:table-column-properties style:column-width="12.647cm" style:rel-column-width="65535*"/>
    </style:style>
    <style:style style:name="Table83.A1" style:family="table-cell">
      <style:table-cell-properties fo:padding="0.097cm" fo:border="0.002cm solid #000000"/>
    </style:style>
    <style:style style:name="Table83.A2" style:family="table-cell">
      <style:table-cell-properties fo:padding="0.097cm" fo:border-left="0.002cm solid #000000" fo:border-right="0.002cm solid #000000" fo:border-top="none" fo:border-bottom="0.002cm solid #000000"/>
    </style:style>
    <style:style style:name="Table84" style:family="table">
      <style:table-properties style:width="12.861cm" table:align="margins"/>
    </style:style>
    <style:style style:name="Table84.A" style:family="table-column">
      <style:table-column-properties style:column-width="12.861cm" style:rel-column-width="65535*"/>
    </style:style>
    <style:style style:name="Table84.A1" style:family="table-cell">
      <style:table-cell-properties fo:padding="0.097cm" fo:border="0.002cm solid #000000"/>
    </style:style>
    <style:style style:name="Table85" style:family="table">
      <style:table-properties style:width="12.666cm" table:align="margins"/>
    </style:style>
    <style:style style:name="Table85.A" style:family="table-column">
      <style:table-column-properties style:column-width="12.666cm" style:rel-column-width="65535*"/>
    </style:style>
    <style:style style:name="Table85.A1" style:family="table-cell">
      <style:table-cell-properties fo:padding="0.097cm" fo:border="0.002cm solid #000000"/>
    </style:style>
    <style:style style:name="Table85.A2" style:family="table-cell">
      <style:table-cell-properties fo:padding="0.097cm" fo:border-left="0.002cm solid #000000" fo:border-right="0.002cm solid #000000" fo:border-top="none" fo:border-bottom="0.002cm solid #000000"/>
    </style:style>
    <style:style style:name="Table86" style:family="table">
      <style:table-properties style:width="12.841cm" table:align="margins"/>
    </style:style>
    <style:style style:name="Table86.A" style:family="table-column">
      <style:table-column-properties style:column-width="12.841cm" style:rel-column-width="65535*"/>
    </style:style>
    <style:style style:name="Table86.A1" style:family="table-cell">
      <style:table-cell-properties fo:padding="0.097cm" fo:border="0.002cm solid #000000"/>
    </style:style>
    <style:style style:name="Table87" style:family="table">
      <style:table-properties style:width="12.647cm" table:align="margins"/>
    </style:style>
    <style:style style:name="Table87.A" style:family="table-column">
      <style:table-column-properties style:column-width="12.647cm" style:rel-column-width="65535*"/>
    </style:style>
    <style:style style:name="Table87.A1" style:family="table-cell">
      <style:table-cell-properties fo:padding="0.097cm" fo:border="0.002cm solid #000000"/>
    </style:style>
    <style:style style:name="Table88" style:family="table">
      <style:table-properties style:width="12.861cm" table:align="margins"/>
    </style:style>
    <style:style style:name="Table88.A" style:family="table-column">
      <style:table-column-properties style:column-width="12.861cm" style:rel-column-width="65535*"/>
    </style:style>
    <style:style style:name="Table88.A1" style:family="table-cell">
      <style:table-cell-properties fo:padding="0.097cm" fo:border="0.002cm solid #000000"/>
    </style:style>
    <style:style style:name="Table89" style:family="table">
      <style:table-properties style:width="12.666cm" table:align="margins"/>
    </style:style>
    <style:style style:name="Table89.A" style:family="table-column">
      <style:table-column-properties style:column-width="12.666cm" style:rel-column-width="65535*"/>
    </style:style>
    <style:style style:name="Table89.A1" style:family="table-cell">
      <style:table-cell-properties fo:padding="0.097cm" fo:border="0.002cm solid #000000"/>
    </style:style>
    <style:style style:name="Table90" style:family="table">
      <style:table-properties style:width="12.841cm" table:align="margins"/>
    </style:style>
    <style:style style:name="Table90.A" style:family="table-column">
      <style:table-column-properties style:column-width="12.841cm" style:rel-column-width="65535*"/>
    </style:style>
    <style:style style:name="Table90.A1" style:family="table-cell">
      <style:table-cell-properties fo:padding="0.097cm" fo:border="0.002cm solid #000000"/>
    </style:style>
    <style:style style:name="Table91" style:family="table">
      <style:table-properties style:width="12.647cm" table:align="margins"/>
    </style:style>
    <style:style style:name="Table91.A" style:family="table-column">
      <style:table-column-properties style:column-width="12.647cm" style:rel-column-width="65535*"/>
    </style:style>
    <style:style style:name="Table91.A1" style:family="table-cell">
      <style:table-cell-properties fo:padding="0.097cm" fo:border="0.002cm solid #000000"/>
    </style:style>
    <style:style style:name="Table91.A2" style:family="table-cell">
      <style:table-cell-properties fo:padding="0.097cm" fo:border-left="0.002cm solid #000000" fo:border-right="0.002cm solid #000000" fo:border-top="none" fo:border-bottom="0.002cm solid #000000"/>
    </style:style>
    <style:style style:name="Table92" style:family="table">
      <style:table-properties style:width="12.861cm" table:align="margins"/>
    </style:style>
    <style:style style:name="Table92.A" style:family="table-column">
      <style:table-column-properties style:column-width="12.861cm" style:rel-column-width="65535*"/>
    </style:style>
    <style:style style:name="Table92.A1" style:family="table-cell">
      <style:table-cell-properties fo:padding="0.097cm" fo:border="0.002cm solid #000000"/>
    </style:style>
    <style:style style:name="Table93" style:family="table">
      <style:table-properties style:width="12.666cm" table:align="margins"/>
    </style:style>
    <style:style style:name="Table93.A" style:family="table-column">
      <style:table-column-properties style:column-width="12.666cm" style:rel-column-width="65535*"/>
    </style:style>
    <style:style style:name="Table93.A1" style:family="table-cell">
      <style:table-cell-properties fo:padding="0.097cm" fo:border="0.002cm solid #000000"/>
    </style:style>
    <style:style style:name="Table93.A2" style:family="table-cell">
      <style:table-cell-properties fo:padding="0.097cm" fo:border-left="0.002cm solid #000000" fo:border-right="0.002cm solid #000000" fo:border-top="none" fo:border-bottom="0.002cm solid #000000"/>
    </style:style>
    <style:style style:name="Table94" style:family="table">
      <style:table-properties style:width="12.841cm" table:align="margins"/>
    </style:style>
    <style:style style:name="Table94.A" style:family="table-column">
      <style:table-column-properties style:column-width="12.841cm" style:rel-column-width="65535*"/>
    </style:style>
    <style:style style:name="Table94.A1" style:family="table-cell">
      <style:table-cell-properties fo:padding="0.097cm" fo:border="0.002cm solid #000000"/>
    </style:style>
    <style:style style:name="Table98" style:family="table">
      <style:table-properties style:width="12.861cm" table:align="margins"/>
    </style:style>
    <style:style style:name="Table98.A" style:family="table-column">
      <style:table-column-properties style:column-width="12.861cm" style:rel-column-width="65535*"/>
    </style:style>
    <style:style style:name="Table98.A1" style:family="table-cell">
      <style:table-cell-properties fo:padding="0.097cm" fo:border="0.002cm solid #000000"/>
    </style:style>
    <style:style style:name="Table95" style:family="table">
      <style:table-properties style:width="12.841cm" table:align="margins"/>
    </style:style>
    <style:style style:name="Table95.A" style:family="table-column">
      <style:table-column-properties style:column-width="12.841cm" style:rel-column-width="65535*"/>
    </style:style>
    <style:style style:name="Table95.A1" style:family="table-cell">
      <style:table-cell-properties fo:padding="0.097cm" fo:border="0.002cm solid #000000"/>
    </style:style>
    <style:style style:name="Table95.A2" style:family="table-cell">
      <style:table-cell-properties fo:padding="0.097cm" fo:border-left="0.002cm solid #000000" fo:border-right="0.002cm solid #000000" fo:border-top="none" fo:border-bottom="0.002cm solid #000000"/>
    </style:style>
    <style:style style:name="Table96" style:family="table">
      <style:table-properties style:width="12.647cm" table:align="margins"/>
    </style:style>
    <style:style style:name="Table96.A" style:family="table-column">
      <style:table-column-properties style:column-width="12.647cm" style:rel-column-width="65535*"/>
    </style:style>
    <style:style style:name="Table96.A1" style:family="table-cell">
      <style:table-cell-properties fo:padding="0.097cm" fo:border="0.002cm solid #000000"/>
    </style:style>
    <style:style style:name="Table97" style:family="table">
      <style:table-properties style:width="12.647cm" table:align="margins"/>
    </style:style>
    <style:style style:name="Table97.A" style:family="table-column">
      <style:table-column-properties style:column-width="12.647cm" style:rel-column-width="65535*"/>
    </style:style>
    <style:style style:name="Table97.A1" style:family="table-cell">
      <style:table-cell-properties fo:padding="0.097cm" fo:border="0.002cm solid #000000"/>
    </style:style>
    <style:style style:name="Table97.A2" style:family="table-cell">
      <style:table-cell-properties fo:padding="0.097cm" fo:border-left="0.002cm solid #000000" fo:border-right="0.002cm solid #000000" fo:border-top="none" fo:border-bottom="0.002cm solid #000000"/>
    </style:style>
    <style:style style:name="Table212" style:family="table">
      <style:table-properties style:width="12.861cm" table:align="margins"/>
    </style:style>
    <style:style style:name="Table212.A" style:family="table-column">
      <style:table-column-properties style:column-width="12.861cm" style:rel-column-width="65535*"/>
    </style:style>
    <style:style style:name="Table212.A1" style:family="table-cell">
      <style:table-cell-properties fo:padding="0.097cm" fo:border="0.002cm solid #000000"/>
    </style:style>
    <style:style style:name="Table212.A2" style:family="table-cell">
      <style:table-cell-properties fo:padding="0.097cm" fo:border-left="0.002cm solid #000000" fo:border-right="0.002cm solid #000000" fo:border-top="none" fo:border-bottom="0.002cm solid #000000"/>
    </style:style>
    <style:style style:name="Table213" style:family="table">
      <style:table-properties style:width="12.666cm" table:align="margins"/>
    </style:style>
    <style:style style:name="Table213.A" style:family="table-column">
      <style:table-column-properties style:column-width="12.666cm" style:rel-column-width="65535*"/>
    </style:style>
    <style:style style:name="Table213.A1" style:family="table-cell">
      <style:table-cell-properties fo:padding="0.097cm" fo:border="0.002cm solid #000000"/>
    </style:style>
    <style:style style:name="Table214" style:family="table">
      <style:table-properties style:width="12.666cm" table:align="margins"/>
    </style:style>
    <style:style style:name="Table214.A" style:family="table-column">
      <style:table-column-properties style:column-width="12.666cm" style:rel-column-width="65535*"/>
    </style:style>
    <style:style style:name="Table214.A1" style:family="table-cell">
      <style:table-cell-properties fo:padding="0.097cm" fo:border="0.002cm solid #000000"/>
    </style:style>
    <style:style style:name="Table214.A2" style:family="table-cell">
      <style:table-cell-properties fo:padding="0.097cm" fo:border-left="0.002cm solid #000000" fo:border-right="0.002cm solid #000000" fo:border-top="none" fo:border-bottom="0.002cm solid #000000"/>
    </style:style>
    <style:style style:name="Table99" style:family="table">
      <style:table-properties style:width="12.841cm" table:align="margins"/>
    </style:style>
    <style:style style:name="Table99.A" style:family="table-column">
      <style:table-column-properties style:column-width="12.841cm" style:rel-column-width="65535*"/>
    </style:style>
    <style:style style:name="Table99.A1" style:family="table-cell">
      <style:table-cell-properties fo:padding="0.097cm" fo:border="0.002cm solid #000000"/>
    </style:style>
    <style:style style:name="Table100" style:family="table">
      <style:table-properties style:width="12.647cm" table:align="margins"/>
    </style:style>
    <style:style style:name="Table100.A" style:family="table-column">
      <style:table-column-properties style:column-width="12.647cm" style:rel-column-width="65535*"/>
    </style:style>
    <style:style style:name="Table100.A1" style:family="table-cell">
      <style:table-cell-properties fo:padding="0.097cm" fo:border="0.002cm solid #000000"/>
    </style:style>
    <style:style style:name="Table111" style:family="table">
      <style:table-properties style:width="12.861cm" table:align="margins"/>
    </style:style>
    <style:style style:name="Table111.A" style:family="table-column">
      <style:table-column-properties style:column-width="12.861cm" style:rel-column-width="65535*"/>
    </style:style>
    <style:style style:name="Table111.A1" style:family="table-cell">
      <style:table-cell-properties fo:padding="0.097cm" fo:border="0.002cm solid #000000"/>
    </style:style>
    <style:style style:name="Table112" style:family="table">
      <style:table-properties style:width="12.666cm" table:align="margins"/>
    </style:style>
    <style:style style:name="Table112.A" style:family="table-column">
      <style:table-column-properties style:column-width="12.666cm" style:rel-column-width="65535*"/>
    </style:style>
    <style:style style:name="Table112.A1" style:family="table-cell">
      <style:table-cell-properties fo:padding="0.097cm" fo:border="0.002cm solid #000000"/>
    </style:style>
    <style:style style:name="Table101" style:family="table">
      <style:table-properties style:width="12.841cm" table:align="margins"/>
    </style:style>
    <style:style style:name="Table101.A" style:family="table-column">
      <style:table-column-properties style:column-width="12.841cm" style:rel-column-width="65535*"/>
    </style:style>
    <style:style style:name="Table101.A1" style:family="table-cell">
      <style:table-cell-properties fo:padding="0.097cm" fo:border="0.002cm solid #000000"/>
    </style:style>
    <style:style style:name="Table101.A2" style:family="table-cell">
      <style:table-cell-properties fo:padding="0.097cm" fo:border-left="0.002cm solid #000000" fo:border-right="0.002cm solid #000000" fo:border-top="none" fo:border-bottom="0.002cm solid #000000"/>
    </style:style>
    <style:style style:name="Table102" style:family="table">
      <style:table-properties style:width="12.647cm" table:align="margins"/>
    </style:style>
    <style:style style:name="Table102.A" style:family="table-column">
      <style:table-column-properties style:column-width="12.647cm" style:rel-column-width="65535*"/>
    </style:style>
    <style:style style:name="Table102.A1" style:family="table-cell">
      <style:table-cell-properties fo:padding="0.097cm" fo:border="0.002cm solid #000000"/>
    </style:style>
    <style:style style:name="Table103" style:family="table">
      <style:table-properties style:width="12.647cm" table:align="margins"/>
    </style:style>
    <style:style style:name="Table103.A" style:family="table-column">
      <style:table-column-properties style:column-width="12.647cm" style:rel-column-width="65535*"/>
    </style:style>
    <style:style style:name="Table103.A1" style:family="table-cell">
      <style:table-cell-properties fo:padding="0.097cm" fo:border="0.002cm solid #000000"/>
    </style:style>
    <style:style style:name="Table104" style:family="table">
      <style:table-properties style:width="12.647cm" table:align="margins"/>
    </style:style>
    <style:style style:name="Table104.A" style:family="table-column">
      <style:table-column-properties style:column-width="12.647cm" style:rel-column-width="65535*"/>
    </style:style>
    <style:style style:name="Table104.A1" style:family="table-cell">
      <style:table-cell-properties fo:padding="0.097cm" fo:border="0.002cm solid #000000"/>
    </style:style>
    <style:style style:name="Table104.A2" style:family="table-cell">
      <style:table-cell-properties fo:padding="0.097cm" fo:border-left="0.002cm solid #000000" fo:border-right="0.002cm solid #000000" fo:border-top="none" fo:border-bottom="0.002cm solid #000000"/>
    </style:style>
    <style:style style:name="Table105" style:family="table">
      <style:table-properties style:width="12.647cm" table:align="margins"/>
    </style:style>
    <style:style style:name="Table105.A" style:family="table-column">
      <style:table-column-properties style:column-width="12.647cm" style:rel-column-width="65535*"/>
    </style:style>
    <style:style style:name="Table105.A1" style:family="table-cell">
      <style:table-cell-properties fo:padding="0.097cm" fo:border="0.002cm solid #000000"/>
    </style:style>
    <style:style style:name="Table105.A2" style:family="table-cell">
      <style:table-cell-properties fo:padding="0.097cm" fo:border-left="0.002cm solid #000000" fo:border-right="0.002cm solid #000000" fo:border-top="none" fo:border-bottom="0.002cm solid #000000"/>
    </style:style>
    <style:style style:name="Table106" style:family="table">
      <style:table-properties style:width="12.647cm" table:align="margins"/>
    </style:style>
    <style:style style:name="Table106.A" style:family="table-column">
      <style:table-column-properties style:column-width="12.647cm" style:rel-column-width="65535*"/>
    </style:style>
    <style:style style:name="Table106.A1" style:family="table-cell">
      <style:table-cell-properties fo:padding="0.097cm" fo:border="0.002cm solid #000000"/>
    </style:style>
    <style:style style:name="Table107" style:family="table">
      <style:table-properties style:width="12.647cm" table:align="margins"/>
    </style:style>
    <style:style style:name="Table107.A" style:family="table-column">
      <style:table-column-properties style:column-width="12.647cm" style:rel-column-width="65535*"/>
    </style:style>
    <style:style style:name="Table107.A1" style:family="table-cell">
      <style:table-cell-properties fo:padding="0.097cm" fo:border="0.002cm solid #000000"/>
    </style:style>
    <style:style style:name="Table113" style:family="table">
      <style:table-properties style:width="12.861cm" table:align="margins"/>
    </style:style>
    <style:style style:name="Table113.A" style:family="table-column">
      <style:table-column-properties style:column-width="12.861cm" style:rel-column-width="65535*"/>
    </style:style>
    <style:style style:name="Table113.A1" style:family="table-cell">
      <style:table-cell-properties fo:padding="0.097cm" fo:border="0.002cm solid #000000"/>
    </style:style>
    <style:style style:name="Table113.A2" style:family="table-cell">
      <style:table-cell-properties fo:padding="0.097cm" fo:border-left="0.002cm solid #000000" fo:border-right="0.002cm solid #000000" fo:border-top="none" fo:border-bottom="0.002cm solid #000000"/>
    </style:style>
    <style:style style:name="Table114" style:family="table">
      <style:table-properties style:width="12.666cm" table:align="margins"/>
    </style:style>
    <style:style style:name="Table114.A" style:family="table-column">
      <style:table-column-properties style:column-width="12.666cm" style:rel-column-width="65535*"/>
    </style:style>
    <style:style style:name="Table114.A1" style:family="table-cell">
      <style:table-cell-properties fo:padding="0.097cm" fo:border="0.002cm solid #000000"/>
    </style:style>
    <style:style style:name="Table115" style:family="table">
      <style:table-properties style:width="12.666cm" table:align="margins"/>
    </style:style>
    <style:style style:name="Table115.A" style:family="table-column">
      <style:table-column-properties style:column-width="12.666cm" style:rel-column-width="65535*"/>
    </style:style>
    <style:style style:name="Table115.A1" style:family="table-cell">
      <style:table-cell-properties fo:padding="0.097cm" fo:border="0.002cm solid #000000"/>
    </style:style>
    <style:style style:name="Table116" style:family="table">
      <style:table-properties style:width="12.666cm" table:align="margins"/>
    </style:style>
    <style:style style:name="Table116.A" style:family="table-column">
      <style:table-column-properties style:column-width="12.666cm" style:rel-column-width="65535*"/>
    </style:style>
    <style:style style:name="Table116.A1" style:family="table-cell">
      <style:table-cell-properties fo:padding="0.097cm" fo:border="0.002cm solid #000000"/>
    </style:style>
    <style:style style:name="Table116.A2" style:family="table-cell">
      <style:table-cell-properties fo:padding="0.097cm" fo:border-left="0.002cm solid #000000" fo:border-right="0.002cm solid #000000" fo:border-top="none" fo:border-bottom="0.002cm solid #000000"/>
    </style:style>
    <style:style style:name="Table117" style:family="table">
      <style:table-properties style:width="12.666cm" table:align="margins"/>
    </style:style>
    <style:style style:name="Table117.A" style:family="table-column">
      <style:table-column-properties style:column-width="12.666cm" style:rel-column-width="65535*"/>
    </style:style>
    <style:style style:name="Table117.A1" style:family="table-cell">
      <style:table-cell-properties fo:padding="0.097cm" fo:border="0.002cm solid #000000"/>
    </style:style>
    <style:style style:name="Table117.A2" style:family="table-cell">
      <style:table-cell-properties fo:padding="0.097cm" fo:border-left="0.002cm solid #000000" fo:border-right="0.002cm solid #000000" fo:border-top="none" fo:border-bottom="0.002cm solid #000000"/>
    </style:style>
    <style:style style:name="Table118" style:family="table">
      <style:table-properties style:width="12.666cm" table:align="margins"/>
    </style:style>
    <style:style style:name="Table118.A" style:family="table-column">
      <style:table-column-properties style:column-width="12.666cm" style:rel-column-width="65535*"/>
    </style:style>
    <style:style style:name="Table118.A1" style:family="table-cell">
      <style:table-cell-properties fo:padding="0.097cm" fo:border="0.002cm solid #000000"/>
    </style:style>
    <style:style style:name="Table119" style:family="table">
      <style:table-properties style:width="12.666cm" table:align="margins"/>
    </style:style>
    <style:style style:name="Table119.A" style:family="table-column">
      <style:table-column-properties style:column-width="12.666cm" style:rel-column-width="65535*"/>
    </style:style>
    <style:style style:name="Table119.A1" style:family="table-cell">
      <style:table-cell-properties fo:padding="0.097cm" fo:border="0.002cm solid #000000"/>
    </style:style>
    <style:style style:name="Table108" style:family="table">
      <style:table-properties style:width="12.841cm" table:align="margins"/>
    </style:style>
    <style:style style:name="Table108.A" style:family="table-column">
      <style:table-column-properties style:column-width="12.841cm" style:rel-column-width="65535*"/>
    </style:style>
    <style:style style:name="Table108.A1" style:family="table-cell">
      <style:table-cell-properties fo:padding="0.097cm" fo:border="0.002cm solid #000000"/>
    </style:style>
    <style:style style:name="Table108.A2" style:family="table-cell">
      <style:table-cell-properties fo:padding="0.097cm" fo:border-left="0.002cm solid #000000" fo:border-right="0.002cm solid #000000" fo:border-top="none" fo:border-bottom="0.002cm solid #000000"/>
    </style:style>
    <style:style style:name="Table110" style:family="table">
      <style:table-properties style:width="12.647cm" table:align="margins"/>
    </style:style>
    <style:style style:name="Table110.A" style:family="table-column">
      <style:table-column-properties style:column-width="12.647cm" style:rel-column-width="65535*"/>
    </style:style>
    <style:style style:name="Table110.A1" style:family="table-cell">
      <style:table-cell-properties fo:padding="0.097cm" fo:border="0.002cm solid #000000"/>
    </style:style>
    <style:style style:name="Table110.A2" style:family="table-cell">
      <style:table-cell-properties fo:padding="0.097cm" fo:border-left="0.002cm solid #000000" fo:border-right="0.002cm solid #000000" fo:border-top="none" fo:border-bottom="0.002cm solid #000000"/>
    </style:style>
    <style:style style:name="Table109" style:family="table">
      <style:table-properties style:width="12.647cm" table:align="margins"/>
    </style:style>
    <style:style style:name="Table109.A" style:family="table-column">
      <style:table-column-properties style:column-width="12.647cm" style:rel-column-width="65535*"/>
    </style:style>
    <style:style style:name="Table109.A1" style:family="table-cell">
      <style:table-cell-properties fo:padding="0.097cm" fo:border="0.002cm solid #000000"/>
    </style:style>
    <style:style style:name="Table120" style:family="table">
      <style:table-properties style:width="12.861cm" table:align="margins"/>
    </style:style>
    <style:style style:name="Table120.A" style:family="table-column">
      <style:table-column-properties style:column-width="12.861cm" style:rel-column-width="65535*"/>
    </style:style>
    <style:style style:name="Table120.A1" style:family="table-cell">
      <style:table-cell-properties fo:padding="0.097cm" fo:border="0.002cm solid #000000"/>
    </style:style>
    <style:style style:name="Table120.A2" style:family="table-cell">
      <style:table-cell-properties fo:padding="0.097cm" fo:border-left="0.002cm solid #000000" fo:border-right="0.002cm solid #000000" fo:border-top="none" fo:border-bottom="0.002cm solid #000000"/>
    </style:style>
    <style:style style:name="Table121" style:family="table">
      <style:table-properties style:width="12.666cm" table:align="margins"/>
    </style:style>
    <style:style style:name="Table121.A" style:family="table-column">
      <style:table-column-properties style:column-width="12.666cm" style:rel-column-width="65535*"/>
    </style:style>
    <style:style style:name="Table121.A1" style:family="table-cell">
      <style:table-cell-properties fo:padding="0.097cm" fo:border="0.002cm solid #000000"/>
    </style:style>
    <style:style style:name="Table121.A2" style:family="table-cell">
      <style:table-cell-properties fo:padding="0.097cm" fo:border-left="0.002cm solid #000000" fo:border-right="0.002cm solid #000000" fo:border-top="none" fo:border-bottom="0.002cm solid #000000"/>
    </style:style>
    <style:style style:name="Table122" style:family="table">
      <style:table-properties style:width="12.666cm" table:align="margins"/>
    </style:style>
    <style:style style:name="Table122.A" style:family="table-column">
      <style:table-column-properties style:column-width="12.666cm" style:rel-column-width="65535*"/>
    </style:style>
    <style:style style:name="Table122.A1" style:family="table-cell">
      <style:table-cell-properties fo:padding="0.097cm" fo:border="0.002cm solid #000000"/>
    </style:style>
    <style:style style:name="Table123" style:family="table">
      <style:table-properties style:width="12.841cm" table:align="margins"/>
    </style:style>
    <style:style style:name="Table123.A" style:family="table-column">
      <style:table-column-properties style:column-width="12.841cm" style:rel-column-width="65535*"/>
    </style:style>
    <style:style style:name="Table123.A1" style:family="table-cell">
      <style:table-cell-properties fo:padding="0.097cm" fo:border="0.002cm solid #000000"/>
    </style:style>
    <style:style style:name="Table124" style:family="table">
      <style:table-properties style:width="12.647cm" table:align="margins"/>
    </style:style>
    <style:style style:name="Table124.A" style:family="table-column">
      <style:table-column-properties style:column-width="12.647cm" style:rel-column-width="65535*"/>
    </style:style>
    <style:style style:name="Table124.A1" style:family="table-cell">
      <style:table-cell-properties fo:padding="0.097cm" fo:border="0.002cm solid #000000"/>
    </style:style>
    <style:style style:name="Table128" style:family="table">
      <style:table-properties style:width="12.861cm" table:align="margins"/>
    </style:style>
    <style:style style:name="Table128.A" style:family="table-column">
      <style:table-column-properties style:column-width="12.861cm" style:rel-column-width="65535*"/>
    </style:style>
    <style:style style:name="Table128.A1" style:family="table-cell">
      <style:table-cell-properties fo:padding="0.097cm" fo:border="0.002cm solid #000000"/>
    </style:style>
    <style:style style:name="Table129" style:family="table">
      <style:table-properties style:width="12.666cm" table:align="margins"/>
    </style:style>
    <style:style style:name="Table129.A" style:family="table-column">
      <style:table-column-properties style:column-width="12.666cm" style:rel-column-width="65535*"/>
    </style:style>
    <style:style style:name="Table129.A1" style:family="table-cell">
      <style:table-cell-properties fo:padding="0.097cm" fo:border="0.002cm solid #000000"/>
    </style:style>
    <style:style style:name="Table125" style:family="table">
      <style:table-properties style:width="12.841cm" table:align="margins"/>
    </style:style>
    <style:style style:name="Table125.A" style:family="table-column">
      <style:table-column-properties style:column-width="12.841cm" style:rel-column-width="65535*"/>
    </style:style>
    <style:style style:name="Table125.A1" style:family="table-cell">
      <style:table-cell-properties fo:padding="0.097cm" fo:border="0.002cm solid #000000"/>
    </style:style>
    <style:style style:name="Table125.A2" style:family="table-cell">
      <style:table-cell-properties fo:padding="0.097cm" fo:border-left="0.002cm solid #000000" fo:border-right="0.002cm solid #000000" fo:border-top="none" fo:border-bottom="0.002cm solid #000000"/>
    </style:style>
    <style:style style:name="Table126" style:family="table">
      <style:table-properties style:width="12.647cm" table:align="margins"/>
    </style:style>
    <style:style style:name="Table126.A" style:family="table-column">
      <style:table-column-properties style:column-width="12.647cm" style:rel-column-width="65535*"/>
    </style:style>
    <style:style style:name="Table126.A1" style:family="table-cell">
      <style:table-cell-properties fo:padding="0.097cm" fo:border="0.002cm solid #000000"/>
    </style:style>
    <style:style style:name="Table127" style:family="table">
      <style:table-properties style:width="12.647cm" table:align="margins"/>
    </style:style>
    <style:style style:name="Table127.A" style:family="table-column">
      <style:table-column-properties style:column-width="12.647cm" style:rel-column-width="65535*"/>
    </style:style>
    <style:style style:name="Table127.A1" style:family="table-cell">
      <style:table-cell-properties fo:padding="0.097cm" fo:border="0.002cm solid #000000"/>
    </style:style>
    <style:style style:name="Table130" style:family="table">
      <style:table-properties style:width="12.861cm" table:align="margins"/>
    </style:style>
    <style:style style:name="Table130.A" style:family="table-column">
      <style:table-column-properties style:column-width="12.861cm" style:rel-column-width="65535*"/>
    </style:style>
    <style:style style:name="Table130.A1" style:family="table-cell">
      <style:table-cell-properties fo:padding="0.097cm" fo:border="0.002cm solid #000000"/>
    </style:style>
    <style:style style:name="Table130.A2" style:family="table-cell">
      <style:table-cell-properties fo:padding="0.097cm" fo:border-left="0.002cm solid #000000" fo:border-right="0.002cm solid #000000" fo:border-top="none" fo:border-bottom="0.002cm solid #000000"/>
    </style:style>
    <style:style style:name="Table131" style:family="table">
      <style:table-properties style:width="12.666cm" table:align="margins"/>
    </style:style>
    <style:style style:name="Table131.A" style:family="table-column">
      <style:table-column-properties style:column-width="12.666cm" style:rel-column-width="65535*"/>
    </style:style>
    <style:style style:name="Table131.A1" style:family="table-cell">
      <style:table-cell-properties fo:padding="0.097cm" fo:border="0.002cm solid #000000"/>
    </style:style>
    <style:style style:name="Table132" style:family="table">
      <style:table-properties style:width="12.666cm" table:align="margins"/>
    </style:style>
    <style:style style:name="Table132.A" style:family="table-column">
      <style:table-column-properties style:column-width="12.666cm" style:rel-column-width="65535*"/>
    </style:style>
    <style:style style:name="Table132.A1" style:family="table-cell">
      <style:table-cell-properties fo:padding="0.097cm" fo:border="0.002cm solid #000000"/>
    </style:style>
    <style:style style:name="Table142" style:family="table">
      <style:table-properties style:width="12.841cm" table:align="margins"/>
    </style:style>
    <style:style style:name="Table142.A" style:family="table-column">
      <style:table-column-properties style:column-width="12.841cm" style:rel-column-width="65535*"/>
    </style:style>
    <style:style style:name="Table142.A1" style:family="table-cell">
      <style:table-cell-properties fo:padding="0.097cm" fo:border="0.002cm solid #000000"/>
    </style:style>
    <style:style style:name="Table142.A2" style:family="table-cell">
      <style:table-cell-properties fo:padding="0.097cm" fo:border-left="0.002cm solid #000000" fo:border-right="0.002cm solid #000000" fo:border-top="none" fo:border-bottom="0.002cm solid #000000"/>
    </style:style>
    <style:style style:name="Table143" style:family="table">
      <style:table-properties style:width="12.647cm" table:align="margins"/>
    </style:style>
    <style:style style:name="Table143.A" style:family="table-column">
      <style:table-column-properties style:column-width="12.647cm" style:rel-column-width="65535*"/>
    </style:style>
    <style:style style:name="Table143.A1" style:family="table-cell">
      <style:table-cell-properties fo:padding="0.097cm" fo:border="0.002cm solid #000000"/>
    </style:style>
    <style:style style:name="Table143.A2" style:family="table-cell">
      <style:table-cell-properties fo:padding="0.097cm" fo:border-left="0.002cm solid #000000" fo:border-right="0.002cm solid #000000" fo:border-top="none" fo:border-bottom="0.002cm solid #000000"/>
    </style:style>
    <style:style style:name="Table144" style:family="table">
      <style:table-properties style:width="12.647cm" table:align="margins"/>
    </style:style>
    <style:style style:name="Table144.A" style:family="table-column">
      <style:table-column-properties style:column-width="12.647cm" style:rel-column-width="65535*"/>
    </style:style>
    <style:style style:name="Table144.A1" style:family="table-cell">
      <style:table-cell-properties fo:padding="0.097cm" fo:border="0.002cm solid #000000"/>
    </style:style>
    <style:style style:name="Table144.A2" style:family="table-cell">
      <style:table-cell-properties fo:padding="0.097cm" fo:border-left="0.002cm solid #000000" fo:border-right="0.002cm solid #000000" fo:border-top="none" fo:border-bottom="0.002cm solid #000000"/>
    </style:style>
    <style:style style:name="Table133" style:family="table">
      <style:table-properties style:width="12.861cm" table:align="margins"/>
    </style:style>
    <style:style style:name="Table133.A" style:family="table-column">
      <style:table-column-properties style:column-width="12.861cm" style:rel-column-width="65535*"/>
    </style:style>
    <style:style style:name="Table133.A1" style:family="table-cell">
      <style:table-cell-properties fo:padding="0.097cm" fo:border="0.002cm solid #000000"/>
    </style:style>
    <style:style style:name="Table133.A2" style:family="table-cell">
      <style:table-cell-properties fo:padding="0.097cm" fo:border-left="0.002cm solid #000000" fo:border-right="0.002cm solid #000000" fo:border-top="none" fo:border-bottom="0.002cm solid #000000"/>
    </style:style>
    <style:style style:name="Table134" style:family="table">
      <style:table-properties style:width="12.666cm" table:align="margins"/>
    </style:style>
    <style:style style:name="Table134.A" style:family="table-column">
      <style:table-column-properties style:column-width="12.666cm" style:rel-column-width="65535*"/>
    </style:style>
    <style:style style:name="Table134.A1" style:family="table-cell">
      <style:table-cell-properties fo:padding="0.097cm" fo:border="0.002cm solid #000000"/>
    </style:style>
    <style:style style:name="Table134.A2" style:family="table-cell">
      <style:table-cell-properties fo:padding="0.097cm" fo:border-left="0.002cm solid #000000" fo:border-right="0.002cm solid #000000" fo:border-top="none" fo:border-bottom="0.002cm solid #000000"/>
    </style:style>
    <style:style style:name="Table135" style:family="table">
      <style:table-properties style:width="12.666cm" table:align="margins"/>
    </style:style>
    <style:style style:name="Table135.A" style:family="table-column">
      <style:table-column-properties style:column-width="12.666cm" style:rel-column-width="65535*"/>
    </style:style>
    <style:style style:name="Table135.A1" style:family="table-cell">
      <style:table-cell-properties fo:padding="0.097cm" fo:border="0.002cm solid #000000"/>
    </style:style>
    <style:style style:name="Table135.A2" style:family="table-cell">
      <style:table-cell-properties fo:padding="0.097cm" fo:border-left="0.002cm solid #000000" fo:border-right="0.002cm solid #000000" fo:border-top="none" fo:border-bottom="0.002cm solid #000000"/>
    </style:style>
    <style:style style:name="Table136" style:family="table">
      <style:table-properties style:width="12.841cm" table:align="margins"/>
    </style:style>
    <style:style style:name="Table136.A" style:family="table-column">
      <style:table-column-properties style:column-width="12.841cm" style:rel-column-width="65535*"/>
    </style:style>
    <style:style style:name="Table136.A1" style:family="table-cell">
      <style:table-cell-properties fo:padding="0.097cm" fo:border="0.002cm solid #000000"/>
    </style:style>
    <style:style style:name="Table136.A2" style:family="table-cell">
      <style:table-cell-properties fo:padding="0.097cm" fo:border-left="0.002cm solid #000000" fo:border-right="0.002cm solid #000000" fo:border-top="none" fo:border-bottom="0.002cm solid #000000"/>
    </style:style>
    <style:style style:name="Table137" style:family="table">
      <style:table-properties style:width="12.647cm" table:align="margins"/>
    </style:style>
    <style:style style:name="Table137.A" style:family="table-column">
      <style:table-column-properties style:column-width="12.647cm" style:rel-column-width="65535*"/>
    </style:style>
    <style:style style:name="Table137.A1" style:family="table-cell">
      <style:table-cell-properties fo:padding="0.097cm" fo:border="0.002cm solid #000000"/>
    </style:style>
    <style:style style:name="Table138" style:family="table">
      <style:table-properties style:width="12.647cm" table:align="margins"/>
    </style:style>
    <style:style style:name="Table138.A" style:family="table-column">
      <style:table-column-properties style:column-width="12.647cm" style:rel-column-width="65535*"/>
    </style:style>
    <style:style style:name="Table138.A1" style:family="table-cell">
      <style:table-cell-properties fo:padding="0.097cm" fo:border="0.002cm solid #000000"/>
    </style:style>
    <style:style style:name="Table139" style:family="table">
      <style:table-properties style:width="12.861cm" table:align="margins"/>
    </style:style>
    <style:style style:name="Table139.A" style:family="table-column">
      <style:table-column-properties style:column-width="12.861cm" style:rel-column-width="65535*"/>
    </style:style>
    <style:style style:name="Table139.A1" style:family="table-cell">
      <style:table-cell-properties fo:padding="0.097cm" fo:border="0.002cm solid #000000"/>
    </style:style>
    <style:style style:name="Table139.A2" style:family="table-cell">
      <style:table-cell-properties fo:padding="0.097cm" fo:border-left="0.002cm solid #000000" fo:border-right="0.002cm solid #000000" fo:border-top="none" fo:border-bottom="0.002cm solid #000000"/>
    </style:style>
    <style:style style:name="Table140" style:family="table">
      <style:table-properties style:width="12.666cm" table:align="margins"/>
    </style:style>
    <style:style style:name="Table140.A" style:family="table-column">
      <style:table-column-properties style:column-width="12.666cm" style:rel-column-width="65535*"/>
    </style:style>
    <style:style style:name="Table140.A1" style:family="table-cell">
      <style:table-cell-properties fo:padding="0.097cm" fo:border="0.002cm solid #000000"/>
    </style:style>
    <style:style style:name="Table141" style:family="table">
      <style:table-properties style:width="12.666cm" table:align="margins"/>
    </style:style>
    <style:style style:name="Table141.A" style:family="table-column">
      <style:table-column-properties style:column-width="12.666cm" style:rel-column-width="65535*"/>
    </style:style>
    <style:style style:name="Table141.A1" style:family="table-cell">
      <style:table-cell-properties fo:padding="0.097cm" fo:border="0.002cm solid #000000"/>
    </style:style>
    <style:style style:name="Table201" style:family="table">
      <style:table-properties style:width="12.841cm" table:align="margins"/>
    </style:style>
    <style:style style:name="Table201.A" style:family="table-column">
      <style:table-column-properties style:column-width="12.841cm" style:rel-column-width="65535*"/>
    </style:style>
    <style:style style:name="Table201.A1" style:family="table-cell">
      <style:table-cell-properties fo:padding="0.097cm" fo:border="0.002cm solid #000000"/>
    </style:style>
    <style:style style:name="Table202" style:family="table">
      <style:table-properties style:width="12.647cm" table:align="margins"/>
    </style:style>
    <style:style style:name="Table202.A" style:family="table-column">
      <style:table-column-properties style:column-width="12.647cm" style:rel-column-width="65535*"/>
    </style:style>
    <style:style style:name="Table202.A1" style:family="table-cell">
      <style:table-cell-properties fo:padding="0.097cm" fo:border="0.002cm solid #000000"/>
    </style:style>
    <style:style style:name="Table203" style:family="table">
      <style:table-properties style:width="12.861cm" table:align="margins"/>
    </style:style>
    <style:style style:name="Table203.A" style:family="table-column">
      <style:table-column-properties style:column-width="12.861cm" style:rel-column-width="65535*"/>
    </style:style>
    <style:style style:name="Table203.A1" style:family="table-cell">
      <style:table-cell-properties fo:padding="0.097cm" fo:border="0.002cm solid #000000"/>
    </style:style>
    <style:style style:name="Table204" style:family="table">
      <style:table-properties style:width="12.666cm" table:align="margins"/>
    </style:style>
    <style:style style:name="Table204.A" style:family="table-column">
      <style:table-column-properties style:column-width="12.666cm" style:rel-column-width="65535*"/>
    </style:style>
    <style:style style:name="Table204.A1" style:family="table-cell">
      <style:table-cell-properties fo:padding="0.097cm" fo:border="0.002cm solid #000000"/>
    </style:style>
    <style:style style:name="Table145" style:family="table">
      <style:table-properties style:width="12.841cm" table:align="margins"/>
    </style:style>
    <style:style style:name="Table145.A" style:family="table-column">
      <style:table-column-properties style:column-width="12.841cm" style:rel-column-width="65535*"/>
    </style:style>
    <style:style style:name="Table145.A1" style:family="table-cell">
      <style:table-cell-properties fo:padding="0.097cm" fo:border="0.002cm solid #000000"/>
    </style:style>
    <style:style style:name="Table146" style:family="table">
      <style:table-properties style:width="12.647cm" table:align="margins"/>
    </style:style>
    <style:style style:name="Table146.A" style:family="table-column">
      <style:table-column-properties style:column-width="12.647cm" style:rel-column-width="65535*"/>
    </style:style>
    <style:style style:name="Table146.A1" style:family="table-cell">
      <style:table-cell-properties fo:padding="0.097cm" fo:border="0.002cm solid #000000"/>
    </style:style>
    <style:style style:name="Table146.A2" style:family="table-cell">
      <style:table-cell-properties fo:padding="0.097cm" fo:border-left="0.002cm solid #000000" fo:border-right="0.002cm solid #000000" fo:border-top="none" fo:border-bottom="0.002cm solid #000000"/>
    </style:style>
    <style:style style:name="Table147" style:family="table">
      <style:table-properties style:width="12.861cm" table:align="margins"/>
    </style:style>
    <style:style style:name="Table147.A" style:family="table-column">
      <style:table-column-properties style:column-width="12.861cm" style:rel-column-width="65535*"/>
    </style:style>
    <style:style style:name="Table147.A1" style:family="table-cell">
      <style:table-cell-properties fo:padding="0.097cm" fo:border="0.002cm solid #000000"/>
    </style:style>
    <style:style style:name="Table148" style:family="table">
      <style:table-properties style:width="12.666cm" table:align="margins"/>
    </style:style>
    <style:style style:name="Table148.A" style:family="table-column">
      <style:table-column-properties style:column-width="12.666cm" style:rel-column-width="65535*"/>
    </style:style>
    <style:style style:name="Table148.A1" style:family="table-cell">
      <style:table-cell-properties fo:padding="0.097cm" fo:border="0.002cm solid #000000"/>
    </style:style>
    <style:style style:name="Table148.A2" style:family="table-cell">
      <style:table-cell-properties fo:padding="0.097cm" fo:border-left="0.002cm solid #000000" fo:border-right="0.002cm solid #000000" fo:border-top="none" fo:border-bottom="0.002cm solid #000000"/>
    </style:style>
    <style:style style:name="Table149" style:family="table">
      <style:table-properties style:width="12.841cm" table:align="margins"/>
    </style:style>
    <style:style style:name="Table149.A" style:family="table-column">
      <style:table-column-properties style:column-width="12.841cm" style:rel-column-width="65535*"/>
    </style:style>
    <style:style style:name="Table149.A1" style:family="table-cell">
      <style:table-cell-properties fo:padding="0.097cm" fo:border="0.002cm solid #000000"/>
    </style:style>
    <style:style style:name="Table149.A2" style:family="table-cell">
      <style:table-cell-properties fo:padding="0.097cm" fo:border-left="0.002cm solid #000000" fo:border-right="0.002cm solid #000000" fo:border-top="none" fo:border-bottom="0.002cm solid #000000"/>
    </style:style>
    <style:style style:name="Table150" style:family="table">
      <style:table-properties style:width="12.647cm" table:align="margins"/>
    </style:style>
    <style:style style:name="Table150.A" style:family="table-column">
      <style:table-column-properties style:column-width="12.647cm" style:rel-column-width="65535*"/>
    </style:style>
    <style:style style:name="Table150.A1" style:family="table-cell">
      <style:table-cell-properties fo:padding="0.097cm" fo:border="0.002cm solid #000000"/>
    </style:style>
    <style:style style:name="Table151" style:family="table">
      <style:table-properties style:width="12.647cm" table:align="margins"/>
    </style:style>
    <style:style style:name="Table151.A" style:family="table-column">
      <style:table-column-properties style:column-width="12.647cm" style:rel-column-width="65535*"/>
    </style:style>
    <style:style style:name="Table151.A1" style:family="table-cell">
      <style:table-cell-properties fo:padding="0.097cm" fo:border="0.002cm solid #000000"/>
    </style:style>
    <style:style style:name="Table160" style:family="table">
      <style:table-properties style:width="12.861cm" table:align="margins"/>
    </style:style>
    <style:style style:name="Table160.A" style:family="table-column">
      <style:table-column-properties style:column-width="12.861cm" style:rel-column-width="65535*"/>
    </style:style>
    <style:style style:name="Table160.A1" style:family="table-cell">
      <style:table-cell-properties fo:padding="0.097cm" fo:border="0.002cm solid #000000"/>
    </style:style>
    <style:style style:name="Table160.A2" style:family="table-cell">
      <style:table-cell-properties fo:padding="0.097cm" fo:border-left="0.002cm solid #000000" fo:border-right="0.002cm solid #000000" fo:border-top="none" fo:border-bottom="0.002cm solid #000000"/>
    </style:style>
    <style:style style:name="Table161" style:family="table">
      <style:table-properties style:width="12.666cm" table:align="margins"/>
    </style:style>
    <style:style style:name="Table161.A" style:family="table-column">
      <style:table-column-properties style:column-width="12.666cm" style:rel-column-width="65535*"/>
    </style:style>
    <style:style style:name="Table161.A1" style:family="table-cell">
      <style:table-cell-properties fo:padding="0.097cm" fo:border="0.002cm solid #000000"/>
    </style:style>
    <style:style style:name="Table162" style:family="table">
      <style:table-properties style:width="12.666cm" table:align="margins"/>
    </style:style>
    <style:style style:name="Table162.A" style:family="table-column">
      <style:table-column-properties style:column-width="12.666cm" style:rel-column-width="65535*"/>
    </style:style>
    <style:style style:name="Table162.A1" style:family="table-cell">
      <style:table-cell-properties fo:padding="0.097cm" fo:border="0.002cm solid #000000"/>
    </style:style>
    <style:style style:name="Table152" style:family="table">
      <style:table-properties style:width="12.841cm" table:align="margins"/>
    </style:style>
    <style:style style:name="Table152.A" style:family="table-column">
      <style:table-column-properties style:column-width="12.841cm" style:rel-column-width="65535*"/>
    </style:style>
    <style:style style:name="Table152.A1" style:family="table-cell">
      <style:table-cell-properties fo:padding="0.097cm" fo:border="0.002cm solid #000000"/>
    </style:style>
    <style:style style:name="Table152.A2" style:family="table-cell">
      <style:table-cell-properties fo:padding="0.097cm" fo:border-left="0.002cm solid #000000" fo:border-right="0.002cm solid #000000" fo:border-top="none" fo:border-bottom="0.002cm solid #000000"/>
    </style:style>
    <style:style style:name="Table153" style:family="table">
      <style:table-properties style:width="12.647cm" table:align="margins"/>
    </style:style>
    <style:style style:name="Table153.A" style:family="table-column">
      <style:table-column-properties style:column-width="12.647cm" style:rel-column-width="65535*"/>
    </style:style>
    <style:style style:name="Table153.A1" style:family="table-cell">
      <style:table-cell-properties fo:padding="0.097cm" fo:border="0.002cm solid #000000"/>
    </style:style>
    <style:style style:name="Table154" style:family="table">
      <style:table-properties style:width="12.647cm" table:align="margins"/>
    </style:style>
    <style:style style:name="Table154.A" style:family="table-column">
      <style:table-column-properties style:column-width="12.647cm" style:rel-column-width="65535*"/>
    </style:style>
    <style:style style:name="Table154.A1" style:family="table-cell">
      <style:table-cell-properties fo:padding="0.097cm" fo:border="0.002cm solid #000000"/>
    </style:style>
    <style:style style:name="Table155" style:family="table">
      <style:table-properties style:width="12.647cm" table:align="margins"/>
    </style:style>
    <style:style style:name="Table155.A" style:family="table-column">
      <style:table-column-properties style:column-width="12.647cm" style:rel-column-width="65535*"/>
    </style:style>
    <style:style style:name="Table155.A1" style:family="table-cell">
      <style:table-cell-properties fo:padding="0.097cm" fo:border="0.002cm solid #000000"/>
    </style:style>
    <style:style style:name="Table163" style:family="table">
      <style:table-properties style:width="12.861cm" table:align="margins"/>
    </style:style>
    <style:style style:name="Table163.A" style:family="table-column">
      <style:table-column-properties style:column-width="12.861cm" style:rel-column-width="65535*"/>
    </style:style>
    <style:style style:name="Table163.A1" style:family="table-cell">
      <style:table-cell-properties fo:padding="0.097cm" fo:border="0.002cm solid #000000"/>
    </style:style>
    <style:style style:name="Table163.A2" style:family="table-cell">
      <style:table-cell-properties fo:padding="0.097cm" fo:border-left="0.002cm solid #000000" fo:border-right="0.002cm solid #000000" fo:border-top="none" fo:border-bottom="0.002cm solid #000000"/>
    </style:style>
    <style:style style:name="Table164" style:family="table">
      <style:table-properties style:width="12.666cm" table:align="margins"/>
    </style:style>
    <style:style style:name="Table164.A" style:family="table-column">
      <style:table-column-properties style:column-width="12.666cm" style:rel-column-width="65535*"/>
    </style:style>
    <style:style style:name="Table164.A1" style:family="table-cell">
      <style:table-cell-properties fo:padding="0.097cm" fo:border="0.002cm solid #000000"/>
    </style:style>
    <style:style style:name="Table165" style:family="table">
      <style:table-properties style:width="12.666cm" table:align="margins"/>
    </style:style>
    <style:style style:name="Table165.A" style:family="table-column">
      <style:table-column-properties style:column-width="12.666cm" style:rel-column-width="65535*"/>
    </style:style>
    <style:style style:name="Table165.A1" style:family="table-cell">
      <style:table-cell-properties fo:padding="0.097cm" fo:border="0.002cm solid #000000"/>
    </style:style>
    <style:style style:name="Table166" style:family="table">
      <style:table-properties style:width="12.666cm" table:align="margins"/>
    </style:style>
    <style:style style:name="Table166.A" style:family="table-column">
      <style:table-column-properties style:column-width="12.666cm" style:rel-column-width="65535*"/>
    </style:style>
    <style:style style:name="Table166.A1" style:family="table-cell">
      <style:table-cell-properties fo:padding="0.097cm" fo:border="0.002cm solid #000000"/>
    </style:style>
    <style:style style:name="Table156" style:family="table">
      <style:table-properties style:width="12.841cm" table:align="margins"/>
    </style:style>
    <style:style style:name="Table156.A" style:family="table-column">
      <style:table-column-properties style:column-width="12.841cm" style:rel-column-width="65535*"/>
    </style:style>
    <style:style style:name="Table156.A1" style:family="table-cell">
      <style:table-cell-properties fo:padding="0.097cm" fo:border="0.002cm solid #000000"/>
    </style:style>
    <style:style style:name="Table156.A2" style:family="table-cell">
      <style:table-cell-properties fo:padding="0.097cm" fo:border-left="0.002cm solid #000000" fo:border-right="0.002cm solid #000000" fo:border-top="none" fo:border-bottom="0.002cm solid #000000"/>
    </style:style>
    <style:style style:name="Table157" style:family="table">
      <style:table-properties style:width="12.647cm" table:align="margins"/>
    </style:style>
    <style:style style:name="Table157.A" style:family="table-column">
      <style:table-column-properties style:column-width="12.647cm" style:rel-column-width="65535*"/>
    </style:style>
    <style:style style:name="Table157.A1" style:family="table-cell">
      <style:table-cell-properties fo:padding="0.097cm" fo:border="0.002cm solid #000000"/>
    </style:style>
    <style:style style:name="Table158" style:family="table">
      <style:table-properties style:width="12.647cm" table:align="margins"/>
    </style:style>
    <style:style style:name="Table158.A" style:family="table-column">
      <style:table-column-properties style:column-width="12.647cm" style:rel-column-width="65535*"/>
    </style:style>
    <style:style style:name="Table158.A1" style:family="table-cell">
      <style:table-cell-properties fo:padding="0.097cm" fo:border="0.002cm solid #000000"/>
    </style:style>
    <style:style style:name="Table159" style:family="table">
      <style:table-properties style:width="12.647cm" table:align="margins"/>
    </style:style>
    <style:style style:name="Table159.A" style:family="table-column">
      <style:table-column-properties style:column-width="12.647cm" style:rel-column-width="65535*"/>
    </style:style>
    <style:style style:name="Table159.A1" style:family="table-cell">
      <style:table-cell-properties fo:padding="0.097cm" fo:border="0.002cm solid #000000"/>
    </style:style>
    <style:style style:name="Table159.A2" style:family="table-cell">
      <style:table-cell-properties fo:padding="0.097cm" fo:border-left="0.002cm solid #000000" fo:border-right="0.002cm solid #000000" fo:border-top="none" fo:border-bottom="0.002cm solid #000000"/>
    </style:style>
    <style:style style:name="Table167" style:family="table">
      <style:table-properties style:width="12.861cm" table:align="margins"/>
    </style:style>
    <style:style style:name="Table167.A" style:family="table-column">
      <style:table-column-properties style:column-width="12.861cm" style:rel-column-width="65535*"/>
    </style:style>
    <style:style style:name="Table167.A1" style:family="table-cell">
      <style:table-cell-properties fo:padding="0.097cm" fo:border="0.002cm solid #000000"/>
    </style:style>
    <style:style style:name="Table167.A2" style:family="table-cell">
      <style:table-cell-properties fo:padding="0.097cm" fo:border-left="0.002cm solid #000000" fo:border-right="0.002cm solid #000000" fo:border-top="none" fo:border-bottom="0.002cm solid #000000"/>
    </style:style>
    <style:style style:name="Table168" style:family="table">
      <style:table-properties style:width="12.666cm" table:align="margins"/>
    </style:style>
    <style:style style:name="Table168.A" style:family="table-column">
      <style:table-column-properties style:column-width="12.666cm" style:rel-column-width="65535*"/>
    </style:style>
    <style:style style:name="Table168.A1" style:family="table-cell">
      <style:table-cell-properties fo:padding="0.097cm" fo:border="0.002cm solid #000000"/>
    </style:style>
    <style:style style:name="Table169" style:family="table">
      <style:table-properties style:width="12.666cm" table:align="margins"/>
    </style:style>
    <style:style style:name="Table169.A" style:family="table-column">
      <style:table-column-properties style:column-width="12.666cm" style:rel-column-width="65535*"/>
    </style:style>
    <style:style style:name="Table169.A1" style:family="table-cell">
      <style:table-cell-properties fo:padding="0.097cm" fo:border="0.002cm solid #000000"/>
    </style:style>
    <style:style style:name="Table170" style:family="table">
      <style:table-properties style:width="12.666cm" table:align="margins"/>
    </style:style>
    <style:style style:name="Table170.A" style:family="table-column">
      <style:table-column-properties style:column-width="12.666cm" style:rel-column-width="65535*"/>
    </style:style>
    <style:style style:name="Table170.A1" style:family="table-cell">
      <style:table-cell-properties fo:padding="0.097cm" fo:border="0.002cm solid #000000"/>
    </style:style>
    <style:style style:name="Table170.A2" style:family="table-cell">
      <style:table-cell-properties fo:padding="0.097cm" fo:border-left="0.002cm solid #000000" fo:border-right="0.002cm solid #000000" fo:border-top="none" fo:border-bottom="0.002cm solid #000000"/>
    </style:style>
    <style:style style:name="Table187" style:family="table">
      <style:table-properties style:width="12.841cm" table:align="margins"/>
    </style:style>
    <style:style style:name="Table187.A" style:family="table-column">
      <style:table-column-properties style:column-width="12.841cm" style:rel-column-width="65535*"/>
    </style:style>
    <style:style style:name="Table187.A1" style:family="table-cell">
      <style:table-cell-properties fo:padding="0.097cm" fo:border="0.002cm solid #000000"/>
    </style:style>
    <style:style style:name="Table187.A2" style:family="table-cell">
      <style:table-cell-properties fo:padding="0.097cm" fo:border-left="0.002cm solid #000000" fo:border-right="0.002cm solid #000000" fo:border-top="none" fo:border-bottom="0.002cm solid #000000"/>
    </style:style>
    <style:style style:name="Table188" style:family="table">
      <style:table-properties style:width="12.647cm" table:align="margins"/>
    </style:style>
    <style:style style:name="Table188.A" style:family="table-column">
      <style:table-column-properties style:column-width="12.647cm" style:rel-column-width="65535*"/>
    </style:style>
    <style:style style:name="Table188.A1" style:family="table-cell">
      <style:table-cell-properties fo:padding="0.097cm" fo:border="0.002cm solid #000000"/>
    </style:style>
    <style:style style:name="Table188.A2" style:family="table-cell">
      <style:table-cell-properties fo:padding="0.097cm" fo:border-left="0.002cm solid #000000" fo:border-right="0.002cm solid #000000" fo:border-top="none" fo:border-bottom="0.002cm solid #000000"/>
    </style:style>
    <style:style style:name="Table189" style:family="table">
      <style:table-properties style:width="12.647cm" table:align="margins"/>
    </style:style>
    <style:style style:name="Table189.A" style:family="table-column">
      <style:table-column-properties style:column-width="12.647cm" style:rel-column-width="65535*"/>
    </style:style>
    <style:style style:name="Table189.A1" style:family="table-cell">
      <style:table-cell-properties fo:padding="0.097cm" fo:border="0.002cm solid #000000"/>
    </style:style>
    <style:style style:name="Table189.A2" style:family="table-cell">
      <style:table-cell-properties fo:padding="0.097cm" fo:border-left="0.002cm solid #000000" fo:border-right="0.002cm solid #000000" fo:border-top="none" fo:border-bottom="0.002cm solid #000000"/>
    </style:style>
    <style:style style:name="Table190" style:family="table">
      <style:table-properties style:width="12.861cm" table:align="margins"/>
    </style:style>
    <style:style style:name="Table190.A" style:family="table-column">
      <style:table-column-properties style:column-width="12.861cm" style:rel-column-width="65535*"/>
    </style:style>
    <style:style style:name="Table190.A1" style:family="table-cell">
      <style:table-cell-properties fo:padding="0.097cm" fo:border="0.002cm solid #000000"/>
    </style:style>
    <style:style style:name="Table190.A2" style:family="table-cell">
      <style:table-cell-properties fo:padding="0.097cm" fo:border-left="0.002cm solid #000000" fo:border-right="0.002cm solid #000000" fo:border-top="none" fo:border-bottom="0.002cm solid #000000"/>
    </style:style>
    <style:style style:name="Table191" style:family="table">
      <style:table-properties style:width="12.666cm" table:align="margins"/>
    </style:style>
    <style:style style:name="Table191.A" style:family="table-column">
      <style:table-column-properties style:column-width="12.666cm" style:rel-column-width="65535*"/>
    </style:style>
    <style:style style:name="Table191.A1" style:family="table-cell">
      <style:table-cell-properties fo:padding="0.097cm" fo:border="0.002cm solid #000000"/>
    </style:style>
    <style:style style:name="Table191.A2" style:family="table-cell">
      <style:table-cell-properties fo:padding="0.097cm" fo:border-left="0.002cm solid #000000" fo:border-right="0.002cm solid #000000" fo:border-top="none" fo:border-bottom="0.002cm solid #000000"/>
    </style:style>
    <style:style style:name="Table192" style:family="table">
      <style:table-properties style:width="12.666cm" table:align="margins"/>
    </style:style>
    <style:style style:name="Table192.A" style:family="table-column">
      <style:table-column-properties style:column-width="12.666cm" style:rel-column-width="65535*"/>
    </style:style>
    <style:style style:name="Table192.A1" style:family="table-cell">
      <style:table-cell-properties fo:padding="0.097cm" fo:border="0.002cm solid #000000"/>
    </style:style>
    <style:style style:name="Table192.A2" style:family="table-cell">
      <style:table-cell-properties fo:padding="0.097cm" fo:border-left="0.002cm solid #000000" fo:border-right="0.002cm solid #000000" fo:border-top="none" fo:border-bottom="0.002cm solid #000000"/>
    </style:style>
    <style:style style:name="Table193" style:family="table">
      <style:table-properties style:width="12.841cm" table:align="margins"/>
    </style:style>
    <style:style style:name="Table193.A" style:family="table-column">
      <style:table-column-properties style:column-width="12.841cm" style:rel-column-width="65535*"/>
    </style:style>
    <style:style style:name="Table193.A1" style:family="table-cell">
      <style:table-cell-properties fo:padding="0.097cm" fo:border="0.002cm solid #000000"/>
    </style:style>
    <style:style style:name="Table193.A2" style:family="table-cell">
      <style:table-cell-properties fo:padding="0.097cm" fo:border-left="0.002cm solid #000000" fo:border-right="0.002cm solid #000000" fo:border-top="none" fo:border-bottom="0.002cm solid #000000"/>
    </style:style>
    <style:style style:name="Table194" style:family="table">
      <style:table-properties style:width="12.647cm" table:align="margins"/>
    </style:style>
    <style:style style:name="Table194.A" style:family="table-column">
      <style:table-column-properties style:column-width="12.647cm" style:rel-column-width="65535*"/>
    </style:style>
    <style:style style:name="Table194.A1" style:family="table-cell">
      <style:table-cell-properties fo:padding="0.097cm" fo:border="0.002cm solid #000000"/>
    </style:style>
    <style:style style:name="Table195" style:family="table">
      <style:table-properties style:width="12.647cm" table:align="margins"/>
    </style:style>
    <style:style style:name="Table195.A" style:family="table-column">
      <style:table-column-properties style:column-width="12.647cm" style:rel-column-width="65535*"/>
    </style:style>
    <style:style style:name="Table195.A1" style:family="table-cell">
      <style:table-cell-properties fo:padding="0.097cm" fo:border="0.002cm solid #000000"/>
    </style:style>
    <style:style style:name="Table196" style:family="table">
      <style:table-properties style:width="12.647cm" table:align="margins"/>
    </style:style>
    <style:style style:name="Table196.A" style:family="table-column">
      <style:table-column-properties style:column-width="12.647cm" style:rel-column-width="65535*"/>
    </style:style>
    <style:style style:name="Table196.A1" style:family="table-cell">
      <style:table-cell-properties fo:padding="0.097cm" fo:border="0.002cm solid #000000"/>
    </style:style>
    <style:style style:name="Table196.A2" style:family="table-cell">
      <style:table-cell-properties fo:padding="0.097cm" fo:border-left="0.002cm solid #000000" fo:border-right="0.002cm solid #000000" fo:border-top="none" fo:border-bottom="0.002cm solid #000000"/>
    </style:style>
    <style:style style:name="Table197" style:family="table">
      <style:table-properties style:width="12.861cm" table:align="margins"/>
    </style:style>
    <style:style style:name="Table197.A" style:family="table-column">
      <style:table-column-properties style:column-width="12.861cm" style:rel-column-width="65535*"/>
    </style:style>
    <style:style style:name="Table197.A1" style:family="table-cell">
      <style:table-cell-properties fo:padding="0.097cm" fo:border="0.002cm solid #000000"/>
    </style:style>
    <style:style style:name="Table197.A2" style:family="table-cell">
      <style:table-cell-properties fo:padding="0.097cm" fo:border-left="0.002cm solid #000000" fo:border-right="0.002cm solid #000000" fo:border-top="none" fo:border-bottom="0.002cm solid #000000"/>
    </style:style>
    <style:style style:name="Table198" style:family="table">
      <style:table-properties style:width="12.666cm" table:align="margins"/>
    </style:style>
    <style:style style:name="Table198.A" style:family="table-column">
      <style:table-column-properties style:column-width="12.666cm" style:rel-column-width="65535*"/>
    </style:style>
    <style:style style:name="Table198.A1" style:family="table-cell">
      <style:table-cell-properties fo:padding="0.097cm" fo:border="0.002cm solid #000000"/>
    </style:style>
    <style:style style:name="Table199" style:family="table">
      <style:table-properties style:width="12.666cm" table:align="margins"/>
    </style:style>
    <style:style style:name="Table199.A" style:family="table-column">
      <style:table-column-properties style:column-width="12.666cm" style:rel-column-width="65535*"/>
    </style:style>
    <style:style style:name="Table199.A1" style:family="table-cell">
      <style:table-cell-properties fo:padding="0.097cm" fo:border="0.002cm solid #000000"/>
    </style:style>
    <style:style style:name="Table200" style:family="table">
      <style:table-properties style:width="12.666cm" table:align="margins"/>
    </style:style>
    <style:style style:name="Table200.A" style:family="table-column">
      <style:table-column-properties style:column-width="12.666cm" style:rel-column-width="65535*"/>
    </style:style>
    <style:style style:name="Table200.A1" style:family="table-cell">
      <style:table-cell-properties fo:padding="0.097cm" fo:border="0.002cm solid #000000"/>
    </style:style>
    <style:style style:name="Table200.A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style:tab-stops>
          <style:tab-stop style:position="14.367cm"/>
        </style:tab-stops>
      </style:paragraph-properties>
      <style:text-properties fo:color="#000000" fo:font-size="16pt" fo:font-style="italic" fo:background-color="transparent" style:font-size-asian="16pt" style:font-style-asian="italic" style:font-size-complex="16pt" style:font-style-complex="italic"/>
    </style:style>
    <style:style style:name="P2" style:family="paragraph" style:parent-style-name="Table_20_Heading">
      <style:paragraph-properties fo:text-align="start" style:justify-single-word="false"/>
      <style:text-properties fo:color="#000000" style:font-name="Trebuchet MS" fo:font-size="14pt" fo:font-weight="normal" fo:background-color="transparent" style:font-size-asian="14pt" style:font-weight-asian="normal" style:font-size-complex="14pt" style:font-weight-complex="normal"/>
    </style:style>
    <style:style style:name="P3" style:family="paragraph" style:parent-style-name="Table_20_Heading">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4" style:family="paragraph" style:parent-style-name="Table_20_Heading">
      <style:paragraph-properties fo:text-align="start" style:justify-single-word="false"/>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5" style:family="paragraph" style:parent-style-name="Table_20_Heading">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6" style:family="paragraph" style:parent-style-name="Table_20_Heading">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7" style:family="paragraph" style:parent-style-name="Table_20_Heading">
      <style:paragraph-properties fo:text-align="start" style:justify-single-word="false"/>
      <style:text-properties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8" style:family="paragraph" style:parent-style-name="Table_20_Heading">
      <style:paragraph-properties fo:text-align="start" style:justify-single-word="false"/>
      <style:text-properties fo:color="#ff0000" style:font-name="Trebuchet MS" fo:font-size="14pt" fo:font-weight="normal" fo:background-color="transparent" style:font-size-asian="14pt" style:language-asian="zh" style:country-asian="TW" style:font-weight-asian="normal" style:font-size-complex="14pt" style:font-weight-complex="normal"/>
    </style:style>
    <style:style style:name="P9" style:family="paragraph" style:parent-style-name="Table_20_Heading">
      <style:paragraph-properties fo:text-align="start" style:justify-single-word="false"/>
      <style:text-properties fo:color="#ff0000" style:font-name="Trebuchet MS" fo:font-size="14pt" fo:font-weight="normal" fo:background-color="transparent" style:font-size-asian="14pt" style:font-weight-asian="normal" style:font-size-complex="14pt" style:font-weight-complex="normal"/>
    </style:style>
    <style:style style:name="P10" style:family="paragraph" style:parent-style-name="Table_20_Heading">
      <style:paragraph-properties fo:text-align="start" style:justify-single-word="false"/>
      <style:text-properties fo:color="#ff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11" style:family="paragraph" style:parent-style-name="Table_20_Heading">
      <style:text-properties fo:background-color="transparent"/>
    </style:style>
    <style:style style:name="P12" style:family="paragraph" style:parent-style-name="Table_20_Heading">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13" style:family="paragraph" style:parent-style-name="Table_20_Heading">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14" style:family="paragraph" style:parent-style-name="Table_20_Heading">
      <style:paragraph-properties fo:text-align="start" style:justify-single-word="false"/>
      <style:text-properties fo:color="#b3b3b3"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15" style:family="paragraph" style:parent-style-name="Table_20_Heading">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16" style:family="paragraph" style:parent-style-name="Table_20_Heading">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17" style:family="paragraph" style:parent-style-name="Table_20_Heading">
      <style:paragraph-properties fo:text-align="start" style:justify-single-word="false"/>
      <style:text-properties style:use-window-font-color="true" style:font-name="Trebuchet MS" fo:font-size="14pt" fo:font-weight="normal" fo:background-color="transparent" style:font-size-asian="14pt" style:font-weight-asian="normal" style:font-size-complex="14pt" style:font-weight-complex="normal"/>
    </style:style>
    <style:style style:name="P18" style:family="paragraph" style:parent-style-name="Table_20_Contents">
      <style:paragraph-properties fo:text-align="center" style:justify-single-word="false"/>
      <style:text-properties fo:color="#000000" style:font-name="Trebuchet MS" fo:font-size="14pt" fo:background-color="transparent" style:font-size-asian="14pt" style:font-size-complex="14pt"/>
    </style:style>
    <style:style style:name="P19" style:family="paragraph" style:parent-style-name="Table_20_Contents">
      <style:paragraph-properties fo:text-align="start" style:justify-single-word="false"/>
      <style:text-properties fo:color="#000000" style:font-name="Trebuchet MS" fo:font-size="14pt" fo:background-color="transparent" style:font-size-asian="14pt" style:font-size-complex="14pt"/>
    </style:style>
    <style:style style:name="P20" style:family="paragraph" style:parent-style-name="Table_20_Contents">
      <style:text-properties fo:color="#000000" style:font-name="Trebuchet MS" fo:font-size="14pt" fo:background-color="transparent" style:font-size-asian="14pt" style:language-asian="zh" style:country-asian="TW" style:font-size-complex="14pt"/>
    </style:style>
    <style:style style:name="P21" style:family="paragraph" style:parent-style-name="Table_20_Contents">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22" style:family="paragraph" style:parent-style-name="Table_20_Contents">
      <style:paragraph-properties fo:text-align="start" style:justify-single-word="false"/>
      <style:text-properties fo:color="#000000"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23" style:family="paragraph" style:parent-style-name="Table_20_Contents">
      <style:paragraph-properties fo:text-align="center" style:justify-single-word="false"/>
      <style:text-properties fo:color="#000000" fo:font-size="14pt" fo:background-color="transparent" style:font-size-asian="14pt" style:language-asian="zh" style:country-asian="TW" style:font-size-complex="14pt"/>
    </style:style>
    <style:style style:name="P24" style:family="paragraph" style:parent-style-name="Table_20_Contents">
      <style:text-properties style:font-name="Trebuchet MS" fo:font-size="14pt" fo:background-color="transparent" style:font-size-asian="14pt" style:font-size-complex="14pt"/>
    </style:style>
    <style:style style:name="P25" style:family="paragraph" style:parent-style-name="Table_20_Contents">
      <style:paragraph-properties fo:text-align="start" style:justify-single-word="false"/>
      <style:text-properties style:font-name="Trebuchet MS" fo:font-size="14pt" fo:background-color="transparent" style:font-size-asian="14pt" style:font-size-complex="14pt"/>
    </style:style>
    <style:style style:name="P26" style:family="paragraph" style:parent-style-name="Table_20_Contents">
      <style:text-properties style:font-name="Trebuchet MS" fo:font-size="14pt" fo:background-color="transparent" style:font-size-asian="14pt" style:language-asian="zh" style:country-asian="TW" style:font-size-complex="14pt"/>
    </style:style>
    <style:style style:name="P27" style:family="paragraph" style:parent-style-name="Table_20_Contents">
      <style:paragraph-properties fo:text-align="start" style:justify-single-word="false"/>
      <style:text-properties style:font-name="Trebuchet MS" fo:font-size="14pt" fo:background-color="transparent" style:font-size-asian="14pt" style:language-asian="zh" style:country-asian="TW" style:font-size-complex="14pt"/>
    </style:style>
    <style:style style:name="P28" style:family="paragraph" style:parent-style-name="Table_20_Contents">
      <style:text-properties style:font-name="Trebuchet MS" fo:font-size="14pt" fo:font-weight="normal" fo:background-color="transparent" style:font-size-asian="14pt" style:font-weight-asian="normal" style:font-size-complex="14pt" style:font-weight-complex="normal"/>
    </style:style>
    <style:style style:name="P29" style:family="paragraph" style:parent-style-name="Table_20_Contents">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30" style:family="paragraph" style:parent-style-name="Table_20_Contents">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31" style:family="paragraph" style:parent-style-name="Table_20_Contents">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32" style:family="paragraph" style:parent-style-name="Table_20_Contents">
      <style:paragraph-properties fo:text-align="start" style:justify-single-word="false"/>
      <style:text-properties style:font-name="Trebuchet MS" fo:font-size="14pt" fo:font-weight="normal" fo:background-color="transparent" style:font-name-asian="新細明體" style:font-size-asian="14pt" style:font-weight-asian="normal" style:font-size-complex="14pt" style:font-weight-complex="normal"/>
    </style:style>
    <style:style style:name="P33" style:family="paragraph" style:parent-style-name="Table_20_Contents">
      <style:paragraph-properties fo:text-align="start" style:justify-single-word="false"/>
      <style:text-properties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34" style:family="paragraph" style:parent-style-name="Table_20_Contents">
      <style:paragraph-properties fo:text-align="start" style:justify-single-word="false"/>
      <style:text-properties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35" style:family="paragraph" style:parent-style-name="Table_20_Contents">
      <style:text-properties fo:color="#b3b3b3" style:font-name="Trebuchet MS" fo:font-size="14pt" fo:background-color="transparent" style:font-size-asian="14pt" style:language-asian="zh" style:country-asian="TW" style:font-size-complex="14pt"/>
    </style:style>
    <style:style style:name="P36" style:family="paragraph" style:parent-style-name="Table_20_Contents">
      <style:paragraph-properties fo:text-align="start" style:justify-single-word="false"/>
      <style:text-properties fo:color="#b3b3b3" style:font-name="Trebuchet MS" fo:font-size="14pt" fo:background-color="transparent" style:font-size-asian="14pt" style:language-asian="zh" style:country-asian="TW" style:font-size-complex="14pt"/>
    </style:style>
    <style:style style:name="P37" style:family="paragraph" style:parent-style-name="Table_20_Contents">
      <style:text-properties fo:color="#b3b3b3" style:font-name="Trebuchet MS" fo:font-size="14pt" fo:background-color="transparent" style:font-size-asian="14pt" style:font-size-complex="14pt"/>
    </style:style>
    <style:style style:name="P38" style:family="paragraph" style:parent-style-name="Table_20_Contents">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39"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40" style:family="paragraph" style:parent-style-name="Table_20_Contents">
      <style:text-properties fo:color="#b3b3b3" style:font-name="Trebuchet MS" fo:font-size="14pt" fo:font-weight="normal" fo:background-color="transparent" style:font-size-asian="14pt" style:font-weight-asian="normal" style:font-size-complex="14pt" style:font-weight-complex="normal"/>
    </style:style>
    <style:style style:name="P41"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42" style:family="paragraph" style:parent-style-name="Table_20_Contents">
      <style:paragraph-properties fo:text-align="start" style:justify-single-word="false"/>
      <style:text-properties fo:color="#b3b3b3" style:font-name="Trebuchet MS" fo:font-size="14pt" fo:font-style="normal" fo:font-weight="normal" fo:background-color="transparent" style:font-size-asian="14pt" style:font-style-asian="normal" style:font-weight-asian="normal" style:font-size-complex="14pt" style:font-style-complex="normal" style:font-weight-complex="normal"/>
    </style:style>
    <style:style style:name="P43" style:family="paragraph" style:parent-style-name="Table_20_Contents">
      <style:text-properties fo:color="#b3b3b3"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44" style:family="paragraph" style:parent-style-name="Table_20_Contents">
      <style:text-properties fo:font-size="14pt" fo:background-color="transparent" style:font-size-asian="14pt" style:font-size-complex="14pt"/>
    </style:style>
    <style:style style:name="P45" style:family="paragraph" style:parent-style-name="Table_20_Contents">
      <style:text-properties fo:font-size="14pt" fo:background-color="transparent" style:font-size-asian="14pt" style:language-asian="zh" style:country-asian="TW" style:font-size-complex="14pt"/>
    </style:style>
    <style:style style:name="P46" style:family="paragraph" style:parent-style-name="Table_20_Contents">
      <style:paragraph-properties fo:text-align="start" style:justify-single-word="false"/>
      <style:text-properties fo:font-size="14pt" fo:background-color="transparent" style:font-name-asian="新細明體" style:font-size-asian="14pt" style:language-asian="zh" style:country-asian="TW" style:font-size-complex="14pt"/>
    </style:style>
    <style:style style:name="P47" style:family="paragraph" style:parent-style-name="Table_20_Contents">
      <style:paragraph-properties fo:text-align="start" style:justify-single-word="false"/>
      <style:text-properties fo:font-size="14pt" fo:font-weight="normal" fo:background-color="transparent" style:font-size-asian="14pt" style:language-asian="zh" style:country-asian="TW" style:font-weight-asian="normal" style:font-size-complex="14pt" style:font-weight-complex="normal"/>
    </style:style>
    <style:style style:name="P48" style:family="paragraph" style:parent-style-name="Table_20_Contents">
      <style:text-properties fo:background-color="transparent"/>
    </style:style>
    <style:style style:name="P49" style:family="paragraph" style:parent-style-name="Table_20_Contents">
      <style:paragraph-properties fo:text-align="start" style:justify-single-word="false"/>
      <style:text-properties fo:color="#ff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50" style:family="paragraph" style:parent-style-name="Table_20_Contents">
      <style:paragraph-properties fo:text-align="start" style:justify-single-word="false"/>
      <style:text-properties fo:color="#ff0000" style:font-name="Trebuchet MS" fo:font-size="14pt" fo:font-weight="normal" fo:background-color="transparent" style:font-size-asian="14pt" style:language-asian="zh" style:country-asian="TW" style:font-weight-asian="normal" style:font-size-complex="14pt" style:font-weight-complex="normal"/>
    </style:style>
    <style:style style:name="P51" style:family="paragraph" style:parent-style-name="Table_20_Contents">
      <style:paragraph-properties fo:text-align="start" style:justify-single-word="false"/>
      <style:text-properties style:font-name="新細明體" fo:font-size="14pt" fo:font-weight="normal" fo:background-color="transparent" style:font-size-asian="14pt" style:font-weight-asian="normal" style:font-size-complex="14pt" style:font-weight-complex="normal"/>
    </style:style>
    <style:style style:name="P52" style:family="paragraph" style:parent-style-name="Table_20_Contents">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53" style:family="paragraph" style:parent-style-name="Table_20_Contents">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54" style:family="paragraph" style:parent-style-name="Table_20_Contents">
      <style:paragraph-properties fo:text-align="start" style:justify-single-word="false"/>
      <style:text-properties style:font-name="新細明體" fo:font-size="14pt" fo:background-color="transparent" style:font-name-asian="新細明體" style:font-size-asian="14pt" style:language-asian="zh" style:country-asian="TW" style:font-size-complex="14pt"/>
    </style:style>
    <style:style style:name="P55" style:family="paragraph" style:parent-style-name="Table_20_Contents">
      <style:paragraph-properties fo:text-align="start" style:justify-single-word="false"/>
      <style:text-properties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56" style:family="paragraph" style:parent-style-name="Table_20_Contents">
      <style:paragraph-properties fo:text-align="start" style:justify-single-word="false"/>
      <style:text-properties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57" style:family="paragraph" style:parent-style-name="Table_20_Contents">
      <style:paragraph-properties fo:text-align="start" style:justify-single-word="false"/>
      <style:text-properties style:use-window-font-color="true" style:font-name="Trebuchet MS" fo:font-size="14pt" fo:font-weight="normal" fo:background-color="transparent" style:font-size-asian="14pt" style:font-weight-asian="normal" style:font-size-complex="14pt" style:font-weight-complex="normal"/>
    </style:style>
    <style:style style:name="P58" style:family="paragraph" style:parent-style-name="Standard">
      <style:text-properties fo:color="#000000" style:font-name="Trebuchet MS" fo:font-size="14pt" fo:background-color="transparent" style:font-size-asian="14pt" style:font-size-complex="14pt"/>
    </style:style>
    <style:style style:name="P59" style:family="paragraph" style:parent-style-name="Standard">
      <style:text-properties fo:color="#000000" style:font-name="Trebuchet MS" fo:font-size="14pt" fo:background-color="transparent" style:font-size-asian="14pt" style:language-asian="zh" style:country-asian="TW" style:font-size-complex="14pt"/>
    </style:style>
    <style:style style:name="P60" style:family="paragraph" style:parent-style-name="Standard">
      <style:paragraph-properties fo:text-align="start" style:justify-single-word="false"/>
      <style:text-properties fo:color="#000000" style:font-name="Trebuchet MS" fo:font-size="14pt" fo:background-color="transparent" style:font-size-asian="14pt" style:language-asian="zh" style:country-asian="TW" style:font-size-complex="14pt"/>
    </style:style>
    <style:style style:name="P61" style:family="paragraph" style:parent-style-name="Standard">
      <style:text-properties fo:color="#000000" style:font-name="Trebuchet MS" fo:font-size="14pt" fo:background-color="transparent" style:font-name-asian="新細明體" style:font-size-asian="14pt" style:language-asian="zh" style:country-asian="TW" style:font-size-complex="14pt"/>
    </style:style>
    <style:style style:name="P62" style:family="paragraph" style:parent-style-name="Standard">
      <style:paragraph-properties fo:text-align="start" style:justify-single-word="false"/>
      <style:text-properties fo:color="#000000" style:font-name="Trebuchet MS" fo:font-size="14pt" fo:background-color="transparent" style:font-name-asian="新細明體" style:font-size-asian="14pt" style:language-asian="zh" style:country-asian="TW" style:font-size-complex="14pt"/>
    </style:style>
    <style:style style:name="P63" style:family="paragraph" style:parent-style-name="Standard">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66" style:family="paragraph" style:parent-style-name="Standard">
      <style:text-properties fo:color="#000000" style:font-name="新細明體" fo:font-size="14pt" fo:background-color="transparent" style:font-name-asian="新細明體" style:font-size-asian="14pt" style:language-asian="zh" style:country-asian="TW" style:font-size-complex="14pt"/>
    </style:style>
    <style:style style:name="P67" style:family="paragraph" style:parent-style-name="Standard">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68" style:family="paragraph" style:parent-style-name="Standard">
      <style:text-properties fo:color="#000000" style:font-name="新細明體" fo:font-size="14pt" fo:background-color="transparent" style:font-name-asian="新細明體" style:font-size-asian="14pt" style:font-size-complex="14pt"/>
    </style:style>
    <style:style style:name="P69" style:family="paragraph" style:parent-style-name="Standard">
      <style:text-properties fo:color="#000000" style:font-name="新細明體" fo:font-size="14pt" fo:background-color="transparent" style:font-size-asian="14pt" style:language-asian="zh" style:country-asian="TW" style:font-size-complex="14pt"/>
    </style:style>
    <style:style style:name="P70" style:family="paragraph" style:parent-style-name="Standard">
      <style:text-properties fo:color="#000000" style:font-name="新細明體" fo:font-size="14pt" fo:background-color="transparent" style:font-size-asian="14pt" style:font-size-complex="14pt"/>
    </style:style>
    <style:style style:name="P71" style:family="paragraph" style:parent-style-name="Standard">
      <style:paragraph-properties fo:text-align="start" style:justify-single-word="false"/>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color="#000000"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74" style:family="paragraph" style:parent-style-name="Standard">
      <style:text-properties fo:color="#b3b3b3" style:font-name="Trebuchet MS" fo:font-size="14pt" fo:background-color="transparent" style:font-size-asian="14pt" style:language-asian="zh" style:country-asian="TW" style:font-size-complex="14pt"/>
    </style:style>
    <style:style style:name="P75" style:family="paragraph" style:parent-style-name="Standard">
      <style:paragraph-properties fo:text-align="start" style:justify-single-word="false"/>
      <style:text-properties fo:color="#b3b3b3" style:font-name="Trebuchet MS" fo:font-size="14pt" fo:background-color="transparent" style:font-size-asian="14pt" style:language-asian="zh" style:country-asian="TW" style:font-size-complex="14pt"/>
    </style:style>
    <style:style style:name="P76" style:family="paragraph" style:parent-style-name="Standard">
      <style:text-properties fo:color="#b3b3b3" style:font-name="Trebuchet MS" fo:font-size="14pt" fo:background-color="transparent" style:font-size-asian="14pt" style:font-size-complex="14pt"/>
    </style:style>
    <style:style style:name="P77" style:family="paragraph" style:parent-style-name="Standard">
      <style:text-properties fo:color="#b3b3b3" style:font-name="Trebuchet MS" fo:font-size="14pt" fo:background-color="transparent" style:font-name-asian="新細明體" style:font-size-asian="14pt" style:language-asian="zh" style:country-asian="TW" style:font-size-complex="14pt"/>
    </style:style>
    <style:style style:name="P78" style:family="paragraph" style:parent-style-name="Standard">
      <style:paragraph-properties fo:text-align="start" style:justify-single-word="false"/>
      <style:text-properties fo:color="#b3b3b3" style:font-name="Trebuchet MS" fo:font-size="14pt" fo:background-color="transparent" style:font-name-asian="新細明體" style:font-size-asian="14pt" style:language-asian="zh" style:country-asian="TW" style:font-size-complex="14pt"/>
    </style:style>
    <style:style style:name="P79" style:family="paragraph" style:parent-style-name="Standard">
      <style:paragraph-properties fo:text-align="start" style:justify-single-word="false"/>
      <style:text-properties fo:color="#b3b3b3" style:font-name="Trebuchet MS" fo:font-size="14pt" fo:font-weight="normal" fo:background-color="transparent" style:font-name-asian="新細明體" style:font-size-asian="14pt" style:language-asian="zh" style:country-asian="TW" style:font-weight-asian="normal" style:font-size-complex="14pt" style:font-weight-complex="normal"/>
    </style:style>
    <style:style style:name="P80" style:family="paragraph" style:parent-style-name="Standard">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81" style:family="paragraph" style:parent-style-name="Standard">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82" style:family="paragraph" style:parent-style-name="Standard">
      <style:paragraph-properties fo:text-align="start" style:justify-single-word="false"/>
      <style:text-properties fo:color="#b3b3b3" style:font-name="Trebuchet MS" fo:font-size="14pt" fo:font-style="normal" fo:font-weight="normal" fo:background-color="transparent" style:font-size-asian="14pt" style:language-asian="zh" style:country-asian="TW" style:font-style-asian="normal" style:font-weight-asian="normal" style:font-size-complex="14pt" style:font-style-complex="normal" style:font-weight-complex="normal"/>
    </style:style>
    <style:style style:name="P83" style:family="paragraph" style:parent-style-name="Standard">
      <style:text-properties fo:color="#b3b3b3" style:font-name="新細明體" fo:font-size="14pt" fo:background-color="transparent" style:font-name-asian="新細明體" style:font-size-asian="14pt" style:language-asian="zh" style:country-asian="TW" style:font-size-complex="14pt"/>
    </style:style>
    <style:style style:name="P84" style:family="paragraph" style:parent-style-name="Standard">
      <style:paragraph-properties fo:text-align="start" style:justify-single-word="false"/>
      <style:text-properties fo:color="#b3b3b3" style:font-name="新細明體" fo:font-size="14pt" fo:background-color="transparent" style:font-name-asian="新細明體" style:font-size-asian="14pt" style:language-asian="zh" style:country-asian="TW" style:font-size-complex="14pt"/>
    </style:style>
    <style:style style:name="P85" style:family="paragraph" style:parent-style-name="Standard">
      <style:text-properties fo:color="#b3b3b3" style:font-name="新細明體" fo:font-size="14pt" fo:background-color="transparent" style:font-size-asian="14pt" style:language-asian="zh" style:country-asian="TW" style:font-size-complex="14pt"/>
    </style:style>
    <style:style style:name="P86" style:family="paragraph" style:parent-style-name="Standard">
      <style:text-properties fo:color="#b3b3b3" fo:font-size="14pt" fo:background-color="transparent" style:font-size-asian="14pt" style:language-asian="zh" style:country-asian="TW" style:font-size-complex="14pt"/>
    </style:style>
    <style:style style:name="P87" style:family="paragraph" style:parent-style-name="Standard">
      <style:text-properties style:font-name="新細明體" fo:font-size="14pt" fo:background-color="transparent" style:font-name-asian="新細明體" style:font-size-asian="14pt" style:font-size-complex="14pt"/>
    </style:style>
    <style:style style:name="P88" style:family="paragraph" style:parent-style-name="Standard">
      <style:paragraph-properties fo:text-align="start" style:justify-single-word="false"/>
      <style:text-properties style:font-name="新細明體" fo:font-size="14pt" fo:background-color="transparent" style:font-name-asian="新細明體" style:font-size-asian="14pt" style:font-size-complex="14pt"/>
    </style:style>
    <style:style style:name="P89" style:family="paragraph" style:parent-style-name="Standard">
      <style:text-properties style:font-name="新細明體" fo:font-size="14pt" fo:background-color="transparent" style:font-name-asian="新細明體" style:font-size-asian="14pt" style:language-asian="zh" style:country-asian="TW" style:font-size-complex="14pt"/>
    </style:style>
    <style:style style:name="P90" style:family="paragraph" style:parent-style-name="Standard">
      <style:paragraph-properties fo:text-align="start" style:justify-single-word="false"/>
      <style:text-properties style:font-name="新細明體" fo:font-size="14pt" fo:background-color="transparent" style:font-name-asian="新細明體" style:font-size-asian="14pt" style:language-asian="zh" style:country-asian="TW" style:font-size-complex="14pt"/>
    </style:style>
    <style:style style:name="P91" style:family="paragraph" style:parent-style-name="Standard">
      <style:text-properties style:font-name="新細明體" fo:font-size="14pt" fo:background-color="transparent" style:font-size-asian="14pt" style:font-size-complex="14pt"/>
    </style:style>
    <style:style style:name="P92" style:family="paragraph" style:parent-style-name="Standard">
      <style:paragraph-properties fo:text-align="start" style:justify-single-word="false"/>
      <style:text-properties style:font-name="新細明體" fo:font-size="14pt" fo:font-weight="normal" fo:background-color="transparent" style:font-name-asian="新細明體"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94" style:family="paragraph" style:parent-style-name="Standard">
      <style:paragraph-properties fo:text-align="start" style:justify-single-word="false"/>
      <style:text-properties style:font-name="新細明體" fo:font-size="14pt" fo:font-weight="normal" fo:background-color="transparent"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style:font-name="新細明體" fo:font-size="14pt" fo:font-style="normal" fo:font-weight="normal" fo:background-color="transparent" style:font-name-asian="新細明體"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新細明體" fo:font-size="14pt" fo:font-style="normal" fo:font-weight="normal" fo:background-color="transparent" style:font-name-asian="新細明體" style:font-size-asian="14pt" style:language-asian="zh" style:country-asian="TW"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style:font-name="新細明體" fo:font-size="14pt" fo:font-style="normal" fo:font-weight="normal" fo:background-color="transparent" style:font-size-asian="14pt" style:font-style-asian="normal" style:font-weight-asian="normal" style:font-size-complex="14pt" style:font-style-complex="normal" style:font-weight-complex="normal"/>
    </style:style>
    <style:style style:name="P98" style:family="paragraph" style:parent-style-name="Standard">
      <style:text-properties fo:color="#ff0000" style:font-name="Trebuchet MS" fo:font-size="14pt" fo:background-color="transparent" style:font-size-asian="14pt" style:language-asian="zh" style:country-asian="TW" style:font-size-complex="14pt"/>
    </style:style>
    <style:style style:name="P99" style:family="paragraph" style:parent-style-name="Standard">
      <style:text-properties fo:font-size="14pt" fo:background-color="transparent" style:font-size-asian="14pt" style:language-asian="zh" style:country-asian="TW" style:font-size-complex="14pt"/>
    </style:style>
    <style:style style:name="P100" style:family="paragraph" style:parent-style-name="Standard">
      <style:text-properties style:use-window-font-color="true" style:font-name="新細明體" fo:font-size="14pt" fo:background-color="transparent" style:font-name-asian="新細明體" style:font-size-asian="14pt" style:font-size-complex="14pt"/>
    </style:style>
    <style:style style:name="P101" style:family="paragraph" style:parent-style-name="Standard">
      <style:text-properties fo:color="#00ae00" style:font-name="Trebuchet MS" fo:font-size="14pt" fo:background-color="transparent" style:font-size-asian="14pt" style:language-asian="zh" style:country-asian="TW" style:font-size-complex="14pt"/>
    </style:style>
    <style:style style:name="P102" style:family="paragraph" style:parent-style-name="Text_20_body">
      <style:paragraph-properties fo:margin-top="0cm" fo:margin-bottom="0cm"/>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103" style:family="paragraph" style:parent-style-name="Standard">
      <style:paragraph-properties fo:margin-top="0cm" fo:margin-bottom="0cm"/>
      <style:text-properties fo:color="#000000" style:font-name="新細明體" fo:font-size="14pt" fo:background-color="transparent" style:font-name-asian="新細明體" style:font-size-asian="14pt" style:language-asian="zh" style:country-asian="TW" style:font-size-complex="14pt"/>
    </style:style>
    <style:style style:name="P104" style:family="paragraph" style:parent-style-name="Standard">
      <style:paragraph-properties fo:text-align="start" style:justify-single-word="false" fo:background-color="transparent">
        <style:background-image/>
      </style:paragraph-properties>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105" style:family="paragraph" style:parent-style-name="Text_20_body">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106" style:family="paragraph" style:parent-style-name="Text_20_body">
      <style:paragraph-properties fo:text-align="start" style:justify-single-word="false"/>
      <style:text-properties fo:color="#b3b3b3" style:font-name="新細明體" fo:font-size="14pt" fo:background-color="transparent" style:font-name-asian="新細明體" style:font-size-asian="14pt" style:language-asian="zh" style:country-asian="TW" style:font-size-complex="14pt"/>
    </style:style>
    <style:style style:name="P107" style:family="paragraph" style:parent-style-name="Standard">
      <style:text-properties fo:color="#000000" style:font-name="Trebuchet MS" fo:font-size="14pt" fo:background-color="transparent" style:font-size-asian="14pt" style:language-asian="zh" style:country-asian="TW" style:font-size-complex="14pt"/>
    </style:style>
    <style:style style:name="P108" style:family="paragraph" style:parent-style-name="Standard">
      <style:text-properties fo:color="#000000" style:font-name="Trebuchet MS" fo:font-size="14pt" fo:background-color="#ffff00" style:font-size-asian="14pt" style:language-asian="zh" style:country-asian="TW" style:font-size-complex="14pt"/>
    </style:style>
    <style:style style:name="P109" style:family="paragraph" style:parent-style-name="Standard">
      <style:paragraph-properties fo:text-align="start" style:justify-single-word="false"/>
      <style:text-properties fo:color="#000000" style:font-name="Trebuchet MS" fo:font-size="14pt" fo:background-color="#ffff00" style:font-size-asian="14pt" style:language-asian="zh" style:country-asian="TW" style:font-size-complex="14pt"/>
    </style:style>
    <style:style style:name="P110" style:family="paragraph" style:parent-style-name="Standard">
      <style:text-properties fo:color="#000000" style:font-name="Trebuchet MS" fo:font-size="14pt" fo:background-color="#ffff00" style:font-size-asian="14pt" style:font-size-complex="14pt"/>
    </style:style>
    <style:style style:name="P111" style:family="paragraph" style:parent-style-name="Standard">
      <style:text-properties fo:color="#b3b3b3" style:font-name="Trebuchet MS" fo:font-size="14pt" fo:background-color="#ffff00" style:font-size-asian="14pt" style:language-asian="zh" style:country-asian="TW" style:font-size-complex="14pt"/>
    </style:style>
    <style:style style:name="P112" style:family="paragraph" style:parent-style-name="Standard">
      <style:paragraph-properties fo:text-align="start" style:justify-single-word="false"/>
      <style:text-properties fo:color="#b3b3b3" style:font-name="Trebuchet MS" fo:font-size="14pt" fo:background-color="#ffff00" style:font-size-asian="14pt" style:language-asian="zh" style:country-asian="TW" style:font-size-complex="14pt"/>
    </style:style>
    <style:style style:name="P113" style:family="paragraph" style:parent-style-name="Standard">
      <style:text-properties fo:background-color="#ffff00"/>
    </style:style>
    <style:style style:name="P114" style:family="paragraph" style:parent-style-name="Table_20_Contents">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115" style:family="paragraph" style:parent-style-name="Table_20_Contents">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116" style:family="paragraph" style:parent-style-name="Table_20_Contents">
      <style:paragraph-properties fo:text-align="start" style:justify-single-word="false"/>
      <style:text-properties style:font-name="Trebuchet MS" fo:font-size="14pt" fo:font-weight="normal" fo:background-color="#ffff00" style:font-size-asian="14pt" style:font-weight-asian="normal" style:font-size-complex="14pt" style:font-weight-complex="normal"/>
    </style:style>
    <style:style style:name="P117" style:family="paragraph" style:parent-style-name="Table_20_Contents">
      <style:paragraph-properties fo:text-align="start" style:justify-single-word="false"/>
      <style:text-properties style:font-name="Trebuchet MS" fo:font-size="14pt" fo:font-weight="normal" fo:background-color="#ffff00" style:font-size-asian="14pt" style:language-asian="zh" style:country-asian="TW" style:font-weight-asian="normal" style:font-size-complex="14pt" style:font-weight-complex="normal"/>
    </style:style>
    <style:style style:name="P118" style:family="paragraph" style:parent-style-name="Table_20_Contents">
      <style:paragraph-properties fo:text-align="start" style:justify-single-word="false"/>
      <style:text-properties style:font-name="Trebuchet MS" fo:font-size="14pt" fo:font-style="normal" fo:font-weight="normal" fo:background-color="#ffff00" style:font-size-asian="14pt" style:font-style-asian="normal" style:font-weight-asian="normal" style:font-size-complex="14pt" style:font-style-complex="normal" style:font-weight-complex="normal"/>
    </style:style>
    <style:style style:name="P119" style:family="paragraph" style:parent-style-name="Table_20_Contents">
      <style:paragraph-properties fo:text-align="start" style:justify-single-word="false"/>
      <style:text-properties style:font-name="Trebuchet MS" fo:font-size="14pt" fo:background-color="#ffff00" style:font-size-asian="14pt" style:font-size-complex="14pt"/>
    </style:style>
    <style:style style:name="P120" style:family="paragraph" style:parent-style-name="Table_20_Contents">
      <style:paragraph-properties fo:text-align="start" style:justify-single-word="false"/>
      <style:text-properties fo:color="#00ae00" style:font-name="Trebuchet MS" fo:font-size="14pt" fo:font-weight="normal" fo:background-color="transparent" style:font-size-asian="14pt" style:language-asian="zh" style:country-asian="TW" style:font-weight-asian="normal" style:font-size-complex="14pt" style:font-weight-complex="normal"/>
    </style:style>
    <style:style style:name="P121" style:family="paragraph" style:parent-style-name="Table_20_Contents">
      <style:paragraph-properties fo:text-align="start" style:justify-single-word="false"/>
      <style:text-properties fo:color="#00ae00" style:font-name="Trebuchet MS" fo:font-size="14pt" fo:font-style="normal" fo:font-weight="normal" fo:background-color="transparent" style:font-size-asian="14pt" style:language-asian="zh" style:country-asian="TW" style:font-style-asian="normal" style:font-weight-asian="normal" style:font-size-complex="14pt" style:font-style-complex="normal" style:font-weight-complex="normal"/>
    </style:style>
    <style:style style:name="P122" style:family="paragraph" style:parent-style-name="Table_20_Contents">
      <style:paragraph-properties fo:text-align="start" style:justify-single-word="false"/>
      <style:text-properties fo:color="#b3b3b3" style:font-name="Trebuchet MS" fo:font-size="14pt" fo:font-weight="normal" fo:background-color="#ffff00" style:font-size-asian="14pt" style:language-asian="zh" style:country-asian="TW" style:font-weight-asian="normal" style:font-size-complex="14pt" style:font-weight-complex="normal"/>
    </style:style>
    <style:style style:name="P123"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language-asian="zh" style:country-asian="TW" style:font-weight-asian="normal" style:font-size-complex="14pt" style:font-weight-complex="normal"/>
    </style:style>
    <style:style style:name="P124" style:family="paragraph" style:parent-style-name="Table_20_Contents">
      <style:paragraph-properties fo:text-align="start" style:justify-single-word="false"/>
      <style:text-properties fo:color="#b3b3b3" style:font-name="Trebuchet MS" fo:font-size="14pt" fo:font-style="normal" fo:font-weight="normal" fo:background-color="#ffff00" style:font-size-asian="14pt" style:font-style-asian="normal" style:font-weight-asian="normal" style:font-size-complex="14pt" style:font-style-complex="normal" style:font-weight-complex="normal"/>
    </style:style>
    <style:style style:name="P125" style:family="paragraph" style:parent-style-name="Table_20_Heading">
      <style:paragraph-properties fo:text-align="start" style:justify-single-word="false"/>
      <style:text-properties style:font-name="Trebuchet MS" fo:font-size="14pt" fo:font-weight="normal" fo:background-color="#ffff00" style:font-size-asian="14pt" style:font-weight-asian="normal" style:font-size-complex="14pt" style:font-weight-complex="normal"/>
    </style:style>
    <style:style style:name="P126" style:family="paragraph" style:parent-style-name="Table_20_Heading">
      <style:paragraph-properties fo:text-align="start" style:justify-single-word="false"/>
      <style:text-properties style:font-name="Trebuchet MS" fo:font-size="14pt" fo:font-weight="normal" fo:background-color="#ffff00" style:font-size-asian="14pt" style:language-asian="zh" style:country-asian="TW" style:font-weight-asian="normal" style:font-size-complex="14pt" style:font-weight-complex="normal"/>
    </style:style>
    <style:style style:name="P127" style:family="paragraph" style:parent-style-name="Table_20_Heading">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128" style:family="paragraph" style:parent-style-name="Table_20_Heading">
      <style:paragraph-properties fo:text-align="start" style:justify-single-word="false"/>
      <style:text-properties fo:color="#b3b3b3" style:font-name="Trebuchet MS" fo:font-size="14pt" fo:font-weight="normal" fo:background-color="#ffff00" style:font-size-asian="14pt" style:font-weight-asian="normal" style:font-size-complex="14pt" style:font-weight-complex="normal"/>
    </style:style>
    <style:style style:name="T1" style:family="text">
      <style:text-properties style:language-asian="zh" style:country-asian="TW"/>
    </style:style>
    <style:style style:name="T2" style:family="text">
      <style:text-properties fo:color="#000000"/>
    </style:style>
    <style:style style:name="T3" style:family="text">
      <style:text-properties fo:color="#000000" style:font-name="新細明體" style:font-name-asian="新細明體" style:language-asian="zh" style:country-asian="TW"/>
    </style:style>
    <style:style style:name="T4" style:family="text">
      <style:text-properties fo:color="#000000" style:language-asian="zh" style:country-asian="TW"/>
    </style:style>
    <style:style style:name="T5" style:family="text">
      <style:text-properties fo:color="#000000" style:font-name-asian="新細明體"/>
    </style:style>
    <style:style style:name="T6" style:family="text">
      <style:text-properties fo:color="#000000" style:font-name-asian="新細明體" style:language-asian="zh" style:country-asian="TW"/>
    </style:style>
    <style:style style:name="T7" style:family="text">
      <style:text-properties fo:color="#000000" fo:font-weight="normal" style:language-asian="zh" style:country-asian="TW" style:font-weight-asian="normal" style:font-weight-complex="normal"/>
    </style:style>
    <style:style style:name="T8" style:family="text">
      <style:text-properties fo:color="#000000" fo:background-color="#ffff00"/>
    </style:style>
    <style:style style:name="T9" style:family="text">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T10" style:family="text">
      <style:text-properties style:font-name="新細明體"/>
    </style:style>
    <style:style style:name="T11" style:family="text">
      <style:text-properties style:font-name="新細明體" style:language-asian="zh" style:country-asian="TW"/>
    </style:style>
    <style:style style:name="T12" style:family="text">
      <style:text-properties style:font-name="新細明體" style:font-name-asian="新細明體"/>
    </style:style>
    <style:style style:name="T13" style:family="text">
      <style:text-properties style:font-name="新細明體" style:font-name-asian="新細明體" style:language-asian="zh" style:country-asian="TW"/>
    </style:style>
    <style:style style:name="T14" style:family="text">
      <style:text-properties style:font-name="新細明體" fo:font-weight="normal" style:language-asian="zh" style:country-asian="TW" style:font-weight-asian="normal" style:font-weight-complex="normal"/>
    </style:style>
    <style:style style:name="T15" style:family="text">
      <style:text-properties style:font-name="新細明體" fo:font-weight="normal" style:font-name-asian="新細明體" style:language-asian="zh" style:country-asian="TW" style:font-weight-asian="normal" style:font-weight-complex="normal"/>
    </style:style>
    <style:style style:name="T16" style:family="text">
      <style:text-properties style:font-name="新細明體" fo:font-style="normal" fo:font-weight="normal" style:font-name-asian="新細明體" style:font-style-asian="normal" style:font-weight-asian="normal" style:font-style-complex="normal" style:font-weight-complex="normal"/>
    </style:style>
    <style:style style:name="T17" style:family="text">
      <style:text-properties style:font-name="新細明體" fo:font-style="normal" style:font-name-asian="新細明體" style:language-asian="zh" style:country-asian="TW" style:font-style-asian="normal" style:font-style-complex="normal"/>
    </style:style>
    <style:style style:name="T18" style:family="text">
      <style:text-properties style:font-name="Trebuchet MS"/>
    </style:style>
    <style:style style:name="T19" style:family="text">
      <style:text-properties style:font-name="Trebuchet MS" fo:font-weight="normal" style:font-weight-asian="normal" style:font-weight-complex="normal"/>
    </style:style>
    <style:style style:name="T20" style:family="text">
      <style:text-properties style:font-name="Trebuchet MS" fo:font-size="14pt" fo:font-weight="normal" fo:background-color="transparent" style:font-size-asian="14pt" style:font-weight-asian="normal" style:font-size-complex="14pt" style:font-weight-complex="normal"/>
    </style:style>
    <style:style style:name="T21" style:family="text">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T22" style:family="text">
      <style:text-properties fo:font-weight="normal" style:font-name-asian="新細明體" style:font-weight-asian="normal" style:font-weight-complex="normal"/>
    </style:style>
    <style:style style:name="T23" style:family="text">
      <style:text-properties fo:font-weight="normal" style:font-name-asian="新細明體" style:language-asian="zh" style:country-asian="TW" style:font-weight-asian="normal" style:font-weight-complex="normal"/>
    </style:style>
    <style:style style:name="T24" style:family="text">
      <style:text-properties fo:font-weight="normal" style:language-asian="zh" style:country-asian="TW" style:font-weight-asian="normal" style:font-weight-complex="normal"/>
    </style:style>
    <style:style style:name="T25" style:family="text">
      <style:text-properties fo:font-weight="normal" style:font-weight-asian="normal" style:font-weight-complex="normal"/>
    </style:style>
    <style:style style:name="T26" style:family="text">
      <style:text-properties style:font-name-asian="新細明體"/>
    </style:style>
    <style:style style:name="T27" style:family="text">
      <style:text-properties style:font-name-asian="新細明體" style:language-asian="zh" style:country-asian="TW"/>
    </style:style>
    <style:style style:name="T28" style:family="text">
      <style:text-properties fo:color="#ff0000"/>
    </style:style>
    <style:style style:name="T29" style:family="text">
      <style:text-properties fo:color="#00ae00"/>
    </style:style>
    <style:style style:name="T30" style:family="text">
      <style:text-properties style:use-window-font-color="true" style:language-asian="zh" style:country-asian="TW"/>
    </style:style>
    <style:style style:name="T31" style:family="text">
      <style:text-properties fo:background-color="#ffff00"/>
    </style:style>
    <style:style style:name="T32" style:family="text">
      <style:text-properties fo:background-color="#ffff00" style:language-asian="zh" style:country-asian="TW"/>
    </style:style>
    <style:style style:name="T33" style:family="text">
      <style:text-properties fo:background-color="transpar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he ODD files pro<text:span text:style-name="T1">vided no space:</text:span></text:p>
      <text:p text:style-name="P113"><text:span text:style-name="T1">- for the chinese tag name</text:span></text:p>
      <text:p text:style-name="P113"><text:span text:style-name="T1">- for the translation of attribute names</text:span></text:p>
      <text:p text:style-name="P113"><text:span text:style-name="T1">- for the translation of attribute list values</text:span></text:p>
      <text:p text:style-name="P113"><text:span text:style-name="T1">I cut fiddle something in but it might not conform to the schema...</text:span></text:p>
      <table:table table:name="表格1" table:style-name="表格1">
        <table:table-column table:style-name="表格1.A"/>
        <table:table-column table:style-name="表格1.B"/>
        <table:table-header-rows>
          <table:table-row>
            <table:table-cell table:style-name="表格1.A1" table:number-columns-spanned="2" office:value-type="string">
              <text:p text:style-name="P1"><text:s/>Elements in cor<text:span text:style-name="T1">e</text:span> Module</text:p>
            </table:table-cell>
            <table:covered-table-cell/>
          </table:table-row>
        </table:table-header-rows>
        <table:table-row>
          <table:table-cell table:style-name="表格1.A2" office:value-type="string">
            <text:p text:style-name="P18">English</text:p>
          </table:table-cell>
          <table:table-cell table:style-name="表格1.A1" office:value-type="string">
            <text:p text:style-name="P23">中文</text:p>
          </table:table-cell>
        </table:table-row>
        <table:table-row>
          <table:table-cell table:style-name="表格1.A3" office:value-type="string">
            <text:p text:style-name="P58">&lt;abbr&gt;</text:p>
            <text:p text:style-name="P58">(abbreviation)</text:p>
            <text:p text:style-name="P58">contains an abbreviation of any sort.</text:p>
            <text:p text:style-name="P74">attritutes=</text:p>
            <table:table table:name="Table1" table:style-name="Table1">
              <table:table-column table:style-name="Table1.A"/>
              <table:table-header-rows>
                <table:table-row>
                  <table:table-cell table:style-name="Table1.A1" office:value-type="string">
                    <text:p text:style-name="P24">type</text:p>
                    <text:p text:style-name="P24">allows the encoder to classify the abbreviation according to some convenient typology.</text:p>
                    <text:p text:style-name="P35">values=</text:p>
                    <table:table table:name="Table2" table:style-name="Table2">
                      <table:table-column table:style-name="Table2.A"/>
                      <table:table-header-rows>
                        <table:table-row>
                          <table:table-cell table:style-name="Table2.A1" office:value-type="string">
                            <text:p text:style-name="P5">suspension</text:p>
                            <text:p text:style-name="P5"><text:span text:style-name="T1">(</text:span>the abbreviation provides the first letter(s) of the word or phrase, omitting the remainder.<text:span text:style-name="T1">)</text:span></text:p>
                          </table:table-cell>
                        </table:table-row>
                      </table:table-header-rows>
                      <table:table-row>
                        <table:table-cell table:style-name="Table2.A2" office:value-type="string">
                          <text:p text:style-name="P29">contraction</text:p>
                          <text:p text:style-name="P29"><text:span text:style-name="T1">(</text:span>the abbreviation omits some letter(s) in the middle.<text:span text:style-name="T1">)</text:span></text:p>
                        </table:table-cell>
                      </table:table-row>
                      <table:table-row>
                        <table:table-cell table:style-name="Table2.A2" office:value-type="string">
                          <text:p text:style-name="P29">brevigraph</text:p>
                          <text:p text:style-name="P29"><text:span text:style-name="T1">(</text:span>the abbreviation comprises a special symbol or mark.<text:span text:style-name="T1">)</text:span></text:p>
                        </table:table-cell>
                      </table:table-row>
                      <table:table-row>
                        <table:table-cell table:style-name="Table2.A2" office:value-type="string">
                          <text:p text:style-name="P29">superscription</text:p>
                          <text:p text:style-name="P29"><text:span text:style-name="T1">(</text:span>the abbreviation includes writing above the line.<text:span text:style-name="T1">)</text:span></text:p>
                        </table:table-cell>
                      </table:table-row>
                      <table:table-row>
                        <table:table-cell table:style-name="Table2.A2" office:value-type="string">
                          <text:p text:style-name="P29">acronym</text:p>
                          <text:p text:style-name="P29"><text:span text:style-name="T1">(</text:span>the abbreviation comprises the initial letters of the words of a phrase.<text:span text:style-name="T1">)</text:span></text:p>
                        </table:table-cell>
                      </table:table-row>
                      <table:table-row>
                        <table:table-cell table:style-name="Table2.A2" office:value-type="string">
                          <text:p text:style-name="P29">title</text:p>
                          <text:p text:style-name="P29"><text:span text:style-name="T1">(</text:span>the abbreviation is for a title of address (Dr, Ms, Mr, &amp;#x2026;)<text:span text:style-name="T1">)</text:span></text:p>
                        </table:table-cell>
                      </table:table-row>
                      <table:table-row>
                        <table:table-cell table:style-name="Table2.A2" office:value-type="string">
                          <text:p text:style-name="P29">organization</text:p>
                          <text:p text:style-name="P29"><text:span text:style-name="T1">(</text:span>the abbreviation is for the name of an organization.<text:span text:style-name="T1">)</text:span></text:p>
                        </table:table-cell>
                      </table:table-row>
                      <table:table-row>
                        <table:table-cell table:style-name="Table2.A2" office:value-type="string">
                          <text:p text:style-name="P29">geographic</text:p>
                          <text:p text:style-name="P29"><text:span text:style-name="T1">(</text:span>the abbreviation is for a geographic name.<text:span text:style-name="T1">)</text:span></text:p>
                        </table:table-cell>
                      </table:table-row>
                    </table:table>
                    <text:p text:style-name="P44"/>
                  </table:table-cell>
                </table:table-row>
              </table:table-header-rows>
            </table:table>
            <text:p text:style-name="P58"/>
          </table:table-cell>
          <table:table-cell table:style-name="表格1.B3" office:value-type="string">
            <text:p text:style-name="P58">&lt;<text:span text:style-name="T1">縮寫</text:span>&gt;</text:p>
            <text:p text:style-name="P66">(縮寫)</text:p>
            <text:p text:style-name="P59">包含任何形式的縮寫。</text:p>
            <text:p text:style-name="P74">屬性=</text:p>
            <table:table table:name="Table3" table:style-name="Table3">
              <table:table-column table:style-name="Table3.A"/>
              <table:table-header-rows>
                <table:table-row>
                  <table:table-cell table:style-name="Table3.A1" office:value-type="string">
                    <text:p text:style-name="P87">類型</text:p>
                    <text:p text:style-name="P24">-<text:span text:style-name="T1">標記者可以用便利的分類方法將縮寫形式分類。</text:span></text:p>
                    <text:p text:style-name="P35"/>
                    <text:p text:style-name="P35">屬性值=</text:p>
                    <table:table table:name="Table4" table:style-name="Table4">
                      <table:table-column table:style-name="Table4.A"/>
                      <table:table-header-rows>
                        <table:table-row>
                          <table:table-cell table:style-name="Table4.A1" office:value-type="string">
                            <text:p text:style-name="P5">suspension</text:p>
                            <text:p text:style-name="P5"><text:span text:style-name="T1">(</text:span>僅提供<text:span text:style-name="T1">字詞開端的一個或一個以上的字母並省略其他部分的縮寫形式。)</text:span></text:p>
                          </table:table-cell>
                        </table:table-row>
                      </table:table-header-rows>
                      <table:table-row>
                        <table:table-cell table:style-name="Table4.A2" office:value-type="string">
                          <text:p text:style-name="P29">contraction</text:p>
                          <text:p text:style-name="P31">(省略單字當中某些字母的縮寫形式。)</text:p>
                        </table:table-cell>
                      </table:table-row>
                      <table:table-row>
                        <table:table-cell table:style-name="Table4.A2" office:value-type="string">
                          <text:p text:style-name="P29">brevigraph</text:p>
                          <text:p text:style-name="P31">(包含特殊符號或標記的縮寫形式。)</text:p>
                        </table:table-cell>
                      </table:table-row>
                      <table:table-row>
                        <table:table-cell table:style-name="Table4.A2" office:value-type="string">
                          <text:p text:style-name="P29">superscription</text:p>
                          <text:p text:style-name="P31">(包含上標文字的縮寫形式。)</text:p>
                        </table:table-cell>
                      </table:table-row>
                      <table:table-row>
                        <table:table-cell table:style-name="Table4.A2" office:value-type="string">
                          <text:p text:style-name="P29">acronym</text:p>
                          <text:p text:style-name="P31">(僅包含字首字母的縮寫形式。)</text:p>
                          <text:p text:style-name="P31"/>
                        </table:table-cell>
                      </table:table-row>
                      <table:table-row>
                        <table:table-cell table:style-name="Table4.A2" office:value-type="string">
                          <text:p text:style-name="P29">title</text:p>
                          <text:p text:style-name="P29"><text:span text:style-name="T1">(</text:span>用於<text:span text:style-name="T1">頭銜稱呼的縮寫</text:span>(Dr, Ms, Mr, &amp;#x2026;)<text:span text:style-name="T1">。)</text:span></text:p>
                        </table:table-cell>
                      </table:table-row>
                      <table:table-row>
                        <table:table-cell table:style-name="Table4.A2" office:value-type="string">
                          <text:p text:style-name="P29">organization</text:p>
                          <text:p text:style-name="P31">(用於機構團體名稱的縮寫。)</text:p>
                        </table:table-cell>
                      </table:table-row>
                      <table:table-row>
                        <table:table-cell table:style-name="Table4.A2" office:value-type="string">
                          <text:p text:style-name="P29">geographic</text:p>
                          <text:p text:style-name="P31">(用於地理名稱的縮寫。)</text:p>
                        </table:table-cell>
                      </table:table-row>
                    </table:table>
                    <text:p text:style-name="P24"/>
                  </table:table-cell>
                </table:table-row>
              </table:table-header-rows>
            </table:table>
            <text:p text:style-name="P20"/>
          </table:table-cell>
        </table:table-row>
        <table:table-row>
          <table:table-cell table:style-name="表格1.A4" office:value-type="string">
            <text:p text:style-name="P59">&lt;add&gt;</text:p>
            <text:p text:style-name="P59">(addition)</text:p>
            <text:p text:style-name="P59">contains letters, words, or phrases inserted in the text by an author, scribe, annotator, or corrector.</text:p>
            <text:p text:style-name="P74">attritutes=<text:span text:style-name="T8">Check: The following not in the &lt;attList&gt; of &lt;add&gt;!!</text:span></text:p>
            <table:table table:name="Table5" table:style-name="Table5">
              <table:table-column table:style-name="Table5.A"/>
              <table:table-header-rows>
                <table:table-row>
                  <table:table-cell table:style-name="Table5.A1" office:value-type="string">
                    <text:p text:style-name="P5">place</text:p>
                    <text:p text:style-name="P5">-if the the addition is written into the copy text, indicates where the additional text is written.</text:p>
                    <text:p text:style-name="P39">values=</text:p>
                    <table:table table:name="Table7" table:style-name="Table7">
                      <table:table-column table:style-name="Table7.A"/>
                      <table:table-header-rows>
                        <table:table-row>
                          <table:table-cell table:style-name="Table7.A1" office:value-type="string">
                            <text:p text:style-name="P5">inline</text:p>
                            <text:p text:style-name="P5"><text:span text:style-name="T1">(</text:span>addition is made in a space left in the witness by an earlier scribe<text:span text:style-name="T1">)</text:span></text:p>
                          </table:table-cell>
                        </table:table-row>
                      </table:table-header-rows>
                      <table:table-row>
                        <table:table-cell table:style-name="Table7.A2" office:value-type="string">
                          <text:p text:style-name="P29">supralinear</text:p>
                          <text:p text:style-name="P29"><text:span text:style-name="T1">(</text:span>addition is made above the line<text:span text:style-name="T1">)</text:span></text:p>
                        </table:table-cell>
                      </table:table-row>
                      <table:table-row>
                        <table:table-cell table:style-name="Table7.A2" office:value-type="string">
                          <text:p text:style-name="P29">infralinear</text:p>
                          <text:p text:style-name="P29"><text:span text:style-name="T1">(</text:span>addition is made below the line<text:span text:style-name="T1">)</text:span></text:p>
                        </table:table-cell>
                      </table:table-row>
                      <table:table-row>
                        <table:table-cell table:style-name="Table7.A2" office:value-type="string">
                          <text:p text:style-name="P29">left</text:p>
                          <text:p text:style-name="P29"><text:span text:style-name="T1">(</text:span>addition is made in left margin<text:span text:style-name="T1">)</text:span></text:p>
                        </table:table-cell>
                      </table:table-row>
                      <table:table-row>
                        <table:table-cell table:style-name="Table7.A2" office:value-type="string">
                          <text:p text:style-name="P29">right</text:p>
                          <text:p text:style-name="P29"><text:span text:style-name="T1">(</text:span>addition is made in right margin<text:span text:style-name="T1">)</text:span></text:p>
                        </table:table-cell>
                      </table:table-row>
                      <table:table-row>
                        <table:table-cell table:style-name="Table7.A2" office:value-type="string">
                          <text:p text:style-name="P29">top</text:p>
                          <text:p text:style-name="P29"><text:span text:style-name="T1">(</text:span>addition is made in top margin<text:span text:style-name="T1">)</text:span></text:p>
                        </table:table-cell>
                      </table:table-row>
                      <table:table-row>
                        <table:table-cell table:style-name="Table7.A2" office:value-type="string">
                          <text:p text:style-name="P29">bottom</text:p>
                          <text:p text:style-name="P29"><text:span text:style-name="T1">(</text:span>addition is made in bottom margin<text:span text:style-name="T1">)</text:span></text:p>
                        </table:table-cell>
                      </table:table-row>
                      <table:table-row>
                        <table:table-cell table:style-name="Table7.A2" office:value-type="string">
                          <text:p text:style-name="P29">opposite</text:p>
                          <text:p text:style-name="P29"><text:span text:style-name="T1">(</text:span>addition is made on opposite page<text:span text:style-name="T1">)</text:span></text:p>
                        </table:table-cell>
                      </table:table-row>
                      <table:table-row>
                        <table:table-cell table:style-name="Table7.A2" office:value-type="string">
                          <text:p text:style-name="P29">verso</text:p>
                          <text:p text:style-name="P29"><text:span text:style-name="T1">(</text:span>addition is made on verso of sheet<text:span text:style-name="T1">)</text:span></text:p>
                        </table:table-cell>
                      </table:table-row>
                      <table:table-row>
                        <table:table-cell table:style-name="Table7.A2" office:value-type="string">
                          <text:p text:style-name="P29">mixed</text:p>
                          <text:p text:style-name="P29"><text:span text:style-name="T1">(</text:span>addition is made somewhere, one or more of other values<text:span text:style-name="T1">)</text:span></text:p>
                        </table:table-cell>
                      </table:table-row>
                    </table:table>
                    <text:p text:style-name="P5"/>
                  </table:table-cell>
                </table:table-row>
              </table:table-header-rows>
              <table:table-row>
                <table:table-cell table:style-name="Table5.A2" office:value-type="string">
                  <text:p text:style-name="P29">hand</text:p>
                  <text:p text:style-name="P29">-signifies the hand of the agent which made the addition.</text:p>
                  <text:p text:style-name="P41">value description=</text:p>
                  <table:table table:name="Table9" table:style-name="Table9">
                    <table:table-column table:style-name="Table9.A"/>
                    <table:table-header-rows>
                      <table:table-row>
                        <table:table-cell table:style-name="Table9.A1" office:value-type="string">
                          <text:p text:style-name="P25">must be one of the hand identifiers declared in the document header (see section &lt;ptr target="#PHDH"/&gt;).</text:p>
                        </table:table-cell>
                      </table:table-row>
                    </table:table-header-rows>
                  </table:table>
                  <text:p text:style-name="P29"/>
                </table:table-cell>
              </table:table-row>
            </table:table>
            <text:p text:style-name="P59"/>
          </table:table-cell>
          <table:table-cell table:style-name="表格1.B4" office:value-type="string">
            <text:p text:style-name="P71">&lt;插入&gt; </text:p>
            <text:p text:style-name="P71">(插入)</text:p>
            <text:p text:style-name="P71">標誌由作者、抄寫者、註解者、或更正者在文本中插入的字母、單字或詞彙。</text:p>
            <text:p text:style-name="P79">屬性=</text:p>
            <table:table table:name="Table6" table:style-name="Table6">
              <table:table-column table:style-name="Table6.A"/>
              <table:table-header-rows>
                <table:table-row>
                  <table:table-cell table:style-name="Table6.A1" office:value-type="string">
                    <text:p text:style-name="P92">位置</text:p>
                    <text:p text:style-name="P5">-<text:span text:style-name="T1">若插入的內容是被寫在來源文件上，在此指明寫上的位置。</text:span></text:p>
                    <text:p text:style-name="P36">屬性值=</text:p>
                    <table:table table:name="Table8" table:style-name="Table8">
                      <table:table-column table:style-name="Table8.A"/>
                      <table:table-header-rows>
                        <table:table-row>
                          <table:table-cell table:style-name="Table8.A1" office:value-type="string">
                            <text:p text:style-name="P5">inline <text:span text:style-name="T1">行內</text:span></text:p>
                            <text:p text:style-name="P5">(<text:span text:style-name="T1">插入的內容位於寫本被之前的抄寫</text:span><text:span text:style-name="T3">者</text:span><text:span text:style-name="T1">留空的地方</text:span>)</text:p>
                            <text:p text:style-name="P8"/>
                          </table:table-cell>
                        </table:table-row>
                      </table:table-header-rows>
                      <table:table-row>
                        <table:table-cell table:style-name="Table8.A2" office:value-type="string">
                          <text:p text:style-name="P29">supralinear</text:p>
                          <text:p text:style-name="P31">(插入的內容位於行的上方)</text:p>
                        </table:table-cell>
                      </table:table-row>
                      <table:table-row>
                        <table:table-cell table:style-name="Table8.A2" office:value-type="string">
                          <text:p text:style-name="P29">infralinear</text:p>
                          <text:p text:style-name="P31">(插入的內容位於行的下方)</text:p>
                        </table:table-cell>
                      </table:table-row>
                      <table:table-row>
                        <table:table-cell table:style-name="Table8.A2" office:value-type="string">
                          <text:p text:style-name="P29">left</text:p>
                          <text:p text:style-name="P31">(插入的內容位於左方的頁邊空白處)</text:p>
                        </table:table-cell>
                      </table:table-row>
                      <table:table-row>
                        <table:table-cell table:style-name="Table8.A2" office:value-type="string">
                          <text:p text:style-name="P29">right</text:p>
                          <text:p text:style-name="P31">(插入的內容位於右方的頁邊空白處)</text:p>
                        </table:table-cell>
                      </table:table-row>
                      <table:table-row>
                        <table:table-cell table:style-name="Table8.A2" office:value-type="string">
                          <text:p text:style-name="P29">top</text:p>
                          <text:p text:style-name="P31">(插入的內容位於上方的頁邊空白處)</text:p>
                        </table:table-cell>
                      </table:table-row>
                      <table:table-row>
                        <table:table-cell table:style-name="Table8.A2" office:value-type="string">
                          <text:p text:style-name="P29">bottom</text:p>
                          <text:p text:style-name="P31">(插入的內容位於下方的頁邊空白處)</text:p>
                        </table:table-cell>
                      </table:table-row>
                      <table:table-row>
                        <table:table-cell table:style-name="Table8.A2" office:value-type="string">
                          <text:p text:style-name="P29">opposite</text:p>
                          <text:p text:style-name="P31">(插入的內容位於對頁頁面上)</text:p>
                        </table:table-cell>
                      </table:table-row>
                      <table:table-row>
                        <table:table-cell table:style-name="Table8.A2" office:value-type="string">
                          <text:p text:style-name="P29">verso</text:p>
                          <text:p text:style-name="P31">(插入的內容位於反頁頁面上)</text:p>
                        </table:table-cell>
                      </table:table-row>
                      <table:table-row>
                        <table:table-cell table:style-name="Table8.A2" office:value-type="string">
                          <text:p text:style-name="P29">mixed</text:p>
                          <text:p text:style-name="P31">(插入的內容所在位置符合一個或多個以上其他屬性值的條件)</text:p>
                        </table:table-cell>
                      </table:table-row>
                    </table:table>
                    <text:p text:style-name="P36"/>
                  </table:table-cell>
                </table:table-row>
              </table:table-header-rows>
              <table:table-row>
                <table:table-cell table:style-name="Table6.A2" office:value-type="string">
                  <text:p text:style-name="P31">執行者</text:p>
                  <text:p text:style-name="P29">-<text:span text:style-name="T1">指出該插入文字的</text:span><text:span text:style-name="T11">執行者身分。</text:span></text:p>
                  <text:p text:style-name="P29"/>
                  <text:p text:style-name="P81">屬性值描述=</text:p>
                  <table:table table:name="Table10" table:style-name="Table10">
                    <table:table-column table:style-name="Table10.A"/>
                    <table:table-header-rows>
                      <table:table-row>
                        <table:table-cell table:style-name="Table10.A1" office:value-type="string">
                          <text:p text:style-name="P31">必須是文件標頭裡宣告過的人員之一 (詳見章節&lt;ptr target="#PHDH"/&gt;)。</text:p>
                        </table:table-cell>
                      </table:table-row>
                    </table:table-header-rows>
                  </table:table>
                  <text:p text:style-name="P41"/>
                </table:table-cell>
              </table:table-row>
            </table:table>
            <text:p text:style-name="P71"/>
          </table:table-cell>
        </table:table-row>
        <table:table-row>
          <table:table-cell table:style-name="表格1.A5" office:value-type="string">
            <text:p text:style-name="P58">&lt;address&gt;</text:p>
            <text:p text:style-name="P58">contains a postal or other address, for example of a</text:p>
            <text:p text:style-name="P58">publisher, an organization, or an individual.</text:p>
          </table:table-cell>
          <table:table-cell table:style-name="表格1.B5" office:value-type="string">
            <text:p text:style-name="P59">&lt;地址&gt;</text:p>
            <text:p text:style-name="P66">包含出版者、機構、或是個人的郵寄地址或其他地址。</text:p>
          </table:table-cell>
        </table:table-row>
        <table:table-row>
          <table:table-cell table:style-name="表格1.A5" office:value-type="string">
            <text:p text:style-name="P59">&lt;addrLine&gt;</text:p>
            <text:p text:style-name="P59">contains one line of a postal or other address.</text:p>
          </table:table-cell>
          <table:table-cell table:style-name="表格1.B5" office:value-type="string">
            <text:p text:style-name="P59">&lt;地址行&gt;</text:p>
            <text:p text:style-name="P59">包含<text:span text:style-name="T12">郵寄地址或其他地址其的一行。</text:span></text:p>
          </table:table-cell>
        </table:table-row>
        <table:table-row>
          <table:table-cell table:style-name="表格1.A5" office:value-type="string">
            <text:p text:style-name="P59">&lt;altIdent&gt;</text:p>
            <text:p text:style-name="P59">supplies the recommended XML name for an element, class, attribute, etc. in some language.</text:p>
          </table:table-cell>
          <table:table-cell table:style-name="表格1.B5" office:value-type="string">
            <text:p text:style-name="P59">&lt;替換名稱&gt;</text:p>
            <text:p text:style-name="P59">標誌用另一種語言來表示的XML元素、元素集、屬性等的名稱。</text:p>
          </table:table-cell>
        </table:table-row>
        <table:table-row>
          <table:table-cell table:style-name="表格1.A5" office:value-type="string">
            <text:p text:style-name="P60">&lt;analytic&gt;</text:p>
            <text:p text:style-name="P60">(analytic level)</text:p>
            <text:p text:style-name="P60">contains bibliographic elements describing an item (e.g. an article or poem) published within a monograph or journal and not as an independent publication.</text:p>
          </table:table-cell>
          <table:table-cell table:style-name="表格1.B5" office:value-type="string">
            <text:p text:style-name="P59">&lt;分析層書目&gt;</text:p>
            <text:p text:style-name="P66">(分析層書目)</text:p>
            <text:p text:style-name="P59">包含某一項目(例：詩或文章)的書目元素，該項目並非獨立出版品，而是刊登在專題著作或是期刊當中。</text:p>
            <text:p text:style-name="P98"/>
          </table:table-cell>
        </table:table-row>
        <table:table-row>
          <table:table-cell table:style-name="表格1.A5" office:value-type="string">
            <text:p text:style-name="P59">&lt;author&gt;</text:p>
            <text:p text:style-name="P59">in a bibliographic reference, contains the name of the author(s),personal or corporate, of a work; the primary statement of responsibility for any bibliographic item.</text:p>
          </table:table-cell>
          <table:table-cell table:style-name="表格1.B5" office:value-type="string">
            <text:p text:style-name="P87">&lt;作者&gt;</text:p>
            <text:p text:style-name="P67">在書目參照中，包含一件作品的作者(群)姓名，無論是個人或是團體性質；這也是書目項目責任歸屬的主要陳述。</text:p>
          </table:table-cell>
        </table:table-row>
        <table:table-row>
          <table:table-cell table:style-name="表格1.A5" office:value-type="string">
            <text:p text:style-name="P59">&lt;bibl&gt;</text:p>
            <text:p text:style-name="P59">(bibliographic citation)</text:p>
            <text:p text:style-name="P59">contains a loosely-structured bibliographic citation of which the sub-components may or may not be explicitly tagged.</text:p>
          </table:table-cell>
          <table:table-cell table:style-name="表格1.B5" office:value-type="string">
            <text:p text:style-name="P87">&lt;書目資料&gt; </text:p>
            <text:p text:style-name="P89">(書目資料)</text:p>
            <text:p text:style-name="P66">包含結構零散的書目資訊，其中次要元件不一定會明確標記。</text:p>
          </table:table-cell>
        </table:table-row>
        <table:table-row>
          <table:table-cell table:style-name="表格1.A5" office:value-type="string">
            <text:p text:style-name="P60">&lt;biblFull&gt;</text:p>
            <text:p text:style-name="P60">contains a fully-structured bibliographic citation, in which all components of the TEI file description are present.</text:p>
          </table:table-cell>
          <table:table-cell table:style-name="表格1.B5" office:value-type="string">
            <text:p text:style-name="P87">&lt;完整書目&gt;</text:p>
            <text:p text:style-name="P66">包含結構完整的書目資訊，其中呈現出TEI檔案描述內的所有元件。</text:p>
          </table:table-cell>
        </table:table-row>
        <table:table-row>
          <table:table-cell table:style-name="表格1.A12" office:value-type="string">
            <text:p text:style-name="P108">&lt;biblItem&gt;</text:p>
            <text:p text:style-name="P108">(bibliographic citation)</text:p>
            <text:p text:style-name="P108">contains a bibliographic citation in which only bibliographic subelements appear.</text:p>
            <text:p text:style-name="P108">THIS, inc<text:span text:style-name="T1">luding atts</text:span> IS MISSING IN THE ODD FILE</text:p>
            <text:p text:style-name="P74">attributes=</text:p>
            <table:table table:name="Table19" table:style-name="Table19">
              <table:table-column table:style-name="Table19.A"/>
              <table:table-header-rows>
                <table:table-row>
                  <table:table-cell table:style-name="Table19.A1" office:value-type="string">
                    <text:p text:style-name="P24">form</text:p>
                    <text:p text:style-name="P24">-indicates the physical form of the object of this bibliographic entry.</text:p>
                    <text:p text:style-name="P37">values= <text:s/>(no “gloss”, no “TO BE TRANSLATED”)</text:p>
                    <table:table table:name="Table20" table:style-name="Table20">
                      <table:table-column table:style-name="Table20.A"/>
                      <table:table-header-rows>
                        <table:table-row>
                          <table:table-cell table:style-name="Table20.A1" office:value-type="string">
                            <text:p text:style-name="P5">book.hardcover</text:p>
                          </table:table-cell>
                        </table:table-row>
                      </table:table-header-rows>
                      <table:table-row>
                        <table:table-cell table:style-name="Table20.A2" office:value-type="string">
                          <text:p text:style-name="P29">book.paperback</text:p>
                        </table:table-cell>
                      </table:table-row>
                      <table:table-row>
                        <table:table-cell table:style-name="Table20.A2" office:value-type="string">
                          <text:p text:style-name="P29">video.VHS</text:p>
                        </table:table-cell>
                      </table:table-row>
                      <table:table-row>
                        <table:table-cell table:style-name="Table20.A2" office:value-type="string">
                          <text:p text:style-name="P29">video.DVD</text:p>
                        </table:table-cell>
                      </table:table-row>
                      <table:table-row>
                        <table:table-cell table:style-name="Table20.A2" office:value-type="string">
                          <text:p text:style-name="P29">audio.casette</text:p>
                        </table:table-cell>
                      </table:table-row>
                      <table:table-row>
                        <table:table-cell table:style-name="Table20.A2" office:value-type="string">
                          <text:p text:style-name="P29">audio.CD</text:p>
                        </table:table-cell>
                      </table:table-row>
                    </table:table>
                    <text:p text:style-name="P24"/>
                  </table:table-cell>
                </table:table-row>
              </table:table-header-rows>
              <table:table-row>
                <table:table-cell table:style-name="Table19.A2" office:value-type="string">
                  <text:p text:style-name="P24">status</text:p>
                  <text:p text:style-name="P24">-indicates the publication status of the object of this bibliographic entry.</text:p>
                  <text:p text:style-name="P37">values= </text:p>
                  <table:table table:name="Table21" table:style-name="Table21">
                    <table:table-column table:style-name="Table21.A"/>
                    <table:table-header-rows>
                      <table:table-row>
                        <table:table-cell table:style-name="Table21.A1" office:value-type="string">
                          <text:p text:style-name="P5">manuscript</text:p>
                          <text:p text:style-name="P5"><text:span text:style-name="T1">(</text:span>the item is a manuscript<text:span text:style-name="T1">)</text:span></text:p>
                        </table:table-cell>
                      </table:table-row>
                    </table:table-header-rows>
                    <table:table-row>
                      <table:table-cell table:style-name="Table21.A2" office:value-type="string">
                        <text:p text:style-name="P29">forthcoming</text:p>
                        <text:p text:style-name="P29"><text:span text:style-name="T1">(</text:span>the item is being published, but has not been released yet<text:span text:style-name="T1">)</text:span></text:p>
                      </table:table-cell>
                    </table:table-row>
                    <table:table-row>
                      <table:table-cell table:style-name="Table21.A2" office:value-type="string">
                        <text:p text:style-name="P29">inPrint</text:p>
                        <text:p text:style-name="P29"><text:span text:style-name="T1">(</text:span>the item is currently being published<text:span text:style-name="T1">)</text:span></text:p>
                      </table:table-cell>
                    </table:table-row>
                  </table:table>
                  <text:p text:style-name="P24"/>
                </table:table-cell>
              </table:table-row>
              <table:table-row>
                <table:table-cell table:style-name="Table19.A2" office:value-type="string">
                  <text:p text:style-name="P24">role</text:p>
                  <text:p text:style-name="P24">-indicates the relationship of this bibliographic entry to<text:span text:style-name="T1"> </text:span>that of its parent &lt;gi&gt;bibl&lt;/gi&gt; or &lt;gi&gt;biblItem&lt;/gi&gt;.</text:p>
                  <text:p text:style-name="P37">values= </text:p>
                  <table:table table:name="Table22" table:style-name="Table22">
                    <table:table-column table:style-name="Table22.A"/>
                    <table:table-header-rows>
                      <table:table-row>
                        <table:table-cell table:style-name="Table22.A1" office:value-type="string">
                          <text:p text:style-name="P2">host</text:p>
                          <text:p text:style-name="P5"><text:span text:style-name="T1">(</text:span>this bibliographic item has a host relationship to the item encoded in the parent &lt;gi&gt;bibl&lt;/gi&gt; or &lt;gi&gt;biblItem&lt;/gi&gt;; e.g., this item is the magazine in which the article described by the parent &lt;gi&gt;bibl&lt;/gi&gt; or &lt;gi&gt;biblItem&lt;/gi&gt; appeared.<text:span text:style-name="T1">)</text:span></text:p>
                        </table:table-cell>
                      </table:table-row>
                    </table:table-header-rows>
                    <table:table-row>
                      <table:table-cell table:style-name="Table22.A2" office:value-type="string">
                        <text:p text:style-name="P28">original</text:p>
                        <text:p text:style-name="P28"><text:span text:style-name="T1">(</text:span>the item is original source<text:span text:style-name="T1">)</text:span></text:p>
                      </table:table-cell>
                    </table:table-row>
                    <table:table-row>
                      <table:table-cell table:style-name="Table22.A2" office:value-type="string">
                        <text:p text:style-name="P28">workReviewed</text:p>
                        <text:p text:style-name="P28"><text:span text:style-name="T1">(</text:span>this bibliographic item was reviewed in the ancestor work<text:span text:style-name="T1">)</text:span></text:p>
                      </table:table-cell>
                    </table:table-row>
                    <table:table-row>
                      <table:table-cell table:style-name="Table22.A2" office:value-type="string">
                        <text:p text:style-name="P28">edition</text:p>
                        <text:p text:style-name="P28"><text:span text:style-name="T1">(</text:span>indicates that this entry contains separat information for a particular edition of the parent &lt;gi&gt;bibl&lt;/gi&gt; or &lt;gi&gt;biblItem&lt;/gi&gt;<text:span text:style-name="T1">)</text:span></text:p>
                      </table:table-cell>
                    </table:table-row>
                    <table:table-row>
                      <table:table-cell table:style-name="Table22.A2" office:value-type="string">
                        <text:p text:style-name="P28">basedOn</text:p>
                        <text:p text:style-name="P28"><text:span text:style-name="T1">(</text:span>indicates that the parent &lt;gi&gt;bibl&lt;/gi&gt; or &lt;gi&gt;biblItem&lt;/gi&gt; is the base work from which this one was derived<text:span text:style-name="T1">)</text:span></text:p>
                      </table:table-cell>
                    </table:table-row>
                    <table:table-row>
                      <table:table-cell table:style-name="Table22.A2" office:value-type="string">
                        <text:p text:style-name="P28">referencedBy</text:p>
                        <text:p text:style-name="P28"><text:span text:style-name="T1">(</text:span>indicates that the element is a reference for the work in question<text:span text:style-name="T1">)</text:span></text:p>
                      </table:table-cell>
                    </table:table-row>
                    <table:table-row>
                      <table:table-cell table:style-name="Table22.A2" office:value-type="string">
                        <text:p text:style-name="P28">copyOf</text:p>
                        <text:p text:style-name="P28"><text:span text:style-name="T1">(</text:span>indicates that this entry is for a facsimile of that which is referred to by the parent &lt;gi&gt;bibl&lt;/gi&gt; or &lt;gi&gt;biblItem&lt;/gi&gt;<text:span text:style-name="T1">)</text:span></text:p>
                      </table:table-cell>
                    </table:table-row>
                  </table:table>
                  <text:p text:style-name="P48"/>
                </table:table-cell>
              </table:table-row>
            </table:table>
            <text:p text:style-name="P59"/>
          </table:table-cell>
          <table:table-cell table:style-name="表格1.B12" office:value-type="string">
            <text:p text:style-name="P59">&lt;書目項目&gt; </text:p>
            <text:p text:style-name="P66">(書目資料)</text:p>
            <text:p text:style-name="P66">包含次要書目元素的書目資訊。</text:p>
            <text:p text:style-name="P66"/>
            <text:p text:style-name="P83">屬性=</text:p>
            <table:table table:name="Table23" table:style-name="Table23">
              <table:table-column table:style-name="Table23.A"/>
              <table:table-header-rows>
                <table:table-row>
                  <table:table-cell table:style-name="Table23.A1" office:value-type="string">
                    <text:p text:style-name="P26">外型種類</text:p>
                    <text:p text:style-name="P24">-<text:span text:style-name="T1">指出該書目資料所表示項目的外型種類。</text:span></text:p>
                    <text:p text:style-name="P26"/>
                    <text:p text:style-name="P40"><text:span text:style-name="T13">屬性值=</text:span> (no “gloss”, no “TO BE TRANSLATED”)</text:p>
                    <table:table table:name="Table24" table:style-name="Table24">
                      <table:table-column table:style-name="Table24.A"/>
                      <table:table-header-rows>
                        <table:table-row>
                          <table:table-cell table:style-name="Table24.A1" office:value-type="string">
                            <text:p text:style-name="P5">book.hardcover</text:p>
                          </table:table-cell>
                        </table:table-row>
                      </table:table-header-rows>
                      <table:table-row>
                        <table:table-cell table:style-name="Table24.A2" office:value-type="string">
                          <text:p text:style-name="P29">book.paperback</text:p>
                        </table:table-cell>
                      </table:table-row>
                      <table:table-row>
                        <table:table-cell table:style-name="Table24.A2" office:value-type="string">
                          <text:p text:style-name="P29">video.VHS</text:p>
                        </table:table-cell>
                      </table:table-row>
                      <table:table-row>
                        <table:table-cell table:style-name="Table24.A2" office:value-type="string">
                          <text:p text:style-name="P29">video.DVD</text:p>
                        </table:table-cell>
                      </table:table-row>
                      <table:table-row>
                        <table:table-cell table:style-name="Table24.A2" office:value-type="string">
                          <text:p text:style-name="P29">audio.casette</text:p>
                        </table:table-cell>
                      </table:table-row>
                      <table:table-row>
                        <table:table-cell table:style-name="Table24.A2" office:value-type="string">
                          <text:p text:style-name="P29">audio.CD</text:p>
                        </table:table-cell>
                      </table:table-row>
                    </table:table>
                    <text:p text:style-name="P11"/>
                  </table:table-cell>
                </table:table-row>
              </table:table-header-rows>
              <table:table-row>
                <table:table-cell table:style-name="Table23.A2" office:value-type="string">
                  <text:p text:style-name="P87">狀態</text:p>
                  <text:p text:style-name="P24">-<text:span text:style-name="T1">指出該書目資料所表示項目的出版狀態。</text:span></text:p>
                  <text:p text:style-name="P26"/>
                  <text:p text:style-name="P43">屬性值=</text:p>
                  <table:table table:name="Table25" table:style-name="Table25">
                    <table:table-column table:style-name="Table25.A"/>
                    <table:table-header-rows>
                      <table:table-row>
                        <table:table-cell table:style-name="Table25.A1" office:value-type="string">
                          <text:p text:style-name="P5">manuscript</text:p>
                          <text:p text:style-name="P6">(該項目為手稿)</text:p>
                        </table:table-cell>
                      </table:table-row>
                    </table:table-header-rows>
                    <table:table-row>
                      <table:table-cell table:style-name="Table25.A2" office:value-type="string">
                        <text:p text:style-name="P29">forthcoming</text:p>
                        <text:p text:style-name="P31">(該項目正在出版中，尚未發行) </text:p>
                      </table:table-cell>
                    </table:table-row>
                    <table:table-row>
                      <table:table-cell table:style-name="Table25.A2" office:value-type="string">
                        <text:p text:style-name="P29">inPrint</text:p>
                        <text:p text:style-name="P31">(該項目正在出版當中) <text:s/></text:p>
                      </table:table-cell>
                    </table:table-row>
                  </table:table>
                  <text:p text:style-name="P48"/>
                  <text:p text:style-name="P48"/>
                </table:table-cell>
              </table:table-row>
              <table:table-row>
                <table:table-cell table:style-name="Table23.A2" office:value-type="string">
                  <text:p text:style-name="P26">角色</text:p>
                  <text:p text:style-name="P24">-<text:span text:style-name="T1">指出該書目項目和父元素&lt;gi&gt;</text:span><text:span text:style-name="T13">書目資料 </text:span><text:span text:style-name="T1">&lt;/gi&gt;或&lt;gi&gt;</text:span><text:span text:style-name="T4">書目項目</text:span><text:span text:style-name="T1">&lt;/gi&gt;之間的關係。</text:span></text:p>
                  <text:p text:style-name="P26"/>
                  <text:p text:style-name="P43">屬性值=</text:p>
                  <table:table table:name="Table26" table:style-name="Table26">
                    <table:table-column table:style-name="Table26.A"/>
                    <table:table-header-rows>
                      <table:table-row>
                        <table:table-cell table:style-name="Table26.A1" office:value-type="string">
                          <text:p text:style-name="P3">host</text:p>
                          <text:p text:style-name="P5"><text:span text:style-name="T1">(該書目項目中包含父元素&lt;gi&gt;</text:span><text:span text:style-name="T13">書目資料 </text:span><text:span text:style-name="T1">&lt;/gi&gt;或&lt;gi&gt;</text:span><text:span text:style-name="T4">書目項目</text:span><text:span text:style-name="T1">&lt;/gi&gt;所標記的項目。例如：該書目項目是一本雜誌，父元素&lt;gi&gt;</text:span><text:span text:style-name="T13">書目資料 </text:span><text:span text:style-name="T1">&lt;/gi&gt;或&lt;gi&gt;</text:span><text:span text:style-name="T4">書目項目</text:span><text:span text:style-name="T1">&lt;/gi&gt;所描述的文章即出現在這本雜誌中。)</text:span></text:p>
                          <text:p text:style-name="P6"/>
                        </table:table-cell>
                      </table:table-row>
                    </table:table-header-rows>
                    <table:table-row>
                      <table:table-cell table:style-name="Table26.A2" office:value-type="string">
                        <text:p text:style-name="P28">original</text:p>
                        <text:p text:style-name="P30">(書目項目即為來源文本)</text:p>
                      </table:table-cell>
                    </table:table-row>
                    <table:table-row>
                      <table:table-cell table:style-name="Table26.A2" office:value-type="string">
                        <text:p text:style-name="P28">workReviewed</text:p>
                        <text:p text:style-name="P30">(書目項目在<text:span text:style-name="T2">原始作品裡被</text:span>評論過) </text:p>
                        <text:p text:style-name="P28"/>
                      </table:table-cell>
                    </table:table-row>
                    <table:table-row>
                      <table:table-cell table:style-name="Table26.A2" office:value-type="string">
                        <text:p text:style-name="P28">edition</text:p>
                        <text:p text:style-name="P28"><text:span text:style-name="T1">(表示該項目包含父元素&lt;gi&gt;</text:span><text:span text:style-name="T13">書目資料 </text:span><text:span text:style-name="T1">&lt;/gi&gt;或&lt;gi&gt;</text:span><text:span text:style-name="T4">書目項目</text:span><text:span text:style-name="T1">&lt;/gi&gt;的某特殊版本的個別資訊)</text:span></text:p>
                        <text:p text:style-name="P30"/>
                      </table:table-cell>
                    </table:table-row>
                    <table:table-row>
                      <table:table-cell table:style-name="Table26.A2" office:value-type="string">
                        <text:p text:style-name="P28">basedOn</text:p>
                        <text:p text:style-name="P28"><text:span text:style-name="T1">(表示書目項目是從父元素&lt;gi&gt;</text:span><text:span text:style-name="T13">書目資料 </text:span><text:span text:style-name="T1">&lt;/gi&gt;或&lt;gi&gt;</text:span><text:span text:style-name="T4">書目項目</text:span><text:span text:style-name="T1">&lt;/gi&gt;衍生出來的作品)</text:span></text:p>
                      </table:table-cell>
                    </table:table-row>
                    <table:table-row>
                      <table:table-cell table:style-name="Table26.A2" office:value-type="string">
                        <text:p text:style-name="P28">referencedBy</text:p>
                        <text:p text:style-name="P30">(表示書目項目為該作品的參考資料)</text:p>
                        <text:p text:style-name="P30"/>
                      </table:table-cell>
                    </table:table-row>
                    <table:table-row>
                      <table:table-cell table:style-name="Table26.A2" office:value-type="string">
                        <text:p text:style-name="P28">copyOf</text:p>
                        <text:p text:style-name="P28"><text:span text:style-name="T1">(表示書目項目是父元素&lt;gi&gt;</text:span><text:span text:style-name="T13">書目資料 </text:span><text:span text:style-name="T1">&lt;/gi&gt;或&lt;gi&gt;</text:span><text:span text:style-name="T4">書目項目</text:span><text:span text:style-name="T1">&lt;/gi&gt;所表示文本的複製本)</text:span></text:p>
                      </table:table-cell>
                    </table:table-row>
                  </table:table>
                  <text:p text:style-name="P48"/>
                </table:table-cell>
              </table:table-row>
            </table:table>
            <text:p text:style-name="P49"/>
          </table:table-cell>
        </table:table-row>
        <table:table-row>
          <table:table-cell table:style-name="表格1.A3" office:value-type="string">
            <text:p text:style-name="P59">&lt;biblScope&gt;</text:p>
            <text:p text:style-name="P59">(scope of citation)</text:p>
            <text:p text:style-name="P59">defines the scope of a bibliographic reference, for example as a list of pagenumbers, or a named subdivision of a larger work.</text:p>
            <text:p text:style-name="P74">attributes=</text:p>
            <table:table table:name="Table27" table:style-name="Table27">
              <table:table-column table:style-name="Table27.A"/>
              <table:table-header-rows>
                <table:table-row>
                  <table:table-cell table:style-name="Table27.A1" office:value-type="string">
                    <text:p text:style-name="P24">type</text:p>
                    <text:p text:style-name="P24">-identifies the type of information conveyed by the element, e.g. &lt;q&gt;pages&lt;/q&gt;, &lt;q&gt;volume&lt;/q&gt;.</text:p>
                    <text:p text:style-name="P37">values=</text:p>
                    <table:table table:name="Table29" table:style-name="Table29">
                      <table:table-column table:style-name="Table29.A"/>
                      <table:table-header-rows>
                        <table:table-row>
                          <table:table-cell table:style-name="Table29.A1" office:value-type="string">
                            <text:p text:style-name="P5">vol</text:p>
                            <text:p text:style-name="P5"><text:span text:style-name="T1">(</text:span>the element contains a volume number.<text:span text:style-name="T1">)</text:span></text:p>
                          </table:table-cell>
                        </table:table-row>
                      </table:table-header-rows>
                      <table:table-row>
                        <table:table-cell table:style-name="Table29.A2" office:value-type="string">
                          <text:p text:style-name="P29">issue</text:p>
                          <text:p text:style-name="P29"><text:span text:style-name="T1">(</text:span>the element contains an issue number, or volume and</text:p>
                          <text:p text:style-name="P29">issue numbers.<text:span text:style-name="T1">)</text:span></text:p>
                        </table:table-cell>
                      </table:table-row>
                      <table:table-row>
                        <table:table-cell table:style-name="Table29.A2" office:value-type="string">
                          <text:p text:style-name="P29">pp</text:p>
                          <text:p text:style-name="P29"><text:span text:style-name="T1">(</text:span>the element contains a page number or page range.<text:span text:style-name="T1">)</text:span></text:p>
                        </table:table-cell>
                      </table:table-row>
                      <table:table-row>
                        <table:table-cell table:style-name="Table29.A2" office:value-type="string">
                          <text:p text:style-name="P29">cap</text:p>
                          <text:p text:style-name="P29"><text:span text:style-name="T1">(</text:span>the element contains a chapter indication (number</text:p>
                          <text:p text:style-name="P29">and/or title)<text:span text:style-name="T1">)</text:span></text:p>
                        </table:table-cell>
                      </table:table-row>
                      <table:table-row>
                        <table:table-cell table:style-name="Table29.A2" office:value-type="string">
                          <text:p text:style-name="P29">part</text:p>
                          <text:p text:style-name="P29"><text:span text:style-name="T1">(</text:span>the element identifies a part of a book or collection.<text:span text:style-name="T1">)</text:span></text:p>
                        </table:table-cell>
                      </table:table-row>
                    </table:table>
                    <text:p text:style-name="P24"/>
                  </table:table-cell>
                </table:table-row>
              </table:table-header-rows>
            </table:table>
            <text:p text:style-name="P59"/>
          </table:table-cell>
          <table:table-cell table:style-name="表格1.B3" office:value-type="string">
            <text:p text:style-name="P99">&lt;書目範圍&gt;</text:p>
            <text:p text:style-name="P89">(書目引用範圍)</text:p>
            <text:p text:style-name="P99">標明書目參照資訊的範圍，例如標示頁碼列表、或是某著作的分支作品名稱。</text:p>
            <text:p text:style-name="P99"/>
            <text:p text:style-name="P86">屬性<text:span text:style-name="T18">=</text:span></text:p>
            <table:table table:name="Table28" table:style-name="Table28">
              <table:table-column table:style-name="Table28.A"/>
              <table:table-header-rows>
                <table:table-row>
                  <table:table-cell table:style-name="Table28.A1" office:value-type="string">
                    <text:p text:style-name="P26">類型</text:p>
                    <text:p text:style-name="P25">-說<text:span text:style-name="T1">明該元素所表達的資訊類型，例如：</text:span>&lt;q&gt;<text:span text:style-name="T1">頁</text:span>&lt;/q&gt;<text:span text:style-name="T1">、</text:span> &lt;q&gt;<text:span text:style-name="T1">冊</text:span>&lt;/q&gt;<text:span text:style-name="T1">。</text:span></text:p>
                    <text:p text:style-name="P74">屬性值=</text:p>
                    <table:table table:name="Table30" table:style-name="Table30">
                      <table:table-column table:style-name="Table30.A"/>
                      <table:table-header-rows>
                        <table:table-row>
                          <table:table-cell table:style-name="Table30.A1" office:value-type="string">
                            <text:p text:style-name="P5">vol</text:p>
                            <text:p text:style-name="P6">(該元素標記的內容為冊碼。)</text:p>
                            <text:p text:style-name="P6"/>
                          </table:table-cell>
                        </table:table-row>
                      </table:table-header-rows>
                      <table:table-row>
                        <table:table-cell table:style-name="Table30.A2" office:value-type="string">
                          <text:p text:style-name="P29">issue</text:p>
                          <text:p text:style-name="P31">(該元素標記的內容為一期刊碼、或冊碼與期刊碼。)</text:p>
                        </table:table-cell>
                      </table:table-row>
                      <table:table-row>
                        <table:table-cell table:style-name="Table30.A2" office:value-type="string">
                          <text:p text:style-name="P29">pp</text:p>
                          <text:p text:style-name="P31">(該元素標記的內容為一頁碼或頁數範圍。)</text:p>
                        </table:table-cell>
                      </table:table-row>
                      <table:table-row>
                        <table:table-cell table:style-name="Table30.A2" office:value-type="string">
                          <text:p text:style-name="P29">cap</text:p>
                          <text:p text:style-name="P31">(該元素標記的內容為章節(章節數和/或章節名稱)。)</text:p>
                          <text:p text:style-name="P31"/>
                        </table:table-cell>
                      </table:table-row>
                      <table:table-row>
                        <table:table-cell table:style-name="Table30.A2" office:value-type="string">
                          <text:p text:style-name="P29">part</text:p>
                          <text:p text:style-name="P31">(該元素標記的內容為書或集合作品的一部份。)</text:p>
                        </table:table-cell>
                      </table:table-row>
                    </table:table>
                    <text:p text:style-name="P24"/>
                  </table:table-cell>
                </table:table-row>
              </table:table-header-rows>
            </table:table>
            <text:p text:style-name="P99"/>
          </table:table-cell>
        </table:table-row>
        <table:table-row>
          <table:table-cell table:style-name="表格1.A5" office:value-type="string">
            <text:p text:style-name="P60">&lt;biblStruct&gt;</text:p>
            <text:p text:style-name="P60">(structured bibliographic citation)</text:p>
            <text:p text:style-name="P60">contains a structured bibliographic citation, in which only bibliographic subelements appear and in a specified order. </text:p>
          </table:table-cell>
          <table:table-cell table:style-name="表格1.B5" office:value-type="string">
            <text:p text:style-name="P59">&lt;結構次要書目&gt;</text:p>
            <text:p text:style-name="P66">(結構次要書目)</text:p>
            <text:p text:style-name="P66">包含次要書目元素的結構書目資訊，並以特定順序呈現。</text:p>
          </table:table-cell>
        </table:table-row>
        <table:table-row>
          <table:table-cell table:style-name="表格1.A5" office:value-type="string">
            <text:p text:style-name="P59">&lt;binaryObject&gt;</text:p>
            <text:p text:style-name="P59">provides encoded binary data representing an inline graphic or other object.</text:p>
            <text:p text:style-name="P74">attritutes=</text:p>
            <table:table table:name="Table11" table:style-name="Table11">
              <table:table-column table:style-name="Table11.A"/>
              <table:table-header-rows>
                <table:table-row>
                  <table:table-cell table:style-name="Table11.A1" office:value-type="string">
                    <text:p text:style-name="P63">width </text:p>
                    <text:p text:style-name="P63">-The display width of the object</text:p>
                  </table:table-cell>
                </table:table-row>
              </table:table-header-rows>
              <table:table-row>
                <table:table-cell table:style-name="Table11.A2" office:value-type="string">
                  <text:p text:style-name="P63">height</text:p>
                  <text:p text:style-name="P63">-The display height of the object</text:p>
                </table:table-cell>
              </table:table-row>
              <table:table-row>
                <table:table-cell table:style-name="Table11.A2" office:value-type="string">
                  <text:p text:style-name="P63">scale</text:p>
                  <text:p text:style-name="P63">-A scale factor to be applied to the object to make it the desired display size</text:p>
                </table:table-cell>
              </table:table-row>
              <table:table-row>
                <table:table-cell table:style-name="Table11.A2" office:value-type="string">
                  <text:p text:style-name="P63">mimeType</text:p>
                  <text:p text:style-name="P63">-The MIME type</text:p>
                  <text:p text:style-name="P39">value description=</text:p>
                  <table:table table:name="Table12" table:style-name="Table12">
                    <table:table-column table:style-name="Table12.A"/>
                    <table:table-header-rows>
                      <table:table-row>
                        <table:table-cell table:style-name="Table12.A1" office:value-type="string">
                          <text:p text:style-name="P64">The MIME type to be used for the object when it is decoded</text:p>
                        </table:table-cell>
                      </table:table-row>
                    </table:table-header-rows>
                  </table:table>
                  <text:p text:style-name="P21"/>
                </table:table-cell>
              </table:table-row>
              <table:table-row>
                <table:table-cell table:style-name="Table11.A2" office:value-type="string">
                  <text:p text:style-name="P63">encoding</text:p>
                  <text:p text:style-name="P63">-The encoding used to encode the binary data. If not specified, this is assumed to be Base64</text:p>
                </table:table-cell>
              </table:table-row>
            </table:table>
            <text:p text:style-name="P59"/>
          </table:table-cell>
          <table:table-cell table:style-name="表格1.B5" office:value-type="string">
            <text:p text:style-name="P59">&lt;二進位檔案&gt;</text:p>
            <text:p text:style-name="P59">標記用來表示文本中圖檔或其他檔案的二進位資料。</text:p>
            <text:p text:style-name="P59"/>
            <text:p text:style-name="P74">屬性=</text:p>
            <table:table table:name="Table13" table:style-name="Table13">
              <table:table-column table:style-name="Table13.A"/>
              <table:table-header-rows>
                <table:table-row>
                  <table:table-cell table:style-name="Table13.A1" office:value-type="string">
                    <text:p text:style-name="P63">寬</text:p>
                    <text:p text:style-name="P63">-檔案顯示的寬度</text:p>
                  </table:table-cell>
                </table:table-row>
              </table:table-header-rows>
              <table:table-row>
                <table:table-cell table:style-name="Table13.A2" office:value-type="string">
                  <text:p text:style-name="P63">高</text:p>
                  <text:p text:style-name="P63">-檔案顯示的高度</text:p>
                </table:table-cell>
              </table:table-row>
              <table:table-row>
                <table:table-cell table:style-name="Table13.A2" office:value-type="string">
                  <text:p text:style-name="P63">縮放比例</text:p>
                  <text:p text:style-name="P63">-用來調整檔案顯示大小的比例係數</text:p>
                </table:table-cell>
              </table:table-row>
              <table:table-row>
                <table:table-cell table:style-name="Table13.A2" office:value-type="string">
                  <text:p text:style-name="P63">MIME協定</text:p>
                  <text:p text:style-name="P63">-MIME協定</text:p>
                  <text:p text:style-name="P80">屬性值描述=</text:p>
                  <table:table table:name="Table14" table:style-name="Table14">
                    <table:table-column table:style-name="Table14.A"/>
                    <table:table-header-rows>
                      <table:table-row>
                        <table:table-cell table:style-name="Table14.A1" office:value-type="string">
                          <text:p text:style-name="P63">檔案解碼時所套用的MIME協定</text:p>
                        </table:table-cell>
                      </table:table-row>
                    </table:table-header-rows>
                  </table:table>
                  <text:p text:style-name="P80"/>
                </table:table-cell>
              </table:table-row>
              <table:table-row>
                <table:table-cell table:style-name="Table13.A2" office:value-type="string">
                  <text:p text:style-name="P63">編碼</text:p>
                  <text:p text:style-name="P63">-標記該二進位資料時所使用到的編碼。若沒有特別指明，則被認為是使用Base64編碼</text:p>
                </table:table-cell>
              </table:table-row>
            </table:table>
            <text:p text:style-name="P74"/>
            <text:p text:style-name="P59"><text:s text:c="2"/></text:p>
          </table:table-cell>
        </table:table-row>
        <table:table-row>
          <table:table-cell table:style-name="表格1.A5" office:value-type="string">
            <text:p text:style-name="P59">&lt;cb&gt;</text:p>
            <text:p text:style-name="P59">(column break)</text:p>
            <text:p text:style-name="P59">marks the boundary between one column of a text and the next in a standard reference system.</text:p>
            <text:p text:style-name="P74">attritutes=</text:p>
            <table:table table:name="Table15" table:style-name="Table15">
              <table:table-column table:style-name="Table15.A"/>
              <table:table-header-rows>
                <table:table-row>
                  <table:table-cell table:style-name="Table15.A1" office:value-type="string">
                    <text:p text:style-name="P59">ed</text:p>
                    <text:p text:style-name="P59">-indicates the edition or version in which the column break is located</text:p>
                    <text:p text:style-name="P74">valDesc=</text:p>
                    <table:table table:name="Table16" table:style-name="Table16">
                      <table:table-column table:style-name="Table16.A"/>
                      <table:table-header-rows>
                        <table:table-row>
                          <table:table-cell table:style-name="Table16.A1" office:value-type="string">
                            <text:p text:style-name="P59">Any string of characters; usually a siglum conventionally used for the edition.</text:p>
                          </table:table-cell>
                        </table:table-row>
                      </table:table-header-rows>
                    </table:table>
                    <text:p text:style-name="P74"/>
                  </table:table-cell>
                </table:table-row>
              </table:table-header-rows>
            </table:table>
            <text:p text:style-name="P59"/>
          </table:table-cell>
          <table:table-cell table:style-name="表格1.B5" office:value-type="string">
            <text:p text:style-name="P66">&lt;分段&gt;</text:p>
            <text:p text:style-name="P66">(分段)</text:p>
            <text:p text:style-name="P66">用標準參照系統來標明文字段落之間的分界。</text:p>
            <text:p text:style-name="P66"/>
            <text:p text:style-name="P77">屬性=</text:p>
            <table:table table:name="Table17" table:style-name="Table17">
              <table:table-column table:style-name="Table17.A"/>
              <table:table-header-rows>
                <table:table-row>
                  <table:table-cell table:style-name="Table17.A1" office:value-type="string">
                    <text:p text:style-name="P68">版本</text:p>
                    <text:p text:style-name="P66"><text:span text:style-name="T19">-</text:span>用來指出哪一個版本在該處分段</text:p>
                    <text:p text:style-name="P66"/>
                    <text:p text:style-name="P77">屬性值描述=</text:p>
                    <table:table table:name="Table18" table:style-name="Table18">
                      <table:table-column table:style-name="Table18.A"/>
                      <table:table-header-rows>
                        <table:table-row>
                          <table:table-cell table:style-name="Table18.A1" office:value-type="string">
                            <text:p text:style-name="P61">連續的字串；通常是用字母和數字符號來標示版本。</text:p>
                          </table:table-cell>
                        </table:table-row>
                      </table:table-header-rows>
                    </table:table>
                    <text:p text:style-name="P77"/>
                  </table:table-cell>
                </table:table-row>
              </table:table-header-rows>
            </table:table>
            <text:p text:style-name="P61"/>
          </table:table-cell>
        </table:table-row>
        <table:table-row>
          <table:table-cell table:style-name="表格1.A5" office:value-type="string">
            <text:p text:style-name="P60">&lt;choice&gt;</text:p>
            <text:p text:style-name="P60">groups a number of alternative encodings for the same point in a text.</text:p>
          </table:table-cell>
          <table:table-cell table:style-name="表格1.B5" office:value-type="string">
            <text:p text:style-name="P67">&lt;標記選擇&gt; </text:p>
            <text:p text:style-name="P67">匯集文件中對於同一部分文字所有可供替換的不同標記。</text:p>
          </table:table-cell>
        </table:table-row>
        <table:table-row>
          <table:table-cell table:style-name="表格1.A5" office:value-type="string">
            <text:p text:style-name="P60">&lt;cit&gt;</text:p>
            <text:p text:style-name="P60">A quotation from some other document, together with a bibliographic reference to its source.</text:p>
          </table:table-cell>
          <table:table-cell table:style-name="表格1.B5" office:value-type="string">
            <text:p text:style-name="P59">&lt;引用&gt;</text:p>
            <text:p text:style-name="P59">從其他文件中引用的內容，並包含引用來源的書目參照資料。</text:p>
          </table:table-cell>
        </table:table-row>
        <table:table-row>
          <table:table-cell table:style-name="表格1.A5" office:value-type="string">
            <text:p text:style-name="P59">&lt;corr&gt;</text:p>
            <text:p text:style-name="P59">(correction)</text:p>
            <text:p text:style-name="P59">contains the correct form of a passage apparently erroneous in the copy text.</text:p>
          </table:table-cell>
          <table:table-cell table:style-name="表格1.B5" office:value-type="string">
            <text:p text:style-name="P102">&lt; 更正&gt; </text:p>
            <text:p text:style-name="P102">(更正)</text:p>
            <text:p text:style-name="P102">包含文本中看似錯誤並加以更正過後的文字。</text:p>
          </table:table-cell>
        </table:table-row>
        <table:table-row>
          <table:table-cell table:style-name="表格1.A5" office:value-type="string">
            <text:p text:style-name="P59">&lt;date&gt;</text:p>
            <text:p text:style-name="P59">contains a date in any format.</text:p>
            <text:p text:style-name="P74">attributes=</text:p>
            <table:table table:name="Table171" table:style-name="Table171">
              <table:table-column table:style-name="Table171.A"/>
              <table:table-header-rows>
                <table:table-row>
                  <table:table-cell table:style-name="Table171.A1" office:value-type="string">
                    <text:p text:style-name="P5">calendar</text:p>
                    <text:p text:style-name="P5">-indicates the system or calendar to which the date belongs.</text:p>
                    <text:p text:style-name="P12">values=</text:p>
                    <table:table table:name="Table172" table:style-name="Table172">
                      <table:table-column table:style-name="Table172.A"/>
                      <table:table-header-rows>
                        <table:table-row>
                          <table:table-cell table:style-name="Table172.A1" office:value-type="string">
                            <text:p text:style-name="P5">Gregorian</text:p>
                            <text:p text:style-name="P5">(Gregorian calendar)</text:p>
                          </table:table-cell>
                        </table:table-row>
                      </table:table-header-rows>
                      <table:table-row>
                        <table:table-cell table:style-name="Table172.A2" office:value-type="string">
                          <text:p text:style-name="P29">Julian</text:p>
                          <text:p text:style-name="P29">(Julian calendar)</text:p>
                        </table:table-cell>
                      </table:table-row>
                      <table:table-row>
                        <table:table-cell table:style-name="Table172.A2" office:value-type="string">
                          <text:p text:style-name="P29">Islamic</text:p>
                          <text:p text:style-name="P29">(Islamic or Muslim (hijri) lunar calendar)</text:p>
                        </table:table-cell>
                      </table:table-row>
                      <table:table-row>
                        <table:table-cell table:style-name="Table172.A2" office:value-type="string">
                          <text:p text:style-name="P29">Hebrew</text:p>
                          <text:p text:style-name="P29">(Hebrew or Jewish lunisolar calendar)</text:p>
                        </table:table-cell>
                      </table:table-row>
                      <table:table-row>
                        <table:table-cell table:style-name="Table172.A2" office:value-type="string">
                          <text:p text:style-name="P29">Revolutionary</text:p>
                          <text:p text:style-name="P29">(French Revolutionary calendar)</text:p>
                        </table:table-cell>
                      </table:table-row>
                      <table:table-row>
                        <table:table-cell table:style-name="Table172.A2" office:value-type="string">
                          <text:p text:style-name="P29">Iranian</text:p>
                          <text:p text:style-name="P29">(Iranian or Persian (Jalaali) solar calendar)</text:p>
                        </table:table-cell>
                      </table:table-row>
                      <table:table-row>
                        <table:table-cell table:style-name="Table172.A2" office:value-type="string">
                          <text:p text:style-name="P29">Coptic</text:p>
                          <text:p text:style-name="P29">(Coptic or Alexandrian calendar)</text:p>
                        </table:table-cell>
                      </table:table-row>
                      <table:table-row>
                        <table:table-cell table:style-name="Table172.A2" office:value-type="string">
                          <text:p text:style-name="P29">Chinese</text:p>
                          <text:p text:style-name="P29">(Chinese lunisolar calendar)</text:p>
                        </table:table-cell>
                      </table:table-row>
                    </table:table>
                    <text:p text:style-name="P6"/>
                  </table:table-cell>
                </table:table-row>
              </table:table-header-rows>
              <table:table-row>
                <table:table-cell table:style-name="Table171.A2" office:value-type="string">
                  <text:p text:style-name="P116">pre<text:span text:style-name="T1">cision</text:span></text:p>
                  <text:p text:style-name="P117">-indicates the degree of precision associated with the date.</text:p>
                  <text:p text:style-name="P117">THIS ATTRIBUTE IS NOT IN THE ODD FILE</text:p>
                  <text:p text:style-name="P122">Values= </text:p>
                  <table:table table:name="Table173" table:style-name="Table173">
                    <table:table-column table:style-name="Table173.A"/>
                    <table:table-header-rows>
                      <table:table-row>
                        <table:table-cell table:style-name="Table173.A1" office:value-type="string">
                          <text:p text:style-name="P125">hig<text:span text:style-name="T1">h</text:span></text:p>
                          <text:p text:style-name="P126">(the date is precise to the smallest unit specified by its value attribute)</text:p>
                        </table:table-cell>
                      </table:table-row>
                    </table:table-header-rows>
                    <table:table-row>
                      <table:table-cell table:style-name="Table173.A2" office:value-type="string">
                        <text:p text:style-name="P116">medium</text:p>
                        <text:p text:style-name="P116">(the date is reasonably precise)</text:p>
                      </table:table-cell>
                    </table:table-row>
                    <table:table-row>
                      <table:table-cell table:style-name="Table173.A2" office:value-type="string">
                        <text:p text:style-name="P116">low</text:p>
                        <text:p text:style-name="P116">(the date is of low precision)</text:p>
                      </table:table-cell>
                    </table:table-row>
                  </table:table>
                  <text:p text:style-name="P117"/>
                </table:table-cell>
              </table:table-row>
            </table:table>
            <text:p text:style-name="P59"/>
          </table:table-cell>
          <table:table-cell table:style-name="表格1.B5" office:value-type="string">
            <text:p text:style-name="P87">&lt;日期&gt;</text:p>
            <text:p text:style-name="P89">包含任何格式的日期表示。</text:p>
            <text:p text:style-name="P74"><text:span text:style-name="T22">屬性</text:span>=</text:p>
            <table:table table:name="Table174" table:style-name="Table174">
              <table:table-column table:style-name="Table174.A"/>
              <table:table-header-rows>
                <table:table-row>
                  <table:table-cell table:style-name="Table174.A1" office:value-type="string">
                    <text:p text:style-name="P6">曆法</text:p>
                    <text:p text:style-name="P5">-<text:span text:style-name="T1">指明該日期表示所使用的曆法計算系統。</text:span></text:p>
                    <text:p text:style-name="P6"/>
                    <text:p text:style-name="P12"><text:span text:style-name="T26">屬性值</text:span>=</text:p>
                    <table:table table:name="Table175" table:style-name="Table175">
                      <table:table-column table:style-name="Table175.A"/>
                      <table:table-header-rows>
                        <table:table-row>
                          <table:table-cell table:style-name="Table175.A1" office:value-type="string">
                            <text:p text:style-name="P6">格里高里曆</text:p>
                            <text:p text:style-name="P5">(<text:span text:style-name="T1">格里高里曆</text:span>)</text:p>
                          </table:table-cell>
                        </table:table-row>
                      </table:table-header-rows>
                      <table:table-row>
                        <table:table-cell table:style-name="Table175.A2" office:value-type="string">
                          <text:p text:style-name="P31">凱撒曆</text:p>
                          <text:p text:style-name="P29">(<text:span text:style-name="T1">凱撒曆</text:span>)</text:p>
                        </table:table-cell>
                      </table:table-row>
                      <table:table-row>
                        <table:table-cell table:style-name="Table175.A2" office:value-type="string">
                          <text:p text:style-name="P31">伊斯蘭陰曆</text:p>
                          <text:p text:style-name="P29">(<text:span text:style-name="T1">伊斯蘭或穆斯林</text:span>(<text:span text:style-name="T1">哈吉來</text:span>) 陽<text:span text:style-name="T1">曆</text:span>)</text:p>
                        </table:table-cell>
                      </table:table-row>
                      <table:table-row>
                        <table:table-cell table:style-name="Table175.A2" office:value-type="string">
                          <text:p text:style-name="P31">希伯來曆</text:p>
                          <text:p text:style-name="P29">(<text:span text:style-name="T1">希伯來或猶太陰陽曆</text:span>)</text:p>
                        </table:table-cell>
                      </table:table-row>
                      <table:table-row>
                        <table:table-cell table:style-name="Table175.A2" office:value-type="string">
                          <text:p text:style-name="P32">法國共和曆 </text:p>
                          <text:p text:style-name="P29">(<text:span text:style-name="T26">法國共和曆 </text:span>)</text:p>
                        </table:table-cell>
                      </table:table-row>
                      <table:table-row>
                        <table:table-cell table:style-name="Table175.A2" office:value-type="string">
                          <text:p text:style-name="P31">伊朗</text:p>
                          <text:p text:style-name="P29">(<text:span text:style-name="T1">伊朗或波斯</text:span>(Jalaali) <text:span text:style-name="T1">陽曆</text:span>)</text:p>
                        </table:table-cell>
                      </table:table-row>
                      <table:table-row>
                        <table:table-cell table:style-name="Table175.A2" office:value-type="string">
                          <text:p text:style-name="P31">埃及古曆</text:p>
                          <text:p text:style-name="P29">(<text:span text:style-name="T1">埃及古曆或亞歷山大曆</text:span>)</text:p>
                        </table:table-cell>
                      </table:table-row>
                      <table:table-row>
                        <table:table-cell table:style-name="Table175.A2" office:value-type="string">
                          <text:p text:style-name="P31">中國曆</text:p>
                          <text:p text:style-name="P29">(<text:span text:style-name="T1">中國陰陽曆</text:span>)</text:p>
                        </table:table-cell>
                      </table:table-row>
                    </table:table>
                    <text:p text:style-name="P6"/>
                  </table:table-cell>
                </table:table-row>
              </table:table-header-rows>
              <table:table-row>
                <table:table-cell table:style-name="Table174.A2" office:value-type="string">
                  <text:p text:style-name="P31">精確度</text:p>
                  <text:p text:style-name="P31">-指明該日期的精確度。</text:p>
                  <text:p text:style-name="P39">屬性值=</text:p>
                  <table:table table:name="Table176" table:style-name="Table176">
                    <table:table-column table:style-name="Table176.A"/>
                    <table:table-header-rows>
                      <table:table-row>
                        <table:table-cell table:style-name="Table176.A1" office:value-type="string">
                          <text:p text:style-name="P6">高</text:p>
                          <text:p text:style-name="P6">(由屬性數值所表示的日期具有達最小單位的精確度)</text:p>
                        </table:table-cell>
                      </table:table-row>
                    </table:table-header-rows>
                    <table:table-row>
                      <table:table-cell table:style-name="Table176.A2" office:value-type="string">
                        <text:p text:style-name="P31">中</text:p>
                        <text:p text:style-name="P29">(<text:span text:style-name="T1">日期表示的精確度適中</text:span>)</text:p>
                      </table:table-cell>
                    </table:table-row>
                    <table:table-row>
                      <table:table-cell table:style-name="Table176.A2" office:value-type="string">
                        <text:p text:style-name="P31">低</text:p>
                        <text:p text:style-name="P29">(<text:span text:style-name="T1">日期表示的精確度低</text:span>)</text:p>
                      </table:table-cell>
                    </table:table-row>
                  </table:table>
                  <text:p text:style-name="P31"/>
                </table:table-cell>
              </table:table-row>
            </table:table>
            <text:p text:style-name="P65"/>
          </table:table-cell>
        </table:table-row>
        <table:table-row>
          <table:table-cell table:style-name="表格1.A5" office:value-type="string">
            <text:p text:style-name="P109">&lt;dateRange&gt;</text:p>
            <text:p text:style-name="P109">(date range)</text:p>
            <text:p text:style-name="P109">contains two dates or another phrase delimiting a time period.</text:p>
            <text:p text:style-name="P109">I REMEMBER DATERANGE DROPPED OUT IN P5</text:p>
            <text:p text:style-name="P112">attributes=</text:p>
            <table:table table:name="Table177" table:style-name="Table177">
              <table:table-column table:style-name="Table177.A"/>
              <table:table-header-rows>
                <table:table-row>
                  <table:table-cell table:style-name="Table177.A1" office:value-type="string">
                    <text:p text:style-name="P5">calendar</text:p>
                    <text:p text:style-name="P5">-indicates the system or calendar to which the date belongs.</text:p>
                    <text:p text:style-name="P12">values=</text:p>
                    <table:table table:name="Table178" table:style-name="Table178">
                      <table:table-column table:style-name="Table178.A"/>
                      <table:table-header-rows>
                        <table:table-row>
                          <table:table-cell table:style-name="Table178.A1" office:value-type="string">
                            <text:p text:style-name="P5">Gregorian</text:p>
                            <text:p text:style-name="P5">(Gregorian calendar)</text:p>
                          </table:table-cell>
                        </table:table-row>
                      </table:table-header-rows>
                      <table:table-row>
                        <table:table-cell table:style-name="Table178.A2" office:value-type="string">
                          <text:p text:style-name="P29">Julian</text:p>
                          <text:p text:style-name="P29">(Julian calendar)</text:p>
                        </table:table-cell>
                      </table:table-row>
                      <table:table-row>
                        <table:table-cell table:style-name="Table178.A2" office:value-type="string">
                          <text:p text:style-name="P29">Islamic</text:p>
                          <text:p text:style-name="P29">(Islamic or Muslim (hijri) lunar calendar)</text:p>
                        </table:table-cell>
                      </table:table-row>
                      <table:table-row>
                        <table:table-cell table:style-name="Table178.A2" office:value-type="string">
                          <text:p text:style-name="P29">Hebrew</text:p>
                          <text:p text:style-name="P29">(Hebrew or Jewish lunisolar calendar)</text:p>
                        </table:table-cell>
                      </table:table-row>
                      <table:table-row>
                        <table:table-cell table:style-name="Table178.A2" office:value-type="string">
                          <text:p text:style-name="P29">Revolutionary</text:p>
                          <text:p text:style-name="P29">(French Revolutionary calendar)</text:p>
                        </table:table-cell>
                      </table:table-row>
                      <table:table-row>
                        <table:table-cell table:style-name="Table178.A2" office:value-type="string">
                          <text:p text:style-name="P29">Iranian</text:p>
                          <text:p text:style-name="P29">(Iranian or Persian (Jalaali) solar calendar)</text:p>
                        </table:table-cell>
                      </table:table-row>
                      <table:table-row>
                        <table:table-cell table:style-name="Table178.A2" office:value-type="string">
                          <text:p text:style-name="P29">Coptic</text:p>
                          <text:p text:style-name="P29">(Coptic or Alexandrian calendar)</text:p>
                        </table:table-cell>
                      </table:table-row>
                      <table:table-row>
                        <table:table-cell table:style-name="Table178.A2" office:value-type="string">
                          <text:p text:style-name="P29">Chinese</text:p>
                          <text:p text:style-name="P29">(Chinese lunisolar calendar)</text:p>
                        </table:table-cell>
                      </table:table-row>
                    </table:table>
                    <text:p text:style-name="P6"/>
                  </table:table-cell>
                </table:table-row>
              </table:table-header-rows>
              <table:table-row>
                <table:table-cell table:style-name="Table177.A2" office:value-type="string">
                  <text:p text:style-name="P29">fro<text:span text:style-name="T1">m</text:span></text:p>
                  <text:p text:style-name="P31">-indicates the starting point of the period in standard form.</text:p>
                  <text:p text:style-name="P39">value description=</text:p>
                  <table:table table:name="Table179" table:style-name="Table179">
                    <table:table-column table:style-name="Table179.A"/>
                    <table:table-header-rows>
                      <table:table-row>
                        <table:table-cell table:style-name="Table179.A1" office:value-type="string">
                          <text:p text:style-name="P29">A normalized form of temporal expression conforming to the W3C<text:span text:style-name="T1"> </text:span>&lt;title&gt;XML Schema Part 2: Datatypes Second Edition&lt;/title&gt;, except that times may be expressed with reduced precision (i.e., to the minute or the hour).</text:p>
                          <text:p text:style-name="P29"/>
                        </table:table-cell>
                      </table:table-row>
                    </table:table-header-rows>
                  </table:table>
                  <text:p text:style-name="P31"/>
                </table:table-cell>
              </table:table-row>
              <table:table-row>
                <table:table-cell table:style-name="Table177.A2" office:value-type="string">
                  <text:p text:style-name="P29">to</text:p>
                  <text:p text:style-name="P29">-indicates the ending point of the period in standard form.</text:p>
                  <text:p text:style-name="P39">value description=</text:p>
                  <table:table table:name="Table180" table:style-name="Table180">
                    <table:table-column table:style-name="Table180.A"/>
                    <table:table-header-rows>
                      <table:table-row>
                        <table:table-cell table:style-name="Table180.A1" office:value-type="string">
                          <text:p text:style-name="P29">A normalized form of temporal expression conforming to the W3C&lt;title&gt;XML Schema Part 2: Datatypes Second Edition&lt;/title&gt;, except that times may be expressed with reduced precision (i.e., to the minute or the hour).</text:p>
                        </table:table-cell>
                      </table:table-row>
                    </table:table-header-rows>
                  </table:table>
                  <text:p text:style-name="P31"/>
                </table:table-cell>
              </table:table-row>
              <table:table-row>
                <table:table-cell table:style-name="Table177.A2" office:value-type="string">
                  <text:p text:style-name="P29">exact</text:p>
                  <text:p text:style-name="P29">-indicates the precision to be attached to either or both dates specified.</text:p>
                  <text:p text:style-name="P120"/>
                  <text:p text:style-name="P41">values=</text:p>
                  <table:table table:name="Table181" table:style-name="Table181">
                    <table:table-column table:style-name="Table181.A"/>
                    <table:table-header-rows>
                      <table:table-row>
                        <table:table-cell table:style-name="Table181.A1" office:value-type="string">
                          <text:p text:style-name="P5">to</text:p>
                          <text:p text:style-name="P5">(the to date is exact)</text:p>
                        </table:table-cell>
                      </table:table-row>
                    </table:table-header-rows>
                    <table:table-row>
                      <table:table-cell table:style-name="Table181.A2" office:value-type="string">
                        <text:p text:style-name="P25">from</text:p>
                        <text:p text:style-name="P25">(the from date is exact)</text:p>
                      </table:table-cell>
                    </table:table-row>
                    <table:table-row>
                      <table:table-cell table:style-name="Table181.A2" office:value-type="string">
                        <text:p text:style-name="P25">both</text:p>
                        <text:p text:style-name="P25">(both dates are exact)</text:p>
                      </table:table-cell>
                    </table:table-row>
                    <table:table-row>
                      <table:table-cell table:style-name="Table181.A2" office:value-type="string">
                        <text:p text:style-name="P25">none</text:p>
                        <text:p text:style-name="P25">(both dates are approximate or unspecified)</text:p>
                      </table:table-cell>
                    </table:table-row>
                  </table:table>
                  <text:p text:style-name="P29"/>
                </table:table-cell>
              </table:table-row>
            </table:table>
            <text:p text:style-name="P60"/>
          </table:table-cell>
          <table:table-cell table:style-name="表格1.B5" office:value-type="string">
            <text:p text:style-name="P66">&lt;日期範圍&gt;</text:p>
            <text:p text:style-name="P66">(日期範圍)</text:p>
            <text:p text:style-name="P59">包含兩組日期或是其他用來限定一段時間的字詞。</text:p>
            <text:p text:style-name="P59"/>
            <text:p text:style-name="P75">屬性=</text:p>
            <table:table table:name="Table182" table:style-name="Table182">
              <table:table-column table:style-name="Table182.A"/>
              <table:table-header-rows>
                <table:table-row>
                  <table:table-cell table:style-name="Table182.A1" office:value-type="string">
                    <text:p text:style-name="P6">曆法</text:p>
                    <text:p text:style-name="P5">-<text:span text:style-name="T1">指明該日期表示所使用的曆法計算系統。</text:span></text:p>
                    <text:p text:style-name="P6"/>
                    <text:p text:style-name="P12"><text:span text:style-name="T26">屬性值</text:span>=</text:p>
                    <table:table table:name="Table183" table:style-name="Table183">
                      <table:table-column table:style-name="Table183.A"/>
                      <table:table-header-rows>
                        <table:table-row>
                          <table:table-cell table:style-name="Table183.A1" office:value-type="string">
                            <text:p text:style-name="P6">格里高里曆</text:p>
                            <text:p text:style-name="P5">(<text:span text:style-name="T1">格里高里曆</text:span>)</text:p>
                          </table:table-cell>
                        </table:table-row>
                      </table:table-header-rows>
                      <table:table-row>
                        <table:table-cell table:style-name="Table183.A2" office:value-type="string">
                          <text:p text:style-name="P31">凱撒曆</text:p>
                          <text:p text:style-name="P29">(<text:span text:style-name="T1">凱撒曆</text:span>)</text:p>
                        </table:table-cell>
                      </table:table-row>
                      <table:table-row>
                        <table:table-cell table:style-name="Table183.A2" office:value-type="string">
                          <text:p text:style-name="P31">伊斯蘭陰曆</text:p>
                          <text:p text:style-name="P29">(<text:span text:style-name="T1">伊斯蘭或穆斯林</text:span>(<text:span text:style-name="T1">哈吉來</text:span>) 陽<text:span text:style-name="T1">曆</text:span>)</text:p>
                        </table:table-cell>
                      </table:table-row>
                      <table:table-row>
                        <table:table-cell table:style-name="Table183.A2" office:value-type="string">
                          <text:p text:style-name="P31">希伯來曆</text:p>
                          <text:p text:style-name="P29">(<text:span text:style-name="T1">希伯來或猶太陰陽曆</text:span>)</text:p>
                        </table:table-cell>
                      </table:table-row>
                      <table:table-row>
                        <table:table-cell table:style-name="Table183.A2" office:value-type="string">
                          <text:p text:style-name="P32">法國共和曆 </text:p>
                          <text:p text:style-name="P29">(<text:span text:style-name="T26">法國共和曆 </text:span>)</text:p>
                        </table:table-cell>
                      </table:table-row>
                      <table:table-row>
                        <table:table-cell table:style-name="Table183.A2" office:value-type="string">
                          <text:p text:style-name="P31">伊朗</text:p>
                          <text:p text:style-name="P29">(<text:span text:style-name="T1">伊朗或波斯</text:span>(Jalaali) <text:span text:style-name="T1">陽曆</text:span>)</text:p>
                        </table:table-cell>
                      </table:table-row>
                      <table:table-row>
                        <table:table-cell table:style-name="Table183.A2" office:value-type="string">
                          <text:p text:style-name="P31">埃及古曆</text:p>
                          <text:p text:style-name="P29">(<text:span text:style-name="T1">埃及古曆或亞歷山大曆</text:span>)</text:p>
                        </table:table-cell>
                      </table:table-row>
                      <table:table-row>
                        <table:table-cell table:style-name="Table183.A2" office:value-type="string">
                          <text:p text:style-name="P31">中國曆</text:p>
                          <text:p text:style-name="P29">(<text:span text:style-name="T1">中國陰陽曆</text:span>)</text:p>
                        </table:table-cell>
                      </table:table-row>
                    </table:table>
                    <text:p text:style-name="P6"/>
                  </table:table-cell>
                </table:table-row>
              </table:table-header-rows>
              <table:table-row>
                <table:table-cell table:style-name="Table182.A2" office:value-type="string">
                  <text:p text:style-name="P31">從</text:p>
                  <text:p text:style-name="P31">-以標準形式來指明這段時期的起始點。 </text:p>
                  <text:p text:style-name="P31"/>
                  <text:p text:style-name="P39">屬性值描述=</text:p>
                  <table:table table:name="Table184" table:style-name="Table184">
                    <table:table-column table:style-name="Table184.A"/>
                    <table:table-header-rows>
                      <table:table-row>
                        <table:table-cell table:style-name="Table184.A1" office:value-type="string">
                          <text:p text:style-name="P31">一個標準化時間表示，規格必須符合W3C的&lt;title&gt;XML Schema Part 2: Datatypes Second Edition&lt;/title&gt;，但是分鐘和小時的時間表示可以捨入(不一定要寫幾秒或幾分鐘)。</text:p>
                          <text:p text:style-name="P50"/>
                        </table:table-cell>
                      </table:table-row>
                    </table:table-header-rows>
                  </table:table>
                  <text:p text:style-name="P31"/>
                  <text:p text:style-name="P31"/>
                </table:table-cell>
              </table:table-row>
              <table:table-row>
                <table:table-cell table:style-name="Table182.A2" office:value-type="string">
                  <text:p text:style-name="P31">到</text:p>
                  <text:p text:style-name="P29">-<text:span text:style-name="T1">以標準形式來指明這段時期的終點。</text:span></text:p>
                  <text:p text:style-name="P31"/>
                  <text:p text:style-name="P39">屬性值描述=</text:p>
                  <table:table table:name="Table185" table:style-name="Table185">
                    <table:table-column table:style-name="Table185.A"/>
                    <table:table-header-rows>
                      <table:table-row>
                        <table:table-cell table:style-name="Table185.A1" office:value-type="string">
                          <text:p text:style-name="P31">一個標準化時間表示，規格必須符合W3C的&lt;title&gt;XML Schema Part 2: Datatypes Second Edition&lt;/title&gt;，但是分鐘和小時的時間表示可以捨入(不一定要寫幾秒或幾分鐘)。</text:p>
                          <text:p text:style-name="P50"/>
                        </table:table-cell>
                      </table:table-row>
                    </table:table-header-rows>
                  </table:table>
                  <text:p text:style-name="P31"/>
                  <text:p text:style-name="P31"/>
                </table:table-cell>
              </table:table-row>
              <table:table-row>
                <table:table-cell table:style-name="Table182.A2" office:value-type="string">
                  <text:p text:style-name="P29">exact</text:p>
                  <text:p text:style-name="P29">-<text:span text:style-name="T4">指明這兩個日期是否精確。</text:span></text:p>
                  <text:p text:style-name="P31"/>
                  <text:p text:style-name="P50"/>
                  <text:p text:style-name="P50"/>
                  <text:p text:style-name="P41"><text:span text:style-name="T1">屬性值</text:span>=</text:p>
                  <table:table table:name="Table186" table:style-name="Table186">
                    <table:table-column table:style-name="Table186.A"/>
                    <table:table-header-rows>
                      <table:table-row>
                        <table:table-cell table:style-name="Table186.A1" office:value-type="string">
                          <text:p text:style-name="P6">到</text:p>
                          <text:p text:style-name="P5">(<text:span text:style-name="T1">終止日期是精確的</text:span>)</text:p>
                          <text:p text:style-name="P9"/>
                        </table:table-cell>
                      </table:table-row>
                    </table:table-header-rows>
                    <table:table-row>
                      <table:table-cell table:style-name="Table186.A2" office:value-type="string">
                        <text:p text:style-name="P27">從</text:p>
                        <text:p text:style-name="P25">(<text:span text:style-name="T1">起始日期</text:span><text:span text:style-name="T24">是精確的</text:span>)</text:p>
                      </table:table-cell>
                    </table:table-row>
                    <table:table-row>
                      <table:table-cell table:style-name="Table186.A2" office:value-type="string">
                        <text:p text:style-name="P27">兩者皆是</text:p>
                        <text:p text:style-name="P25">(<text:span text:style-name="T1">兩個日期皆</text:span><text:span text:style-name="T24">是精確的</text:span>)</text:p>
                      </table:table-cell>
                    </table:table-row>
                    <table:table-row>
                      <table:table-cell table:style-name="Table186.A2" office:value-type="string">
                        <text:p text:style-name="P27">兩者皆否</text:p>
                        <text:p text:style-name="P25">(<text:span text:style-name="T1">兩個日期皆不精確或未具體說明</text:span>)</text:p>
                      </table:table-cell>
                    </table:table-row>
                  </table:table>
                  <text:p text:style-name="P29"/>
                </table:table-cell>
              </table:table-row>
            </table:table>
            <text:p text:style-name="P60"/>
          </table:table-cell>
        </table:table-row>
        <table:table-row>
          <table:table-cell table:style-name="表格1.A5" office:value-type="string">
            <text:p text:style-name="P59">&lt;del&gt;</text:p>
            <text:p text:style-name="P59">(deletion)</text:p>
            <text:p text:style-name="P59">contains a letter, word or passage deleted, marked as deleted, or otherwise indicated as superfluous or spurious in the copy text by an author, scribe, annotator, or corrector.</text:p>
          </table:table-cell>
          <table:table-cell table:style-name="表格1.B5" office:value-type="string">
            <text:p text:style-name="P104">&lt;刪除&gt;</text:p>
            <text:p text:style-name="P104">(刪除)</text:p>
            <text:p text:style-name="P104">標記在文本中被作者、抄寫者、註解者、或更正者刪除、標上刪除記號、或者是被標明為多餘或偽造的字母或單字。</text:p>
          </table:table-cell>
        </table:table-row>
        <table:table-row>
          <table:table-cell table:style-name="表格1.A5" office:value-type="string">
            <text:p text:style-name="P59">&lt;desc&gt;</text:p>
            <text:p text:style-name="P59">(description)</text:p>
            <text:p text:style-name="P59">contains a brief description of the purpose and application for an element, attribute, or attribute value.</text:p>
          </table:table-cell>
          <table:table-cell table:style-name="表格1.B5" office:value-type="string">
            <text:p text:style-name="P66">&lt;描述&gt;</text:p>
            <text:p text:style-name="P66">(描述)</text:p>
            <text:p text:style-name="P66">包含一段簡短描述，說明一元素、屬性、或屬性值的應用與目的。</text:p>
          </table:table-cell>
        </table:table-row>
        <table:table-row>
          <table:table-cell table:style-name="表格1.A5" office:value-type="string">
            <text:p text:style-name="P60">&lt;distinct&gt;</text:p>
            <text:p text:style-name="P60">(distinct)</text:p>
            <text:p text:style-name="P60">identifies any word or phrase which is regarded as linguistically distinct, for example as archaic, technical,</text:p>
            <text:p text:style-name="P60">dialectal, non-preferred, etc., or as forming part of a sublanguage.</text:p>
            <text:p text:style-name="P75">attributes=</text:p>
            <table:table table:name="Table31" table:style-name="Table31">
              <table:table-column table:style-name="Table31.A"/>
              <table:table-header-rows>
                <table:table-row>
                  <table:table-cell table:style-name="Table31.A1" office:value-type="string">
                    <text:p text:style-name="P5">type</text:p>
                    <text:p text:style-name="P5">-specifies the sublanguage or register to which the word or phrase is being assigned</text:p>
                    <text:p text:style-name="P13">value des<text:span text:style-name="T1">cription=</text:span></text:p>
                    <table:table table:name="Table32" table:style-name="Table32">
                      <table:table-column table:style-name="Table32.A"/>
                      <table:table-header-rows>
                        <table:table-row>
                          <table:table-cell table:style-name="Table32.A1" office:value-type="string">
                            <text:p text:style-name="P25">a semi-open user-defined list</text:p>
                          </table:table-cell>
                        </table:table-row>
                      </table:table-header-rows>
                    </table:table>
                    <text:p text:style-name="P6"/>
                  </table:table-cell>
                </table:table-row>
              </table:table-header-rows>
              <table:table-row>
                <table:table-cell table:style-name="Table31.A2" office:value-type="string">
                  <text:p text:style-name="P29">time</text:p>
                  <text:p text:style-name="P29">-specifies how the phrase is distinct diachronically</text:p>
                  <text:p text:style-name="P13">value des<text:span text:style-name="T1">cription=</text:span></text:p>
                  <table:table table:name="Table33" table:style-name="Table33">
                    <table:table-column table:style-name="Table33.A"/>
                    <table:table-header-rows>
                      <table:table-row>
                        <table:table-cell table:style-name="Table33.A1" office:value-type="string">
                          <text:p text:style-name="P25">a semi-open user-defined list</text:p>
                        </table:table-cell>
                      </table:table-row>
                    </table:table-header-rows>
                  </table:table>
                  <text:p text:style-name="P29"/>
                </table:table-cell>
              </table:table-row>
              <table:table-row>
                <table:table-cell table:style-name="Table31.A2" office:value-type="string">
                  <text:p text:style-name="P29">space</text:p>
                  <text:p text:style-name="P29">-specifies how the phrase is distinct diatopically</text:p>
                  <text:p text:style-name="P13">value des<text:span text:style-name="T1">cription=</text:span></text:p>
                  <table:table table:name="Table34" table:style-name="Table34">
                    <table:table-column table:style-name="Table34.A"/>
                    <table:table-header-rows>
                      <table:table-row>
                        <table:table-cell table:style-name="Table34.A1" office:value-type="string">
                          <text:p text:style-name="P25">a semi-open user-defined list</text:p>
                        </table:table-cell>
                      </table:table-row>
                    </table:table-header-rows>
                  </table:table>
                  <text:p text:style-name="P12"/>
                </table:table-cell>
              </table:table-row>
              <table:table-row>
                <table:table-cell table:style-name="Table31.A2" office:value-type="string">
                  <text:p text:style-name="P29">social</text:p>
                  <text:p text:style-name="P29">-specifies how the phrase is distinct diastatically</text:p>
                  <text:p text:style-name="P13">value des<text:span text:style-name="T1">cription=</text:span></text:p>
                  <table:table table:name="Table35" table:style-name="Table35">
                    <table:table-column table:style-name="Table35.A"/>
                    <table:table-header-rows>
                      <table:table-row>
                        <table:table-cell table:style-name="Table35.A1" office:value-type="string">
                          <text:p text:style-name="P25">a semi-open user-defined list</text:p>
                        </table:table-cell>
                      </table:table-row>
                    </table:table-header-rows>
                  </table:table>
                  <text:p text:style-name="P12"/>
                </table:table-cell>
              </table:table-row>
            </table:table>
            <text:p text:style-name="P60"/>
          </table:table-cell>
          <table:table-cell table:style-name="表格1.B5" office:value-type="string">
            <text:p text:style-name="P60">&lt;特殊用語&gt;</text:p>
            <text:p text:style-name="P60">(特殊用語)</text:p>
            <text:p text:style-name="P60">標明被視為特殊用語的字詞，例如：古語、專業用語、方言、越軌的等，或標明形成部分次要語言的字詞。</text:p>
            <text:p text:style-name="P60"/>
            <text:p text:style-name="P78">屬性=</text:p>
            <table:table table:name="Table36" table:style-name="Table36">
              <table:table-column table:style-name="Table36.A"/>
              <table:table-header-rows>
                <table:table-row>
                  <table:table-cell table:style-name="Table36.A1" office:value-type="string">
                    <text:p text:style-name="P6">類型</text:p>
                    <text:p text:style-name="P5">-指<text:span text:style-name="T1">明所標記的字詞是屬於哪一種次要語言或語體層次</text:span></text:p>
                    <text:p text:style-name="P79">屬性值描述=</text:p>
                    <table:table table:name="Table37" table:style-name="Table37">
                      <table:table-column table:style-name="Table37.A"/>
                      <table:table-header-rows>
                        <table:table-row>
                          <table:table-cell table:style-name="Table37.A1" office:value-type="string">
                            <text:p text:style-name="P27">半開放的使用者定義列表</text:p>
                          </table:table-cell>
                        </table:table-row>
                      </table:table-header-rows>
                    </table:table>
                    <text:p text:style-name="P6"/>
                  </table:table-cell>
                </table:table-row>
              </table:table-header-rows>
              <table:table-row>
                <table:table-cell table:style-name="Table36.A2" office:value-type="string">
                  <text:p text:style-name="P31">時間</text:p>
                  <text:p text:style-name="P29">-指<text:span text:style-name="T1">明該字詞是屬於哪一種時間上的特殊用語</text:span></text:p>
                  <text:p text:style-name="P79">屬性值描述=</text:p>
                  <table:table table:name="Table38" table:style-name="Table38">
                    <table:table-column table:style-name="Table38.A"/>
                    <table:table-header-rows>
                      <table:table-row>
                        <table:table-cell table:style-name="Table38.A1" office:value-type="string">
                          <text:p text:style-name="P27">半開放的使用者定義列表</text:p>
                        </table:table-cell>
                      </table:table-row>
                    </table:table-header-rows>
                  </table:table>
                  <text:p text:style-name="P29"/>
                </table:table-cell>
              </table:table-row>
              <table:table-row>
                <table:table-cell table:style-name="Table36.A2" office:value-type="string">
                  <text:p text:style-name="P31">區域</text:p>
                  <text:p text:style-name="P29">-指<text:span text:style-name="T1">明該字詞是屬於哪一種區域上的特殊用語</text:span></text:p>
                  <text:p text:style-name="P79">屬性值描述=</text:p>
                  <table:table table:name="Table39" table:style-name="Table39">
                    <table:table-column table:style-name="Table39.A"/>
                    <table:table-header-rows>
                      <table:table-row>
                        <table:table-cell table:style-name="Table39.A1" office:value-type="string">
                          <text:p text:style-name="P27">半開放的使用者定義列表</text:p>
                        </table:table-cell>
                      </table:table-row>
                    </table:table-header-rows>
                  </table:table>
                  <text:p text:style-name="P12"/>
                </table:table-cell>
              </table:table-row>
              <table:table-row>
                <table:table-cell table:style-name="Table36.A2" office:value-type="string">
                  <text:p text:style-name="P31">社會分類</text:p>
                  <text:p text:style-name="P29">-指<text:span text:style-name="T1">明該字詞是屬於哪一種社會層次分類上的特殊用語</text:span></text:p>
                  <text:p text:style-name="P79">屬性值描述=</text:p>
                  <table:table table:name="Table40" table:style-name="Table40">
                    <table:table-column table:style-name="Table40.A"/>
                    <table:table-header-rows>
                      <table:table-row>
                        <table:table-cell table:style-name="Table40.A1" office:value-type="string">
                          <text:p text:style-name="P27">半開放的使用者定義列表</text:p>
                        </table:table-cell>
                      </table:table-row>
                    </table:table-header-rows>
                  </table:table>
                  <text:p text:style-name="P12"/>
                </table:table-cell>
              </table:table-row>
            </table:table>
            <text:p text:style-name="P60"/>
          </table:table-cell>
        </table:table-row>
        <table:table-row>
          <table:table-cell table:style-name="表格1.A5" office:value-type="string">
            <text:p text:style-name="P58">&lt;divGen&gt;</text:p>
            <text:p text:style-name="P58">(automatically generated text division)</text:p>
            <text:p text:style-name="P58">indicates the location at which a textual division generated automatically by a text-processing application is to appear.</text:p>
            <text:p text:style-name="P75">attributes=</text:p>
            <table:table table:name="Table41" table:style-name="Table41">
              <table:table-column table:style-name="Table41.A"/>
              <table:table-header-rows>
                <table:table-row>
                  <table:table-cell table:style-name="Table41.A1" office:value-type="string">
                    <text:p text:style-name="P26">type</text:p>
                    <text:p text:style-name="P26">-specifies what type of generated text division (e.g. index, table of contents, etc.) is to appear.</text:p>
                    <text:p text:style-name="P35">values=</text:p>
                    <table:table table:name="Table42" table:style-name="Table42">
                      <table:table-column table:style-name="Table42.A"/>
                      <table:table-header-rows>
                        <table:table-row>
                          <table:table-cell table:style-name="Table42.A1" office:value-type="string">
                            <text:p text:style-name="P5">index</text:p>
                            <text:p text:style-name="P6">(an index is to be generated and inserted at this point.)</text:p>
                          </table:table-cell>
                        </table:table-row>
                      </table:table-header-rows>
                      <table:table-row>
                        <table:table-cell table:style-name="Table42.A2" office:value-type="string">
                          <text:p text:style-name="P29">toc</text:p>
                          <text:p text:style-name="P31">(a table of contents)</text:p>
                        </table:table-cell>
                      </table:table-row>
                      <table:table-row>
                        <table:table-cell table:style-name="Table42.A2" office:value-type="string">
                          <text:p text:style-name="P31">figlist</text:p>
                          <text:p text:style-name="P31">(a list of figures)</text:p>
                        </table:table-cell>
                      </table:table-row>
                      <table:table-row>
                        <table:table-cell table:style-name="Table42.A2" office:value-type="string">
                          <text:p text:style-name="P31">tablist</text:p>
                          <text:p text:style-name="P31">(a list of tables)</text:p>
                        </table:table-cell>
                      </table:table-row>
                    </table:table>
                    <text:p text:style-name="P26"/>
                  </table:table-cell>
                </table:table-row>
              </table:table-header-rows>
            </table:table>
            <text:p text:style-name="P58"/>
          </table:table-cell>
          <table:table-cell table:style-name="表格1.B5" office:value-type="string">
            <text:p text:style-name="P58">&lt;divGen&gt;</text:p>
            <text:p text:style-name="P59">(自動產生的文字段落)</text:p>
            <text:p text:style-name="P108">TRA<text:span text:style-name="T1">NSLATION IS MISSING HERE AND IN THE ATTRs</text:span></text:p>
            <text:p text:style-name="P110">indicates the location at which a textual division generated automatically by a text-processing application is to appear.</text:p>
            <text:p text:style-name="P74">屬性=</text:p>
            <table:table table:name="Table43" table:style-name="Table43">
              <table:table-column table:style-name="Table43.A"/>
              <table:table-header-rows>
                <table:table-row>
                  <table:table-cell table:style-name="Table43.A1" office:value-type="string">
                    <text:p text:style-name="P26">類型</text:p>
                    <text:p text:style-name="P26">-specifies what type of generated text division (e.g. index, table of contents, etc.) is to appear.</text:p>
                    <text:p text:style-name="P35">屬性值=</text:p>
                    <table:table table:name="Table44" table:style-name="Table44">
                      <table:table-column table:style-name="Table44.A"/>
                      <table:table-header-rows>
                        <table:table-row>
                          <table:table-cell table:style-name="Table44.A1" office:value-type="string">
                            <text:p text:style-name="P5">index</text:p>
                            <text:p text:style-name="P6">(an index is to be generated and inserted at this point.)</text:p>
                          </table:table-cell>
                        </table:table-row>
                      </table:table-header-rows>
                      <table:table-row>
                        <table:table-cell table:style-name="Table44.A2" office:value-type="string">
                          <text:p text:style-name="P29">toc</text:p>
                          <text:p text:style-name="P31">(a table of contents)</text:p>
                        </table:table-cell>
                      </table:table-row>
                      <table:table-row>
                        <table:table-cell table:style-name="Table44.A2" office:value-type="string">
                          <text:p text:style-name="P31">figlist</text:p>
                          <text:p text:style-name="P31">(a list of figures)</text:p>
                        </table:table-cell>
                      </table:table-row>
                      <table:table-row>
                        <table:table-cell table:style-name="Table44.A2" office:value-type="string">
                          <text:p text:style-name="P31">tablist</text:p>
                          <text:p text:style-name="P31">(a list of tables)</text:p>
                        </table:table-cell>
                      </table:table-row>
                    </table:table>
                    <text:p text:style-name="P26"/>
                  </table:table-cell>
                </table:table-row>
              </table:table-header-rows>
            </table:table>
            <text:p text:style-name="P58"/>
          </table:table-cell>
        </table:table-row>
        <table:table-row>
          <table:table-cell table:style-name="表格1.A5" office:value-type="string">
            <text:p text:style-name="P58">&lt;<text:span text:style-name="T1">editor</text:span>&gt;</text:p>
            <text:p text:style-name="P59">(editor)</text:p>
            <text:p text:style-name="P59">secondary statement of responsibility for a bibliographic item, for example the name of an individual, institution</text:p>
            <text:p text:style-name="P59">or organization, (or of several such) acting as editor, compiler, translator, etc.</text:p>
            <text:p text:style-name="P74">attributes=</text:p>
            <table:table table:name="Table45" table:style-name="Table45">
              <table:table-column table:style-name="Table45.A"/>
              <table:table-header-rows>
                <table:table-row>
                  <table:table-cell table:style-name="Table45.A1" office:value-type="string">
                    <text:p text:style-name="P30">role</text:p>
                    <text:p text:style-name="P30">-specifies the nature of the intellectual responsibility</text:p>
                    <text:p text:style-name="P38">value description=</text:p>
                    <table:table table:name="Table46" table:style-name="Table46">
                      <table:table-column table:style-name="Table46.A"/>
                      <table:table-header-rows>
                        <table:table-row>
                          <table:table-cell table:style-name="Table46.A1" office:value-type="string">
                            <text:p text:style-name="P28">semi-open list (examples might include: translator, editor,<text:span text:style-name="T1"> </text:span>compiler, illustrator, etc.)</text:p>
                          </table:table-cell>
                        </table:table-row>
                      </table:table-header-rows>
                    </table:table>
                    <text:p text:style-name="P30"/>
                  </table:table-cell>
                </table:table-row>
              </table:table-header-rows>
            </table:table>
            <text:p text:style-name="P59"/>
          </table:table-cell>
          <table:table-cell table:style-name="表格1.B5" office:value-type="string">
            <text:p text:style-name="P91"><text:span text:style-name="T4">&lt;編者&gt;</text:span><text:span text:style-name="T26"> </text:span></text:p>
            <text:p text:style-name="P87">(<text:span text:style-name="T1">編者</text:span>)</text:p>
            <text:p text:style-name="P88">書目項目的<text:span text:style-name="T1">次要</text:span>責任歸屬，例如<text:span text:style-name="T1">：</text:span>扮演編輯、編譯、翻譯等角色的個人、機構或組織（或其他類似者）的名稱<text:span text:style-name="T1">。</text:span></text:p>
            <text:p text:style-name="P90"/>
            <text:p text:style-name="P90"/>
            <text:p text:style-name="P84">屬性=</text:p>
            <table:table table:name="Table52" table:style-name="Table52">
              <table:table-column table:style-name="Table52.A"/>
              <table:table-header-rows>
                <table:table-row>
                  <table:table-cell table:style-name="Table52.A1" office:value-type="string">
                    <text:p text:style-name="P87">角色</text:p>
                    <text:p text:style-name="P67">-說明智慧責任的種類</text:p>
                    <text:p text:style-name="P79">屬性值描述=</text:p>
                    <table:table table:name="Table53" table:style-name="Table53">
                      <table:table-column table:style-name="Table53.A"/>
                      <table:table-header-rows>
                        <table:table-row>
                          <table:table-cell table:style-name="Table53.A1" office:value-type="string">
                            <text:p text:style-name="P46">半開放列表 <text:span text:style-name="T10">(範例可包括：翻譯、編輯、編譯、插畫者等。)</text:span></text:p>
                          </table:table-cell>
                        </table:table-row>
                      </table:table-header-rows>
                    </table:table>
                    <text:p text:style-name="P79"/>
                    <text:p text:style-name="P67"/>
                  </table:table-cell>
                </table:table-row>
              </table:table-header-rows>
            </table:table>
            <text:p text:style-name="P90"/>
            <text:p text:style-name="P66"/>
          </table:table-cell>
        </table:table-row>
        <table:table-row>
          <table:table-cell table:style-name="表格1.A5" office:value-type="string">
            <text:p text:style-name="P58">&lt;<text:span text:style-name="T1">emph</text:span>&gt;</text:p>
            <text:p text:style-name="P59">(emphasized)</text:p>
            <text:p text:style-name="P59">marks words or phrases which are stressed or emphasized for linguistic or rhetorical effect.</text:p>
          </table:table-cell>
          <table:table-cell table:style-name="表格1.B5" office:value-type="string">
            <text:p text:style-name="P87">&lt;強調&gt;</text:p>
            <text:p text:style-name="P87">(<text:span text:style-name="T1">強調</text:span>)</text:p>
            <text:p text:style-name="P66">為了語言上或修辭上的效果而加重語氣或特別強調的字句。 </text:p>
          </table:table-cell>
        </table:table-row>
        <table:table-row>
          <table:table-cell table:style-name="表格1.A5" office:value-type="string">
            <text:p text:style-name="P59">&lt;equiv&gt;</text:p>
            <text:p text:style-name="P59">specifies a component which is considered equivalent to the parent element, either by co-reference, or by external link.</text:p>
            <text:p text:style-name="P74">attributes=</text:p>
            <table:table table:name="Table47" table:style-name="Table47">
              <table:table-column table:style-name="Table47.A"/>
              <table:table-header-rows>
                <table:table-row>
                  <table:table-cell table:style-name="Table47.A1" office:value-type="string">
                    <text:p text:style-name="P5">name</text:p>
                    <text:p text:style-name="P5">-names the underlying concept of which the parent is a representation</text:p>
                    <text:p text:style-name="P13">value des<text:span text:style-name="T1">cription=</text:span></text:p>
                    <table:table table:name="Table48" table:style-name="Table48">
                      <table:table-column table:style-name="Table48.A"/>
                      <table:table-header-rows>
                        <table:table-row>
                          <table:table-cell table:style-name="Table48.A1" office:value-type="string">
                            <text:p text:style-name="P29">any name</text:p>
                          </table:table-cell>
                        </table:table-row>
                      </table:table-header-rows>
                    </table:table>
                    <text:p text:style-name="P6"/>
                  </table:table-cell>
                </table:table-row>
              </table:table-header-rows>
              <table:table-row>
                <table:table-cell table:style-name="Table47.A2" office:value-type="string">
                  <text:p text:style-name="P29">uri</text:p>
                  <text:p text:style-name="P29">-references the underlying concept of which the parent is a representation by means of some external identifier</text:p>
                  <text:p text:style-name="P13">value des<text:span text:style-name="T1">cription=</text:span></text:p>
                  <table:table table:name="Table49" table:style-name="Table49">
                    <table:table-column table:style-name="Table49.A"/>
                    <table:table-header-rows>
                      <table:table-row>
                        <table:table-cell table:style-name="Table49.A1" office:value-type="string">
                          <text:p text:style-name="P29">a URI</text:p>
                        </table:table-cell>
                      </table:table-row>
                    </table:table-header-rows>
                  </table:table>
                  <text:p text:style-name="P6"/>
                </table:table-cell>
              </table:table-row>
              <table:table-row>
                <table:table-cell table:style-name="Table47.A2" office:value-type="string">
                  <text:p text:style-name="P29">filter</text:p>
                  <text:p text:style-name="P29">-references an external script which contains a method to transform instances of this element to canonical TEI</text:p>
                  <text:p text:style-name="P13">value des<text:span text:style-name="T1">cription=</text:span></text:p>
                  <table:table table:name="Table50" table:style-name="Table50">
                    <table:table-column table:style-name="Table50.A"/>
                    <table:table-header-rows>
                      <table:table-row>
                        <table:table-cell table:style-name="Table50.A1" office:value-type="string">
                          <text:p text:style-name="P29">a URI</text:p>
                        </table:table-cell>
                      </table:table-row>
                    </table:table-header-rows>
                  </table:table>
                  <text:p text:style-name="P6"/>
                </table:table-cell>
              </table:table-row>
              <table:table-row>
                <table:table-cell table:style-name="Table47.A2" office:value-type="string">
                  <text:p text:style-name="P29">mimeType</text:p>
                  <text:p text:style-name="P29">-MIME type of external filter script</text:p>
                  <text:p text:style-name="P13">value des<text:span text:style-name="T1">cription=</text:span></text:p>
                  <table:table table:name="Table51" table:style-name="Table51">
                    <table:table-column table:style-name="Table51.A"/>
                    <table:table-header-rows>
                      <table:table-row>
                        <table:table-cell table:style-name="Table51.A1" office:value-type="string">
                          <text:p text:style-name="P29">a URI</text:p>
                        </table:table-cell>
                      </table:table-row>
                    </table:table-header-rows>
                  </table:table>
                  <text:p text:style-name="P6"/>
                </table:table-cell>
              </table:table-row>
            </table:table>
            <text:p text:style-name="P59"/>
          </table:table-cell>
          <table:table-cell table:style-name="表格1.B5" office:value-type="string">
            <text:p text:style-name="P59">&lt;同等&gt;</text:p>
            <text:p text:style-name="P59">表示一個跟父元素同等的名稱，無論是藉著交互參照或是外部連結。</text:p>
            <text:p text:style-name="P98"/>
            <text:p text:style-name="P74">屬性=</text:p>
            <table:table table:name="Table205" table:style-name="Table205">
              <table:table-column table:style-name="Table205.A"/>
              <table:table-header-rows>
                <table:table-row>
                  <table:table-cell table:style-name="Table205.A1" office:value-type="string">
                    <text:p text:style-name="P6">名稱</text:p>
                    <text:p text:style-name="P5">-<text:span text:style-name="T1">說明父元素所標記的基本概念。</text:span></text:p>
                    <text:p text:style-name="P8"/>
                    <text:p text:style-name="P12">屬性值描述=</text:p>
                    <table:table table:name="Table206" table:style-name="Table206">
                      <table:table-column table:style-name="Table206.A"/>
                      <table:table-header-rows>
                        <table:table-row>
                          <table:table-cell table:style-name="Table206.A1" office:value-type="string">
                            <text:p text:style-name="P31">任何名稱</text:p>
                          </table:table-cell>
                        </table:table-row>
                      </table:table-header-rows>
                    </table:table>
                    <text:p text:style-name="P6"/>
                  </table:table-cell>
                </table:table-row>
              </table:table-header-rows>
              <table:table-row>
                <table:table-cell table:style-name="Table205.A2" office:value-type="string">
                  <text:p text:style-name="P29">uri</text:p>
                  <text:p text:style-name="P29">-<text:span text:style-name="T1">以外部識別器來說明父元素所標記的基本概念</text:span></text:p>
                  <text:p text:style-name="P8"/>
                  <text:p text:style-name="P12">屬性值描述=</text:p>
                  <table:table table:name="Table207" table:style-name="Table207">
                    <table:table-column table:style-name="Table207.A"/>
                    <table:table-header-rows>
                      <table:table-row>
                        <table:table-cell table:style-name="Table207.A1" office:value-type="string">
                          <text:p text:style-name="P29"><text:span text:style-name="T1">ㄧ個</text:span>URI</text:p>
                        </table:table-cell>
                      </table:table-row>
                    </table:table-header-rows>
                  </table:table>
                  <text:p text:style-name="P6"/>
                </table:table-cell>
              </table:table-row>
              <table:table-row>
                <table:table-cell table:style-name="Table205.A2" office:value-type="string">
                  <text:p text:style-name="P29">過濾器<text:span text:style-name="T1"> <text:s/></text:span></text:p>
                  <text:p text:style-name="P21">-參照能把該元素轉變成標準TEI的外部程式</text:p>
                  <text:p text:style-name="P50"/>
                  <text:p text:style-name="P12">屬性值描述=</text:p>
                  <table:table table:name="Table208" table:style-name="Table208">
                    <table:table-column table:style-name="Table208.A"/>
                    <table:table-header-rows>
                      <table:table-row>
                        <table:table-cell table:style-name="Table208.A1" office:value-type="string">
                          <text:p text:style-name="P29"><text:span text:style-name="T1">ㄧ個</text:span>URI</text:p>
                        </table:table-cell>
                      </table:table-row>
                    </table:table-header-rows>
                  </table:table>
                  <text:p text:style-name="P6"/>
                </table:table-cell>
              </table:table-row>
              <table:table-row>
                <table:table-cell table:style-name="Table205.A2" office:value-type="string">
                  <text:p text:style-name="P64">MIME協定</text:p>
                  <text:p text:style-name="P29">-<text:span text:style-name="T1">外部過濾器的MIME協定</text:span></text:p>
                  <text:p text:style-name="P8"/>
                  <text:p text:style-name="P12">屬性值描述=</text:p>
                  <table:table table:name="Table209" table:style-name="Table209">
                    <table:table-column table:style-name="Table209.A"/>
                    <table:table-header-rows>
                      <table:table-row>
                        <table:table-cell table:style-name="Table209.A1" office:value-type="string">
                          <text:p text:style-name="P29"><text:span text:style-name="T1">ㄧ個</text:span>URI</text:p>
                        </table:table-cell>
                      </table:table-row>
                    </table:table-header-rows>
                  </table:table>
                  <text:p text:style-name="P6"/>
                </table:table-cell>
              </table:table-row>
            </table:table>
            <text:p text:style-name="P59"/>
          </table:table-cell>
        </table:table-row>
        <table:table-row>
          <table:table-cell table:style-name="表格1.A5" office:value-type="string">
            <text:p text:style-name="P59">&lt;expan&gt;</text:p>
            <text:p text:style-name="P59">(expansion)</text:p>
            <text:p text:style-name="P59">contains the expansion of an abbreviation.</text:p>
          </table:table-cell>
          <table:table-cell table:style-name="表格1.B5" office:value-type="string">
            <text:p text:style-name="P69">&lt;縮寫還原&gt;</text:p>
            <text:p text:style-name="P69">(縮寫還原)</text:p>
            <text:p text:style-name="P69">包含一個縮寫詞的還原形式。</text:p>
          </table:table-cell>
        </table:table-row>
        <table:table-row>
          <table:table-cell table:style-name="表格1.A5" office:value-type="string">
            <text:p text:style-name="P59">&lt;foreign&gt;</text:p>
            <text:p text:style-name="P59">(foreign)</text:p>
            <text:p text:style-name="P59">identifies a word or phrase as belonging to some language other than that of the surrounding text.</text:p>
          </table:table-cell>
          <table:table-cell table:style-name="表格1.B5" office:value-type="string">
            <text:p text:style-name="P87">&lt;外文&gt;</text:p>
            <text:p text:style-name="P87">(<text:span text:style-name="T1">外文</text:span>)</text:p>
            <text:p text:style-name="P68">標<text:span text:style-name="T1">記所屬語言不同於週遭文字的字詞。</text:span></text:p>
          </table:table-cell>
        </table:table-row>
        <table:table-row>
          <table:table-cell table:style-name="表格1.A5" office:value-type="string">
            <text:p text:style-name="P60">&lt;gap&gt;</text:p>
            <text:p text:style-name="P60">(omitted material)</text:p>
            <text:p text:style-name="P60">indicates a point where material has been omitted in a</text:p>
            <text:p text:style-name="P60">transcription, whether for editorial reasons described in the TEI header, as part of sampling practice, or because the material is illegible or inaudible.</text:p>
            <text:p text:style-name="P75">attributes=</text:p>
            <table:table table:name="Table54" table:style-name="Table54">
              <table:table-column table:style-name="Table54.A"/>
              <table:table-header-rows>
                <table:table-row>
                  <table:table-cell table:style-name="Table54.A1" office:value-type="string">
                    <text:p text:style-name="P5">R<text:span text:style-name="T31">eason</text:span></text:p>
                    <text:p text:style-name="P5"><text:span text:style-name="T31">PLEASE CHECK IF THE MAR</text:span><text:span text:style-name="T32">KUP FOR THE TRANSLATION IS CORRECT</text:span></text:p>
                    <text:p text:style-name="P125">-gives the reason for omission. <text:s/>Sample values include</text:p>
                    <text:p text:style-name="P125">&lt;mentioned&gt;sampling&lt;/mentioned&gt;, &lt;mentioned&gt;illegible&lt;/mentioned&gt;, &lt;mentioned&gt;inaudible&lt;/mentioned&gt;,</text:p>
                    <text:p text:style-name="P125">&lt;mentioned&gt;irrelevant&lt;/mentioned&gt;, &lt;mentioned&gt;cancelled&lt;/mentioned&gt;, &lt;mentioned&gt;cancelled and illegible&lt;/mentioned&gt;.</text:p>
                    <text:p text:style-name="P13">value des<text:span text:style-name="T1">cription=</text:span></text:p>
                    <table:table table:name="Table55" table:style-name="Table55">
                      <table:table-column table:style-name="Table55.A"/>
                      <table:table-header-rows>
                        <table:table-row>
                          <table:table-cell table:style-name="Table55.A1" office:value-type="string">
                            <text:p text:style-name="P25">any short indication of the reason for the omission.</text:p>
                          </table:table-cell>
                        </table:table-row>
                      </table:table-header-rows>
                    </table:table>
                    <text:p text:style-name="P6"/>
                  </table:table-cell>
                </table:table-row>
              </table:table-header-rows>
              <table:table-row>
                <table:table-cell table:style-name="Table54.A2" office:value-type="string">
                  <text:p text:style-name="P29">han<text:span text:style-name="T1">d</text:span></text:p>
                  <text:p text:style-name="P31">-in the case of text omitted from the transcription because of deliberate deletion by an identifiable hand, signifies the hand which made the deletion.</text:p>
                  <text:p text:style-name="P39">value description=</text:p>
                  <table:table table:name="Table56" table:style-name="Table56">
                    <table:table-column table:style-name="Table56.A"/>
                    <table:table-header-rows>
                      <table:table-row>
                        <table:table-cell table:style-name="Table56.A1" office:value-type="string">
                          <text:p text:style-name="P25">must be one of the hand identifiers declared in the document header (see section &lt;ptr target="#PHDH"/&gt;).</text:p>
                        </table:table-cell>
                      </table:table-row>
                    </table:table-header-rows>
                  </table:table>
                  <text:p text:style-name="P31"/>
                </table:table-cell>
              </table:table-row>
              <table:table-row>
                <table:table-cell table:style-name="Table54.A2" office:value-type="string">
                  <text:p text:style-name="P29">agent</text:p>
                  <text:p text:style-name="P29">-In the case of text omitted because of damage, categorizes the cause of the damage, if it can be identified.</text:p>
                  <text:p text:style-name="P41">values=</text:p>
                  <table:table table:name="Table58" table:style-name="Table58">
                    <table:table-column table:style-name="Table58.A"/>
                    <table:table-header-rows>
                      <table:table-row>
                        <table:table-cell table:style-name="Table58.A1" office:value-type="string">
                          <text:p text:style-name="P5">rubbing</text:p>
                          <text:p text:style-name="P5">(damage results from rubbing of the leaf edges)</text:p>
                        </table:table-cell>
                      </table:table-row>
                    </table:table-header-rows>
                    <table:table-row>
                      <table:table-cell table:style-name="Table58.A2" office:value-type="string">
                        <text:p text:style-name="P29">mildew</text:p>
                        <text:p text:style-name="P29">(damage results from mildew on the leaf surface)</text:p>
                      </table:table-cell>
                    </table:table-row>
                    <table:table-row>
                      <table:table-cell table:style-name="Table58.A2" office:value-type="string">
                        <text:p text:style-name="P29">smoke</text:p>
                        <text:p text:style-name="P29">(damage results from smoke)</text:p>
                      </table:table-cell>
                    </table:table-row>
                  </table:table>
                  <text:p text:style-name="P41"/>
                </table:table-cell>
              </table:table-row>
              <table:table-row>
                <table:table-cell table:style-name="Table54.A2" office:value-type="string">
                  <text:p text:style-name="P29">ext<text:span text:style-name="T1">ent</text:span></text:p>
                  <text:p text:style-name="P31">-indicates approximately how much text has been omitted from the transcription, in letters, minims, inches, or any appropriate unit, either because of editorial policy or because a deletion, damage, or other cause has rendered transcription impossible.</text:p>
                  <text:p text:style-name="P13">value des<text:span text:style-name="T1">cription=</text:span></text:p>
                  <table:table table:name="Table57" table:style-name="Table57">
                    <table:table-column table:style-name="Table57.A"/>
                    <table:table-header-rows>
                      <table:table-row>
                        <table:table-cell table:style-name="Table57.A1" office:value-type="string">
                          <text:p text:style-name="P25">any string of characters</text:p>
                        </table:table-cell>
                      </table:table-row>
                    </table:table-header-rows>
                  </table:table>
                  <text:p text:style-name="P6"/>
                </table:table-cell>
              </table:table-row>
            </table:table>
            <text:p text:style-name="P60"/>
          </table:table-cell>
          <table:table-cell table:style-name="表格1.B5" office:value-type="string">
            <text:p text:style-name="P105">&lt;省略&gt; </text:p>
            <text:p text:style-name="P105">(省略的資料)</text:p>
            <text:p text:style-name="P105">指出轉錄時被省略部分的位置，省略也許是出於 <text:span text:style-name="T18">TEI</text:span>標頭裡描述的編輯上的理由、也許是因為抽樣轉錄而省略、或是因為資料不明難以辨認或聽懂。</text:p>
            <text:p text:style-name="P105"/>
            <text:p text:style-name="P106">屬性=</text:p>
            <table:table table:name="Table65" table:style-name="Table65">
              <table:table-column table:style-name="Table65.A"/>
              <table:table-header-rows>
                <table:table-row>
                  <table:table-cell table:style-name="Table65.A1" office:value-type="string">
                    <text:p text:style-name="P6">原因</text:p>
                    <text:p text:style-name="P5"><text:span text:style-name="T13">-說</text:span><text:span text:style-name="T1">明省略的原因。屬性值的例子有：</text:span>&lt;mentioned&gt;<text:span text:style-name="T1">抽樣</text:span>&lt;/mentioned&gt;<text:span text:style-name="T1">、</text:span>&lt;mentioned&gt;無法<text:span text:style-name="T1">辨認</text:span>&lt;/mentioned&gt;<text:span text:style-name="T1">、</text:span>&lt;mentioned&gt;無法<text:span text:style-name="T1">聽懂</text:span>&lt;/mentioned&gt;<text:span text:style-name="T1">、</text:span>&lt;mentioned&gt;<text:span text:style-name="T1">不相關</text:span>&lt;/mentioned&gt;<text:span text:style-name="T1">、</text:span>&lt;mentioned&gt;<text:span text:style-name="T1">刪除</text:span>&lt;/mentioned&gt;<text:span text:style-name="T1">、</text:span>&lt;mentioned&gt;<text:span text:style-name="T1">刪除且無法辨認</text:span>&lt;/mentioned&gt;<text:span text:style-name="T1">。</text:span></text:p>
                    <text:p text:style-name="P12">屬性質描述=</text:p>
                    <table:table table:name="Table66" table:style-name="Table66">
                      <table:table-column table:style-name="Table66.A"/>
                      <table:table-header-rows>
                        <table:table-row>
                          <table:table-cell table:style-name="Table66.A1" office:value-type="string">
                            <text:p text:style-name="P27">簡短說明省略的原因。</text:p>
                          </table:table-cell>
                        </table:table-row>
                      </table:table-header-rows>
                    </table:table>
                    <text:p text:style-name="P6"/>
                    <text:p text:style-name="P6"/>
                  </table:table-cell>
                </table:table-row>
              </table:table-header-rows>
              <table:table-row>
                <table:table-cell table:style-name="Table65.A2" office:value-type="string">
                  <text:p text:style-name="P47">執行者</text:p>
                  <text:p text:style-name="P51">-<text:span text:style-name="T1">若省略的內容是被身分明確的抄寫員從轉錄當中蓄意刪除，則在此表明抄寫員的身分。</text:span></text:p>
                  <text:p text:style-name="P8"/>
                  <text:p text:style-name="P12">屬性質描述=</text:p>
                  <table:table table:name="Table67" table:style-name="Table67">
                    <table:table-column table:style-name="Table67.A"/>
                    <table:table-header-rows>
                      <table:table-row>
                        <table:table-cell table:style-name="Table67.A1" office:value-type="string">
                          <text:p text:style-name="P47">必須是文件標頭裡宣告過的人員之一 (詳見章節<text:span text:style-name="T18">&lt;ptr target="#PHDH"/&gt;</text:span>)。</text:p>
                        </table:table-cell>
                      </table:table-row>
                    </table:table-header-rows>
                  </table:table>
                  <text:p text:style-name="P12"/>
                </table:table-cell>
              </table:table-row>
              <table:table-row>
                <table:table-cell table:style-name="Table65.A2" office:value-type="string">
                  <text:p text:style-name="P31">損毀媒介</text:p>
                  <text:p text:style-name="P29">-<text:span text:style-name="T1">若省略是因為內容遭受損毀，且可辨別出損毀的導因，則在此加以說明。</text:span></text:p>
                  <text:p text:style-name="P31"/>
                  <text:p text:style-name="P12">屬性值=</text:p>
                  <table:table table:name="Table68" table:style-name="Table68">
                    <table:table-column table:style-name="Table68.A"/>
                    <table:table-header-rows>
                      <table:table-row>
                        <table:table-cell table:style-name="Table68.A1" office:value-type="string">
                          <text:p text:style-name="P15">磨損</text:p>
                          <text:p text:style-name="P16"><text:span text:style-name="T1">(損毀是起因於書頁邊緣摩擦受損</text:span>)</text:p>
                        </table:table-cell>
                      </table:table-row>
                    </table:table-header-rows>
                    <table:table-row>
                      <table:table-cell table:style-name="Table68.A2" office:value-type="string">
                        <text:p text:style-name="P52">發霉</text:p>
                        <text:p text:style-name="P53">(<text:span text:style-name="T1">損毀是起因於書頁表面發霉</text:span>)</text:p>
                      </table:table-cell>
                    </table:table-row>
                    <table:table-row>
                      <table:table-cell table:style-name="Table68.A2" office:value-type="string">
                        <text:p text:style-name="P52">煙燻</text:p>
                        <text:p text:style-name="P53">(<text:span text:style-name="T1">損毀是起因於煙燻</text:span>)</text:p>
                      </table:table-cell>
                    </table:table-row>
                  </table:table>
                  <text:p text:style-name="P39"/>
                </table:table-cell>
              </table:table-row>
              <table:table-row>
                <table:table-cell table:style-name="Table65.A2" office:value-type="string">
                  <text:p text:style-name="P31">省略量</text:p>
                  <text:p text:style-name="P31">-約略指出在轉錄當中被省略的文字量，可用字母數、公釐、英吋、或其他適當的單位來表示。省略可能是出於編輯策略、或來源文本中的刪除、損毀、或其他因素而導致無法轉錄。</text:p>
                  <text:p text:style-name="P8"/>
                  <text:p text:style-name="P12">屬性質描述=</text:p>
                  <table:table table:name="Table69" table:style-name="Table69">
                    <table:table-column table:style-name="Table69.A"/>
                    <table:table-header-rows>
                      <table:table-row>
                        <table:table-cell table:style-name="Table69.A1" office:value-type="string">
                          <text:p text:style-name="P27">可用任何字串表示</text:p>
                        </table:table-cell>
                      </table:table-row>
                    </table:table-header-rows>
                  </table:table>
                  <text:p text:style-name="P6"/>
                </table:table-cell>
              </table:table-row>
            </table:table>
            <text:p text:style-name="P105"/>
          </table:table-cell>
        </table:table-row>
        <table:table-row>
          <table:table-cell table:style-name="表格1.A5" office:value-type="string">
            <text:p text:style-name="P59">&lt;gloss&gt;</text:p>
            <text:p text:style-name="P59">identifies a phrase or word used to provide a gloss or definition for some other word or phrase.</text:p>
            <text:p text:style-name="P74">attributes=</text:p>
            <table:table table:name="Table59" table:style-name="Table59">
              <table:table-column table:style-name="Table59.A"/>
              <table:table-header-rows>
                <table:table-row>
                  <table:table-cell table:style-name="Table59.A1" office:value-type="string">
                    <text:p text:style-name="P5">target</text:p>
                    <text:p text:style-name="P5">-identifies the associated &lt;gi&gt;term&lt;/gi&gt; element by an absolute or relative URI reference</text:p>
                    <text:p text:style-name="P41">value des<text:span text:style-name="T1">cription=</text:span></text:p>
                    <table:table table:name="Table60" table:style-name="Table60">
                      <table:table-column table:style-name="Table60.A"/>
                      <table:table-header-rows>
                        <table:table-row>
                          <table:table-cell table:style-name="Table60.A1" office:value-type="string">
                            <text:p text:style-name="P25">should be a valid URI reference that resolves to a &lt;gi&gt;term&lt;/gi&gt; element</text:p>
                          </table:table-cell>
                        </table:table-row>
                      </table:table-header-rows>
                    </table:table>
                    <text:p text:style-name="P5"/>
                  </table:table-cell>
                </table:table-row>
              </table:table-header-rows>
              <table:table-row>
                <table:table-cell table:style-name="Table59.A2" office:value-type="string">
                  <text:p text:style-name="P29">cRef</text:p>
                  <text:p text:style-name="P29">-identifies the associated &lt;gi&gt;term&lt;/gi&gt; element using a canonical reference from a scheme defined in a &lt;gi&gt;refsDecl&lt;/gi&gt; element in the TEI header</text:p>
                  <text:p text:style-name="P41">value des<text:span text:style-name="T1">cription=</text:span></text:p>
                  <table:table table:name="Table61" table:style-name="Table61">
                    <table:table-column table:style-name="Table61.A"/>
                    <table:table-header-rows>
                      <table:table-row>
                        <table:table-cell table:style-name="Table61.A1" office:value-type="string">
                          <text:p text:style-name="P25">the result of applying the algorithm for the resolution of canonical references (described in section &lt;ptr target="#SACR"/&gt;) should be a valid URI reference that resolves to a &lt;gi&gt;term&lt;/gi&gt; element</text:p>
                        </table:table-cell>
                      </table:table-row>
                    </table:table-header-rows>
                  </table:table>
                  <text:p text:style-name="P39"/>
                </table:table-cell>
              </table:table-row>
            </table:table>
            <text:p text:style-name="P59"/>
          </table:table-cell>
          <table:table-cell table:style-name="表格1.B5" office:value-type="string">
            <text:p text:style-name="P59">&lt;註解&gt;</text:p>
            <text:p text:style-name="P59">標明用來為另一個字詞下定義或提供註解的字詞。</text:p>
            <text:p text:style-name="P59"/>
            <text:p text:style-name="P74">屬性=</text:p>
            <table:table table:name="Table73" table:style-name="Table73">
              <table:table-column table:style-name="Table73.A"/>
              <table:table-header-rows>
                <table:table-row>
                  <table:table-cell table:style-name="Table73.A1" office:value-type="string">
                    <text:p text:style-name="P6">目標</text:p>
                    <text:p text:style-name="P5">-<text:span text:style-name="T1">用一個絕對或相對的URI參照來指明相關聯的元</text:span><text:span text:style-name="T13">素</text:span><text:span text:style-name="T27">&lt;gi&gt;</text:span><text:span text:style-name="T13">專有名詞</text:span><text:span text:style-name="T27">&lt;/gi&gt;</text:span></text:p>
                    <text:p text:style-name="P12">屬性質描述=</text:p>
                    <table:table table:name="Table74" table:style-name="Table74">
                      <table:table-column table:style-name="Table74.A"/>
                      <table:table-header-rows>
                        <table:table-row>
                          <table:table-cell table:style-name="Table74.A1" office:value-type="string">
                            <text:p text:style-name="P25"><text:span text:style-name="T24">應該是有效的URI，可參照到一個</text:span><text:span text:style-name="T14">元素</text:span><text:span text:style-name="T23">&lt;gi&gt;</text:span><text:span text:style-name="T15">專有名詞</text:span><text:span text:style-name="T23">&lt;/gi&gt;</text:span></text:p>
                            <text:p text:style-name="P10"/>
                          </table:table-cell>
                        </table:table-row>
                      </table:table-header-rows>
                    </table:table>
                    <text:p text:style-name="P5"/>
                  </table:table-cell>
                </table:table-row>
              </table:table-header-rows>
              <table:table-row>
                <table:table-cell table:style-name="Table73.A2" office:value-type="string">
                  <text:p text:style-name="P31">權威參照</text:p>
                  <text:p text:style-name="P29">-<text:span text:style-name="T1">用元素&lt;gi&gt;參照宣告&lt;/gi&gt;在TEI標頭內所定義的權威參照來指明相關聯的元</text:span><text:span text:style-name="T13">素</text:span><text:span text:style-name="T27">&lt;gi&gt;</text:span><text:span text:style-name="T13">專有名詞</text:span><text:span text:style-name="T27">&lt;/gi&gt;</text:span></text:p>
                  <text:p text:style-name="P33"/>
                  <text:p text:style-name="P12">屬性質描述=</text:p>
                  <table:table table:name="Table75" table:style-name="Table75">
                    <table:table-column table:style-name="Table75.A"/>
                    <table:table-header-rows>
                      <table:table-row>
                        <table:table-cell table:style-name="Table75.A1" office:value-type="string">
                          <text:p text:style-name="P25"><text:span text:style-name="T1">使用解析權威參照演算後的結果</text:span> (<text:span text:style-name="T1">詳見章節</text:span>&lt;ptr target="#SACR"/&gt;) <text:span text:style-name="T23">應該是有效的URI，可參照到一個</text:span><text:span text:style-name="T15">元素</text:span><text:span text:style-name="T23">&lt;gi&gt;</text:span><text:span text:style-name="T15">專有名詞</text:span><text:span text:style-name="T23">&lt;/gi&gt;</text:span></text:p>
                          <text:p text:style-name="P10"/>
                        </table:table-cell>
                      </table:table-row>
                    </table:table-header-rows>
                  </table:table>
                  <text:p text:style-name="P39"/>
                </table:table-cell>
              </table:table-row>
            </table:table>
            <text:p text:style-name="P59"/>
          </table:table-cell>
        </table:table-row>
        <table:table-row>
          <table:table-cell table:style-name="表格1.A5" office:value-type="string">
            <text:p text:style-name="P59">&lt;graphic&gt;</text:p>
            <text:p text:style-name="P59">indicates the location of an inline graphic, illustration, or figure.</text:p>
            <text:p text:style-name="P74">attributes=</text:p>
            <table:table table:name="Table62" table:style-name="Table62">
              <table:table-column table:style-name="Table62.A"/>
              <table:table-header-rows>
                <table:table-row>
                  <table:table-cell table:style-name="Table62.A1" office:value-type="string">
                    <text:p text:style-name="P5">width</text:p>
                    <text:p text:style-name="P5">-The display width of the image</text:p>
                  </table:table-cell>
                </table:table-row>
              </table:table-header-rows>
              <table:table-row>
                <table:table-cell table:style-name="Table62.A2" office:value-type="string">
                  <text:p text:style-name="P29">height</text:p>
                  <text:p text:style-name="P29">-The display height of the image</text:p>
                </table:table-cell>
              </table:table-row>
              <table:table-row>
                <table:table-cell table:style-name="Table62.A2" office:value-type="string">
                  <text:p text:style-name="P29">scale</text:p>
                  <text:p text:style-name="P29">-A scale factor to be applied to the image to make it the desired display size</text:p>
                </table:table-cell>
              </table:table-row>
              <table:table-row>
                <table:table-cell table:style-name="Table62.A2" office:value-type="string">
                  <text:p text:style-name="P29">url</text:p>
                  <text:p text:style-name="P29">-The target URL</text:p>
                  <text:p text:style-name="P41">value des<text:span text:style-name="T1">cription=</text:span></text:p>
                  <table:table table:name="Table63" table:style-name="Table63">
                    <table:table-column table:style-name="Table63.A"/>
                    <table:table-header-rows>
                      <table:table-row>
                        <table:table-cell table:style-name="Table63.A1" office:value-type="string">
                          <text:p text:style-name="P25">The <text:s/>name of a URL which provides the image.</text:p>
                        </table:table-cell>
                      </table:table-row>
                    </table:table-header-rows>
                  </table:table>
                  <text:p text:style-name="P31"/>
                </table:table-cell>
              </table:table-row>
              <table:table-row>
                <table:table-cell table:style-name="Table62.A2" office:value-type="string">
                  <text:p text:style-name="P29">mimeType</text:p>
                  <text:p text:style-name="P29">-The MIME type</text:p>
                  <text:p text:style-name="P41">value des<text:span text:style-name="T1">cription=</text:span></text:p>
                  <table:table table:name="Table64" table:style-name="Table64">
                    <table:table-column table:style-name="Table64.A"/>
                    <table:table-header-rows>
                      <table:table-row>
                        <table:table-cell table:style-name="Table64.A1" office:value-type="string">
                          <text:p text:style-name="P25">The MIME type to be used for the object when it is decoded</text:p>
                        </table:table-cell>
                      </table:table-row>
                    </table:table-header-rows>
                  </table:table>
                  <text:p text:style-name="P29"/>
                </table:table-cell>
              </table:table-row>
            </table:table>
            <text:p text:style-name="P59"/>
          </table:table-cell>
          <table:table-cell table:style-name="表格1.B5" office:value-type="string">
            <text:p text:style-name="P66">&lt;圖形&gt;</text:p>
            <text:p text:style-name="P59">指出文字文件中內含的圖形、插圖、或圖表的位置。</text:p>
            <text:p text:style-name="P74"/>
            <text:p text:style-name="P74">屬性=</text:p>
            <table:table table:name="Table70" table:style-name="Table70">
              <table:table-column table:style-name="Table70.A"/>
              <table:table-header-rows>
                <table:table-row>
                  <table:table-cell table:style-name="Table70.A1" office:value-type="string">
                    <text:p text:style-name="P63">寬</text:p>
                    <text:p text:style-name="P63">-圖片顯示的寬度</text:p>
                  </table:table-cell>
                </table:table-row>
              </table:table-header-rows>
              <table:table-row>
                <table:table-cell table:style-name="Table70.A2" office:value-type="string">
                  <text:p text:style-name="P63">高</text:p>
                  <text:p text:style-name="P63">-圖片顯示的高度</text:p>
                </table:table-cell>
              </table:table-row>
              <table:table-row>
                <table:table-cell table:style-name="Table70.A2" office:value-type="string">
                  <text:p text:style-name="P63">縮放比例</text:p>
                  <text:p text:style-name="P63">-用來調整圖片顯示大小的比例係數</text:p>
                  <text:p text:style-name="P63"/>
                </table:table-cell>
              </table:table-row>
              <table:table-row>
                <table:table-cell table:style-name="Table70.A2" office:value-type="string">
                  <text:p text:style-name="P29">url</text:p>
                  <text:p text:style-name="P29">-<text:span text:style-name="T1">目標</text:span>URL</text:p>
                  <text:p text:style-name="P81">屬性值描述=</text:p>
                  <table:table table:name="Table71" table:style-name="Table71">
                    <table:table-column table:style-name="Table71.A"/>
                    <table:table-header-rows>
                      <table:table-row>
                        <table:table-cell table:style-name="Table71.A1" office:value-type="string">
                          <text:p text:style-name="P25"><text:span text:style-name="T1">圖片所在位置的</text:span>URL<text:span text:style-name="T1">名稱。</text:span></text:p>
                        </table:table-cell>
                      </table:table-row>
                    </table:table-header-rows>
                  </table:table>
                  <text:p text:style-name="P31"/>
                </table:table-cell>
              </table:table-row>
              <table:table-row>
                <table:table-cell table:style-name="Table70.A2" office:value-type="string">
                  <text:p text:style-name="P63">MIME協定</text:p>
                  <text:p text:style-name="P63">-MIME協定</text:p>
                  <text:p text:style-name="P80">屬性值描述=</text:p>
                  <table:table table:name="Table72" table:style-name="Table72">
                    <table:table-column table:style-name="Table72.A"/>
                    <table:table-header-rows>
                      <table:table-row>
                        <table:table-cell table:style-name="Table72.A1" office:value-type="string">
                          <text:p text:style-name="P63">檔案解碼時所套用的MIME協定</text:p>
                        </table:table-cell>
                      </table:table-row>
                    </table:table-header-rows>
                  </table:table>
                  <text:p text:style-name="P81"/>
                </table:table-cell>
              </table:table-row>
            </table:table>
            <text:p text:style-name="P59"/>
          </table:table-cell>
        </table:table-row>
        <table:table-row>
          <table:table-cell table:style-name="表格1.A5" office:value-type="string">
            <text:p text:style-name="P60">&lt;head&gt;</text:p>
            <text:p text:style-name="P60">(heading)</text:p>
            <text:p text:style-name="P60">contains any type of heading, for example the title of a section, or the heading of a list, glossary, manuscript description, etc.</text:p>
            <text:p text:style-name="P75">attributes=</text:p>
            <table:table table:name="Table76" table:style-name="Table76">
              <table:table-column table:style-name="Table76.A"/>
              <table:table-header-rows>
                <table:table-row>
                  <table:table-cell table:style-name="Table76.A1" office:value-type="string">
                    <text:p text:style-name="P29">type</text:p>
                    <text:p text:style-name="P29">-categorizes the heading in any way meaningful to the encoder.</text:p>
                    <text:p text:style-name="P41">value description=</text:p>
                    <table:table table:name="Table77" table:style-name="Table77">
                      <table:table-column table:style-name="Table77.A"/>
                      <table:table-header-rows>
                        <table:table-row>
                          <table:table-cell table:style-name="Table77.A1" office:value-type="string">
                            <text:p text:style-name="P25">A set of user-defined keywords may be employed. Their significance should be documented in the header.</text:p>
                          </table:table-cell>
                        </table:table-row>
                      </table:table-header-rows>
                    </table:table>
                    <text:p text:style-name="P29"/>
                  </table:table-cell>
                </table:table-row>
              </table:table-header-rows>
            </table:table>
            <text:p text:style-name="P60"/>
          </table:table-cell>
          <table:table-cell table:style-name="表格1.B5" office:value-type="string">
            <text:p text:style-name="P87">&lt;標題&gt;</text:p>
            <text:p text:style-name="P87">(<text:span text:style-name="T1">標題</text:span>)</text:p>
            <text:p text:style-name="P70"><text:span text:style-name="T26">包含任何</text:span><text:span text:style-name="T27">種類</text:span><text:span text:style-name="T26">的標題，像是章節</text:span><text:span text:style-name="T27">名稱</text:span><text:span text:style-name="T26">、</text:span><text:span text:style-name="T27">或是列表、</text:span><text:span text:style-name="T26">詞彙表</text:span><text:span text:style-name="T27">、寫本描述等</text:span><text:span text:style-name="T26">的標題。 </text:span></text:p>
            <text:p text:style-name="P10"/>
            <text:p text:style-name="P75">屬性=</text:p>
            <table:table table:name="Table78" table:style-name="Table78">
              <table:table-column table:style-name="Table78.A"/>
              <table:table-header-rows>
                <table:table-row>
                  <table:table-cell table:style-name="Table78.A1" office:value-type="string">
                    <text:p text:style-name="P31">類型</text:p>
                    <text:p text:style-name="P29">-<text:span text:style-name="T1">標記者可自行用任何方法將標題分類。</text:span></text:p>
                    <text:p text:style-name="P31"/>
                    <text:p text:style-name="P41"><text:span text:style-name="T1">屬性值描述</text:span>=</text:p>
                    <table:table table:name="Table79" table:style-name="Table79">
                      <table:table-column table:style-name="Table79.A"/>
                      <table:table-header-rows>
                        <table:table-row>
                          <table:table-cell table:style-name="Table79.A1" office:value-type="string">
                            <text:p text:style-name="P27">可使用自行定義的一組關鍵字，其所代表的意義必須在標頭裡註明。</text:p>
                          </table:table-cell>
                        </table:table-row>
                      </table:table-header-rows>
                    </table:table>
                    <text:p text:style-name="P29"/>
                  </table:table-cell>
                </table:table-row>
              </table:table-header-rows>
            </table:table>
            <text:p text:style-name="P62"/>
          </table:table-cell>
        </table:table-row>
        <table:table-row>
          <table:table-cell table:style-name="表格1.A5" office:value-type="string">
            <text:p text:style-name="P58">&lt;headItem&gt;</text:p>
            <text:p text:style-name="P58">(heading for list items)</text:p>
            <text:p text:style-name="P58">contains the heading for the item or gloss column in a</text:p>
            <text:p text:style-name="P58">glossary list or similar structured list.</text:p>
            <text:p text:style-name="P58"/>
          </table:table-cell>
          <table:table-cell table:style-name="表格1.B5" office:value-type="string">
            <text:p text:style-name="P59">&lt;項目標題&gt;</text:p>
            <text:p text:style-name="P59">(列表項目的標題)</text:p>
            <text:p text:style-name="P59">包含詞彙列表或結構類似的列表中項目或註解欄位的標題。</text:p>
          </table:table-cell>
        </table:table-row>
        <table:table-row>
          <table:table-cell table:style-name="表格1.A5" office:value-type="string">
            <text:p text:style-name="P58">&lt;headLabel&gt;</text:p>
            <text:p text:style-name="P58">(heading for list labels)</text:p>
            <text:p text:style-name="P58">contains the heading for the label or term column in a</text:p>
            <text:p text:style-name="P58">glossary list or similar structured list.</text:p>
          </table:table-cell>
          <table:table-cell table:style-name="表格1.B5" office:value-type="string">
            <text:p text:style-name="P59">&lt;標籤標題&gt;</text:p>
            <text:p text:style-name="P59">(列表標籤的標題)</text:p>
            <text:p text:style-name="P59">包含詞彙列表或結構類似的列表中標籤或專有名詞欄位的標題。</text:p>
          </table:table-cell>
        </table:table-row>
        <table:table-row>
          <table:table-cell table:style-name="表格1.A5" office:value-type="string">
            <text:p text:style-name="P58">&lt;hi&gt;</text:p>
            <text:p text:style-name="P58">(highlighted)</text:p>
            <text:p text:style-name="P58">marks a word or phrase as graphically distinct from the</text:p>
            <text:p text:style-name="P58">surrounding text, for reasons concerning which no claim is made.</text:p>
          </table:table-cell>
          <table:table-cell table:style-name="表格1.B5" office:value-type="string">
            <text:p text:style-name="P87">&lt;顯目標示&gt;</text:p>
            <text:p text:style-name="P87">(顯目標示)</text:p>
            <text:p text:style-name="P68">標誌其字型外觀上和週遭文字有所區別的字句，但不指出顯目原因。</text:p>
          </table:table-cell>
        </table:table-row>
        <table:table-row>
          <table:table-cell table:style-name="表格1.A5" office:value-type="string">
            <text:p text:style-name="P59">&lt;imprint&gt;</text:p>
            <text:p text:style-name="P59">groups information relating to the publication or distribution of a bibliographic item.</text:p>
          </table:table-cell>
          <table:table-cell table:style-name="表格1.B5" office:value-type="string">
            <text:p text:style-name="P59">&lt;版本說明&gt;</text:p>
            <text:p text:style-name="P59">匯集書目項目的出版或發行相關資訊。</text:p>
          </table:table-cell>
        </table:table-row>
        <table:table-row>
          <table:table-cell table:style-name="表格1.A5" office:value-type="string">
            <text:p text:style-name="P59">&lt;index&gt;</text:p>
            <text:p text:style-name="P59">(index entry)</text:p>
            <text:p text:style-name="P59">marks a location to be indexed for whatever purpose.</text:p>
            <text:p text:style-name="P74">attributes=</text:p>
            <table:table table:name="Table80" table:style-name="Table80">
              <table:table-column table:style-name="Table80.A"/>
              <table:table-header-rows>
                <table:table-row>
                  <table:table-cell table:style-name="Table80.A1" office:value-type="string">
                    <text:p text:style-name="P24">ind<text:span text:style-name="T1">exName</text:span></text:p>
                    <text:p text:style-name="P26">-supplies a name to specify which index (of several) the index entry belongs to.</text:p>
                    <text:p text:style-name="P35">value description=</text:p>
                    <table:table table:name="Table81" table:style-name="Table81">
                      <table:table-column table:style-name="Table81.A"/>
                      <table:table-header-rows>
                        <table:table-row>
                          <table:table-cell table:style-name="Table81.A1" office:value-type="string">
                            <text:p text:style-name="P24">an application-specific name, consisting of Unicode characters only.</text:p>
                          </table:table-cell>
                        </table:table-row>
                      </table:table-header-rows>
                    </table:table>
                    <text:p text:style-name="P26"/>
                  </table:table-cell>
                </table:table-row>
              </table:table-header-rows>
            </table:table>
            <text:p text:style-name="P59"/>
          </table:table-cell>
          <table:table-cell table:style-name="表格1.B5" office:value-type="string">
            <text:p text:style-name="P58">&lt;<text:span text:style-name="T1">索引</text:span>&gt;</text:p>
            <text:p text:style-name="P58">(<text:span text:style-name="T1">索引項目</text:span>)</text:p>
            <text:p text:style-name="P68">標誌一個因某種目的而被索引的位置。</text:p>
            <text:p text:style-name="P74">屬性=</text:p>
            <table:table table:name="Table210" table:style-name="Table210">
              <table:table-column table:style-name="Table210.A"/>
              <table:table-header-rows>
                <table:table-row>
                  <table:table-cell table:style-name="Table210.A1" office:value-type="string">
                    <text:p text:style-name="P26">索引名稱</text:p>
                    <text:p text:style-name="P26">-提供該索引項目所屬索引名稱。</text:p>
                    <text:p text:style-name="P26"/>
                    <text:p text:style-name="P39">屬性值描述=</text:p>
                    <table:table table:name="Table211" table:style-name="Table211">
                      <table:table-column table:style-name="Table211.A"/>
                      <table:table-header-rows>
                        <table:table-row>
                          <table:table-cell table:style-name="Table211.A1" office:value-type="string">
                            <text:p text:style-name="P26">僅由Unicode符號組成的應用專有名稱。</text:p>
                          </table:table-cell>
                        </table:table-row>
                      </table:table-header-rows>
                    </table:table>
                    <text:p text:style-name="P26"/>
                  </table:table-cell>
                </table:table-row>
              </table:table-header-rows>
            </table:table>
            <text:p text:style-name="P61"/>
          </table:table-cell>
        </table:table-row>
        <table:table-row>
          <table:table-cell table:style-name="表格1.A5" office:value-type="string">
            <text:p text:style-name="P59">&lt;item&gt;</text:p>
            <text:p text:style-name="P59">contains one component of a list.</text:p>
          </table:table-cell>
          <table:table-cell table:style-name="表格1.B5" office:value-type="string">
            <text:p text:style-name="P58">&lt;<text:span text:style-name="T1">項目</text:span>&gt;</text:p>
            <text:p text:style-name="P59">包含列表中的一個項目。</text:p>
          </table:table-cell>
        </table:table-row>
        <table:table-row>
          <table:table-cell table:style-name="表格1.A5" office:value-type="string">
            <text:p text:style-name="P60">&lt;l&gt;</text:p>
            <text:p text:style-name="P60">(verse line)</text:p>
            <text:p text:style-name="P60">contains a single, possibly incomplete, line of verse.</text:p>
            <text:p text:style-name="P75">attributes=</text:p>
            <table:table table:name="Table82" table:style-name="Table82">
              <table:table-column table:style-name="Table82.A"/>
              <table:table-header-rows>
                <table:table-row>
                  <table:table-cell table:style-name="Table82.A1" office:value-type="string">
                    <text:p text:style-name="P25">par<text:span text:style-name="T1">t</text:span></text:p>
                    <text:p text:style-name="P27">-specifies whether or not the line is metrically complete.</text:p>
                    <text:p text:style-name="P36">values=</text:p>
                    <table:table table:name="Table83" table:style-name="Table83">
                      <table:table-column table:style-name="Table83.A"/>
                      <table:table-header-rows>
                        <table:table-row>
                          <table:table-cell table:style-name="Table83.A1" office:value-type="string">
                            <text:p text:style-name="P5">Y</text:p>
                            <text:p text:style-name="P5">(the line is metrically incomplete)</text:p>
                          </table:table-cell>
                        </table:table-row>
                      </table:table-header-rows>
                      <table:table-row>
                        <table:table-cell table:style-name="Table83.A2" office:value-type="string">
                          <text:p text:style-name="P29">N</text:p>
                          <text:p text:style-name="P29">(either the line is complete, or no claim is made as to its completeness)</text:p>
                        </table:table-cell>
                      </table:table-row>
                      <table:table-row>
                        <table:table-cell table:style-name="Table83.A2" office:value-type="string">
                          <text:p text:style-name="P29">I</text:p>
                          <text:p text:style-name="P29">(the initial part of an incomplete line)</text:p>
                        </table:table-cell>
                      </table:table-row>
                      <table:table-row>
                        <table:table-cell table:style-name="Table83.A2" office:value-type="string">
                          <text:p text:style-name="P29">M</text:p>
                          <text:p text:style-name="P29">(a medial part of an incomplete line)</text:p>
                        </table:table-cell>
                      </table:table-row>
                      <table:table-row>
                        <table:table-cell table:style-name="Table83.A2" office:value-type="string">
                          <text:p text:style-name="P29">F</text:p>
                          <text:p text:style-name="P29">(the final part of an incomplete line)</text:p>
                        </table:table-cell>
                      </table:table-row>
                    </table:table>
                    <text:p text:style-name="P27"><text:s/></text:p>
                  </table:table-cell>
                </table:table-row>
              </table:table-header-rows>
            </table:table>
            <text:p text:style-name="P60"/>
          </table:table-cell>
          <table:table-cell table:style-name="表格1.B5" office:value-type="string">
            <text:p text:style-name="P87">&lt;詩行&gt;</text:p>
            <text:p text:style-name="P87">(<text:span text:style-name="T1">詩行</text:span>)</text:p>
            <text:p text:style-name="P67">包含詩文的一行，也許是不完整的詩行。</text:p>
            <text:p text:style-name="P75">屬性=</text:p>
            <table:table table:name="Table84" table:style-name="Table84">
              <table:table-column table:style-name="Table84.A"/>
              <table:table-header-rows>
                <table:table-row>
                  <table:table-cell table:style-name="Table84.A1" office:value-type="string">
                    <text:p text:style-name="P27">部分</text:p>
                    <text:p text:style-name="P27">-說明<text:span text:style-name="T12">詩行的韻律表現是否完整。</text:span></text:p>
                    <text:p text:style-name="P54"/>
                    <text:p text:style-name="P39">屬性值=</text:p>
                    <table:table table:name="Table85" table:style-name="Table85">
                      <table:table-column table:style-name="Table85.A"/>
                      <table:table-header-rows>
                        <table:table-row>
                          <table:table-cell table:style-name="Table85.A1" office:value-type="string">
                            <text:p text:style-name="P17">Y</text:p>
                            <text:p text:style-name="P17">(<text:span text:style-name="T13">韻律表現不完整的詩行</text:span>)</text:p>
                          </table:table-cell>
                        </table:table-row>
                      </table:table-header-rows>
                      <table:table-row>
                        <table:table-cell table:style-name="Table85.A2" office:value-type="string">
                          <text:p text:style-name="P57">N</text:p>
                          <text:p text:style-name="P57">(<text:span text:style-name="T13">詩行完整或其完整性未被決定</text:span>)</text:p>
                        </table:table-cell>
                      </table:table-row>
                      <table:table-row>
                        <table:table-cell table:style-name="Table85.A2" office:value-type="string">
                          <text:p text:style-name="P57">I</text:p>
                          <text:p text:style-name="P57">(<text:span text:style-name="T13">不完整詩行的起始部分</text:span>)</text:p>
                        </table:table-cell>
                      </table:table-row>
                      <table:table-row>
                        <table:table-cell table:style-name="Table85.A2" office:value-type="string">
                          <text:p text:style-name="P57">M</text:p>
                          <text:p text:style-name="P57">(<text:span text:style-name="T13">不完整詩行的中段部分</text:span>)</text:p>
                        </table:table-cell>
                      </table:table-row>
                      <table:table-row>
                        <table:table-cell table:style-name="Table85.A2" office:value-type="string">
                          <text:p text:style-name="P57">F</text:p>
                          <text:p text:style-name="P57">(<text:span text:style-name="T13">不完整詩行的末端</text:span>)</text:p>
                        </table:table-cell>
                      </table:table-row>
                    </table:table>
                    <text:p text:style-name="P27"><text:s/></text:p>
                  </table:table-cell>
                </table:table-row>
              </table:table-header-rows>
            </table:table>
            <text:p text:style-name="P60"/>
          </table:table-cell>
        </table:table-row>
        <table:table-row>
          <table:table-cell table:style-name="表格1.A5" office:value-type="string">
            <text:p text:style-name="P59">&lt;label&gt;</text:p>
            <text:p text:style-name="P59">contains the label associated with an item in a list; in</text:p>
            <text:p text:style-name="P59">glossaries, marks the term being defined.</text:p>
          </table:table-cell>
          <table:table-cell table:style-name="表格1.B5" office:value-type="string">
            <text:p text:style-name="P58">&lt;<text:span text:style-name="T1">標號</text:span>&gt;</text:p>
            <text:p text:style-name="P59">包含列表中和某項目相關聯的標號；在詞彙表中則用來標記被定義的字詞。</text:p>
          </table:table-cell>
        </table:table-row>
        <table:table-row>
          <table:table-cell table:style-name="表格1.A5" office:value-type="string">
            <text:p text:style-name="P59">&lt;lb&gt;</text:p>
            <text:p text:style-name="P59">(line break)</text:p>
            <text:p text:style-name="P59">marks the start of a new (typographic) line in some</text:p>
            <text:p text:style-name="P59">edition or version of a text.</text:p>
            <text:p text:style-name="P74">attributes=</text:p>
            <table:table table:name="Table86" table:style-name="Table86">
              <table:table-column table:style-name="Table86.A"/>
              <table:table-header-rows>
                <table:table-row>
                  <table:table-cell table:style-name="Table86.A1" office:value-type="string">
                    <text:p text:style-name="P24">ed</text:p>
                    <text:p text:style-name="P24">-indicates the edition or version in which the line break is located at this point</text:p>
                    <text:p text:style-name="P37">value des<text:span text:style-name="T1">cription=</text:span></text:p>
                    <table:table table:name="Table87" table:style-name="Table87">
                      <table:table-column table:style-name="Table87.A"/>
                      <table:table-header-rows>
                        <table:table-row>
                          <table:table-cell table:style-name="Table87.A1" office:value-type="string">
                            <text:p text:style-name="P24">Any string of characters; usually a siglum conventionally used for the edition.</text:p>
                          </table:table-cell>
                        </table:table-row>
                      </table:table-header-rows>
                    </table:table>
                    <text:p text:style-name="P26"/>
                  </table:table-cell>
                </table:table-row>
              </table:table-header-rows>
            </table:table>
            <text:p text:style-name="P59"/>
          </table:table-cell>
          <table:table-cell table:style-name="表格1.B5" office:value-type="string">
            <text:p text:style-name="P87">&lt;分行&gt;</text:p>
            <text:p text:style-name="P89">(分行)</text:p>
            <text:p text:style-name="P66">標記某版本文字裡（在印刷上）的新起行。</text:p>
            <text:p text:style-name="P66"/>
            <text:p text:style-name="P74">屬性=</text:p>
            <table:table table:name="Table88" table:style-name="Table88">
              <table:table-column table:style-name="Table88.A"/>
              <table:table-header-rows>
                <table:table-row>
                  <table:table-cell table:style-name="Table88.A1" office:value-type="string">
                    <text:p text:style-name="P87">版本</text:p>
                    <text:p text:style-name="P87">-用來指出哪一個版本在該處分頁</text:p>
                    <text:p text:style-name="P87"/>
                    <text:p text:style-name="P39">屬性值描述=</text:p>
                    <table:table table:name="Table89" table:style-name="Table89">
                      <table:table-column table:style-name="Table89.A"/>
                      <table:table-header-rows>
                        <table:table-row>
                          <table:table-cell table:style-name="Table89.A1" office:value-type="string">
                            <text:p text:style-name="P61">連續的字串；通常是用字母和數字符號來標示版本。</text:p>
                          </table:table-cell>
                        </table:table-row>
                      </table:table-header-rows>
                    </table:table>
                    <text:p text:style-name="P26"/>
                  </table:table-cell>
                </table:table-row>
              </table:table-header-rows>
            </table:table>
            <text:p text:style-name="P77"/>
          </table:table-cell>
        </table:table-row>
        <table:table-row>
          <table:table-cell table:style-name="表格1.A5" office:value-type="string">
            <text:p text:style-name="P60">&lt;lg&gt;</text:p>
            <text:p text:style-name="P60">(line group)</text:p>
            <text:p text:style-name="P60">contains a group of verse lines functioning as a formal unit, e.g. a stanza, refrain, verse paragraph, etc.</text:p>
          </table:table-cell>
          <table:table-cell table:style-name="表格1.B5" office:value-type="string">
            <text:p text:style-name="P87">&lt;行組&gt;</text:p>
            <text:p text:style-name="P87">(行組) </text:p>
            <text:p text:style-name="P68"><text:span text:style-name="T1">包含</text:span>形式上被視為一組的詩行，<text:span text:style-name="T1">例</text:span>如詩節、疊句、韻文段落等。 </text:p>
          </table:table-cell>
        </table:table-row>
        <table:table-row>
          <table:table-cell table:style-name="表格1.A5" office:value-type="string">
            <text:p text:style-name="P58">&lt;list&gt;</text:p>
            <text:p text:style-name="P58">contains any sequence of items organized as a list.</text:p>
            <text:p text:style-name="P76">att<text:span text:style-name="T1">ributes=</text:span></text:p>
            <table:table table:name="Table90" table:style-name="Table90">
              <table:table-column table:style-name="Table90.A"/>
              <table:table-header-rows>
                <table:table-row>
                  <table:table-cell table:style-name="Table90.A1" office:value-type="string">
                    <text:p text:style-name="P24">typ<text:span text:style-name="T1">e</text:span></text:p>
                    <text:p text:style-name="P26">-describes the form of the list.</text:p>
                    <text:p text:style-name="P35">values=</text:p>
                    <table:table table:name="Table91" table:style-name="Table91">
                      <table:table-column table:style-name="Table91.A"/>
                      <table:table-header-rows>
                        <table:table-row>
                          <table:table-cell table:style-name="Table91.A1" office:value-type="string">
                            <text:p text:style-name="P5">ordered</text:p>
                            <text:p text:style-name="P5">(list items are numbered or lettered.)</text:p>
                          </table:table-cell>
                        </table:table-row>
                      </table:table-header-rows>
                      <table:table-row>
                        <table:table-cell table:style-name="Table91.A2" office:value-type="string">
                          <text:p text:style-name="P29">bulleted</text:p>
                          <text:p text:style-name="P29">(list items are marked with a bullet or other typographic device.)</text:p>
                        </table:table-cell>
                      </table:table-row>
                      <table:table-row>
                        <table:table-cell table:style-name="Table91.A2" office:value-type="string">
                          <text:p text:style-name="P29">simple</text:p>
                          <text:p text:style-name="P29">(list items are not numbered or bulleted.)</text:p>
                        </table:table-cell>
                      </table:table-row>
                      <table:table-row>
                        <table:table-cell table:style-name="Table91.A2" office:value-type="string">
                          <text:p text:style-name="P29">gloss</text:p>
                          <text:p text:style-name="P29">(each list item glosses some term or concept, which is given by a label element preceding the list item.)</text:p>
                        </table:table-cell>
                      </table:table-row>
                    </table:table>
                    <text:p text:style-name="P26"/>
                  </table:table-cell>
                </table:table-row>
              </table:table-header-rows>
            </table:table>
            <text:p text:style-name="P59"/>
          </table:table-cell>
          <table:table-cell table:style-name="表格1.B5" office:value-type="string">
            <text:p text:style-name="P87">&lt;列表&gt;</text:p>
            <text:p text:style-name="P89">包含以列表方式呈現的任何連續項目。</text:p>
            <text:p text:style-name="P74">屬性=</text:p>
            <table:table table:name="Table92" table:style-name="Table92">
              <table:table-column table:style-name="Table92.A"/>
              <table:table-header-rows>
                <table:table-row>
                  <table:table-cell table:style-name="Table92.A1" office:value-type="string">
                    <text:p text:style-name="P89">類型</text:p>
                    <text:p text:style-name="P26">-<text:span text:style-name="T12">描述列表的形式。</text:span></text:p>
                    <text:p text:style-name="P39">屬性值=</text:p>
                    <table:table table:name="Table93" table:style-name="Table93">
                      <table:table-column table:style-name="Table93.A"/>
                      <table:table-header-rows>
                        <table:table-row>
                          <table:table-cell table:style-name="Table93.A1" office:value-type="string">
                            <text:p text:style-name="P95">排序式</text:p>
                            <text:p text:style-name="P96">(列表項目以數字或字母依順序排列。)</text:p>
                          </table:table-cell>
                        </table:table-row>
                      </table:table-header-rows>
                      <table:table-row>
                        <table:table-cell table:style-name="Table93.A2" office:value-type="string">
                          <text:p text:style-name="P55">條列式</text:p>
                          <text:p text:style-name="P56">(列表項目以黑點或其他印刷符號排列。)</text:p>
                          <text:p text:style-name="P56"/>
                        </table:table-cell>
                      </table:table-row>
                      <table:table-row>
                        <table:table-cell table:style-name="Table93.A2" office:value-type="string">
                          <text:p text:style-name="P97"><text:span text:style-name="T5">簡</text:span><text:span text:style-name="T6">易式</text:span></text:p>
                          <text:p text:style-name="P72"><text:span text:style-name="T1">(列表</text:span>項目<text:span text:style-name="T1">的排列沒有用數字</text:span>或任何<text:span text:style-name="T1">其他符號作標記。)</text:span></text:p>
                        </table:table-cell>
                      </table:table-row>
                      <table:table-row>
                        <table:table-cell table:style-name="Table93.A2" office:value-type="string">
                          <text:p text:style-name="P73">註解式</text:p>
                          <text:p text:style-name="P95"><text:span text:style-name="T2">(各</text:span><text:span text:style-name="T4">列表項目為一個字詞下註解，每個項目之前並帶有標籤元素。</text:span><text:span text:style-name="T2">)</text:span></text:p>
                        </table:table-cell>
                      </table:table-row>
                    </table:table>
                    <text:p text:style-name="P26"/>
                  </table:table-cell>
                </table:table-row>
              </table:table-header-rows>
            </table:table>
            <text:p text:style-name="P59"/>
          </table:table-cell>
        </table:table-row>
        <table:table-row>
          <table:table-cell table:style-name="表格1.A5" office:value-type="string">
            <text:p text:style-name="P58">&lt;listBibl&gt;</text:p>
            <text:p text:style-name="P58">(citation list)</text:p>
            <text:p text:style-name="P58">contains a list of bibliographic citations of any kind. </text:p>
          </table:table-cell>
          <table:table-cell table:style-name="表格1.B5" office:value-type="string">
            <text:p text:style-name="P87">&lt;書目列表&gt;</text:p>
            <text:p text:style-name="P87">(書目列表)</text:p>
            <text:p text:style-name="P68">包含任何種類的書目資料列表。</text:p>
          </table:table-cell>
        </table:table-row>
        <table:table-row>
          <table:table-cell table:style-name="表格1.A5" office:value-type="string">
            <text:p text:style-name="P58">&lt;measure&gt;</text:p>
            <text:p text:style-name="P58">contains a word or phrase referring to some quantity of</text:p>
            <text:p text:style-name="P58">an object or commodity, usually comprising a number, a unit, and a commodity name.</text:p>
            <text:p text:style-name="P76">att<text:span text:style-name="T1">ributes=</text:span></text:p>
            <table:table table:name="Table94" table:style-name="Table94">
              <table:table-column table:style-name="Table94.A"/>
              <table:table-header-rows>
                <table:table-row>
                  <table:table-cell table:style-name="Table94.A1" office:value-type="string">
                    <text:p text:style-name="P24">typ<text:span text:style-name="T1">e</text:span></text:p>
                    <text:p text:style-name="P26">-specifies the type of measurement in any convenient typology.</text:p>
                  </table:table-cell>
                </table:table-row>
              </table:table-header-rows>
            </table:table>
            <text:p text:style-name="P59"/>
            <text:p text:style-name="P58"/>
          </table:table-cell>
          <table:table-cell table:style-name="表格1.B5" office:value-type="string">
            <text:p text:style-name="P70">&lt;<text:span text:style-name="T1">度量</text:span>&gt;</text:p>
            <text:p text:style-name="P69">包含用來表示某物品的量的字詞，通常是由數字、單位、和物品名稱所組成。</text:p>
            <text:p text:style-name="P69"/>
            <text:p text:style-name="P85">屬性=</text:p>
            <table:table table:name="Table98" table:style-name="Table98">
              <table:table-column table:style-name="Table98.A"/>
              <table:table-header-rows>
                <table:table-row>
                  <table:table-cell table:style-name="Table98.A1" office:value-type="string">
                    <text:p text:style-name="P45">類型</text:p>
                    <text:p text:style-name="P45">-用任何合宜的分類方法來說明度量的種類。</text:p>
                  </table:table-cell>
                </table:table-row>
              </table:table-header-rows>
            </table:table>
            <text:p text:style-name="P69"/>
          </table:table-cell>
        </table:table-row>
        <table:table-row>
          <table:table-cell table:style-name="表格1.A5" office:value-type="string">
            <text:p text:style-name="P59">&lt;meeting&gt;</text:p>
            <text:p text:style-name="P59">in bibliographic references, contains a description of the meeting or conference from which the bibliographic item derives.</text:p>
          </table:table-cell>
          <table:table-cell table:style-name="表格1.B5" office:value-type="string">
            <text:p text:style-name="P59">&lt;會議&gt;</text:p>
            <text:p text:style-name="P59">在書目參照當中，標記該書目項目產生來源的會議相關描述。 </text:p>
          </table:table-cell>
        </table:table-row>
        <table:table-row>
          <table:table-cell table:style-name="表格1.A5" office:value-type="string">
            <text:p text:style-name="P59">&lt;mentioned&gt;</text:p>
            <text:p text:style-name="P59">marks words or phrases mentioned, not used.</text:p>
          </table:table-cell>
          <table:table-cell table:style-name="表格1.B5" office:value-type="string">
            <text:p text:style-name="P87">&lt;指涉&gt;</text:p>
            <text:p text:style-name="P68">標誌被提到的但意義上不被使用的字句。 </text:p>
          </table:table-cell>
        </table:table-row>
        <table:table-row>
          <table:table-cell table:style-name="表格1.A5" office:value-type="string">
            <text:p text:style-name="P59">&lt;milestone&gt;</text:p>
            <text:p text:style-name="P59">marks a boundary point separating <text:s/>any kind of section of a text, as indicated by changes in a standard reference system, where the section is not represented by a structural element.</text:p>
            <text:p text:style-name="P74">attributes=</text:p>
            <table:table table:name="Table95" table:style-name="Table95">
              <table:table-column table:style-name="Table95.A"/>
              <table:table-header-rows>
                <table:table-row>
                  <table:table-cell table:style-name="Table95.A1" office:value-type="string">
                    <text:p text:style-name="P5">ed</text:p>
                    <text:p text:style-name="P5">-indicates the edition or version to which the milestone applies.</text:p>
                    <text:p text:style-name="P13">value des<text:span text:style-name="T1">criptions=</text:span></text:p>
                    <table:table table:name="Table96" table:style-name="Table96">
                      <table:table-column table:style-name="Table96.A"/>
                      <table:table-header-rows>
                        <table:table-row>
                          <table:table-cell table:style-name="Table96.A1" office:value-type="string">
                            <text:p text:style-name="P25">Any string of characters; usually a siglum conventionally used for the edition.</text:p>
                          </table:table-cell>
                        </table:table-row>
                      </table:table-header-rows>
                    </table:table>
                    <text:p text:style-name="P6"/>
                  </table:table-cell>
                </table:table-row>
              </table:table-header-rows>
              <table:table-row>
                <table:table-cell table:style-name="Table95.A2" office:value-type="string">
                  <text:p text:style-name="P29">unit</text:p>
                  <text:p text:style-name="P29">-provides a conventional name for the kind of section changing at this milestone.</text:p>
                  <text:p text:style-name="P41">values=</text:p>
                  <table:table table:name="Table97" table:style-name="Table97">
                    <table:table-column table:style-name="Table97.A"/>
                    <table:table-header-rows>
                      <table:table-row>
                        <table:table-cell table:style-name="Table97.A1" office:value-type="string">
                          <text:p text:style-name="P5">page</text:p>
                          <text:p text:style-name="P5">(physical page breaks (synonymous with the &lt;gi&gt;pb&lt;/gi&gt; element).)</text:p>
                        </table:table-cell>
                      </table:table-row>
                    </table:table-header-rows>
                    <table:table-row>
                      <table:table-cell table:style-name="Table97.A2" office:value-type="string">
                        <text:p text:style-name="P29">column</text:p>
                        <text:p text:style-name="P29">(column breaks.)</text:p>
                      </table:table-cell>
                    </table:table-row>
                    <table:table-row>
                      <table:table-cell table:style-name="Table97.A2" office:value-type="string">
                        <text:p text:style-name="P29">line</text:p>
                        <text:p text:style-name="P29">(line breaks (synonymous with the &lt;gi&gt;lb&lt;/gi&gt; element).)</text:p>
                      </table:table-cell>
                    </table:table-row>
                    <table:table-row>
                      <table:table-cell table:style-name="Table97.A2" office:value-type="string">
                        <text:p text:style-name="P29">book</text:p>
                        <text:p text:style-name="P29">(any units termed book, liber, etc.)</text:p>
                      </table:table-cell>
                    </table:table-row>
                    <table:table-row>
                      <table:table-cell table:style-name="Table97.A2" office:value-type="string">
                        <text:p text:style-name="P29">poem</text:p>
                        <text:p text:style-name="P29">(individual poems in a collection.)</text:p>
                      </table:table-cell>
                    </table:table-row>
                    <table:table-row>
                      <table:table-cell table:style-name="Table97.A2" office:value-type="string">
                        <text:p text:style-name="P29">canto</text:p>
                        <text:p text:style-name="P29">(cantos or other major sections of a poem.)</text:p>
                      </table:table-cell>
                    </table:table-row>
                    <table:table-row>
                      <table:table-cell table:style-name="Table97.A2" office:value-type="string">
                        <text:p text:style-name="P29">stanza</text:p>
                        <text:p text:style-name="P29">(stanzas within a poem, book, or canto.)</text:p>
                      </table:table-cell>
                    </table:table-row>
                    <table:table-row>
                      <table:table-cell table:style-name="Table97.A2" office:value-type="string">
                        <text:p text:style-name="P29">act</text:p>
                        <text:p text:style-name="P29">(acts within a play.)</text:p>
                      </table:table-cell>
                    </table:table-row>
                    <table:table-row>
                      <table:table-cell table:style-name="Table97.A2" office:value-type="string">
                        <text:p text:style-name="P29">scene</text:p>
                        <text:p text:style-name="P29">(scenes within a play or act.)</text:p>
                      </table:table-cell>
                    </table:table-row>
                    <table:table-row>
                      <table:table-cell table:style-name="Table97.A2" office:value-type="string">
                        <text:p text:style-name="P29">section</text:p>
                        <text:p text:style-name="P29">(sections of any kind.)</text:p>
                      </table:table-cell>
                    </table:table-row>
                    <table:table-row>
                      <table:table-cell table:style-name="Table97.A2" office:value-type="string">
                        <text:p text:style-name="P29">absent</text:p>
                        <text:p text:style-name="P29">(passages not present in the reference edition.)</text:p>
                      </table:table-cell>
                    </table:table-row>
                  </table:table>
                  <text:p text:style-name="P29"/>
                </table:table-cell>
              </table:table-row>
            </table:table>
            <text:p text:style-name="P59"/>
          </table:table-cell>
          <table:table-cell table:style-name="表格1.B5" office:value-type="string">
            <text:p text:style-name="P87">&lt;分界&gt;</text:p>
            <text:p text:style-name="P87">標明由標準參<text:span text:style-name="T1">照</text:span>系統變更所提示的<text:span text:style-name="T1">任何</text:span>文字段落<text:span text:style-name="T7">種類</text:span>之間的分界點<text:span text:style-name="T1">，並且該段落不被任何結構性元素標記。</text:span></text:p>
            <text:p text:style-name="P87"/>
            <text:p text:style-name="P68"/>
            <text:p text:style-name="P85">屬性=</text:p>
            <table:table table:name="Table212" table:style-name="Table212">
              <table:table-column table:style-name="Table212.A"/>
              <table:table-header-rows>
                <table:table-row>
                  <table:table-cell table:style-name="Table212.A1" office:value-type="string">
                    <text:p text:style-name="P92">版本</text:p>
                    <text:p text:style-name="P5">-<text:span text:style-name="T12">用來指出哪一個版本在該處分界 。</text:span></text:p>
                    <text:p text:style-name="P39">屬性值描述=</text:p>
                    <table:table table:name="Table213" table:style-name="Table213">
                      <table:table-column table:style-name="Table213.A"/>
                      <table:table-header-rows>
                        <table:table-row>
                          <table:table-cell table:style-name="Table213.A1" office:value-type="string">
                            <text:p text:style-name="P65">連續的字串；通常是用字母和數字符號來標示版本。</text:p>
                          </table:table-cell>
                        </table:table-row>
                      </table:table-header-rows>
                    </table:table>
                    <text:p text:style-name="P6"/>
                    <text:p text:style-name="P6"/>
                    <text:p text:style-name="P6"/>
                  </table:table-cell>
                </table:table-row>
              </table:table-header-rows>
              <table:table-row>
                <table:table-cell table:style-name="Table212.A2" office:value-type="string">
                  <text:p text:style-name="P87">單<text:span text:style-name="T1">位</text:span></text:p>
                  <text:p text:style-name="P71">-提供分界段落所使用的通用單位名稱。</text:p>
                  <text:p text:style-name="P71"/>
                  <text:p text:style-name="P39">屬性值=</text:p>
                  <table:table table:name="Table214" table:style-name="Table214">
                    <table:table-column table:style-name="Table214.A"/>
                    <table:table-header-rows>
                      <table:table-row>
                        <table:table-cell table:style-name="Table214.A1" office:value-type="string">
                          <text:p text:style-name="P6">頁</text:p>
                          <text:p text:style-name="P5">(<text:span text:style-name="T1">分頁</text:span>(<text:span text:style-name="T1">和元素</text:span>&lt;gi&gt;<text:span text:style-name="T1">分頁</text:span>&lt;/gi&gt;<text:span text:style-name="T1">同義</text:span>)<text:span text:style-name="T1">。</text:span>)</text:p>
                          <text:p text:style-name="P5"/>
                        </table:table-cell>
                      </table:table-row>
                    </table:table-header-rows>
                    <table:table-row>
                      <table:table-cell table:style-name="Table214.A2" office:value-type="string">
                        <text:p text:style-name="P31"><text:span text:style-name="T21">欄</text:span></text:p>
                        <text:p text:style-name="P29"><text:span text:style-name="T20">(</text:span><text:span text:style-name="T21">分欄</text:span><text:span text:style-name="T1">。</text:span>)</text:p>
                        <text:p text:style-name="P29"/>
                      </table:table-cell>
                    </table:table-row>
                    <table:table-row>
                      <table:table-cell table:style-name="Table214.A2" office:value-type="string">
                        <text:p text:style-name="P31">行</text:p>
                        <text:p text:style-name="P29">(<text:span text:style-name="T1">分行</text:span>(<text:span text:style-name="T1">和元素</text:span>&lt;gi&gt;<text:span text:style-name="T1">分行</text:span>&lt;/gi&gt;<text:span text:style-name="T1">同義</text:span>)<text:span text:style-name="T1">。</text:span>)</text:p>
                      </table:table-cell>
                    </table:table-row>
                    <table:table-row>
                      <table:table-cell table:style-name="Table214.A2" office:value-type="string">
                        <text:p text:style-name="P31">書</text:p>
                        <text:p text:style-name="P29">(<text:span text:style-name="T1">所有稱為書、冊、或函的ㄧ個單位。</text:span>)</text:p>
                      </table:table-cell>
                    </table:table-row>
                    <table:table-row>
                      <table:table-cell table:style-name="Table214.A2" office:value-type="string">
                        <text:p text:style-name="P31">詩</text:p>
                        <text:p text:style-name="P29">(<text:span text:style-name="T1">詩集中的單首詩。</text:span>)<text:span text:style-name="T1"> </text:span></text:p>
                      </table:table-cell>
                    </table:table-row>
                    <table:table-row>
                      <table:table-cell table:style-name="Table214.A2" office:value-type="string">
                        <text:p text:style-name="P31">詩篇</text:p>
                        <text:p text:style-name="P29">(<text:span text:style-name="T1">長詩的詩篇，或詩的大段落。</text:span>)</text:p>
                      </table:table-cell>
                    </table:table-row>
                    <table:table-row>
                      <table:table-cell table:style-name="Table214.A2" office:value-type="string">
                        <text:p text:style-name="P31">詩節</text:p>
                        <text:p text:style-name="P29">(<text:span text:style-name="T1">一首詩、一本書、或一詩篇中的詩節。</text:span>)</text:p>
                      </table:table-cell>
                    </table:table-row>
                    <table:table-row>
                      <table:table-cell table:style-name="Table214.A2" office:value-type="string">
                        <text:p text:style-name="P31">幕</text:p>
                        <text:p text:style-name="P29">(<text:span text:style-name="T1">劇本中的一幕。</text:span>)</text:p>
                      </table:table-cell>
                    </table:table-row>
                    <table:table-row>
                      <table:table-cell table:style-name="Table214.A2" office:value-type="string">
                        <text:p text:style-name="P31">景</text:p>
                        <text:p text:style-name="P29">(<text:span text:style-name="T1">劇本中的一景。</text:span>)</text:p>
                      </table:table-cell>
                    </table:table-row>
                    <table:table-row>
                      <table:table-cell table:style-name="Table214.A2" office:value-type="string">
                        <text:p text:style-name="P31">段落</text:p>
                        <text:p text:style-name="P29">(<text:span text:style-name="T1">任何種類的段落。</text:span>)</text:p>
                      </table:table-cell>
                    </table:table-row>
                    <table:table-row>
                      <table:table-cell table:style-name="Table214.A2" office:value-type="string">
                        <text:p text:style-name="P31">從缺</text:p>
                        <text:p text:style-name="P29">(<text:span text:style-name="T1">該段文字未在參照版本中出現。</text:span>)</text:p>
                      </table:table-cell>
                    </table:table-row>
                  </table:table>
                  <text:p text:style-name="P29"/>
                </table:table-cell>
              </table:table-row>
            </table:table>
            <text:p text:style-name="P61"/>
          </table:table-cell>
        </table:table-row>
        <table:table-row>
          <table:table-cell table:style-name="表格1.A5" office:value-type="string">
            <text:p text:style-name="P60">&lt;monogr&gt;</text:p>
            <text:p text:style-name="P60">(monographic level)</text:p>
            <text:p text:style-name="P60">contains bibliographic elements describing an item (e.g. a book or journal) published as an independent item (i.e. as a separate physical object).</text:p>
          </table:table-cell>
          <table:table-cell table:style-name="表格1.B5" office:value-type="string">
            <text:p text:style-name="P66">&lt;專題層書目&gt;</text:p>
            <text:p text:style-name="P66">(專題層書目)</text:p>
            <text:p text:style-name="P66">包含某一項目(例：書或期刊)的書目元素， 該項目為一獨立出版品 (即無附屬於其他出版品)。</text:p>
            <text:p text:style-name="P61"/>
          </table:table-cell>
        </table:table-row>
        <table:table-row>
          <table:table-cell table:style-name="表格1.A5" office:value-type="string">
            <text:p text:style-name="P59">&lt;name&gt;</text:p>
            <text:p text:style-name="P59">(name, proper noun)</text:p>
            <text:p text:style-name="P59">contains a proper noun or noun phrase.</text:p>
            <text:p text:style-name="P74">attributes=</text:p>
            <table:table table:name="Table99" table:style-name="Table99">
              <table:table-column table:style-name="Table99.A"/>
              <table:table-header-rows>
                <table:table-row>
                  <table:table-cell table:style-name="Table99.A1" office:value-type="string">
                    <text:p text:style-name="P24">typ<text:span text:style-name="T1">e</text:span></text:p>
                    <text:p text:style-name="P26">-indicates the type of the object which is being named by the phrase.</text:p>
                    <text:p text:style-name="P35">value description=</text:p>
                    <table:table table:name="Table100" table:style-name="Table100">
                      <table:table-column table:style-name="Table100.A"/>
                      <table:table-header-rows>
                        <table:table-row>
                          <table:table-cell table:style-name="Table100.A1" office:value-type="string">
                            <text:p text:style-name="P24">Values such as person, place, institution, product, acronym.</text:p>
                          </table:table-cell>
                        </table:table-row>
                      </table:table-header-rows>
                    </table:table>
                    <text:p text:style-name="P26"/>
                  </table:table-cell>
                </table:table-row>
              </table:table-header-rows>
            </table:table>
            <text:p text:style-name="P59"/>
          </table:table-cell>
          <table:table-cell table:style-name="表格1.B5" office:value-type="string">
            <text:p text:style-name="P59">&lt;名稱&gt;</text:p>
            <text:p text:style-name="P59">(名稱，專有名詞)</text:p>
            <text:p text:style-name="P66">包含一個專有名詞或名詞詞組。</text:p>
            <text:p text:style-name="P83">屬性=</text:p>
            <table:table table:name="Table111" table:style-name="Table111">
              <table:table-column table:style-name="Table111.A"/>
              <table:table-header-rows>
                <table:table-row>
                  <table:table-cell table:style-name="Table111.A1" office:value-type="string">
                    <text:p text:style-name="P26">類型</text:p>
                    <text:p text:style-name="P26">-說明該名稱所表示的項目的種類。</text:p>
                    <text:p text:style-name="P26"/>
                    <text:p text:style-name="P39">屬性值描述=</text:p>
                    <table:table table:name="Table112" table:style-name="Table112">
                      <table:table-column table:style-name="Table112.A"/>
                      <table:table-header-rows>
                        <table:table-row>
                          <table:table-cell table:style-name="Table112.A1" office:value-type="string">
                            <text:p text:style-name="P26">屬性值包括人物、地點、機構、產品、縮寫等。</text:p>
                          </table:table-cell>
                        </table:table-row>
                      </table:table-header-rows>
                    </table:table>
                    <text:p text:style-name="P26"/>
                  </table:table-cell>
                </table:table-row>
              </table:table-header-rows>
            </table:table>
            <text:p text:style-name="P61"/>
          </table:table-cell>
        </table:table-row>
        <table:table-row>
          <table:table-cell table:style-name="表格1.A5" office:value-type="string">
            <text:p text:style-name="P59">&lt;note&gt;</text:p>
            <text:p text:style-name="P59">contains a note or annotation.</text:p>
            <text:p text:style-name="P74">attributes=</text:p>
            <table:table table:name="Table101" table:style-name="Table101">
              <table:table-column table:style-name="Table101.A"/>
              <table:table-header-rows>
                <table:table-row>
                  <table:table-cell table:style-name="Table101.A1" office:value-type="string">
                    <text:p text:style-name="P5">typ<text:span text:style-name="T1">e</text:span></text:p>
                    <text:p text:style-name="P6">-<text:span text:style-name="T33">describes the type of note.</text:span></text:p>
                    <text:p text:style-name="P39">value description=</text:p>
                    <table:table table:name="Table102" table:style-name="Table102">
                      <table:table-column table:style-name="Table102.A"/>
                      <table:table-header-rows>
                        <table:table-row>
                          <table:table-cell table:style-name="Table102.A1" office:value-type="string">
                            <text:p text:style-name="P25">Values can be taken from any convenient typology of annotation suitable to the work in hand; <text:s/>e.g. annotation, gloss, citation, digression, preliminary, temporary</text:p>
                          </table:table-cell>
                        </table:table-row>
                      </table:table-header-rows>
                    </table:table>
                    <text:p text:style-name="P39"/>
                  </table:table-cell>
                </table:table-row>
              </table:table-header-rows>
              <table:table-row>
                <table:table-cell table:style-name="Table101.A2" office:value-type="string">
                  <text:p text:style-name="P29">res<text:span text:style-name="T1">p </text:span></text:p>
                  <text:p text:style-name="P31">-indicates who is responsible for the annotation: author, editor, translator, etc.</text:p>
                  <text:p text:style-name="P39">value description=</text:p>
                  <table:table table:name="Table103" table:style-name="Table103">
                    <table:table-column table:style-name="Table103.A"/>
                    <table:table-header-rows>
                      <table:table-row>
                        <table:table-cell table:style-name="Table103.A1" office:value-type="string">
                          <text:p text:style-name="P25">a pointer to one of the identifiers declared in the document header, associated with a person asserted as responsible for some aspect of the text's creation, transcription, editing, encoding, or annotation</text:p>
                        </table:table-cell>
                      </table:table-row>
                    </table:table-header-rows>
                  </table:table>
                  <text:p text:style-name="P31"/>
                </table:table-cell>
              </table:table-row>
              <table:table-row>
                <table:table-cell table:style-name="Table101.A2" office:value-type="string">
                  <text:p text:style-name="P29">place</text:p>
                  <text:p text:style-name="P29">-indicates where the note appears in the source text.</text:p>
                  <text:p text:style-name="P122">values=<text:span text:style-name="T4">THESE ARE NOT IN THE ODD FILE</text:span></text:p>
                  <table:table table:name="Table104" table:style-name="Table104">
                    <table:table-column table:style-name="Table104.A"/>
                    <table:table-header-rows>
                      <table:table-row>
                        <table:table-cell table:style-name="Table104.A1" office:value-type="string">
                          <text:p text:style-name="P125">foot</text:p>
                          <text:p text:style-name="P125">(note appears at foot of page.)</text:p>
                        </table:table-cell>
                      </table:table-row>
                    </table:table-header-rows>
                    <table:table-row>
                      <table:table-cell table:style-name="Table104.A2" office:value-type="string">
                        <text:p text:style-name="P116">end</text:p>
                        <text:p text:style-name="P116">(note appears at end of chapter or volume.)</text:p>
                      </table:table-cell>
                    </table:table-row>
                    <table:table-row>
                      <table:table-cell table:style-name="Table104.A2" office:value-type="string">
                        <text:p text:style-name="P116">inline</text:p>
                        <text:p text:style-name="P116">(note appears as a marked paragraph in the body of the text.)</text:p>
                      </table:table-cell>
                    </table:table-row>
                    <table:table-row>
                      <table:table-cell table:style-name="Table104.A2" office:value-type="string">
                        <text:p text:style-name="P116">left</text:p>
                        <text:p text:style-name="P116">(note appears in left margin.)</text:p>
                      </table:table-cell>
                    </table:table-row>
                    <table:table-row>
                      <table:table-cell table:style-name="Table104.A2" office:value-type="string">
                        <text:p text:style-name="P116">right</text:p>
                        <text:p text:style-name="P116">(note appears in right margin.)</text:p>
                      </table:table-cell>
                    </table:table-row>
                    <table:table-row>
                      <table:table-cell table:style-name="Table104.A2" office:value-type="string">
                        <text:p text:style-name="P116">interlinear</text:p>
                        <text:p text:style-name="P116">(note appears between lines of the text.)</text:p>
                      </table:table-cell>
                    </table:table-row>
                    <table:table-row>
                      <table:table-cell table:style-name="Table104.A2" office:value-type="string">
                        <text:p text:style-name="P116">app</text:p>
                        <text:p text:style-name="P116">(note appears in the apparatus at the foot of the page.)</text:p>
                      </table:table-cell>
                    </table:table-row>
                  </table:table>
                  <text:p text:style-name="P39"/>
                </table:table-cell>
              </table:table-row>
              <table:table-row>
                <table:table-cell table:style-name="Table101.A2" office:value-type="string">
                  <text:p text:style-name="P29">anchored</text:p>
                  <text:p text:style-name="P29">-indicates whether the copy text shows the exact place of reference for the note.</text:p>
                  <text:p text:style-name="P41">values=</text:p>
                  <table:table table:name="Table105" table:style-name="Table105">
                    <table:table-column table:style-name="Table105.A"/>
                    <table:table-header-rows>
                      <table:table-row>
                        <table:table-cell table:style-name="Table105.A1" office:value-type="string">
                          <text:p text:style-name="P125">true</text:p>
                          <text:p text:style-name="P125">(copy text indicates the place of attachment for the note.)</text:p>
                        </table:table-cell>
                      </table:table-row>
                    </table:table-header-rows>
                    <table:table-row>
                      <table:table-cell table:style-name="Table105.A2" office:value-type="string">
                        <text:p text:style-name="P116">false</text:p>
                        <text:p text:style-name="P116">(copy text indicates no place of attachment for the note.)</text:p>
                      </table:table-cell>
                    </table:table-row>
                  </table:table>
                  <text:p text:style-name="P29"/>
                </table:table-cell>
              </table:table-row>
              <table:table-row>
                <table:table-cell table:style-name="Table101.A2" office:value-type="string">
                  <text:p text:style-name="P29">target</text:p>
                  <text:p text:style-name="P29">-indicates the point (or points) of attachment for a note, or the beginning of the span to which the note is attached.</text:p>
                  <text:p text:style-name="P41">value des<text:span text:style-name="T1">cription=</text:span></text:p>
                  <table:table table:name="Table106" table:style-name="Table106">
                    <table:table-column table:style-name="Table106.A"/>
                    <table:table-header-rows>
                      <table:table-row>
                        <table:table-cell table:style-name="Table106.A1" office:value-type="string">
                          <text:p text:style-name="P25">reference to the &lt;att&gt;xml:id&lt;/att&gt;s of element(s) which begin at the location in question (e.g. the &lt;att&gt;xml:id&lt;/att&gt; of an &lt;gi&gt;anchor&lt;/gi&gt; element).</text:p>
                        </table:table-cell>
                      </table:table-row>
                    </table:table-header-rows>
                  </table:table>
                  <text:p text:style-name="P31"/>
                </table:table-cell>
              </table:table-row>
              <table:table-row>
                <table:table-cell table:style-name="Table101.A2" office:value-type="string">
                  <text:p text:style-name="P29">targetEnd</text:p>
                  <text:p text:style-name="P29">-points to the end of the span to which the note is attached, if the note is not embedded in the text at that point.</text:p>
                  <text:p text:style-name="P41">value des<text:span text:style-name="T1">cription=</text:span></text:p>
                  <table:table table:name="Table107" table:style-name="Table107">
                    <table:table-column table:style-name="Table107.A"/>
                    <table:table-header-rows>
                      <table:table-row>
                        <table:table-cell table:style-name="Table107.A1" office:value-type="string">
                          <text:p text:style-name="P25">reference to the &lt;att&gt;xml:id&lt;/att&gt;(s) of element(s) which &lt;emph&gt;end&lt;/emph&gt; at the location(s) in question, or to an empty element at the point in question.</text:p>
                        </table:table-cell>
                      </table:table-row>
                    </table:table-header-rows>
                  </table:table>
                  <text:p text:style-name="P29"/>
                </table:table-cell>
              </table:table-row>
            </table:table>
            <text:p text:style-name="P59"/>
          </table:table-cell>
          <table:table-cell table:style-name="表格1.B5" office:value-type="string">
            <text:p text:style-name="P87">&lt;附註&gt;</text:p>
            <text:p text:style-name="P68">包含附註或註釋。</text:p>
            <text:p text:style-name="P83">屬性=</text:p>
            <table:table table:name="Table113" table:style-name="Table113">
              <table:table-column table:style-name="Table113.A"/>
              <table:table-header-rows>
                <table:table-row>
                  <table:table-cell table:style-name="Table113.A1" office:value-type="string">
                    <text:p text:style-name="P87">類型</text:p>
                    <text:p text:style-name="P93">-說明附註的種類。 </text:p>
                    <text:p text:style-name="P39">屬性值描述=</text:p>
                    <table:table table:name="Table114" table:style-name="Table114">
                      <table:table-column table:style-name="Table114.A"/>
                      <table:table-header-rows>
                        <table:table-row>
                          <table:table-cell table:style-name="Table114.A1" office:value-type="string">
                            <text:p text:style-name="P27">任何合適的註釋分類皆可用作屬性值；例如：附註、 註釋、引用、離題、序言、暫時</text:p>
                          </table:table-cell>
                        </table:table-row>
                      </table:table-header-rows>
                    </table:table>
                    <text:p text:style-name="P39"/>
                    <text:p text:style-name="P39"/>
                    <text:p text:style-name="P39"/>
                  </table:table-cell>
                </table:table-row>
              </table:table-header-rows>
              <table:table-row>
                <table:table-cell table:style-name="Table113.A2" office:value-type="string">
                  <text:p text:style-name="P87">責任歸屬</text:p>
                  <text:p text:style-name="P92">-標明註釋的責任歸屬：作者、編者或譯者等。</text:p>
                  <text:p text:style-name="P92"/>
                  <text:p text:style-name="P39">屬性值描述=</text:p>
                  <table:table table:name="Table115" table:style-name="Table115">
                    <table:table-column table:style-name="Table115.A"/>
                    <table:table-header-rows>
                      <table:table-row>
                        <table:table-cell table:style-name="Table115.A1" office:value-type="string">
                          <text:p text:style-name="P27">指出ㄧ個<text:span text:style-name="T25">文件標頭裡宣告過的人員，在某些層面上負責文本的創造、轉錄、編輯、或附註。</text:span></text:p>
                        </table:table-cell>
                      </table:table-row>
                    </table:table-header-rows>
                  </table:table>
                  <text:p text:style-name="P31"/>
                  <text:p text:style-name="P31"/>
                  <text:p text:style-name="P31"/>
                </table:table-cell>
              </table:table-row>
              <table:table-row>
                <table:table-cell table:style-name="Table113.A2" office:value-type="string">
                  <text:p text:style-name="P87">位置 </text:p>
                  <text:p text:style-name="P92">-標明來源文件中<text:span text:style-name="T1">附註</text:span>出現的位置。</text:p>
                  <text:p text:style-name="P92"/>
                  <text:p text:style-name="P39">屬性值=</text:p>
                  <table:table table:name="Table116" table:style-name="Table116">
                    <table:table-column table:style-name="Table116.A"/>
                    <table:table-header-rows>
                      <table:table-row>
                        <table:table-cell table:style-name="Table116.A1" office:value-type="string">
                          <text:p text:style-name="P16">腳註</text:p>
                          <text:p text:style-name="P5">(<text:span text:style-name="T1">附註位於</text:span><text:span text:style-name="T13">頁面底端</text:span>)</text:p>
                        </table:table-cell>
                      </table:table-row>
                    </table:table-header-rows>
                    <table:table-row>
                      <table:table-cell table:style-name="Table116.A2" office:value-type="string">
                        <text:p text:style-name="P53">卷末註</text:p>
                        <text:p text:style-name="P29">(<text:span text:style-name="T1">附註位於</text:span><text:span text:style-name="T13">ㄧ章或ㄧ冊的結尾</text:span>)</text:p>
                      </table:table-cell>
                    </table:table-row>
                    <table:table-row>
                      <table:table-cell table:style-name="Table116.A2" office:value-type="string">
                        <text:p text:style-name="P31">行內</text:p>
                        <text:p text:style-name="P29">(<text:span text:style-name="T1">附註為正文中的一段文字</text:span>)</text:p>
                      </table:table-cell>
                    </table:table-row>
                    <table:table-row>
                      <table:table-cell table:style-name="Table116.A2" office:value-type="string">
                        <text:p text:style-name="P53">頁左旁註</text:p>
                        <text:p text:style-name="P29">(<text:span text:style-name="T1">附註位於</text:span><text:span text:style-name="T13">頁左邊空白</text:span>)</text:p>
                      </table:table-cell>
                    </table:table-row>
                    <table:table-row>
                      <table:table-cell table:style-name="Table116.A2" office:value-type="string">
                        <text:p text:style-name="P53">頁右旁註</text:p>
                        <text:p text:style-name="P29">(<text:span text:style-name="T1">附註位於</text:span><text:span text:style-name="T13">頁右邊空白</text:span>)</text:p>
                      </table:table-cell>
                    </table:table-row>
                    <table:table-row>
                      <table:table-cell table:style-name="Table116.A2" office:value-type="string">
                        <text:p text:style-name="P53">行間註</text:p>
                        <text:p text:style-name="P29">(<text:span text:style-name="T1">附註位於</text:span><text:span text:style-name="T13">行與行之間</text:span>)</text:p>
                      </table:table-cell>
                    </table:table-row>
                    <table:table-row>
                      <table:table-cell table:style-name="Table116.A2" office:value-type="string">
                        <text:p text:style-name="P29">app</text:p>
                        <text:p text:style-name="P29">(<text:span text:style-name="T1">附註位於</text:span><text:span text:style-name="T13">頁面底端的學術編輯註解當中</text:span>)<text:span text:style-name="T1"> </text:span></text:p>
                      </table:table-cell>
                    </table:table-row>
                  </table:table>
                  <text:p text:style-name="P39"/>
                  <text:p text:style-name="P39"/>
                </table:table-cell>
              </table:table-row>
              <table:table-row>
                <table:table-cell table:style-name="Table113.A2" office:value-type="string">
                  <text:p text:style-name="P87"><text:span text:style-name="T1">固定</text:span> </text:p>
                  <text:p text:style-name="P92">-說明<text:span text:style-name="T1">來源</text:span>文件是否指出<text:span text:style-name="T1">附註</text:span>的<text:span text:style-name="T1">確切</text:span>參照位置。</text:p>
                  <text:p text:style-name="P49"/>
                  <text:p text:style-name="P92"/>
                  <text:p text:style-name="P39">屬性值=</text:p>
                  <table:table table:name="Table117" table:style-name="Table117">
                    <table:table-column table:style-name="Table117.A"/>
                    <table:table-header-rows>
                      <table:table-row>
                        <table:table-cell table:style-name="Table117.A1" office:value-type="string">
                          <text:p text:style-name="P5">true</text:p>
                          <text:p text:style-name="P5">(<text:span text:style-name="T13">來源</text:span><text:span text:style-name="T12">文件</text:span><text:span text:style-name="T13">確實</text:span><text:span text:style-name="T12">指出</text:span><text:span text:style-name="T13">附註</text:span><text:span text:style-name="T12">的位置</text:span>)</text:p>
                        </table:table-cell>
                      </table:table-row>
                    </table:table-header-rows>
                    <table:table-row>
                      <table:table-cell table:style-name="Table117.A2" office:value-type="string">
                        <text:p text:style-name="P29">false</text:p>
                        <text:p text:style-name="P29">(<text:span text:style-name="T13">來源</text:span><text:span text:style-name="T12">文件</text:span><text:span text:style-name="T13">並無</text:span><text:span text:style-name="T12">指出</text:span><text:span text:style-name="T13">附註</text:span><text:span text:style-name="T12">的位置</text:span>)</text:p>
                      </table:table-cell>
                    </table:table-row>
                  </table:table>
                  <text:p text:style-name="P29"/>
                  <text:p text:style-name="P29"/>
                </table:table-cell>
              </table:table-row>
              <table:table-row>
                <table:table-cell table:style-name="Table113.A2" office:value-type="string">
                  <text:p text:style-name="P87">目標</text:p>
                  <text:p text:style-name="P92"><text:span text:style-name="T1">-</text:span>標明<text:span text:style-name="T1">附註</text:span>的所註點，或<text:span text:style-name="T1">是</text:span>附註所註段落的起點。</text:p>
                  <text:p text:style-name="P92"/>
                  <text:p text:style-name="P39">屬性值描述=</text:p>
                  <table:table table:name="Table118" table:style-name="Table118">
                    <table:table-column table:style-name="Table118.A"/>
                    <table:table-header-rows>
                      <table:table-row>
                        <table:table-cell table:style-name="Table118.A1" office:value-type="string">
                          <text:p text:style-name="P25"><text:span text:style-name="T1">參照到起始於</text:span><text:span text:style-name="T15">所註處的</text:span><text:span text:style-name="T1">元素的屬性</text:span>&lt;att&gt;xml:id&lt;/att&gt;<text:span text:style-name="T1"> </text:span>(<text:span text:style-name="T1">例如：元素&lt;gi&gt;anchor&lt;/gi&gt;的屬性</text:span>&lt;att&gt;xml:id&lt;/att&gt;)<text:span text:style-name="T1">。</text:span></text:p>
                          <text:p text:style-name="P49"/>
                        </table:table-cell>
                      </table:table-row>
                    </table:table-header-rows>
                  </table:table>
                  <text:p text:style-name="P31"/>
                  <text:p text:style-name="P31"/>
                </table:table-cell>
              </table:table-row>
              <table:table-row>
                <table:table-cell table:style-name="Table113.A2" office:value-type="string">
                  <text:p text:style-name="P87">目標終點</text:p>
                  <text:p text:style-name="P92">如果附註不是嵌在正文中，則用以標明附註所註段落的終點。 </text:p>
                  <text:p text:style-name="P92"/>
                  <text:p text:style-name="P39">屬性值描述=</text:p>
                  <table:table table:name="Table119" table:style-name="Table119">
                    <table:table-column table:style-name="Table119.A"/>
                    <table:table-header-rows>
                      <table:table-row>
                        <table:table-cell table:style-name="Table119.A1" office:value-type="string">
                          <text:p text:style-name="P27">參照到&lt;emph&gt;結束&lt;/emph&gt;於所註處的元素的屬性&lt;att&gt;xml:id&lt;/att&gt;，或參照到位於該處的ㄧ個空白元素。</text:p>
                          <text:p text:style-name="P49"/>
                        </table:table-cell>
                      </table:table-row>
                    </table:table-header-rows>
                  </table:table>
                  <text:p text:style-name="P29"/>
                </table:table-cell>
              </table:table-row>
            </table:table>
            <text:p text:style-name="P61"/>
          </table:table-cell>
        </table:table-row>
        <table:table-row>
          <table:table-cell table:style-name="表格1.A5" office:value-type="string">
            <text:p text:style-name="P60">&lt;num&gt;</text:p>
            <text:p text:style-name="P60">(number)</text:p>
            <text:p text:style-name="P60">contains a number, written in any form.</text:p>
            <text:p text:style-name="P75">attributes=</text:p>
            <table:table table:name="Table108" table:style-name="Table108">
              <table:table-column table:style-name="Table108.A"/>
              <table:table-header-rows>
                <table:table-row>
                  <table:table-cell table:style-name="Table108.A1" office:value-type="string">
                    <text:p text:style-name="P5">typ<text:span text:style-name="T1">e</text:span></text:p>
                    <text:p text:style-name="P6">-indicates the type of numeric value.</text:p>
                    <text:p text:style-name="P12">values=</text:p>
                    <table:table table:name="Table110" table:style-name="Table110">
                      <table:table-column table:style-name="Table110.A"/>
                      <table:table-header-rows>
                        <table:table-row>
                          <table:table-cell table:style-name="Table110.A1" office:value-type="string">
                            <text:p text:style-name="P5">cardinal</text:p>
                            <text:p text:style-name="P5">(absolute number, e.g. 21, 21.5)</text:p>
                          </table:table-cell>
                        </table:table-row>
                      </table:table-header-rows>
                      <table:table-row>
                        <table:table-cell table:style-name="Table110.A2" office:value-type="string">
                          <text:p text:style-name="P29">ordinal</text:p>
                          <text:p text:style-name="P29">(ordinal number, e.g. 21st)</text:p>
                        </table:table-cell>
                      </table:table-row>
                      <table:table-row>
                        <table:table-cell table:style-name="Table110.A2" office:value-type="string">
                          <text:p text:style-name="P29">fraction</text:p>
                          <text:p text:style-name="P29">(fraction, e.g. one half or three-quarters)</text:p>
                        </table:table-cell>
                      </table:table-row>
                      <table:table-row>
                        <table:table-cell table:style-name="Table110.A2" office:value-type="string">
                          <text:p text:style-name="P29">percentage</text:p>
                          <text:p text:style-name="P29">(a percentage)</text:p>
                        </table:table-cell>
                      </table:table-row>
                    </table:table>
                    <text:p text:style-name="P6"/>
                  </table:table-cell>
                </table:table-row>
              </table:table-header-rows>
              <table:table-row>
                <table:table-cell table:style-name="Table108.A2" office:value-type="string">
                  <text:p text:style-name="P29">value</text:p>
                  <text:p text:style-name="P29">-supplies the value of the number in standard form.</text:p>
                  <text:p text:style-name="P41">value des<text:span text:style-name="T1">cription=</text:span></text:p>
                  <table:table table:name="Table109" table:style-name="Table109">
                    <table:table-column table:style-name="Table109.A"/>
                    <table:table-header-rows>
                      <table:table-row>
                        <table:table-cell table:style-name="Table109.A1" office:value-type="string">
                          <text:p text:style-name="P25">a numeric value.</text:p>
                        </table:table-cell>
                      </table:table-row>
                    </table:table-header-rows>
                  </table:table>
                  <text:p text:style-name="P31"/>
                </table:table-cell>
              </table:table-row>
            </table:table>
            <text:p text:style-name="P60"/>
          </table:table-cell>
          <table:table-cell table:style-name="表格1.B5" office:value-type="string">
            <text:p text:style-name="P60">&lt;數字&gt;</text:p>
            <text:p text:style-name="P60">(數字)</text:p>
            <text:p text:style-name="P60">包含一個以任何形式呈現的數字。</text:p>
            <text:p text:style-name="P75">屬性=</text:p>
            <table:table table:name="Table120" table:style-name="Table120">
              <table:table-column table:style-name="Table120.A"/>
              <table:table-header-rows>
                <table:table-row>
                  <table:table-cell table:style-name="Table120.A1" office:value-type="string">
                    <text:p text:style-name="P87">類型</text:p>
                    <text:p text:style-name="P93">-說明數值的種類。 </text:p>
                    <text:p text:style-name="P12">屬性值=</text:p>
                    <table:table table:name="Table121" table:style-name="Table121">
                      <table:table-column table:style-name="Table121.A"/>
                      <table:table-header-rows>
                        <table:table-row>
                          <table:table-cell table:style-name="Table121.A1" office:value-type="string">
                            <text:p text:style-name="P6">基數</text:p>
                            <text:p text:style-name="P5">(<text:span text:style-name="T1">獨立的數字，例如</text:span>21<text:span text:style-name="T1">、</text:span>21.5)</text:p>
                          </table:table-cell>
                        </table:table-row>
                      </table:table-header-rows>
                      <table:table-row>
                        <table:table-cell table:style-name="Table121.A2" office:value-type="string">
                          <text:p text:style-name="P31">序數</text:p>
                          <text:p text:style-name="P29">(<text:span text:style-name="T1">代表順序的數字，例如第</text:span>21)</text:p>
                        </table:table-cell>
                      </table:table-row>
                      <table:table-row>
                        <table:table-cell table:style-name="Table121.A2" office:value-type="string">
                          <text:p text:style-name="P31">分數</text:p>
                          <text:p text:style-name="P29">(分<text:span text:style-name="T1">數，例如二分之ㄧ或是四分之三</text:span>)</text:p>
                        </table:table-cell>
                      </table:table-row>
                      <table:table-row>
                        <table:table-cell table:style-name="Table121.A2" office:value-type="string">
                          <text:p text:style-name="P31">百分比</text:p>
                          <text:p text:style-name="P29">(<text:span text:style-name="T1">百分比</text:span>)</text:p>
                        </table:table-cell>
                      </table:table-row>
                    </table:table>
                    <text:p text:style-name="P6"/>
                  </table:table-cell>
                </table:table-row>
              </table:table-header-rows>
              <table:table-row>
                <table:table-cell table:style-name="Table120.A2" office:value-type="string">
                  <text:p text:style-name="P31">數值</text:p>
                  <text:p text:style-name="P29">-<text:span text:style-name="T1">用標準形式來說明該數字所代表的值。</text:span></text:p>
                  <text:p text:style-name="P39">屬性值描述=</text:p>
                  <table:table table:name="Table122" table:style-name="Table122">
                    <table:table-column table:style-name="Table122.A"/>
                    <table:table-header-rows>
                      <table:table-row>
                        <table:table-cell table:style-name="Table122.A1" office:value-type="string">
                          <text:p text:style-name="P27">一個數值。</text:p>
                        </table:table-cell>
                      </table:table-row>
                    </table:table-header-rows>
                  </table:table>
                  <text:p text:style-name="P31"/>
                </table:table-cell>
              </table:table-row>
            </table:table>
            <text:p text:style-name="P60"/>
          </table:table-cell>
        </table:table-row>
        <table:table-row>
          <table:table-cell table:style-name="表格1.A5" office:value-type="string">
            <text:p text:style-name="P58">&lt;orig&gt;</text:p>
            <text:p text:style-name="P58">(original form)</text:p>
            <text:p text:style-name="P58">contains a reading which is marked as following <text:s/>the original, rather than being normalized or corrected.</text:p>
          </table:table-cell>
          <table:table-cell table:style-name="表格1.B5" office:value-type="string">
            <text:p text:style-name="P103">&lt;原文格式&gt; </text:p>
            <text:p text:style-name="P103">(原文格式)</text:p>
            <text:p text:style-name="P103">標誌原文中呈現出的文字，並未經過任何修改或規格化處理。</text:p>
          </table:table-cell>
        </table:table-row>
        <table:table-row>
          <table:table-cell table:style-name="表格1.A5" office:value-type="string">
            <text:p text:style-name="P58">&lt;p&gt;</text:p>
            <text:p text:style-name="P58">(paragraph)</text:p>
            <text:p text:style-name="P58">marks paragraphs in prose.</text:p>
          </table:table-cell>
          <table:table-cell table:style-name="表格1.B5" office:value-type="string">
            <text:p text:style-name="P100"><text:bookmark-start text:name="p"/>&lt;<text:bookmark-end text:name="p"/>段落&gt;</text:p>
            <text:p text:style-name="P100">(段<text:span text:style-name="T1">落</text:span>)</text:p>
            <text:p text:style-name="P100"><text:span text:style-name="T1">標記</text:span>散文的段落。 </text:p>
          </table:table-cell>
        </table:table-row>
        <table:table-row>
          <table:table-cell table:style-name="表格1.A5" office:value-type="string">
            <text:p text:style-name="P58">&lt;pb&gt;</text:p>
            <text:p text:style-name="P58">(page break)</text:p>
            <text:p text:style-name="P58">marks the boundary between one page of a text and the next in a standard reference system.</text:p>
            <text:p text:style-name="P76">attributes=</text:p>
            <table:table table:name="Table123" table:style-name="Table123">
              <table:table-column table:style-name="Table123.A"/>
              <table:table-header-rows>
                <table:table-row>
                  <table:table-cell table:style-name="Table123.A1" office:value-type="string">
                    <text:p text:style-name="P29">ed</text:p>
                    <text:p text:style-name="P29">-indicates the edition or version in which the page break is located at this point</text:p>
                    <text:p text:style-name="P41">value description=</text:p>
                    <table:table table:name="Table124" table:style-name="Table124">
                      <table:table-column table:style-name="Table124.A"/>
                      <table:table-header-rows>
                        <table:table-row>
                          <table:table-cell table:style-name="Table124.A1" office:value-type="string">
                            <text:p text:style-name="P29">Any string of characters; usually a siglum conventionally used for the edition.</text:p>
                          </table:table-cell>
                        </table:table-row>
                      </table:table-header-rows>
                    </table:table>
                    <text:p text:style-name="P29"/>
                  </table:table-cell>
                </table:table-row>
              </table:table-header-rows>
            </table:table>
            <text:p text:style-name="P58"/>
          </table:table-cell>
          <table:table-cell table:style-name="表格1.B5" office:value-type="string">
            <text:p text:style-name="P87"><text:bookmark-start text:name="pb"/>&lt;<text:bookmark-end text:name="pb"/>分頁&gt;</text:p>
            <text:p text:style-name="P87">(分<text:span text:style-name="T1">頁</text:span>)</text:p>
            <text:p text:style-name="P66">以標準參照系統來標記頁與頁之間的分界線。</text:p>
            <text:p text:style-name="P58"/>
            <text:p text:style-name="P12">屬性=</text:p>
            <table:table table:name="Table128" table:style-name="Table128">
              <table:table-column table:style-name="Table128.A"/>
              <table:table-header-rows>
                <table:table-row>
                  <table:table-cell table:style-name="Table128.A1" office:value-type="string">
                    <text:p text:style-name="P71">版本</text:p>
                    <text:p text:style-name="P94"><text:span text:style-name="T18">-</text:span><text:span text:style-name="T6">用來指出哪一個版本在該處分頁</text:span></text:p>
                    <text:p text:style-name="P39">屬性值描述=</text:p>
                    <table:table table:name="Table129" table:style-name="Table129">
                      <table:table-column table:style-name="Table129.A"/>
                      <table:table-header-rows>
                        <table:table-row>
                          <table:table-cell table:style-name="Table129.A1" office:value-type="string">
                            <text:p text:style-name="P65">連續的字串；通常是用字母和數字符號來標示版本。</text:p>
                          </table:table-cell>
                        </table:table-row>
                      </table:table-header-rows>
                    </table:table>
                    <text:p text:style-name="P29"/>
                  </table:table-cell>
                </table:table-row>
              </table:table-header-rows>
            </table:table>
            <text:p text:style-name="P61"/>
          </table:table-cell>
        </table:table-row>
        <table:table-row>
          <table:table-cell table:style-name="表格1.A5" office:value-type="string">
            <text:p text:style-name="P59">&lt;postBox&gt;</text:p>
            <text:p text:style-name="P59">(postBox)</text:p>
            <text:p text:style-name="P59">contains a number or other identifier for some postal delivery point other than a street address.</text:p>
          </table:table-cell>
          <table:table-cell table:style-name="表格1.B5" office:value-type="string">
            <text:p text:style-name="P58">&lt;<text:span text:style-name="T1">郵政信箱</text:span>&gt;</text:p>
            <text:p text:style-name="P58">(<text:span text:style-name="T1">郵政信箱</text:span>)</text:p>
            <text:p text:style-name="P59">包含一組用來表示郵件寄送點的數字或其他識別名稱，有別於一般街道地址。</text:p>
          </table:table-cell>
        </table:table-row>
        <table:table-row>
          <table:table-cell table:style-name="表格1.A5" office:value-type="string">
            <text:p text:style-name="P59">&lt;postCode&gt;</text:p>
            <text:p text:style-name="P59">(postCode)</text:p>
            <text:p text:style-name="P59">contains a numerical or alphanumeric code used as part of a postal address to simplify sorting or delivery of mail.</text:p>
          </table:table-cell>
          <table:table-cell table:style-name="表格1.B5" office:value-type="string">
            <text:p text:style-name="P59">&lt;郵遞區號&gt;</text:p>
            <text:p text:style-name="P59">(郵遞區號)</text:p>
            <text:p text:style-name="P59">包含在地址上為了便利郵件分類寄送的區域代碼，可單由數字或由字母與數字組成。</text:p>
          </table:table-cell>
        </table:table-row>
        <table:table-row>
          <table:table-cell table:style-name="表格1.A5" office:value-type="string">
            <text:p text:style-name="P59">&lt;ptr&gt;</text:p>
            <text:p text:style-name="P59">defines a pointer to another location.</text:p>
            <text:p text:style-name="P74">attributes=</text:p>
            <table:table table:name="Table125" table:style-name="Table125">
              <table:table-column table:style-name="Table125.A"/>
              <table:table-header-rows>
                <table:table-row>
                  <table:table-cell table:style-name="Table125.A1" office:value-type="string">
                    <text:p text:style-name="P5">target</text:p>
                    <text:p text:style-name="P5">-specifies the destination of the pointer by supplying one or more URI References</text:p>
                    <text:p text:style-name="P13">value description=</text:p>
                    <table:table table:name="Table126" table:style-name="Table126">
                      <table:table-column table:style-name="Table126.A"/>
                      <table:table-header-rows>
                        <table:table-row>
                          <table:table-cell table:style-name="Table126.A1" office:value-type="string">
                            <text:p text:style-name="P29">One or more syntactically valid URI references, separated by white space. Because whitespace is used to separate URIs, no whitespace is permitted inside a single URI. If a whitespace character is required in a URI, it should be escaped with the normal mechanism, e.g. &lt;code&gt;TEI%20Consortium&lt;/code&gt;.</text:p>
                          </table:table-cell>
                        </table:table-row>
                      </table:table-header-rows>
                    </table:table>
                    <text:p text:style-name="P5"/>
                  </table:table-cell>
                </table:table-row>
              </table:table-header-rows>
              <table:table-row>
                <table:table-cell table:style-name="Table125.A2" office:value-type="string">
                  <text:p text:style-name="P29">cRef</text:p>
                  <text:p text:style-name="P29">-specifies the destination of the pointer by supplying a canonical reference from a scheme defined in a &lt;gi&gt;refsDecl&lt;/gi&gt; element in the TEI header</text:p>
                  <text:p text:style-name="P13">value description=</text:p>
                  <table:table table:name="Table127" table:style-name="Table127">
                    <table:table-column table:style-name="Table127.A"/>
                    <table:table-header-rows>
                      <table:table-row>
                        <table:table-cell table:style-name="Table127.A1" office:value-type="string">
                          <text:p text:style-name="P29">the result of applying the algorithm for the resolution</text:p>
                          <text:p text:style-name="P29">of canonical references (described in section &lt;ptr target="#SACR"/&gt;) should be a valid URI reference to the intended target</text:p>
                        </table:table-cell>
                      </table:table-row>
                    </table:table-header-rows>
                  </table:table>
                  <text:p text:style-name="P13"/>
                </table:table-cell>
              </table:table-row>
            </table:table>
            <text:p text:style-name="P59"/>
          </table:table-cell>
          <table:table-cell table:style-name="表格1.B5" office:value-type="string">
            <text:p text:style-name="P59">&lt;指標&gt;</text:p>
            <text:p text:style-name="P59">標明與其他位置相連結的指標。</text:p>
            <text:p text:style-name="P75">屬性=</text:p>
            <table:table table:name="Table130" table:style-name="Table130">
              <table:table-column table:style-name="Table130.A"/>
              <table:table-header-rows>
                <table:table-row>
                  <table:table-cell table:style-name="Table130.A1" office:value-type="string">
                    <text:p text:style-name="P6">目標</text:p>
                    <text:p text:style-name="P5">-用<text:span text:style-name="T1">一個或多個URI參照來說明指標所指位置。</text:span></text:p>
                    <text:p text:style-name="P6"/>
                    <text:p text:style-name="P12">屬性值描述=</text:p>
                    <table:table table:name="Table131" table:style-name="Table131">
                      <table:table-column table:style-name="Table131.A"/>
                      <table:table-header-rows>
                        <table:table-row>
                          <table:table-cell table:style-name="Table131.A1" office:value-type="string">
                            <text:p text:style-name="P31">一個或多個語法正確的URI參照。多個URI之間必須以空白鍵隔開，單一URI之中不允許有空白。若空白必須在一個URI中出現，則應該要用標準辦法來逸出，例如：&lt;code&gt;TEI%20Consortium&lt;/code&gt;。</text:p>
                          </table:table-cell>
                        </table:table-row>
                      </table:table-header-rows>
                    </table:table>
                    <text:p text:style-name="P5"/>
                    <text:p text:style-name="P5"/>
                    <text:p text:style-name="P5"/>
                  </table:table-cell>
                </table:table-row>
              </table:table-header-rows>
              <table:table-row>
                <table:table-cell table:style-name="Table130.A2" office:value-type="string">
                  <text:p text:style-name="P31">權威參照</text:p>
                  <text:p text:style-name="P29">-<text:span text:style-name="T1">用元素&lt;gi&gt;參照宣告&lt;/gi&gt;在TEI標頭內所定義的權威參照來說明指標所指位置。</text:span></text:p>
                  <text:p text:style-name="P29"/>
                  <text:p text:style-name="P12">屬性值描述=</text:p>
                  <table:table table:name="Table132" table:style-name="Table132">
                    <table:table-column table:style-name="Table132.A"/>
                    <table:table-header-rows>
                      <table:table-row>
                        <table:table-cell table:style-name="Table132.A1" office:value-type="string">
                          <text:p text:style-name="P33">使用解析權威參照演算後的結果 (詳見章節&lt;ptr target="#SACR"/&gt;) 應該是有效的URI，可參照到目標位置。<text:span text:style-name="T28"> </text:span></text:p>
                        </table:table-cell>
                      </table:table-row>
                    </table:table-header-rows>
                  </table:table>
                  <text:p text:style-name="P13"/>
                </table:table-cell>
              </table:table-row>
            </table:table>
            <text:p text:style-name="P59"/>
          </table:table-cell>
        </table:table-row>
        <table:table-row>
          <table:table-cell table:style-name="表格1.A5" office:value-type="string">
            <text:p text:style-name="P60">&lt;publisher&gt;</text:p>
            <text:p text:style-name="P60">provides the name of the organization responsible for</text:p>
            <text:p text:style-name="P60">the publication or distribution of a bibliographic item.</text:p>
          </table:table-cell>
          <table:table-cell table:style-name="表格1.B5" office:value-type="string">
            <text:p text:style-name="P87">&lt;出版者&gt;</text:p>
            <text:p text:style-name="P68">提供負責出版或發行書目項目的機構名稱。 </text:p>
          </table:table-cell>
        </table:table-row>
        <table:table-row>
          <table:table-cell table:style-name="表格1.A5" office:value-type="string">
            <text:p text:style-name="P59">&lt;pubPlace&gt;</text:p>
            <text:p text:style-name="P59">contains the name of the place where a bibliographic item was published.</text:p>
          </table:table-cell>
          <table:table-cell table:style-name="表格1.B5" office:value-type="string">
            <text:p text:style-name="P87">&lt;出<text:span text:style-name="T2">版地&gt;</text:span></text:p>
            <text:p text:style-name="P68">指名書目項目的出版地。</text:p>
          </table:table-cell>
        </table:table-row>
        <table:table-row>
          <table:table-cell table:style-name="表格1.A5" office:value-type="string">
            <text:p text:style-name="P59">&lt;q&gt;</text:p>
            <text:p text:style-name="P59">(quoted speech, thought, or writing)</text:p>
            <text:p text:style-name="P59">contains material which is marked as (ostensibly) quoted from elsewhere; in narrative, this element is used to mark direct or indirect speech; in dictionaries, it may be used to mark real or contrived examples of usage; in manuscript descriptions or other metadata, to mark extracts quoted from the source being documented.</text:p>
            <text:p text:style-name="P59"/>
            <text:p text:style-name="P74">attributes=</text:p>
            <table:table table:name="Table142" table:style-name="Table142">
              <table:table-column table:style-name="Table142.A"/>
              <table:table-header-rows>
                <table:table-row>
                  <table:table-cell table:style-name="Table142.A1" office:value-type="string">
                    <text:p text:style-name="P7">type</text:p>
                    <text:p text:style-name="P7">-may be used to indicate whether the quoted matter is spoken or thought, or to characterize it more finely.</text:p>
                    <text:p text:style-name="P14">values=</text:p>
                    <table:table table:name="Table143" table:style-name="Table143">
                      <table:table-column table:style-name="Table143.A"/>
                      <table:table-header-rows>
                        <table:table-row>
                          <table:table-cell table:style-name="Table143.A1" office:value-type="string">
                            <text:p text:style-name="P5">spoken</text:p>
                            <text:p text:style-name="P5">(representation of direct speech, usually marked by quotation marks.)</text:p>
                          </table:table-cell>
                        </table:table-row>
                      </table:table-header-rows>
                      <table:table-row>
                        <table:table-cell table:style-name="Table143.A2" office:value-type="string">
                          <text:p text:style-name="P29">thought</text:p>
                          <text:p text:style-name="P29">(representation of thought, e.g. internal monologue.)</text:p>
                        </table:table-cell>
                      </table:table-row>
                      <table:table-row>
                        <table:table-cell table:style-name="Table143.A2" office:value-type="string">
                          <text:p text:style-name="P29">written</text:p>
                          <text:p text:style-name="P29">(quotation from a written source.)</text:p>
                        </table:table-cell>
                      </table:table-row>
                    </table:table>
                    <text:p text:style-name="P14"/>
                  </table:table-cell>
                </table:table-row>
              </table:table-header-rows>
              <table:table-row>
                <table:table-cell table:style-name="Table142.A2" office:value-type="string">
                  <text:p text:style-name="P118">MISSING IN THE ODD</text:p>
                  <text:p text:style-name="P118">direct</text:p>
                  <text:p text:style-name="P118">-may be used to indicate whether the quoted matter is regarded as direct or indirect speech.</text:p>
                  <text:p text:style-name="P124">values=</text:p>
                  <table:table table:name="Table144" table:style-name="Table144">
                    <table:table-column table:style-name="Table144.A"/>
                    <table:table-header-rows>
                      <table:table-row>
                        <table:table-cell table:style-name="Table144.A1" office:value-type="string">
                          <text:p text:style-name="P125">true</text:p>
                          <text:p text:style-name="P125">(speech or thought is represented directly.)</text:p>
                        </table:table-cell>
                      </table:table-row>
                    </table:table-header-rows>
                    <table:table-row>
                      <table:table-cell table:style-name="Table144.A2" office:value-type="string">
                        <text:p text:style-name="P116">false</text:p>
                        <text:p text:style-name="P116">(speech or thought is represented indirectly, e.g. by use of a marked verbal aspect.)</text:p>
                      </table:table-cell>
                    </table:table-row>
                    <table:table-row>
                      <table:table-cell table:style-name="Table144.A2" office:value-type="string">
                        <text:p text:style-name="P116">unknown</text:p>
                        <text:p text:style-name="P116">(no claim is made.)</text:p>
                      </table:table-cell>
                    </table:table-row>
                  </table:table>
                  <text:p text:style-name="P42"/>
                </table:table-cell>
              </table:table-row>
            </table:table>
            <text:p text:style-name="P59"/>
          </table:table-cell>
          <table:table-cell table:style-name="表格1.B5" office:value-type="string">
            <text:p text:style-name="P59"><text:bookmark-start text:name="q"/><text:span text:style-name="T12">&lt;</text:span><text:bookmark-end text:name="q"/><text:span text:style-name="T12">引文&gt;</text:span></text:p>
            <text:p text:style-name="P59">(引用的<text:span text:style-name="T16">言詞</text:span>、思想、或文字)</text:p>
            <text:p text:style-name="P59">包含被標記為(看似)引用自他處的內容；在敘述文中，這個元素用來標記直接或間接的說話內容；在字典中，用來標記<text:span text:style-name="T12">實例或編者設計的範例；在寫本描述或其他上層資訊中，用來標記從所描述的來源文本中摘錄的引文</text:span><text:span text:style-name="T26">。</text:span></text:p>
            <text:p text:style-name="P87"><text:s/></text:p>
            <text:p text:style-name="P66"/>
            <text:p text:style-name="P66"/>
            <text:p text:style-name="P66"/>
            <text:p text:style-name="P66"/>
            <text:p text:style-name="P75">屬性=</text:p>
            <table:table table:name="Table133" table:style-name="Table133">
              <table:table-column table:style-name="Table133.A"/>
              <table:table-header-rows>
                <table:table-row>
                  <table:table-cell table:style-name="Table133.A1" office:value-type="string">
                    <text:p text:style-name="P95">類型</text:p>
                    <text:p text:style-name="P7">-<text:span text:style-name="T12">用來指明引文內容是口說的或心想的</text:span><text:span text:style-name="T13">，</text:span><text:span text:style-name="T12">或</text:span><text:span text:style-name="T13">是做更詳細的引文描述。</text:span></text:p>
                    <text:p text:style-name="P82">屬性值=</text:p>
                    <table:table table:name="Table134" table:style-name="Table134">
                      <table:table-column table:style-name="Table134.A"/>
                      <table:table-header-rows>
                        <table:table-row>
                          <table:table-cell table:style-name="Table134.A1" office:value-type="string">
                            <text:p text:style-name="P56">言詞</text:p>
                            <text:p text:style-name="P5">(<text:span text:style-name="T12">表示</text:span><text:span text:style-name="T27">直接</text:span><text:span text:style-name="T13">說話內容</text:span><text:span text:style-name="T12">，通常</text:span><text:span text:style-name="T13">會標上</text:span><text:span text:style-name="T12">引號</text:span><text:span text:style-name="T13">。</text:span>)</text:p>
                          </table:table-cell>
                        </table:table-row>
                      </table:table-header-rows>
                      <table:table-row>
                        <table:table-cell table:style-name="Table134.A2" office:value-type="string">
                          <text:p text:style-name="P31">思想</text:p>
                          <text:p text:style-name="P29">(<text:span text:style-name="T12">表</text:span><text:span text:style-name="T13">示</text:span><text:span text:style-name="T12">思考</text:span><text:span text:style-name="T13">內容</text:span><text:span text:style-name="T12">，例如</text:span><text:span text:style-name="T13">：</text:span><text:span text:style-name="T12">內心獨白</text:span><text:span text:style-name="T13">。</text:span>)</text:p>
                        </table:table-cell>
                      </table:table-row>
                      <table:table-row>
                        <table:table-cell table:style-name="Table134.A2" office:value-type="string">
                          <text:p text:style-name="P31">文字</text:p>
                          <text:p text:style-name="P29">(取<text:span text:style-name="T1">自於書寫內容的引文。</text:span>)</text:p>
                        </table:table-cell>
                      </table:table-row>
                    </table:table>
                    <text:p text:style-name="P14"/>
                  </table:table-cell>
                </table:table-row>
              </table:table-header-rows>
              <table:table-row>
                <table:table-cell table:style-name="Table133.A2" office:value-type="string">
                  <text:p text:style-name="P22">直接引述</text:p>
                  <text:p text:style-name="P121"/>
                  <text:p text:style-name="P34">-可以<text:span text:style-name="T1">用來指明</text:span><text:span text:style-name="T13">引文內容是直接或間接的言詞。 </text:span></text:p>
                  <text:p text:style-name="P82">屬性值=</text:p>
                  <table:table table:name="Table135" table:style-name="Table135">
                    <table:table-column table:style-name="Table135.A"/>
                    <table:table-header-rows>
                      <table:table-row>
                        <table:table-cell table:style-name="Table135.A1" office:value-type="string">
                          <text:p text:style-name="P5">true</text:p>
                          <text:p text:style-name="P5">(<text:span text:style-name="T1">直接引述的</text:span><text:span text:style-name="T17">言詞</text:span><text:span text:style-name="T1">或思想。</text:span>)<text:span text:style-name="T1"> </text:span></text:p>
                        </table:table-cell>
                      </table:table-row>
                    </table:table-header-rows>
                    <table:table-row>
                      <table:table-cell table:style-name="Table135.A2" office:value-type="string">
                        <text:p text:style-name="P29">false</text:p>
                        <text:p text:style-name="P29">( 間<text:span text:style-name="T1">接引述的</text:span><text:span text:style-name="T17">言詞</text:span><text:span text:style-name="T1">或思想，例如：以動詞體(時態等)所表現的) <text:s/></text:span></text:p>
                      </table:table-cell>
                    </table:table-row>
                    <table:table-row>
                      <table:table-cell table:style-name="Table135.A2" office:value-type="string">
                        <text:p text:style-name="P29">unknown</text:p>
                        <text:p text:style-name="P29">(<text:span text:style-name="T1">未知</text:span>)</text:p>
                      </table:table-cell>
                    </table:table-row>
                  </table:table>
                  <text:p text:style-name="P42"/>
                </table:table-cell>
              </table:table-row>
            </table:table>
            <text:p text:style-name="P59"/>
          </table:table-cell>
        </table:table-row>
        <table:table-row>
          <table:table-cell table:style-name="表格1.A5" office:value-type="string">
            <text:p text:style-name="P60">&lt;quote&gt;</text:p>
            <text:p text:style-name="P60">(quotation)</text:p>
            <text:p text:style-name="P60">contains a phrase or passage attributed by the narrator or author to some agency external to the text.</text:p>
          </table:table-cell>
          <table:table-cell table:style-name="表格1.B5" office:value-type="string">
            <text:p text:style-name="P59">&lt;外部引文&gt;</text:p>
            <text:p text:style-name="P59">(引文)</text:p>
            <text:p text:style-name="P59">包含敘述者或作者引用自文本以外來源的字句或段落。</text:p>
          </table:table-cell>
        </table:table-row>
        <table:table-row>
          <table:table-cell table:style-name="表格1.A5" office:value-type="string">
            <text:p text:style-name="P58">&lt;ref&gt;</text:p>
            <text:p text:style-name="P58">defines a reference to another location, possibly modified by additional text or comment.</text:p>
            <text:p text:style-name="P74">attributes=</text:p>
            <table:table table:name="Table136" table:style-name="Table136">
              <table:table-column table:style-name="Table136.A"/>
              <table:table-header-rows>
                <table:table-row>
                  <table:table-cell table:style-name="Table136.A1" office:value-type="string">
                    <text:p text:style-name="P5">target</text:p>
                    <text:p text:style-name="P5">-specifies the destination of the reference by supplying one or more URI References</text:p>
                    <text:p text:style-name="P5"/>
                    <text:p text:style-name="P13">value description=</text:p>
                    <table:table table:name="Table137" table:style-name="Table137">
                      <table:table-column table:style-name="Table137.A"/>
                      <table:table-header-rows>
                        <table:table-row>
                          <table:table-cell table:style-name="Table137.A1" office:value-type="string">
                            <text:p text:style-name="P29">One or more syntactically valid URI references, separated by white space. Because whitespace is used to separate URIs, no whitespace is permitted inside a single URI. If a whitespace character is required in a URI, it should be escaped with the ormal mechanism, e.g. &lt;code&gt;TEI%20Consortium&lt;/code&gt;.</text:p>
                          </table:table-cell>
                        </table:table-row>
                      </table:table-header-rows>
                    </table:table>
                    <text:p text:style-name="P5"/>
                  </table:table-cell>
                </table:table-row>
              </table:table-header-rows>
              <table:table-row>
                <table:table-cell table:style-name="Table136.A2" office:value-type="string">
                  <text:p text:style-name="P29">cRef</text:p>
                  <text:p text:style-name="P29">-specifies the destination of the reference by supplying a canonical reference from a scheme defined in a &lt;gi&gt;refsDecl&lt;/gi&gt; element in the TEI header</text:p>
                  <text:p text:style-name="P13">value description=</text:p>
                  <table:table table:name="Table138" table:style-name="Table138">
                    <table:table-column table:style-name="Table138.A"/>
                    <table:table-header-rows>
                      <table:table-row>
                        <table:table-cell table:style-name="Table138.A1" office:value-type="string">
                          <text:p text:style-name="P29">the result of applying the algorithm for the resolution of canonical references (described in section &lt;ptr target="#SACR"/&gt;) should be a valid URI reference to the intended target</text:p>
                        </table:table-cell>
                      </table:table-row>
                    </table:table-header-rows>
                  </table:table>
                  <text:p text:style-name="P13"/>
                </table:table-cell>
              </table:table-row>
            </table:table>
            <text:p text:style-name="P58"/>
          </table:table-cell>
          <table:table-cell table:style-name="表格1.B5" office:value-type="string">
            <text:p text:style-name="P58">&lt;<text:span text:style-name="T1">參照</text:span>&gt;</text:p>
            <text:p text:style-name="P59">標明與其他位置互相參照的符號，或許包含附加的文字或註解。</text:p>
            <text:p text:style-name="P75">屬性=</text:p>
            <table:table table:name="Table139" table:style-name="Table139">
              <table:table-column table:style-name="Table139.A"/>
              <table:table-header-rows>
                <table:table-row>
                  <table:table-cell table:style-name="Table139.A1" office:value-type="string">
                    <text:p text:style-name="P6">目標</text:p>
                    <text:p text:style-name="P5">-用<text:span text:style-name="T1">一個或多個URI參照來說明</text:span><text:span text:style-name="T4">參照</text:span><text:span text:style-name="T1">所指位置。</text:span></text:p>
                    <text:p text:style-name="P5"/>
                    <text:p text:style-name="P12">屬性值描述=</text:p>
                    <table:table table:name="Table140" table:style-name="Table140">
                      <table:table-column table:style-name="Table140.A"/>
                      <table:table-header-rows>
                        <table:table-row>
                          <table:table-cell table:style-name="Table140.A1" office:value-type="string">
                            <text:p text:style-name="P31">一個或多個語法正確的URI參照。多個URI之間必須以空白鍵隔開，單一URI之中不允許有空白。若空白必須在一個URI中出現，則應該要用標準辦法來避開逸出，例如：&lt;code&gt;TEI%20Consortium&lt;/code&gt;。</text:p>
                          </table:table-cell>
                        </table:table-row>
                      </table:table-header-rows>
                    </table:table>
                    <text:p text:style-name="P5"/>
                    <text:p text:style-name="P5"/>
                  </table:table-cell>
                </table:table-row>
              </table:table-header-rows>
              <table:table-row>
                <table:table-cell table:style-name="Table139.A2" office:value-type="string">
                  <text:p text:style-name="P31">權威參照</text:p>
                  <text:p text:style-name="P29">-<text:span text:style-name="T1">用元素&lt;gi&gt;參照宣告&lt;/gi&gt;在TEI標頭內所定義的權威參照來說明參照所指位置。</text:span></text:p>
                  <text:p text:style-name="P31"/>
                  <text:p text:style-name="P12">屬性值描述=</text:p>
                  <table:table table:name="Table141" table:style-name="Table141">
                    <table:table-column table:style-name="Table141.A"/>
                    <table:table-header-rows>
                      <table:table-row>
                        <table:table-cell table:style-name="Table141.A1" office:value-type="string">
                          <text:p text:style-name="P33">使用解析權威參照演算後的結果 (詳見章節&lt;ptr target="#SACR"/&gt;) 應該是有效的URI，可參照到目標位置。<text:span text:style-name="T28"> </text:span></text:p>
                        </table:table-cell>
                      </table:table-row>
                    </table:table-header-rows>
                  </table:table>
                  <text:p text:style-name="P13"/>
                </table:table-cell>
              </table:table-row>
            </table:table>
            <text:p text:style-name="P59"/>
          </table:table-cell>
        </table:table-row>
        <table:table-row>
          <table:table-cell table:style-name="表格1.A5" office:value-type="string">
            <text:p text:style-name="P58">&lt;reg&gt;</text:p>
            <text:p text:style-name="P58">(regularization)</text:p>
            <text:p text:style-name="P58">contains a reading which has been regularized or normalized in some sense.</text:p>
          </table:table-cell>
          <table:table-cell table:style-name="表格1.B5" office:value-type="string">
            <text:p text:style-name="P66">&lt;一般格式&gt; </text:p>
            <text:p text:style-name="P66">(一般化)</text:p>
            <text:p text:style-name="P66">標誌一般化或規格化處理過的文字。</text:p>
          </table:table-cell>
        </table:table-row>
        <table:table-row>
          <table:table-cell table:style-name="表格1.A5" office:value-type="string">
            <text:p text:style-name="P58">&lt;resp&gt;</text:p>
            <text:p text:style-name="P58">contains a phrase describing the nature of a person's intellectual responsibility.</text:p>
          </table:table-cell>
          <table:table-cell table:style-name="表格1.B5" office:value-type="string">
            <text:p text:style-name="P87"><text:bookmark-start text:name="resp"/>&lt;<text:bookmark-end text:name="resp"/>責任類型&gt;</text:p>
            <text:p text:style-name="P68">包含一個詞彙來<text:span text:style-name="T1">說明</text:span>個人<text:span text:style-name="T1">智慧</text:span>責任的類型。</text:p>
          </table:table-cell>
        </table:table-row>
        <table:table-row>
          <table:table-cell table:style-name="表格1.A5" office:value-type="string">
            <text:p text:style-name="P58">&lt;respStmt&gt;</text:p>
            <text:p text:style-name="P58">(statement of responsibility)</text:p>
            <text:p text:style-name="P58">supplies a statement of responsibility for someone responsible for the intellectual content of a text, edition, recording, or series, where the specialized elements for authors, editors, etc. do not suffice or do not apply.</text:p>
          </table:table-cell>
          <table:table-cell table:style-name="表格1.B5" office:value-type="string">
            <text:p text:style-name="P87"><text:bookmark-start text:name="respStmt"/>&lt;<text:bookmark-end text:name="respStmt"/>責任陳述&gt;</text:p>
            <text:p text:style-name="P89">(責任陳述)</text:p>
            <text:p text:style-name="P66">當未使用作者、編輯者等特定元素，或元素內容不足時，在此補充說明文件、版本、記錄、或是叢書的智慧內容所屬負責人的責任陳述。</text:p>
          </table:table-cell>
        </table:table-row>
        <table:table-row>
          <table:table-cell table:style-name="表格1.A5" office:value-type="string">
            <text:p text:style-name="P58">&lt;rs&gt;</text:p>
            <text:p text:style-name="P58">(referencing string)</text:p>
            <text:p text:style-name="P58">contains a general purpose name or referring string.</text:p>
            <text:p text:style-name="P76">att<text:span text:style-name="T1">ribute=</text:span></text:p>
            <table:table table:name="Table201" table:style-name="Table201">
              <table:table-column table:style-name="Table201.A"/>
              <table:table-header-rows>
                <table:table-row>
                  <table:table-cell table:style-name="Table201.A1" office:value-type="string">
                    <text:p text:style-name="P28">typ<text:span text:style-name="T1">e</text:span></text:p>
                    <text:p text:style-name="P30">-indicates more specifically the object referred to by the referencing string. Values might include &lt;q&gt;person&lt;/q&gt;, &lt;q&gt;place&lt;/q&gt;, &lt;q&gt;ship&lt;/q&gt;, &lt;q&gt;element&lt;/q&gt; etc.</text:p>
                    <text:p text:style-name="P38">value description=</text:p>
                    <table:table table:name="Table202" table:style-name="Table202">
                      <table:table-column table:style-name="Table202.A"/>
                      <table:table-header-rows>
                        <table:table-row>
                          <table:table-cell table:style-name="Table202.A1" office:value-type="string">
                            <text:p text:style-name="P28">Any string of characters.</text:p>
                          </table:table-cell>
                        </table:table-row>
                      </table:table-header-rows>
                    </table:table>
                    <text:p text:style-name="P30"/>
                  </table:table-cell>
                </table:table-row>
              </table:table-header-rows>
            </table:table>
            <text:p text:style-name="P58"/>
          </table:table-cell>
          <table:table-cell table:style-name="表格1.B5" office:value-type="string">
            <text:p text:style-name="P58">&lt;<text:span text:style-name="T1">參照字串</text:span>&gt;</text:p>
            <text:p text:style-name="P59">(參照字串)</text:p>
            <text:p text:style-name="P59">包含一般名稱或參照字串。</text:p>
            <text:p text:style-name="P74">屬性=</text:p>
            <table:table table:name="Table203" table:style-name="Table203">
              <table:table-column table:style-name="Table203.A"/>
              <table:table-header-rows>
                <table:table-row>
                  <table:table-cell table:style-name="Table203.A1" office:value-type="string">
                    <text:p text:style-name="P30">類型</text:p>
                    <text:p text:style-name="P30">-更詳細指出參照字串所表示的對象。屬性值可包含&lt;q&gt;人物&lt;/q&gt;、&lt;q&gt;地點&lt;/q&gt;、&lt;q&gt;船&lt;/q&gt;、&lt;q&gt;元素&lt;/q&gt;等。。</text:p>
                    <text:p text:style-name="P38">屬性值描述=</text:p>
                    <table:table table:name="Table204" table:style-name="Table204">
                      <table:table-column table:style-name="Table204.A"/>
                      <table:table-header-rows>
                        <table:table-row>
                          <table:table-cell table:style-name="Table204.A1" office:value-type="string">
                            <text:p text:style-name="P30"><text:span text:style-name="T9">任何的字串</text:span>。</text:p>
                          </table:table-cell>
                        </table:table-row>
                      </table:table-header-rows>
                    </table:table>
                    <text:p text:style-name="P30"/>
                  </table:table-cell>
                </table:table-row>
              </table:table-header-rows>
            </table:table>
            <text:p text:style-name="P59"/>
          </table:table-cell>
        </table:table-row>
        <table:table-row>
          <table:table-cell table:style-name="表格1.A5" office:value-type="string">
            <text:p text:style-name="P58">&lt;series&gt;</text:p>
            <text:p text:style-name="P58">(series information)</text:p>
            <text:p text:style-name="P58">contains information about the series in which a book or other bibliographic item has appeared.</text:p>
          </table:table-cell>
          <table:table-cell table:style-name="表格1.B5" office:value-type="string">
            <text:p text:style-name="P58">&lt;<text:span text:style-name="T1">叢書</text:span>&gt;</text:p>
            <text:p text:style-name="P58">(<text:span text:style-name="T1">叢書資訊</text:span>)</text:p>
            <text:p text:style-name="P59">包含某書目項目所屬的叢書資訊。</text:p>
          </table:table-cell>
        </table:table-row>
        <table:table-row>
          <table:table-cell table:style-name="表格1.A5" office:value-type="string">
            <text:p text:style-name="P59">&lt;sic&gt;</text:p>
            <text:p text:style-name="P59">contains text reproduced although apparently incorrect or inaccurate.</text:p>
          </table:table-cell>
          <table:table-cell table:style-name="表格1.B5" office:value-type="string">
            <text:p text:style-name="P102">&lt; 原文照錄&gt;</text:p>
            <text:p text:style-name="P102">包含看似錯誤但仍照實轉錄的文字 。</text:p>
          </table:table-cell>
        </table:table-row>
        <table:table-row>
          <table:table-cell table:style-name="表格1.A5" office:value-type="string">
            <text:p text:style-name="P59">&lt;soCalled&gt;</text:p>
            <text:p text:style-name="P59">(so called)</text:p>
            <text:p text:style-name="P59">contains a word or phrase for which the author or narrator indicates a disclaiming of responsibility, for example by the use of scare quotes or italics.</text:p>
          </table:table-cell>
          <table:table-cell table:style-name="表格1.B5" office:value-type="string">
            <text:p text:style-name="P87"><text:bookmark-start text:name="soCalled"/>&lt;<text:bookmark-end text:name="soCalled"/>另稱&gt;</text:p>
            <text:p text:style-name="P87">(另稱)</text:p>
            <text:p text:style-name="P68">作者或敘述者使用的字句在意義上另有所指的表現，例如：諷刺所使用的引號或斜體標示。</text:p>
          </table:table-cell>
        </table:table-row>
        <table:table-row>
          <table:table-cell table:style-name="表格1.A5" office:value-type="string">
            <text:p text:style-name="P59">&lt;sp&gt;</text:p>
            <text:p text:style-name="P59">(speech)</text:p>
            <text:p text:style-name="P59">An individual speech in a performance text, or a passage presented as such in a prose or verse text.</text:p>
          </table:table-cell>
          <table:table-cell table:style-name="表格1.B5" office:value-type="string">
            <text:p text:style-name="P87"><text:bookmark-start text:name="sp"/>&lt;<text:bookmark-end text:name="sp"/>演說&gt;</text:p>
            <text:p text:style-name="P87">(演說)</text:p>
            <text:p text:style-name="P68">劇本中的台詞<text:span text:style-name="T1">，</text:span>或散文、韻文中某一個人的演說。</text:p>
          </table:table-cell>
        </table:table-row>
        <table:table-row>
          <table:table-cell table:style-name="表格1.A5" office:value-type="string">
            <text:p text:style-name="P58">&lt;speaker&gt;</text:p>
            <text:p text:style-name="P58">A specialized form of heading or label, giving the name of one or more speakers in a dramatic text or fragment.</text:p>
          </table:table-cell>
          <table:table-cell table:style-name="表格1.B5" office:value-type="string">
            <text:p text:style-name="P87"><text:bookmark-start text:name="speaker"/>&lt;<text:bookmark-end text:name="speaker"/>講者&gt;</text:p>
            <text:p text:style-name="P66">特殊的標題或標籤形式，用來表明劇本中ㄧ位或多位講者名稱。</text:p>
          </table:table-cell>
        </table:table-row>
        <table:table-row>
          <table:table-cell table:style-name="表格1.A5" office:value-type="string">
            <text:p text:style-name="P58">&lt;stage&gt;</text:p>
            <text:p text:style-name="P58">(stage direction)</text:p>
            <text:p text:style-name="P58">contains any kind of stage direction within a dramatic text or fragment.</text:p>
            <text:p text:style-name="P76">att<text:span text:style-name="T1">ributes=</text:span></text:p>
            <table:table table:name="Table145" table:style-name="Table145">
              <table:table-column table:style-name="Table145.A"/>
              <table:table-header-rows>
                <table:table-row>
                  <table:table-cell table:style-name="Table145.A1" office:value-type="string">
                    <text:p text:style-name="P28">typ<text:span text:style-name="T1">e</text:span></text:p>
                    <text:p text:style-name="P30">-indicates the kind of stage direction.</text:p>
                    <text:p text:style-name="P38">values=</text:p>
                    <table:table table:name="Table146" table:style-name="Table146">
                      <table:table-column table:style-name="Table146.A"/>
                      <table:table-header-rows>
                        <table:table-row>
                          <table:table-cell table:style-name="Table146.A1" office:value-type="string">
                            <text:p text:style-name="P5">setting</text:p>
                            <text:p text:style-name="P5">(describes a setting.)</text:p>
                          </table:table-cell>
                        </table:table-row>
                      </table:table-header-rows>
                      <table:table-row>
                        <table:table-cell table:style-name="Table146.A2" office:value-type="string">
                          <text:p text:style-name="P29">entrance</text:p>
                          <text:p text:style-name="P29">(describes an entrance.)</text:p>
                        </table:table-cell>
                      </table:table-row>
                      <table:table-row>
                        <table:table-cell table:style-name="Table146.A2" office:value-type="string">
                          <text:p text:style-name="P29">exit</text:p>
                          <text:p text:style-name="P29">(describes an exit.)</text:p>
                        </table:table-cell>
                      </table:table-row>
                      <table:table-row>
                        <table:table-cell table:style-name="Table146.A2" office:value-type="string">
                          <text:p text:style-name="P29">business</text:p>
                          <text:p text:style-name="P29">(describes stage business.)</text:p>
                        </table:table-cell>
                      </table:table-row>
                      <table:table-row>
                        <table:table-cell table:style-name="Table146.A2" office:value-type="string">
                          <text:p text:style-name="P29">novelistic</text:p>
                          <text:p text:style-name="P29">(is a narrative, motivating stage direction.)</text:p>
                        </table:table-cell>
                      </table:table-row>
                      <table:table-row>
                        <table:table-cell table:style-name="Table146.A2" office:value-type="string">
                          <text:p text:style-name="P29">delivery</text:p>
                          <text:p text:style-name="P29">(describes how a character speaks.)</text:p>
                        </table:table-cell>
                      </table:table-row>
                      <table:table-row>
                        <table:table-cell table:style-name="Table146.A2" office:value-type="string">
                          <text:p text:style-name="P29">modifier</text:p>
                          <text:p text:style-name="P29">(gives some detail about a character.)</text:p>
                        </table:table-cell>
                      </table:table-row>
                      <table:table-row>
                        <table:table-cell table:style-name="Table146.A2" office:value-type="string">
                          <text:p text:style-name="P29">location</text:p>
                          <text:p text:style-name="P29">(describes a location.)</text:p>
                        </table:table-cell>
                      </table:table-row>
                      <table:table-row>
                        <table:table-cell table:style-name="Table146.A2" office:value-type="string">
                          <text:p text:style-name="P29">mixed</text:p>
                          <text:p text:style-name="P29">(more than one of the above)</text:p>
                        </table:table-cell>
                      </table:table-row>
                    </table:table>
                    <text:p text:style-name="P30"/>
                  </table:table-cell>
                </table:table-row>
              </table:table-header-rows>
            </table:table>
            <text:p text:style-name="P59"/>
          </table:table-cell>
          <table:table-cell table:style-name="表格1.B5" office:value-type="string">
            <text:p text:style-name="P87"><text:bookmark-start text:name="stage"/>&lt;<text:bookmark-end text:name="stage"/>舞台指示&gt;</text:p>
            <text:p text:style-name="P89">(舞台指示)</text:p>
            <text:p text:style-name="P68">在劇本中所呈現的任何舞台場景或演出動作指示。</text:p>
            <text:p text:style-name="P58"/>
            <text:p text:style-name="P75">屬性=</text:p>
            <table:table table:name="Table147" table:style-name="Table147">
              <table:table-column table:style-name="Table147.A"/>
              <table:table-header-rows>
                <table:table-row>
                  <table:table-cell table:style-name="Table147.A1" office:value-type="string">
                    <text:p text:style-name="P96">類型</text:p>
                    <text:p text:style-name="P96">-說明舞台指示的種類。</text:p>
                    <text:p text:style-name="P38">屬性值=</text:p>
                    <table:table table:name="Table148" table:style-name="Table148">
                      <table:table-column table:style-name="Table148.A"/>
                      <table:table-header-rows>
                        <table:table-row>
                          <table:table-cell table:style-name="Table148.A1" office:value-type="string">
                            <text:p text:style-name="P6">佈景</text:p>
                            <text:p text:style-name="P5">(<text:span text:style-name="T1">描述舞台佈景。</text:span>)</text:p>
                          </table:table-cell>
                        </table:table-row>
                      </table:table-header-rows>
                      <table:table-row>
                        <table:table-cell table:style-name="Table148.A2" office:value-type="string">
                          <text:p text:style-name="P31">進場</text:p>
                          <text:p text:style-name="P29">(<text:span text:style-name="T1">描述角色進場。</text:span>)</text:p>
                        </table:table-cell>
                      </table:table-row>
                      <table:table-row>
                        <table:table-cell table:style-name="Table148.A2" office:value-type="string">
                          <text:p text:style-name="P31">退場</text:p>
                          <text:p text:style-name="P29">(<text:span text:style-name="T1">描述角色退場。</text:span>)</text:p>
                        </table:table-cell>
                      </table:table-row>
                      <table:table-row>
                        <table:table-cell table:style-name="Table148.A2" office:value-type="string">
                          <text:p text:style-name="P31">演員動作</text:p>
                          <text:p text:style-name="P29">(<text:span text:style-name="T1">描述演員動作。</text:span>)</text:p>
                        </table:table-cell>
                      </table:table-row>
                      <table:table-row>
                        <table:table-cell table:style-name="Table148.A2" office:value-type="string">
                          <text:p text:style-name="P31">敘述性的</text:p>
                          <text:p text:style-name="P29">(<text:span text:style-name="T1">敘述性的，</text:span>積極性的<text:span text:style-name="T17">舞台指示。</text:span>)<text:span text:style-name="T1"> </text:span></text:p>
                        </table:table-cell>
                      </table:table-row>
                      <table:table-row>
                        <table:table-cell table:style-name="Table148.A2" office:value-type="string">
                          <text:p text:style-name="P31">演說方式</text:p>
                          <text:p text:style-name="P29">(<text:span text:style-name="T1">描述演員說話方式。</text:span>)</text:p>
                        </table:table-cell>
                      </table:table-row>
                      <table:table-row>
                        <table:table-cell table:style-name="Table148.A2" office:value-type="string">
                          <text:p text:style-name="P31">角色修飾</text:p>
                          <text:p text:style-name="P29">(<text:span text:style-name="T1">提供關於一個角色的細節資訊。</text:span>)</text:p>
                        </table:table-cell>
                      </table:table-row>
                      <table:table-row>
                        <table:table-cell table:style-name="Table148.A2" office:value-type="string">
                          <text:p text:style-name="P31">場景位置</text:p>
                          <text:p text:style-name="P29">(<text:span text:style-name="T1">描述場景位置。</text:span>)</text:p>
                        </table:table-cell>
                      </table:table-row>
                      <table:table-row>
                        <table:table-cell table:style-name="Table148.A2" office:value-type="string">
                          <text:p text:style-name="P31">混合類型</text:p>
                          <text:p text:style-name="P29">(<text:span text:style-name="T1">包含一種以上的舞台指示類型。</text:span>)</text:p>
                        </table:table-cell>
                      </table:table-row>
                    </table:table>
                    <text:p text:style-name="P30"/>
                  </table:table-cell>
                </table:table-row>
              </table:table-header-rows>
            </table:table>
            <text:p text:style-name="P61"/>
          </table:table-cell>
        </table:table-row>
        <table:table-row>
          <table:table-cell table:style-name="表格1.A5" office:value-type="string">
            <text:p text:style-name="P58">&lt;street&gt;</text:p>
            <text:p text:style-name="P58">(street)</text:p>
            <text:p text:style-name="P58">a full street address including any name or number identifying a building as well as the name of the street or route on which it is located.</text:p>
          </table:table-cell>
          <table:table-cell table:style-name="表格1.B5" office:value-type="string">
            <text:p text:style-name="P58">&lt;<text:span text:style-name="T1">街道</text:span>&gt;</text:p>
            <text:p text:style-name="P59">(街道)</text:p>
            <text:p text:style-name="P59">完整的街道地址，包含任何名稱或數字，用以識別出某棟建築以及所在街道名稱。</text:p>
          </table:table-cell>
        </table:table-row>
        <table:table-row>
          <table:table-cell table:style-name="表格1.A5" office:value-type="string">
            <text:p text:style-name="P59">&lt;teiCorpus&gt;</text:p>
            <text:p text:style-name="P59">(TEI corpus)</text:p>
            <text:p text:style-name="P59">contains the whole of a TEI encoded corpus, comprising a single corpus header and one or more TEI elements, <text:span text:style-name="T29">each</text:span> containing a single text header and a text.</text:p>
            <text:p text:style-name="P101"/>
            <text:p text:style-name="P74">attributes=</text:p>
            <table:table table:name="Table149" table:style-name="Table149">
              <table:table-column table:style-name="Table149.A"/>
              <table:table-header-rows>
                <table:table-row>
                  <table:table-cell table:style-name="Table149.A1" office:value-type="string">
                    <text:p text:style-name="P125">NOT IN THE ODD</text:p>
                    <text:p text:style-name="P125">xmlns</text:p>
                    <text:p text:style-name="P125">-The TEI default namespace</text:p>
                    <text:p text:style-name="P128">value des<text:span text:style-name="T1">cription=</text:span></text:p>
                    <table:table table:name="Table150" table:style-name="Table150">
                      <table:table-column table:style-name="Table150.A"/>
                      <table:table-header-rows>
                        <table:table-row>
                          <table:table-cell table:style-name="Table150.A1" office:value-type="string">
                            <text:p text:style-name="P119">A valid XML namespace</text:p>
                          </table:table-cell>
                        </table:table-row>
                      </table:table-header-rows>
                    </table:table>
                    <text:p text:style-name="P126"/>
                  </table:table-cell>
                </table:table-row>
              </table:table-header-rows>
              <table:table-row>
                <table:table-cell table:style-name="Table149.A2" office:value-type="string">
                  <text:p text:style-name="P29">version</text:p>
                  <text:p text:style-name="P29">-The version of the TEI scheme</text:p>
                  <text:p text:style-name="P120"/>
                  <text:p text:style-name="P13">value des<text:span text:style-name="T1">cription=</text:span></text:p>
                  <table:table table:name="Table151" table:style-name="Table151">
                    <table:table-column table:style-name="Table151.A"/>
                    <table:table-header-rows>
                      <table:table-row>
                        <table:table-cell table:style-name="Table151.A1" office:value-type="string">
                          <text:p text:style-name="P25">A number identifying the version of the TEI guidelines</text:p>
                        </table:table-cell>
                      </table:table-row>
                    </table:table-header-rows>
                  </table:table>
                  <text:p text:style-name="P12"/>
                </table:table-cell>
              </table:table-row>
            </table:table>
            <text:p text:style-name="P59"/>
          </table:table-cell>
          <table:table-cell table:style-name="表格1.B5" office:value-type="string">
            <text:p text:style-name="P59">&lt;tei文集&gt;</text:p>
            <text:p text:style-name="P59">(TEI文集)</text:p>
            <text:p text:style-name="P59">包含一套用TEI標記的文件集，由單<text:span text:style-name="T26">一</text:span>文集標頭以及一個或多個TEI元素所組成，各TEI元素包含單一文本標頭和一個文本。</text:p>
            <text:p text:style-name="P98"/>
            <text:p text:style-name="P75">屬性=</text:p>
            <table:table table:name="Table160" table:style-name="Table160">
              <table:table-column table:style-name="Table160.A"/>
              <table:table-header-rows>
                <table:table-row>
                  <table:table-cell table:style-name="Table160.A1" office:value-type="string">
                    <text:p text:style-name="P6">xml名稱空間</text:p>
                    <text:p text:style-name="P5">-TEI<text:span text:style-name="T1">內定名稱空間</text:span></text:p>
                    <text:p text:style-name="P12">屬性值描述=</text:p>
                    <table:table table:name="Table161" table:style-name="Table161">
                      <table:table-column table:style-name="Table161.A"/>
                      <table:table-header-rows>
                        <table:table-row>
                          <table:table-cell table:style-name="Table161.A1" office:value-type="string">
                            <text:p text:style-name="P27">有效的XML名稱空間</text:p>
                          </table:table-cell>
                        </table:table-row>
                      </table:table-header-rows>
                    </table:table>
                    <text:p text:style-name="P6"/>
                  </table:table-cell>
                </table:table-row>
              </table:table-header-rows>
              <table:table-row>
                <table:table-cell table:style-name="Table160.A2" office:value-type="string">
                  <text:p text:style-name="P29">tei<text:span text:style-name="T1">版本</text:span><text:span text:style-name="T30"> <text:s/></text:span></text:p>
                  <text:p text:style-name="P29">-<text:span text:style-name="T1">TEI架構的版本</text:span></text:p>
                  <text:p text:style-name="P12">屬性值描述=</text:p>
                  <table:table table:name="Table162" table:style-name="Table162">
                    <table:table-column table:style-name="Table162.A"/>
                    <table:table-header-rows>
                      <table:table-row>
                        <table:table-cell table:style-name="Table162.A1" office:value-type="string">
                          <text:p text:style-name="P27">用一個數字表示TEI指引的版本別</text:p>
                        </table:table-cell>
                      </table:table-row>
                    </table:table-header-rows>
                  </table:table>
                  <text:p text:style-name="P12"/>
                </table:table-cell>
              </table:table-row>
            </table:table>
            <text:p text:style-name="P59"/>
          </table:table-cell>
        </table:table-row>
        <table:table-row>
          <table:table-cell table:style-name="表格1.A5" office:value-type="string">
            <text:p text:style-name="P59">&lt;term&gt;</text:p>
            <text:p text:style-name="P59">contains a single-word, multi-word, or symbolic designation which is regarded as a technical term.</text:p>
            <text:p text:style-name="P74">attributes=</text:p>
            <table:table table:name="Table152" table:style-name="Table152">
              <table:table-column table:style-name="Table152.A"/>
              <table:table-header-rows>
                <table:table-row>
                  <table:table-cell table:style-name="Table152.A1" office:value-type="string">
                    <text:p text:style-name="P5">target</text:p>
                    <text:p text:style-name="P5">-identifies the associated &lt;gi&gt;gloss&lt;/gi&gt; element by an absolute or relative URI reference</text:p>
                    <text:p text:style-name="P13">value des<text:span text:style-name="T1">cription=</text:span></text:p>
                    <table:table table:name="Table153" table:style-name="Table153">
                      <table:table-column table:style-name="Table153.A"/>
                      <table:table-header-rows>
                        <table:table-row>
                          <table:table-cell table:style-name="Table153.A1" office:value-type="string">
                            <text:p text:style-name="P25">should be a valid URI reference that resolves to a &lt;gi&gt;gloss&lt;/gi&gt; element</text:p>
                          </table:table-cell>
                        </table:table-row>
                      </table:table-header-rows>
                    </table:table>
                    <text:p text:style-name="P6"/>
                  </table:table-cell>
                </table:table-row>
              </table:table-header-rows>
              <table:table-row>
                <table:table-cell table:style-name="Table152.A2" office:value-type="string">
                  <text:p text:style-name="P29">cRef</text:p>
                  <text:p text:style-name="P29">-identifies the associated &lt;gi&gt;gloss&lt;/gi&gt; element using a canonical reference from a scheme defined in a &lt;gi&gt;refsDecl&lt;/gi&gt; element in the TEI header</text:p>
                  <text:p text:style-name="P13">value des<text:span text:style-name="T1">cription=</text:span></text:p>
                  <table:table table:name="Table154" table:style-name="Table154">
                    <table:table-column table:style-name="Table154.A"/>
                    <table:table-header-rows>
                      <table:table-row>
                        <table:table-cell table:style-name="Table154.A1" office:value-type="string">
                          <text:p text:style-name="P25">the result of applying the algorithm for the resolution of canonical references (described in section &lt;ptr target="#SACR"/&gt;) should be a valid URI reference that resolves to a &lt;gi&gt;gloss&lt;/gi&gt; element</text:p>
                        </table:table-cell>
                      </table:table-row>
                    </table:table-header-rows>
                  </table:table>
                  <text:p text:style-name="P6"/>
                </table:table-cell>
              </table:table-row>
              <table:table-row>
                <table:table-cell table:style-name="Table152.A2" office:value-type="string">
                  <text:p text:style-name="P29">sortKey</text:p>
                  <text:p text:style-name="P29">-supplies the sort key for this term in an index.</text:p>
                  <text:p text:style-name="P13">value des<text:span text:style-name="T1">cription=</text:span></text:p>
                  <table:table table:name="Table155" table:style-name="Table155">
                    <table:table-column table:style-name="Table155.A"/>
                    <table:table-header-rows>
                      <table:table-row>
                        <table:table-cell table:style-name="Table155.A1" office:value-type="string">
                          <text:p text:style-name="P25">any string of Unicode characters.</text:p>
                        </table:table-cell>
                      </table:table-row>
                    </table:table-header-rows>
                  </table:table>
                  <text:p text:style-name="P6"/>
                </table:table-cell>
              </table:table-row>
            </table:table>
            <text:p text:style-name="P74"/>
          </table:table-cell>
          <table:table-cell table:style-name="表格1.B5" office:value-type="string">
            <text:p text:style-name="P58">&lt;<text:span text:style-name="T1">專有名詞</text:span>&gt;</text:p>
            <text:p text:style-name="P59">包含被視為專有名詞的一個單字、詞彙、或是表示符號。</text:p>
            <text:p text:style-name="P59"/>
            <text:p text:style-name="P74">屬性=</text:p>
            <table:table table:name="Table163" table:style-name="Table163">
              <table:table-column table:style-name="Table163.A"/>
              <table:table-header-rows>
                <table:table-row>
                  <table:table-cell table:style-name="Table163.A1" office:value-type="string">
                    <text:p text:style-name="P6">目標</text:p>
                    <text:p text:style-name="P5">-<text:span text:style-name="T27">用一個絕對或相對的URI參照來指明相關聯的元</text:span><text:span text:style-name="T13">素</text:span><text:span text:style-name="T27">&lt;gi&gt;</text:span><text:span text:style-name="T6">註解</text:span><text:span text:style-name="T27">&lt;/gi&gt;</text:span></text:p>
                    <text:p text:style-name="P12">屬性值描述=</text:p>
                    <table:table table:name="Table164" table:style-name="Table164">
                      <table:table-column table:style-name="Table164.A"/>
                      <table:table-header-rows>
                        <table:table-row>
                          <table:table-cell table:style-name="Table164.A1" office:value-type="string">
                            <text:p text:style-name="P25"><text:span text:style-name="T24">必須是有效的URI參照，並可連結到一個</text:span><text:span text:style-name="T14">元素</text:span><text:span text:style-name="T23">&lt;gi&gt;</text:span><text:span text:style-name="T15">註解</text:span><text:span text:style-name="T23">&lt;/gi&gt;</text:span></text:p>
                          </table:table-cell>
                        </table:table-row>
                      </table:table-header-rows>
                    </table:table>
                    <text:p text:style-name="P6"/>
                  </table:table-cell>
                </table:table-row>
              </table:table-header-rows>
              <table:table-row>
                <table:table-cell table:style-name="Table163.A2" office:value-type="string">
                  <text:p text:style-name="P31">權威參照</text:p>
                  <text:p text:style-name="P29">-<text:span text:style-name="T1">用元素&lt;gi&gt;參照宣告&lt;/gi&gt;在TEI標頭內所定義的權威參照來指明相關聯的元</text:span><text:span text:style-name="T13">素</text:span><text:span text:style-name="T27">&lt;gi&gt;</text:span><text:span text:style-name="T13">註解</text:span><text:span text:style-name="T27">&lt;/gi&gt;</text:span></text:p>
                  <text:p text:style-name="P12">屬性值描述=</text:p>
                  <table:table table:name="Table165" table:style-name="Table165">
                    <table:table-column table:style-name="Table165.A"/>
                    <table:table-header-rows>
                      <table:table-row>
                        <table:table-cell table:style-name="Table165.A1" office:value-type="string">
                          <text:p text:style-name="P25"><text:span text:style-name="T23">使用解析權威參照演算後的結果 (詳見章節&lt;ptr target="#SACR"/&gt;) 應該是有效的URI，可參照到一個</text:span><text:span text:style-name="T15">元素</text:span><text:span text:style-name="T23">&lt;gi&gt;</text:span><text:span text:style-name="T15">註解</text:span><text:span text:style-name="T23">&lt;/gi&gt;</text:span></text:p>
                          <text:p text:style-name="P49"/>
                        </table:table-cell>
                      </table:table-row>
                    </table:table-header-rows>
                  </table:table>
                  <text:p text:style-name="P6"/>
                  <text:p text:style-name="P6"/>
                </table:table-cell>
              </table:table-row>
              <table:table-row>
                <table:table-cell table:style-name="Table163.A2" office:value-type="string">
                  <text:p text:style-name="P31">排序關鍵 </text:p>
                  <text:p text:style-name="P29">-<text:span text:style-name="T1">提供這個專有名詞在索引裡的排序關鍵。</text:span></text:p>
                  <text:p text:style-name="P12">屬性值描述=</text:p>
                  <table:table table:name="Table166" table:style-name="Table166">
                    <table:table-column table:style-name="Table166.A"/>
                    <table:table-header-rows>
                      <table:table-row>
                        <table:table-cell table:style-name="Table166.A1" office:value-type="string">
                          <text:p text:style-name="P27">可用任何連續的Unicode字串表示。</text:p>
                        </table:table-cell>
                      </table:table-row>
                    </table:table-header-rows>
                  </table:table>
                  <text:p text:style-name="P6"/>
                </table:table-cell>
              </table:table-row>
            </table:table>
            <text:p text:style-name="P74"/>
          </table:table-cell>
        </table:table-row>
        <table:table-row>
          <table:table-cell table:style-name="表格1.A5" office:value-type="string">
            <text:p text:style-name="P59">&lt;time&gt;</text:p>
            <text:p text:style-name="P59">contains a phrase defining a time of day in any format.</text:p>
          </table:table-cell>
          <table:table-cell table:style-name="表格1.B5" office:value-type="string">
            <text:p text:style-name="P58">&lt;<text:span text:style-name="T1">時間</text:span>&gt;</text:p>
            <text:p text:style-name="P59">包含一天中時間任何形式的表示用語。</text:p>
          </table:table-cell>
        </table:table-row>
        <table:table-row>
          <table:table-cell table:style-name="表格1.A5" office:value-type="string">
            <text:p text:style-name="P110">Not in the ODD</text:p>
            <text:p text:style-name="P110">&lt;timeRange&gt;</text:p>
            <text:p text:style-name="P110">(time range)</text:p>
            <text:p text:style-name="P110">contains two times or another phrase indicating a time period.</text:p>
            <text:p text:style-name="P111">attributes=</text:p>
            <table:table table:name="Table156" table:style-name="Table156">
              <table:table-column table:style-name="Table156.A"/>
              <table:table-header-rows>
                <table:table-row>
                  <table:table-cell table:style-name="Table156.A1" office:value-type="string">
                    <text:p text:style-name="P5">from</text:p>
                    <text:p text:style-name="P5">-indicates the starting point of the time period in a standard form, usually hh:mm:ss.</text:p>
                    <text:p text:style-name="P13">value des<text:span text:style-name="T1">cription=</text:span></text:p>
                    <table:table table:name="Table157" table:style-name="Table157">
                      <table:table-column table:style-name="Table157.A"/>
                      <table:table-header-rows>
                        <table:table-row>
                          <table:table-cell table:style-name="Table157.A1" office:value-type="string">
                            <text:p text:style-name="P25">A normalized form of temporal expression conforming to the W3C &lt;title&gt;XML Schema Part 2: Datatypes Second Edition&lt;/title&gt;, except that times may be expressed with reduced precision (i.e., to the minute or the hour). Software intended for use with W3C XML Schema datatypes may be unable to properly process times expressed with reduced precision.</text:p>
                          </table:table-cell>
                        </table:table-row>
                      </table:table-header-rows>
                    </table:table>
                    <text:p text:style-name="P6"/>
                  </table:table-cell>
                </table:table-row>
              </table:table-header-rows>
              <table:table-row>
                <table:table-cell table:style-name="Table156.A2" office:value-type="string">
                  <text:p text:style-name="P29">to</text:p>
                  <text:p text:style-name="P29">-indicates the ending point of the time period in standard form, usually hh:mm:ss.</text:p>
                  <text:p text:style-name="P13">value des<text:span text:style-name="T1">cription=</text:span></text:p>
                  <table:table table:name="Table158" table:style-name="Table158">
                    <table:table-column table:style-name="Table158.A"/>
                    <table:table-header-rows>
                      <table:table-row>
                        <table:table-cell table:style-name="Table158.A1" office:value-type="string">
                          <text:p text:style-name="P25">A normalized form of temporal expression conforming to the W3C &lt;title&gt;XML Schema Part 2: Datatypes Second Edition&lt;/title&gt;, except that times may be expressed with reduced precision (i.e., to the minute or the hour). Software intended for use with W3C XML Schema datatypes may be unable to properly process times expressed with reduced precision.</text:p>
                        </table:table-cell>
                      </table:table-row>
                    </table:table-header-rows>
                  </table:table>
                  <text:p text:style-name="P6"/>
                </table:table-cell>
              </table:table-row>
              <table:table-row>
                <table:table-cell table:style-name="Table156.A2" office:value-type="string">
                  <text:p text:style-name="P29">exact</text:p>
                  <text:p text:style-name="P29">-indicates the precision to be attached to either or both times specified.</text:p>
                  <text:p text:style-name="P120"/>
                  <text:p text:style-name="P41">values=</text:p>
                  <table:table table:name="Table159" table:style-name="Table159">
                    <table:table-column table:style-name="Table159.A"/>
                    <table:table-header-rows>
                      <table:table-row>
                        <table:table-cell table:style-name="Table159.A1" office:value-type="string">
                          <text:p text:style-name="P5">to</text:p>
                          <text:p text:style-name="P5">(the to time is exact)</text:p>
                        </table:table-cell>
                      </table:table-row>
                    </table:table-header-rows>
                    <table:table-row>
                      <table:table-cell table:style-name="Table159.A2" office:value-type="string">
                        <text:p text:style-name="P25">from</text:p>
                        <text:p text:style-name="P25">(the from time is exact)</text:p>
                      </table:table-cell>
                    </table:table-row>
                    <table:table-row>
                      <table:table-cell table:style-name="Table159.A2" office:value-type="string">
                        <text:p text:style-name="P25">both</text:p>
                        <text:p text:style-name="P25">(both times are exact)</text:p>
                      </table:table-cell>
                    </table:table-row>
                    <table:table-row>
                      <table:table-cell table:style-name="Table159.A2" office:value-type="string">
                        <text:p text:style-name="P25">none</text:p>
                        <text:p text:style-name="P25">(both times are approximate or unspecified)</text:p>
                      </table:table-cell>
                    </table:table-row>
                  </table:table>
                  <text:p text:style-name="P29"/>
                </table:table-cell>
              </table:table-row>
            </table:table>
            <text:p text:style-name="P58"/>
          </table:table-cell>
          <table:table-cell table:style-name="表格1.B5" office:value-type="string">
            <text:p text:style-name="P58">&lt;<text:span text:style-name="T1">時間範圍</text:span>&gt;</text:p>
            <text:p text:style-name="P59">(時間範圍)</text:p>
            <text:p text:style-name="P59">包含兩個時間點或是用來表示一段時間的用語。</text:p>
            <text:p text:style-name="P59"/>
            <text:p text:style-name="P74">屬性=</text:p>
            <table:table table:name="Table167" table:style-name="Table167">
              <table:table-column table:style-name="Table167.A"/>
              <table:table-header-rows>
                <table:table-row>
                  <table:table-cell table:style-name="Table167.A1" office:value-type="string">
                    <text:p text:style-name="P6">從</text:p>
                    <text:p text:style-name="P5">-以<text:span text:style-name="T1">標準形式來指明時間起始點，通常是 時:分:秒 的形式。</text:span></text:p>
                    <text:p text:style-name="P12">屬性值描述=</text:p>
                    <table:table table:name="Table168" table:style-name="Table168">
                      <table:table-column table:style-name="Table168.A"/>
                      <table:table-header-rows>
                        <table:table-row>
                          <table:table-cell table:style-name="Table168.A1" office:value-type="string">
                            <text:p text:style-name="P27"><text:span text:style-name="T25">一個標準化時間表示，規格必須符合W3C的&lt;title&gt;XML Schema Part 2: Datatypes Second Edition&lt;/title&gt;，但是分鐘和小時的時間表示可以捨入(不一定要寫幾秒或幾分鐘)。</text:span>適用於W3C XML 模型檔案類型的電腦軟體可能無法正確處理精確度低的時間表示式。</text:p>
                          </table:table-cell>
                        </table:table-row>
                      </table:table-header-rows>
                    </table:table>
                    <text:p text:style-name="P6"/>
                    <text:p text:style-name="P6"/>
                  </table:table-cell>
                </table:table-row>
              </table:table-header-rows>
              <table:table-row>
                <table:table-cell table:style-name="Table167.A2" office:value-type="string">
                  <text:p text:style-name="P31">到</text:p>
                  <text:p text:style-name="P29">-以<text:span text:style-name="T1">標準形式來指明時間終點，通常是 時:分:秒 的形式。</text:span></text:p>
                  <text:p text:style-name="P12">屬性值描述=</text:p>
                  <table:table table:name="Table169" table:style-name="Table169">
                    <table:table-column table:style-name="Table169.A"/>
                    <table:table-header-rows>
                      <table:table-row>
                        <table:table-cell table:style-name="Table169.A1" office:value-type="string">
                          <text:p text:style-name="P27"><text:span text:style-name="T25">一個標準化時間表示，規格必須符合W3C的&lt;title&gt;XML Schema Part 2: Datatypes Second Edition&lt;/title&gt;，但是分鐘和小時的時間表示可以捨入(不一定要寫幾秒或幾分鐘)。</text:span>適用於W3C XML 模型檔案類型的電腦軟體可能無法正確處理精確度低的時間表示。</text:p>
                        </table:table-cell>
                      </table:table-row>
                    </table:table-header-rows>
                  </table:table>
                  <text:p text:style-name="P6"/>
                </table:table-cell>
              </table:table-row>
              <table:table-row>
                <table:table-cell table:style-name="Table167.A2" office:value-type="string">
                  <text:p text:style-name="P29">exact</text:p>
                  <text:p text:style-name="P29">-<text:span text:style-name="T4">指明這兩個時間是否精確。</text:span></text:p>
                  <text:p text:style-name="P31"/>
                  <text:p text:style-name="P39">屬性值=</text:p>
                  <table:table table:name="Table170" table:style-name="Table170">
                    <table:table-column table:style-name="Table170.A"/>
                    <table:table-header-rows>
                      <table:table-row>
                        <table:table-cell table:style-name="Table170.A1" office:value-type="string">
                          <text:p text:style-name="P2">to</text:p>
                          <text:p text:style-name="P2">(<text:span text:style-name="T1">終止時間是精確的</text:span>)<text:span text:style-name="T1"> <text:s/></text:span></text:p>
                        </table:table-cell>
                      </table:table-row>
                    </table:table-header-rows>
                    <table:table-row>
                      <table:table-cell table:style-name="Table170.A2" office:value-type="string">
                        <text:p text:style-name="P19">from</text:p>
                        <text:p text:style-name="P19">(<text:span text:style-name="T1">起始時間是</text:span><text:span text:style-name="T24">精確的</text:span>)<text:span text:style-name="T1"> <text:s/></text:span></text:p>
                      </table:table-cell>
                    </table:table-row>
                    <table:table-row>
                      <table:table-cell table:style-name="Table170.A2" office:value-type="string">
                        <text:p text:style-name="P19">both</text:p>
                        <text:p text:style-name="P19">(<text:span text:style-name="T1">兩個時間皆是</text:span><text:span text:style-name="T24">精確的</text:span>)<text:span text:style-name="T1"> <text:s/></text:span></text:p>
                      </table:table-cell>
                    </table:table-row>
                    <table:table-row>
                      <table:table-cell table:style-name="Table170.A2" office:value-type="string">
                        <text:p text:style-name="P25">none</text:p>
                        <text:p text:style-name="P25">(<text:span text:style-name="T1">兩個時間皆不精確或未具體說明</text:span>)</text:p>
                      </table:table-cell>
                    </table:table-row>
                  </table:table>
                  <text:p text:style-name="P29"/>
                </table:table-cell>
              </table:table-row>
            </table:table>
            <text:p text:style-name="P59"/>
          </table:table-cell>
        </table:table-row>
        <table:table-row>
          <table:table-cell table:style-name="表格1.A5" office:value-type="string">
            <text:p text:style-name="P58">&lt;title&gt;<text:span text:style-name="T31">I INS</text:span><text:span text:style-name="T32">ERTED THE OUT-QUOTED PHRASE IN the ODD</text:span></text:p>
            <text:p text:style-name="P58">contains the full title of a work of any kind&lt;!--, whether article, book, journal, or series, including any alternative titles or subtitles--&gt;.</text:p>
            <text:p text:style-name="P76">att<text:span text:style-name="T1">ributes=</text:span></text:p>
            <table:table table:name="Table187" table:style-name="Table187">
              <table:table-column table:style-name="Table187.A"/>
              <table:table-header-rows>
                <table:table-row>
                  <table:table-cell table:style-name="Table187.A1" office:value-type="string">
                    <text:p text:style-name="P5">level</text:p>
                    <text:p text:style-name="P5">-indicates the bibliographic level for a title, that is, whether it identifies <text:s/>an article, book, journal, series, or unpublished material.</text:p>
                    <text:p text:style-name="P13">val<text:span text:style-name="T1">ues=</text:span></text:p>
                    <table:table table:name="Table188" table:style-name="Table188">
                      <table:table-column table:style-name="Table188.A"/>
                      <table:table-header-rows>
                        <table:table-row>
                          <table:table-cell table:style-name="Table188.A1" office:value-type="string">
                            <text:p text:style-name="P5">a</text:p>
                            <text:p text:style-name="P5">(analytic title (article, poem, or other item published as part of a larger item))</text:p>
                          </table:table-cell>
                        </table:table-row>
                      </table:table-header-rows>
                      <table:table-row>
                        <table:table-cell table:style-name="Table188.A2" office:value-type="string">
                          <text:p text:style-name="P29">m</text:p>
                          <text:p text:style-name="P29">(monographic title (book, collection, or other item published as a distinct item, including single volumes of multi-volume works))</text:p>
                        </table:table-cell>
                      </table:table-row>
                      <table:table-row>
                        <table:table-cell table:style-name="Table188.A2" office:value-type="string">
                          <text:p text:style-name="P29">j</text:p>
                          <text:p text:style-name="P29">(journal title)</text:p>
                        </table:table-cell>
                      </table:table-row>
                      <table:table-row>
                        <table:table-cell table:style-name="Table188.A2" office:value-type="string">
                          <text:p text:style-name="P29">s</text:p>
                          <text:p text:style-name="P29">(series title)</text:p>
                        </table:table-cell>
                      </table:table-row>
                      <table:table-row>
                        <table:table-cell table:style-name="Table188.A2" office:value-type="string">
                          <text:p text:style-name="P29">u</text:p>
                          <text:p text:style-name="P29">(title of unpublished material (including theses and dissertations unless published by a commercial press))</text:p>
                        </table:table-cell>
                      </table:table-row>
                    </table:table>
                    <text:p text:style-name="P6"/>
                  </table:table-cell>
                </table:table-row>
              </table:table-header-rows>
              <table:table-row>
                <table:table-cell table:style-name="Table187.A2" office:value-type="string">
                  <text:p text:style-name="P5">typ<text:span text:style-name="T1">e</text:span></text:p>
                  <text:p text:style-name="P6">-classifies the title according to some convenient typology.</text:p>
                  <text:p text:style-name="P13">val<text:span text:style-name="T1">ues=</text:span></text:p>
                  <table:table table:name="Table189" table:style-name="Table189">
                    <table:table-column table:style-name="Table189.A"/>
                    <table:table-header-rows>
                      <table:table-row>
                        <table:table-cell table:style-name="Table189.A1" office:value-type="string">
                          <text:p text:style-name="P5">main</text:p>
                          <text:p text:style-name="P5">(main title)</text:p>
                        </table:table-cell>
                      </table:table-row>
                    </table:table-header-rows>
                    <table:table-row>
                      <table:table-cell table:style-name="Table189.A2" office:value-type="string">
                        <text:p text:style-name="P29">sub<text:span text:style-name="T1"> </text:span></text:p>
                        <text:p text:style-name="P31">(subtitle, title of part)</text:p>
                      </table:table-cell>
                    </table:table-row>
                    <table:table-row>
                      <table:table-cell table:style-name="Table189.A2" office:value-type="string">
                        <text:p text:style-name="P29">alt<text:span text:style-name="T1"> </text:span></text:p>
                        <text:p text:style-name="P31">(alternate title, often in another language, by which the work is also known)</text:p>
                      </table:table-cell>
                    </table:table-row>
                    <table:table-row>
                      <table:table-cell table:style-name="Table189.A2" office:value-type="string">
                        <text:p text:style-name="P29">short</text:p>
                        <text:p text:style-name="P29">(abbreviated form of title)</text:p>
                      </table:table-cell>
                    </table:table-row>
                    <table:table-row>
                      <table:table-cell table:style-name="Table189.A2" office:value-type="string">
                        <text:p text:style-name="P29">dis<text:span text:style-name="T1">c </text:span></text:p>
                        <text:p text:style-name="P31">(descriptive paraphrase of the work functioning as a title)</text:p>
                      </table:table-cell>
                    </table:table-row>
                  </table:table>
                  <text:p text:style-name="P6"/>
                </table:table-cell>
              </table:table-row>
            </table:table>
            <text:p text:style-name="P59"/>
          </table:table-cell>
          <table:table-cell table:style-name="表格1.B5" office:value-type="string">
            <text:p text:style-name="P87">&lt;題名&gt;</text:p>
            <text:p text:style-name="P68"><text:span text:style-name="T1">任何種類的</text:span>作品的<text:span text:style-name="T1">完整</text:span>題名<text:span text:style-name="T18">&lt;!--,</text:span>不論是文章、書籍、期刊或叢書，其他替<text:span text:style-name="T1">代</text:span>題名或副題名也包含在內<text:span text:style-name="T18">--&gt;</text:span>。</text:p>
            <text:p text:style-name="P74">屬性=</text:p>
            <table:table table:name="Table190" table:style-name="Table190">
              <table:table-column table:style-name="Table190.A"/>
              <table:table-header-rows>
                <table:table-row>
                  <table:table-cell table:style-name="Table190.A1" office:value-type="string">
                    <text:p text:style-name="P6">書目層次</text:p>
                    <text:p text:style-name="P5">-<text:span text:style-name="T1">題名的書目層次，指出該題名所表示的作品為</text:span><text:span text:style-name="T3">文章、書籍、期刊、叢書或未出版的項目。</text:span></text:p>
                    <text:p text:style-name="P4"/>
                    <text:p text:style-name="P4"/>
                    <text:p text:style-name="P39">屬性值=</text:p>
                    <table:table table:name="Table191" table:style-name="Table191">
                      <table:table-column table:style-name="Table191.A"/>
                      <table:table-header-rows>
                        <table:table-row>
                          <table:table-cell table:style-name="Table191.A1" office:value-type="string">
                            <text:p text:style-name="P5">a</text:p>
                            <text:p text:style-name="P5">(<text:span text:style-name="T1">分析層題名</text:span>(<text:span text:style-name="T1">文章、詩、或其他隸屬於一個較大作品的項目</text:span>))</text:p>
                          </table:table-cell>
                        </table:table-row>
                      </table:table-header-rows>
                      <table:table-row>
                        <table:table-cell table:style-name="Table191.A2" office:value-type="string">
                          <text:p text:style-name="P29">m</text:p>
                          <text:p text:style-name="P29">(<text:span text:style-name="T1">專題層題名</text:span>(<text:span text:style-name="T1">書、選集、或其他獨立出版的項目，包含多冊作品的其中一冊</text:span>))</text:p>
                        </table:table-cell>
                      </table:table-row>
                      <table:table-row>
                        <table:table-cell table:style-name="Table191.A2" office:value-type="string">
                          <text:p text:style-name="P29">j</text:p>
                          <text:p text:style-name="P29">(<text:span text:style-name="T1">期刊層題名</text:span>)</text:p>
                        </table:table-cell>
                      </table:table-row>
                      <table:table-row>
                        <table:table-cell table:style-name="Table191.A2" office:value-type="string">
                          <text:p text:style-name="P29">s</text:p>
                          <text:p text:style-name="P29">(叢書<text:span text:style-name="T1">層題名</text:span>)</text:p>
                        </table:table-cell>
                      </table:table-row>
                      <table:table-row>
                        <table:table-cell table:style-name="Table191.A2" office:value-type="string">
                          <text:p text:style-name="P29">u</text:p>
                          <text:p text:style-name="P29">(<text:span text:style-name="T1">未出版的項目題名(包括未經商業刊物發表的專題論文)</text:span>)</text:p>
                        </table:table-cell>
                      </table:table-row>
                    </table:table>
                    <text:p text:style-name="P6"/>
                    <text:p text:style-name="P6"/>
                  </table:table-cell>
                </table:table-row>
              </table:table-header-rows>
              <table:table-row>
                <table:table-cell table:style-name="Table190.A2" office:value-type="string">
                  <text:p text:style-name="P87">類型</text:p>
                  <text:p text:style-name="P31">-用合宜的分類方法將題名分類。</text:p>
                  <text:p text:style-name="P31"/>
                  <text:p text:style-name="P12">屬性值=</text:p>
                  <table:table table:name="Table192" table:style-name="Table192">
                    <table:table-column table:style-name="Table192.A"/>
                    <table:table-header-rows>
                      <table:table-row>
                        <table:table-cell table:style-name="Table192.A1" office:value-type="string">
                          <text:p text:style-name="P6">主要</text:p>
                          <text:p text:style-name="P5">(<text:span text:style-name="T1">主要題名</text:span>)</text:p>
                        </table:table-cell>
                      </table:table-row>
                    </table:table-header-rows>
                    <table:table-row>
                      <table:table-cell table:style-name="Table192.A2" office:value-type="string">
                        <text:p text:style-name="P31">次要</text:p>
                        <text:p text:style-name="P31">(副題名、部分題名)</text:p>
                      </table:table-cell>
                    </table:table-row>
                    <table:table-row>
                      <table:table-cell table:style-name="Table192.A2" office:value-type="string">
                        <text:p text:style-name="P31">替代</text:p>
                        <text:p text:style-name="P31">(替代題名，通常指的是該作品已知的另一種語言的題名)</text:p>
                      </table:table-cell>
                    </table:table-row>
                    <table:table-row>
                      <table:table-cell table:style-name="Table192.A2" office:value-type="string">
                        <text:p text:style-name="P31">簡略</text:p>
                        <text:p text:style-name="P29">(<text:span text:style-name="T1">題名的簡稱形式</text:span>)</text:p>
                      </table:table-cell>
                    </table:table-row>
                    <table:table-row>
                      <table:table-cell table:style-name="Table192.A2" office:value-type="string">
                        <text:p text:style-name="P31">敘述</text:p>
                        <text:p text:style-name="P31">(具有題名功能的對於作品的敘述性描寫)</text:p>
                      </table:table-cell>
                    </table:table-row>
                  </table:table>
                  <text:p text:style-name="P6"/>
                </table:table-cell>
              </table:table-row>
            </table:table>
            <text:p text:style-name="P61"/>
          </table:table-cell>
        </table:table-row>
        <table:table-row>
          <table:table-cell table:style-name="表格1.A5" office:value-type="string">
            <text:p text:style-name="P58">&lt;unclear&gt;</text:p>
            <text:p text:style-name="P58">contains a word, phrase, or passage which cannot be transcribed with certainty because it is illegible or inaudible in the source.</text:p>
            <text:p text:style-name="P76">att<text:span text:style-name="T1">ributes=</text:span></text:p>
            <table:table table:name="Table193" table:style-name="Table193">
              <table:table-column table:style-name="Table193.A"/>
              <table:table-header-rows>
                <table:table-row>
                  <table:table-cell table:style-name="Table193.A1" office:value-type="string">
                    <text:p text:style-name="P5">rea<text:span text:style-name="T1">son</text:span></text:p>
                    <text:p text:style-name="P6">-indicates why the material is hard to transcribe.</text:p>
                    <text:p text:style-name="P12">value description=</text:p>
                    <table:table table:name="Table194" table:style-name="Table194">
                      <table:table-column table:style-name="Table194.A"/>
                      <table:table-header-rows>
                        <table:table-row>
                          <table:table-cell table:style-name="Table194.A1" office:value-type="string">
                            <text:p text:style-name="P29">any phrase describing the difficulty, e.g. &lt;mentioned&gt;faded&lt;/mentioned&gt;, &lt;mentioned&gt;ambient noise&lt;/mentioned&gt;, &lt;mentioned&gt;passing truck&lt;/mentioned&gt;, &lt;mentioned&gt;ill formed&lt;/mentioned&gt;, &lt;mentioned&gt;eccentric ductus&lt;/mentioned&gt;.</text:p>
                          </table:table-cell>
                        </table:table-row>
                      </table:table-header-rows>
                    </table:table>
                    <text:p text:style-name="P6"/>
                  </table:table-cell>
                </table:table-row>
              </table:table-header-rows>
              <table:table-row>
                <table:table-cell table:style-name="Table193.A2" office:value-type="string">
                  <text:p text:style-name="P29">hand</text:p>
                  <text:p text:style-name="P29">-Where the difficulty in transcription arises from action</text:p>
                  <text:p text:style-name="P29">(partial deletion, etc.) assignable to an identifiable hand, signifies the hand responsible for the action.</text:p>
                  <text:p text:style-name="P12">value description=</text:p>
                  <table:table table:name="Table195" table:style-name="Table195">
                    <table:table-column table:style-name="Table195.A"/>
                    <table:table-header-rows>
                      <table:table-row>
                        <table:table-cell table:style-name="Table195.A1" office:value-type="string">
                          <text:p text:style-name="P29">must be one of the hand identifiers declared in the document header (see section &lt;ptr target="#PHDH"/&gt;).</text:p>
                        </table:table-cell>
                      </table:table-row>
                    </table:table-header-rows>
                  </table:table>
                  <text:p text:style-name="P6"/>
                </table:table-cell>
              </table:table-row>
              <table:table-row>
                <table:table-cell table:style-name="Table193.A2" office:value-type="string">
                  <text:p text:style-name="P29">agent</text:p>
                  <text:p text:style-name="P29">-Where the difficulty in transcription arises from damage, categorizes the cause of the damage, if it can be identified.</text:p>
                  <text:p text:style-name="P41">val<text:span text:style-name="T1">ues=</text:span></text:p>
                  <table:table table:name="Table196" table:style-name="Table196">
                    <table:table-column table:style-name="Table196.A"/>
                    <table:table-header-rows>
                      <table:table-row>
                        <table:table-cell table:style-name="Table196.A1" office:value-type="string">
                          <text:p text:style-name="P5">rubbing</text:p>
                          <text:p text:style-name="P5">(damage results from rubbing of the leaf edges)</text:p>
                        </table:table-cell>
                      </table:table-row>
                    </table:table-header-rows>
                    <table:table-row>
                      <table:table-cell table:style-name="Table196.A2" office:value-type="string">
                        <text:p text:style-name="P29">mildew</text:p>
                        <text:p text:style-name="P29">(damage results from mildew on the leaf surface)</text:p>
                      </table:table-cell>
                    </table:table-row>
                    <table:table-row>
                      <table:table-cell table:style-name="Table196.A2" office:value-type="string">
                        <text:p text:style-name="P29">smoke</text:p>
                        <text:p text:style-name="P29">(damage results from smoke)</text:p>
                      </table:table-cell>
                    </table:table-row>
                  </table:table>
                  <text:p text:style-name="P31"/>
                </table:table-cell>
              </table:table-row>
            </table:table>
            <text:p text:style-name="P59"/>
          </table:table-cell>
          <table:table-cell table:style-name="表格1.B5" office:value-type="string">
            <text:p text:style-name="P67">&lt;不明&gt; </text:p>
            <text:p text:style-name="P67">標記在來源文本中因為難以辨認或聽懂而無法確實轉錄的單字、詞彙、或段落。</text:p>
            <text:p text:style-name="P67"/>
            <text:p text:style-name="P12">屬性=</text:p>
            <table:table table:name="Table197" table:style-name="Table197">
              <table:table-column table:style-name="Table197.A"/>
              <table:table-header-rows>
                <table:table-row>
                  <table:table-cell table:style-name="Table197.A1" office:value-type="string">
                    <text:p text:style-name="P6">原因</text:p>
                    <text:p text:style-name="P6">-說明資料難以轉錄的原因。</text:p>
                    <text:p text:style-name="P12">屬性值描述=</text:p>
                    <table:table table:name="Table198" table:style-name="Table198">
                      <table:table-column table:style-name="Table198.A"/>
                      <table:table-header-rows>
                        <table:table-row>
                          <table:table-cell table:style-name="Table198.A1" office:value-type="string">
                            <text:p text:style-name="P29"><text:span text:style-name="T1">任何描述轉錄困難的字詞，例如：&lt;</text:span>mentioned&gt;<text:span text:style-name="T1">褪色</text:span>&lt;/mentioned&gt;, &lt;mentioned&gt;<text:span text:style-name="T1">週遭噪音</text:span>&lt;/mentioned&gt;, &lt;mentioned&gt;<text:span text:style-name="T1">卡車經過</text:span>&lt;/mentioned&gt;, &lt;mentioned&gt;<text:span text:style-name="T1">製造缺陷</text:span>&lt;/mentioned&gt;, &lt;mentioned&gt;筆跡<text:span text:style-name="T1">偏離</text:span>&lt;/mentioned&gt;<text:span text:style-name="T1">。 </text:span></text:p>
                          </table:table-cell>
                        </table:table-row>
                      </table:table-header-rows>
                    </table:table>
                    <text:p text:style-name="P6"/>
                  </table:table-cell>
                </table:table-row>
              </table:table-header-rows>
              <table:table-row>
                <table:table-cell table:style-name="Table197.A2" office:value-type="string">
                  <text:p text:style-name="P31">執行者</text:p>
                  <text:p text:style-name="P29">-<text:span text:style-name="T1">若轉錄困難是由身分明確的執行者所造成(例如部分刪除)，則在此表明執行者的身分。</text:span></text:p>
                  <text:p text:style-name="P12">屬性值描述=</text:p>
                  <table:table table:name="Table199" table:style-name="Table199">
                    <table:table-column table:style-name="Table199.A"/>
                    <table:table-header-rows>
                      <table:table-row>
                        <table:table-cell table:style-name="Table199.A1" office:value-type="string">
                          <text:p text:style-name="P31">必須是文件標頭裡宣告過的人員之一 (詳見章節&lt;ptr target="#PHDH"/&gt;)。</text:p>
                        </table:table-cell>
                      </table:table-row>
                    </table:table-header-rows>
                  </table:table>
                  <text:p text:style-name="P6"/>
                </table:table-cell>
              </table:table-row>
              <table:table-row>
                <table:table-cell table:style-name="Table197.A2" office:value-type="string">
                  <text:p text:style-name="P31">損毀媒介</text:p>
                  <text:p text:style-name="P29">-<text:span text:style-name="T1">若因為內容遭受損毀而引起轉錄困難，且可辨別出損毀的導因，則在此加以說明。</text:span></text:p>
                  <text:p text:style-name="P31"/>
                  <text:p text:style-name="P12">屬性值=</text:p>
                  <table:table table:name="Table200" table:style-name="Table200">
                    <table:table-column table:style-name="Table200.A"/>
                    <table:table-header-rows>
                      <table:table-row>
                        <table:table-cell table:style-name="Table200.A1" office:value-type="string">
                          <text:p text:style-name="P15">磨損</text:p>
                          <text:p text:style-name="P16"><text:span text:style-name="T1">(損毀是起因於書頁邊緣摩擦受損</text:span>)</text:p>
                        </table:table-cell>
                      </table:table-row>
                    </table:table-header-rows>
                    <table:table-row>
                      <table:table-cell table:style-name="Table200.A2" office:value-type="string">
                        <text:p text:style-name="P52">發霉</text:p>
                        <text:p text:style-name="P53">(<text:span text:style-name="T1">損毀是起因於書頁表面發霉</text:span>)</text:p>
                      </table:table-cell>
                    </table:table-row>
                    <table:table-row>
                      <table:table-cell table:style-name="Table200.A2" office:value-type="string">
                        <text:p text:style-name="P52">煙燻</text:p>
                        <text:p text:style-name="P53">(<text:span text:style-name="T1">損毀是起因於煙燻</text:span>)</text:p>
                      </table:table-cell>
                    </table:table-row>
                  </table:table>
                  <text:p text:style-name="P31"/>
                </table:table-cell>
              </table:table-row>
            </table:table>
            <text:p text:style-name="P79"/>
          </table:table-cell>
        </table:table-row>
        <table:table-row>
          <table:table-cell table:style-name="表格1.A5" office:value-type="string">
            <text:p text:style-name="P59">&lt;&gt;</text:p>
          </table:table-cell>
          <table:table-cell table:style-name="表格1.B5" office:value-type="string">
            <text:p text:style-name="P5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Default_20_Paragraph_20_Font" style:display-name="WW-Default Paragraph Fon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Weining</meta:initial-creator>
    <meta:creation-date>2006-08-16T15:13:18</meta:creation-date>
    <dc:date>2007-09-23T17:10:43</dc:date>
    <dc:language>en-US</dc:language>
    <meta:editing-cycles>419</meta:editing-cycles>
    <meta:editing-duration>P8DT18H6M40S</meta:editing-duration>
    <meta:user-defined meta:name="Info 1"/>
    <meta:user-defined meta:name="Info 2"/>
    <meta:user-defined meta:name="Info 3"/>
    <meta:user-defined meta:name="Info 4"/>
    <meta:document-statistic meta:table-count="215" meta:image-count="0" meta:object-count="0" meta:page-count="1" meta:paragraph-count="1600" meta:word-count="9193" meta:character-count="40292"/>
  </office:meta>
</office:document-meta>
</file>